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paragraph-rsid="00114fd7"/>
    </style:style>
    <style:style style:name="P2" style:family="paragraph" style:parent-style-name="Heading_20_1">
      <style:text-properties officeooo:rsid="00114fd7"/>
    </style:style>
    <style:style style:name="P3" style:family="paragraph" style:parent-style-name="Standard">
      <style:text-properties officeooo:rsid="00114fd7" officeooo:paragraph-rsid="00114fd7"/>
    </style:style>
    <style:style style:name="P4" style:family="paragraph" style:parent-style-name="Standard">
      <style:text-properties officeooo:rsid="00128e5d" officeooo:paragraph-rsid="00148bd9"/>
    </style:style>
    <style:style style:name="T1" style:family="text">
      <style:text-properties officeooo:rsid="00114fd7"/>
    </style:style>
    <style:style style:name="T2" style:family="text">
      <style:text-properties officeooo:rsid="00148bd9"/>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P2" text:outline-level="1">Brick Makers</text:h>
        <text:p text:style-name="P3">20 July 2001</text:p>
        <text:p text:style-name="P3">Combined information on the brickmakers of Victoria, collected from the following sources, by Marjo Angelico, PO Box 310 Mount Waverley, 3149. </text:p>
        <text:p text:style-name="P3">This list is still in the process of completion so please be patient. The collection process is very tedious! It is also possible that errors have occurred, since I have to transcribe by hand from microfiche in many cases. Any feed-back on correctness would be appreciated. </text:p>
        <text:p text:style-name="P3">This copy is supplied to you as a personal favour for your interest only. © Marjo Angelico 24/10/2005</text:p>
        <text:p text:style-name="P3">References</text:p>
        <text:p text:style-name="P3">ARNOLD, Ken Bendigo &amp; District, the Way it Was, 1988 Crown Castleton Publishing</text:p>
        <text:p text:style-name="P3">AVELING, Marian Lillydale, the Billanook Country 1837- 1972 Gray Hunt &amp; Associates, no date given, p36, p49.</text:p>
        <text:p text:style-name="P3">Bailliere's Victorian Directory 1871-72, 1875, </text:p>
        <text:p text:style-name="P3">BAIN, A D N and D Spencer-Jones (geologists) Melbourne Brick and Tile Industry, published in Mining and Geological Journal, date unknown. Copy of Part 3 only obtained from RHSV</text:p>
        <text:p text:style-name="P3">BILLOT, C P The Life in Our Years in &amp; Around Geelong , a chronolgical history by C P 1969 Lothian</text:p>
        <text:p text:style-name="P3">BLAINEY, Geoffrey History of Camberwell, Lothian 1980</text:p>
        <text:p text:style-name="P3">BRENNAN, Niall Chronicles of Dandenong, The Hawthorn Press, Melb, 1973</text:p>
        <text:p text:style-name="P3">CHAPLIN, Susan E (Ed): Fishing, Sand and Village Days, an oral history of Frankston 1900 - 1950 publ by Frankston City Library1985</text:p>
        <text:p text:style-name="P3">CITY of Greater Dandenong Heritage Study 1998 Vol 2 p35, which says that in 1870 there was one brickyard, and in 1871 there were two (unnamed). Many buildings made of local brick. See also Brennan.</text:p>
        <text:p text:style-name="P3">COOPER, John Butler The History of Prahran 1836 - 1924, Melb 1924 (Stonnington Library) Cooper (p67)quotes a letter which shows that Prahran was at its zenith in 1854 with "bricks realizing fabulous prices, and brickmaking one of the most lucrative trades." He gives prices and costs inc 1838 taxes on brickmakers.</text:p>
        <text:p text:style-name="P3">DE COSTA, Robin <text:s/>Blackburn, a Picturesque History 1978, p36, 56</text:p>
        <text:p text:style-name="P3">FOLK-SCOLARO, Francesca (ed) Brunswick - Stories and Histories, Publ by Brunswick Community History Group </text:p>
        <text:p text:style-name="P3">GUNSON, Niel (sic) The Good Country - Cranbourne Shire 1868 - 1968, Cheshire Melb 1968 (from FHS)</text:p>
        <text:p text:style-name="P3">JOBSONS YearBook of Australian Companies for 1977/78 (RHSV), 1995/96 (Oak) </text:p>
        <text:p text:style-name="P3">JONES, Michael Frankston - Resort to City City of Frankston 1989</text:p>
        <text:p text:style-name="P3">LEWIS, Miles Victorian Building, a history of building materials used in Victoria (PhD thesis) Melb Univ Architecture 1972. He writes a fairly detailed history of brick making in Victoria 1802 - 1850, as well as after that, but those early years don't seem to be researched anywhere else. He also lists many early brickmakers (1850s/70s?), who are referred to here, on p588 of that thesis. On p183 he shows a table of the number of brickworks by county1853 to 1865.</text:p>
        <text:p text:style-name="P3">MALONE, Betty Discovering Prahran : Areas <text:s/>One, Three, Four, Five : <text:s/>Prahran History and Arts Society Inc. 1998 Series editor : David Tack </text:p>
        <text:p text:style-name="P3">Melbourne Commercial Directory including Collingwood and Richmond for 1853, 1856, 1857 and 1858 do not include references to Brick Makers.</text:p>
        <text:p text:style-name="P3">MOLONEY, David [1] How Hoffman's Built Brunswick in Trust News, Sept 1988</text:p>
        <text:p text:style-name="P3">MOLONEY, David [2] Box Hill Brickworks in Trust News, Mar 1989</text:p>
        <text:p text:style-name="P3">MOORLAND, Leslie : Mornington in the Wake of Flinders, A Historical Survey, Shire of Mornington 1971</text:p>
        <text:p text:style-name="P3">OAKLEIGH Heritage Study 1990 Part 1, p37-38 and Part 2 page CN-24</text:p>
        <text:p text:style-name="P3">PEEL, Zion &amp; Yule: A History of Hawthorn , Melb Univ Press 1993</text:p>
        <text:p text:style-name="P3">PICKUP, Dawne Changing Tides, the history of Wesley Uniting Church, High St, Frankston 1860 - 1990, Frankston Hist Soc.</text:p>
        <text:p text:style-name="P3">PRIESTLEY, Susan Cattlemen to Commuters (Waverley), 1979</text:p>
        <text:p text:style-name="P3">ROSS, Sandy Bricks by the Million A brief history of Lilydale's brick-making industry, Lilydale &amp; District Hist Soc 1996</text:p>
        <text:p text:style-name="P3">ROWLAND, E C Further Frankston Portraits Frankston 1980</text:p>
        <text:p text:style-name="P3">Royal Historical Scciety of Victoria (RHSV) : various documents in their vertical file category, "Bricks"</text:p>
        <text:p text:style-name="P3">Sands &amp; Kenny 1860</text:p>
        <text:p text:style-name="P1"><text:span text:style-name="T1">Sands &amp; McDougall directories (NB 1862 was their 6th year of publication.) 1862 - 81 (fiche), 1886, 1898, 1911, 1913, 1919, 1922, 1928, 1937, 1938, 1946, </text:span><text:soft-page-break/><text:span text:style-name="T1">1947, 1950, 1952, 1953, 1955, 1957, 1960, 1961, 1962, 1964, 1965, 1966, 1968, 1969, 1971, 1972, 1973, 1974</text:span></text:p>
        <text:p text:style-name="P3">STURROCK, Morna They continued Steadfastly... the history of St Stephens church, Mt Waverley 1865 - 1965</text:p>
        <text:p text:style-name="P3">Toby's Wall is a sampler at Toby's Secondhand bricks, Garden Rd, Clayton. </text:p>
        <text:p text:style-name="P3">Trades Directory 1886 p184 from Royal Hist Soc of Vic, a listing of brick and tile makers for that year.</text:p>
        <text:p text:style-name="P3">UHL, Jean Call Back Yesterday, re Eumemmering parish (Dandenong), Lowden Publishing Co, Kilmore 1972, p90</text:p>
        <text:p text:style-name="P3">Victorian History Magazine,</text:p>
        <text:p text:style-name="P3"><text:tab/>Vol 9, Sept 1923, p114,</text:p>
        <text:p text:style-name="P3"><text:tab/>Vol 24, Dec 1951, p 112;</text:p>
        <text:p text:style-name="P3"><text:tab/>Vol 34, Nov 1963, p 73</text:p>
        <text:p text:style-name="P3"><text:tab/>Vol 43, Feb 1972, p 722</text:p>
        <text:p text:style-name="P3">Walkerden Family Tree</text:p>
        <text:p text:style-name="P3">WELLS, Robert Cabdy: The History of Frankston held by Frankston Historical Society</text:p>
        <text:p text:style-name="P3">Wise's Post Office directory 1884, 1888, 1892, 1894, 1945</text:p>
        <text:p text:style-name="P3"/>
        <text:p text:style-name="P3">–––––––––––––––––––––––––––––</text:p>
        <text:p text:style-name="P3">Abells</text:p>
        <text:p text:style-name="P3">Stamford Rd, Oakleigh</text:p>
        <text:p text:style-name="P3">Mentioned in Oakleigh Heritage Study as one of many brickmakers operating in 1885 in Brickmakers' Park area.</text:p>
        <text:p text:style-name="P3"/>
        <text:p text:style-name="P3"/>
        <text:p text:style-name="P3">Abraham Bros</text:p>
        <text:p text:style-name="P3">Browns Hill, Footscray</text:p>
        <text:p text:style-name="P3">BVD 1875</text:p>
        <text:p text:style-name="P3">Sands &amp; McDougall 1873, 1874, 1875, 1876, 1877</text:p>
        <text:p text:style-name="P3">Sands &amp; McDougall 1877, 1878, 1879 says Abraham Bros &amp; Lewis, Phoenix Brick Works, Browns Hill, Footscray.</text:p>
        <text:p text:style-name="P3"/>
        <text:p text:style-name="P3"/>
        <text:p text:style-name="P3">Abraham, Joseph</text:p>
        <text:p text:style-name="P3">Belmont</text:p>
        <text:p text:style-name="P3">Wise's 1894</text:p>
        <text:p text:style-name="P3">Abt, John</text:p>
        <text:p text:style-name="P3">High St Maldon</text:p>
        <text:p text:style-name="P3">BVD 1875</text:p>
        <text:p text:style-name="P3"/>
        <text:p text:style-name="P3"/>
        <text:p text:style-name="P3">Ackrill, John, Patent Fixing Bricks</text:p>
        <text:p text:style-name="P3">Lewis has a full description of these special bricks in Vol 1 p 180: "Each Brick was formed with an angled rebateout of one arris, either on the long or the short side of the face, such that when a similar brick was laid on top of or beside the first, the two adjacent rebatesformed a groove with a dovetailed section in the face of the finished brickwork. During the work, it was possible to build into this groove a wooden fillet into which fixings could be made, thus replacing the wood bricks, plugs and grounds by which joinery and fittings were normally attached to brick walls." And even more useful information (thanks Miles Lewis!) these bricks were stmped with an oval mark and inside, "A &amp; Co, Patt." Carron Timber yard were the agents, but Ackrill and Co were the inventors and manufacturers.</text:p>
        <text:p text:style-name="P3"/>
        <text:p text:style-name="P3"/>
        <text:p text:style-name="P3">Adair, Thomas</text:p>
        <text:p text:style-name="P3">Echuca East</text:p>
        <text:p text:style-name="P3">Wise's 1884, 1888</text:p>
        <text:p text:style-name="P3"/>
        <text:p text:style-name="P3"/>
        <text:p text:style-name="P3">Adair, William</text:p>
        <text:p text:style-name="P3">Echuca</text:p>
        <text:p text:style-name="P3">Wise's 1888 , 1992, 1894</text:p>
        <text:p text:style-name="P3"/>
        <text:p text:style-name="P3"/>
        <text:p text:style-name="P3">Adds, William</text:p>
        <text:p text:style-name="P3">Murchison</text:p>
        <text:p text:style-name="P3">BVD 1875</text:p>
        <text:p text:style-name="P3"/>
        <text:p text:style-name="P3"/>
        <text:p text:style-name="P3">Albon/ Albone, T</text:p>
        <text:p text:style-name="P3">Moreland St, Footscray</text:p>
        <text:p text:style-name="P3">BVD 1871 says T Albon, Cowder St, Footscray</text:p>
        <text:p text:style-name="P3">Sands &amp; McDougall 1867, 1868, 1869, 1870, 1871; but not 1872-4</text:p>
        <text:p text:style-name="P3"/>
        <text:p text:style-name="P3"/>
        <text:p text:style-name="P3">Albury Steam-Pressed Brick Works</text:p>
        <text:p text:style-name="P3">Works: Vine &amp; Tribune Sts Albury; Head Office : Frew &amp; Logan, at Olive St (1911) or at Swift, Macauley, and Spencer Sts (1913), Albury </text:p>
        <text:p text:style-name="P3">Sands &amp; McDougalls 1911, 1913 </text:p>
        <text:p text:style-name="P3">"Best quality building bricks, 'moulded' of all descriptions"</text:p>
        <text:p text:style-name="P3"/>
        <text:p text:style-name="P3"/>
        <text:p text:style-name="P3">Alcock, Stephen</text:p>
        <text:p text:style-name="P3">Horsham</text:p>
        <text:p text:style-name="P3">Sands &amp; McDougalls 1911, 1913 </text:p>
        <text:p text:style-name="P3"/>
        <text:p text:style-name="P3"/>
        <text:p text:style-name="P3">Alexander, Alfred</text:p>
        <text:p text:style-name="P3">Horsham</text:p>
        <text:p text:style-name="P3">Wise's 1884, 1888, 1992, 1894</text:p>
        <text:p text:style-name="P3"/>
        <text:p text:style-name="P3"/>
        <text:p text:style-name="P3">Allchin, Thomas</text:p>
        <text:p text:style-name="P3">Blake St, Mornington</text:p>
        <text:p text:style-name="P1"><text:span text:style-name="T1">Moorland p60 says his claypit and brickmaking machine were on the corner of the Sutton Grange estate (which faced Tanti Ave) and Blake St, where there is children's playground now. The bricks were used in the Church of England (built 1861) and the Presbyterian church (1866) (Moorland 61, 104). Starting date of the works is not known but last sale of bricks entered in the company's books was 26/6/1895, 1500 bricks for £1:19:9. Thomas Cogger Allchin died in Mornington 17/11/1901 and his family is listed in </text:span><text:soft-page-break/><text:span text:style-name="T1">Moorland p61.</text:span></text:p>
        <text:p text:style-name="P3">Other brick houses mentioned may have been made by Allchin (eg Lintott's house "Earimil" p100) {or possibly by McCoy (which see).}</text:p>
        <text:p text:style-name="P3"/>
        <text:p text:style-name="P3"/>
        <text:p text:style-name="P3">Allen, Joseph</text:p>
        <text:p text:style-name="P3">Balwyn</text:p>
        <text:p text:style-name="P3">Wise's 1888 , 1992</text:p>
        <text:p text:style-name="P3"/>
        <text:p text:style-name="P3"/>
        <text:p text:style-name="P3">Allen, Richard</text:p>
        <text:p text:style-name="P3">Victoria Rd Hawthorn</text:p>
        <text:p text:style-name="P3">BVD 1875</text:p>
        <text:p text:style-name="P3">Sands &amp; McDougall 1872, 1873, 1874, 1875, 1876, 1877, 1878, 1879, 1880, 1881, 1886</text:p>
        <text:p text:style-name="P3"/>
        <text:p text:style-name="P3"/>
        <text:p text:style-name="P3">Allen, Thomas</text:p>
        <text:p text:style-name="P3">Stanwell St, Ballarat East</text:p>
        <text:p text:style-name="P3">Wise's 1884</text:p>
        <text:p text:style-name="P3"/>
        <text:p text:style-name="P3"/>
        <text:p text:style-name="P3">Allen, William</text:p>
        <text:p text:style-name="P3">Black Hill </text:p>
        <text:p text:style-name="P3">Wise's 1884, 1888</text:p>
        <text:p text:style-name="P3"/>
        <text:p text:style-name="P3"/>
        <text:p text:style-name="P3">Allison, Robinson</text:p>
        <text:p text:style-name="P3">Miller St, West Melbourne</text:p>
        <text:p text:style-name="P3">Sands &amp; McDougall 1872, 1873, 1874, 1875</text:p>
        <text:p text:style-name="P3">BVD 1875 has this address and also Diggers Rest.</text:p>
        <text:p text:style-name="P3">Miles Lewis has a brick that says, "Allisons Patent."</text:p>
        <text:p text:style-name="P3"/>
        <text:p text:style-name="P3"/>
        <text:p text:style-name="P3">Anderson, George</text:p>
        <text:p text:style-name="P3">Tunganah</text:p>
        <text:p text:style-name="P3">Wise's 1894 </text:p>
        <text:p text:style-name="P3"/>
        <text:p text:style-name="P3"/>
        <text:p text:style-name="P3">Anderson, Louis and Co </text:p>
        <text:p text:style-name="P3">Lincoln Chambers, 341-3 Collins Street Melb, Works: Park St, South Melb</text:p>
        <text:p text:style-name="P3">Wise's 1892, 1894 where he also advertised (both)</text:p>
        <text:p text:style-name="P3"/>
        <text:p text:style-name="P3"/>
        <text:p text:style-name="P3">Anderson, Richard</text:p>
        <text:p text:style-name="P3">Lorne</text:p>
        <text:p text:style-name="P3">Wise's 1884, 1888, 1992, 1894</text:p>
        <text:p text:style-name="P3">BVD 1875 has two addresses, both different to the above: Cambrian Hill, and Magpie</text:p>
        <text:p text:style-name="P3"/>
        <text:p text:style-name="P3"/>
        <text:p text:style-name="P3">Apps, Thomas</text:p>
        <text:p text:style-name="P3">Cowper St Footscray</text:p>
        <text:p text:style-name="P3">Trades Directory 1886</text:p>
        <text:p text:style-name="P3"/>
        <text:p text:style-name="P3"/>
        <text:p text:style-name="P3">ARKL</text:p>
        <text:p text:style-name="P3">See Barkly</text:p>
        <text:p text:style-name="P3"/>
        <text:p text:style-name="P3"/>
        <text:p text:style-name="P3">Arndt, Gottlieb</text:p>
        <text:p text:style-name="P3">Gowerville, Preston</text:p>
        <text:p text:style-name="P3">BVD 1875</text:p>
        <text:p text:style-name="P3">Sands &amp; McDougall 1872, 1873, 1874, 1875, 1876, 1877, 1878, 1879, 1880, 1881</text:p>
        <text:p text:style-name="P3"/>
        <text:p text:style-name="P3"/>
        <text:p text:style-name="P3">Arndt, Julius</text:p>
        <text:p text:style-name="P3">South Preston</text:p>
        <text:p text:style-name="P3">Wise's 1888 </text:p>
        <text:p text:style-name="P3"/>
        <text:p text:style-name="P3"/>
        <text:p text:style-name="P3">Ashman, Benjamin</text:p>
        <text:p text:style-name="P3">George St, Hawthorn</text:p>
        <text:p text:style-name="P3">BVD 1875</text:p>
        <text:p text:style-name="P3">Sands &amp; McDougall 1873, 1874, 1875, 1876, 1877</text:p>
        <text:p text:style-name="P3">Sands &amp; McDougall 1878 says Elgin St</text:p>
        <text:p text:style-name="P3">Sands &amp; McDougall 1879, 1880, 1881 back to George St</text:p>
        <text:p text:style-name="P3"/>
        <text:p text:style-name="P3"/>
        <text:p text:style-name="P3">Ashmore, Benjamin</text:p>
        <text:p text:style-name="P3">Henry St, Hawthorn</text:p>
        <text:p text:style-name="P3">Sands &amp; McDougall 1872, 1873, 1874</text:p>
        <text:p text:style-name="P3">BVD 1875</text:p>
        <text:p text:style-name="P3"/>
        <text:p text:style-name="P3"/>
        <text:p text:style-name="P3">Auburn</text:p>
        <text:p text:style-name="P3">Unknown maker of Auburn bricks (see collection) One person I spoke to said that the bricks they used to call Hawthorn Reds had the word Auburn on them. This needs checking. </text:p>
        <text:p text:style-name="P3">Another (Lionel McIntyre at ODHS) said they were made in Riversdale Rd and Camberwell Rd behind the tram depot, this side of Bowler St till 1956 or later. (? near Fritz Holzer??)</text:p>
        <text:p text:style-name="P3"/>
        <text:p text:style-name="P3">Aulridge, George</text:p>
        <text:p text:style-name="P3">Warracknabeal</text:p>
        <text:p text:style-name="P3">Sands &amp; McDougalls 1913 </text:p>
        <text:p text:style-name="P3"/>
        <text:p text:style-name="P3"/>
        <text:p text:style-name="P3">Austin, John H</text:p>
        <text:p text:style-name="P3">Brunswick Rd, Brunswick</text:p>
        <text:p text:style-name="P3">BVD 1871, 1875</text:p>
        <text:p text:style-name="P3">Sands &amp; McDougall 1871, 1872, 1873, 1874, 1875, 1876, 1877, 1878</text:p>
        <text:p text:style-name="P3">Sands &amp; McDougall 1877 says Victorian Patent Steam Pipe Works</text:p>
        <text:p text:style-name="P3"/>
        <text:p text:style-name="P3"/>
        <text:p text:style-name="P3">Australasian Porous Terracotta Fireproof Brick Co Ltd</text:p>
        <text:p text:style-name="P3">34 Queen St Melb (RB Harper Secretary)</text:p>
        <text:p text:style-name="P3">Wise's 1892</text:p>
        <text:p text:style-name="P3"/>
        <text:p text:style-name="P3"/>
        <text:p text:style-name="P3">Austral Brick Company, The</text:p>
        <text:p text:style-name="P3">Mainly NSW since 1907 or earlier. See internet article from Austral home page.</text:p>
        <text:p text:style-name="P3">I think I have an Austral brick but the print is not clear</text:p>
        <text:p text:style-name="P3">See also Brickworks Ltd.</text:p>
        <text:p text:style-name="P3"/>
        <text:p text:style-name="P3"/>
        <text:p text:style-name="P3">Australian Brick &amp;Tile Co</text:p>
        <text:p text:style-name="P3">Mitcham</text:p>
        <text:p text:style-name="P3">Wise's 1888, 1892 , 1894</text:p>
        <text:p text:style-name="P3">Related to ATTCo?</text:p>
        <text:p text:style-name="P3"/>
        <text:p text:style-name="P3"/>
        <text:p text:style-name="P1"><text:span text:style-name="T1">Australian Gas Retort and Fire </text:span><text:soft-page-break/><text:span text:style-name="T1">Brick Manufacturing Co</text:span></text:p>
        <text:p text:style-name="P3">Toorak Rd (1919-28) or 650 Chapel St (1933ff) South Yarra</text:p>
        <text:p text:style-name="P3">Sands &amp; McDougall 1898 says Toorak Rd East and River St, SouthYarra</text:p>
        <text:p text:style-name="P3">Appears in Sands &amp; McDougall Directory 1898, 1919, 1922, 1928, 1933, 1937, 1938, but not in 1946 etc.</text:p>
        <text:p text:style-name="P3">State Library catalogue on-line says they are supposed to have a brochure from 1930s but unfortunately it's missing. "Aust Gas Report (sic) &amp; Fire Brick Manf Co, South Yarra Vic. Manufacturers of fine clay goods of all descriptions." Should be S 604 AR 79 V27 #7</text:p>
        <text:p text:style-name="P3">Brick says, "AR &amp; FB Co South Yarra"</text:p>
        <text:p text:style-name="P3"/>
        <text:p text:style-name="P3"/>
        <text:p text:style-name="P3">Australian Tessellated Tile Co Pty Ltd</text:p>
        <text:p text:style-name="P3">11 Queen St Melb</text:p>
        <text:p text:style-name="P3">Works: Mitcham</text:p>
        <text:p text:style-name="P3">Appears in Wise's 1945</text:p>
        <text:p text:style-name="P3">Description in Melb Brick and Tile Ind says company was founded 1886 by E E Walker and named Aust Tess Tile &amp; Brick Co. The "&amp; Brick" was deleted in 1895. Originally made mainly pavers and U-shaped drain tiles. Introduced the technology of "dust tiles" to Australia after a study tour of England and France - very dry clay was used to make them.</text:p>
        <text:p text:style-name="P3">Map and two photographs available (ibid)</text:p>
        <text:p text:style-name="P3">RHSV has a document in Vertical file under Bricks that confirms that E E Walker was the founder in 1886</text:p>
        <text:p text:style-name="P3">Makers of "A.T.T.Co Mitcham" bricks (see Collection)</text:p>
        <text:p text:style-name="P3"/>
        <text:p text:style-name="P3"/>
        <text:p text:style-name="P3">Bailey, George</text:p>
        <text:p text:style-name="P3">S Preston</text:p>
        <text:p text:style-name="P3">Wise's 1888 </text:p>
        <text:p text:style-name="P3"/>
        <text:p text:style-name="P3"/>
        <text:p text:style-name="P3">Bailey, Samuel</text:p>
        <text:p text:style-name="P3">Mary St Preston</text:p>
        <text:p text:style-name="P3">Wise's 1888 says South Preston</text:p>
        <text:p text:style-name="P3">Trades Directory 1886</text:p>
        <text:p text:style-name="P3">Toby's wall has a brick that says, "S - B" and I have an SBBC but this may be South Brunswick </text:p>
        <text:p text:style-name="P3"/>
        <text:p text:style-name="P3"/>
        <text:p text:style-name="P3">Bacchus Marsh Brick Co</text:p>
        <text:p text:style-name="P3">P B Hikely (sec), 49 Elizaeth St, Melb (1892)</text:p>
        <text:p text:style-name="P3">In 1894 "&amp; Pipe" is added with the following info: Edward William Perry, manager. Francis St, Yarraville. So, this is the maker of Toby's "B M B &amp; P Co Yarraville" brick. See also Blackburn.</text:p>
        <text:p text:style-name="P3">Wise's 1892, 1894</text:p>
        <text:p text:style-name="P3"/>
        <text:p text:style-name="P3"/>
        <text:p text:style-name="P3">Ballarat Brick Co</text:p>
        <text:p text:style-name="P3">379 Collins St, Melb</text:p>
        <text:p text:style-name="P3">Wise's 1945</text:p>
        <text:p text:style-name="P3">I have a bull-nosed "B B" brick (??)</text:p>
        <text:p text:style-name="P3"/>
        <text:p text:style-name="P3"/>
        <text:p text:style-name="P3">Ballarat North Brick Works</text:p>
        <text:p text:style-name="P3">Howitt St, Ballarat North</text:p>
        <text:p text:style-name="P3">Sands &amp; McDougalls 1911, 1913 </text:p>
        <text:p text:style-name="P3">Wise's 1945</text:p>
        <text:p text:style-name="P3"/>
        <text:p text:style-name="P3"/>
        <text:p text:style-name="P3">Ballinger, J</text:p>
        <text:p text:style-name="P3">Gertrude St, Fitzroy</text:p>
        <text:p text:style-name="P3">Sands &amp; McDougall 1879</text:p>
        <text:p text:style-name="P3"/>
        <text:p text:style-name="P3"/>
        <text:p text:style-name="P3">Barkly Brick Co Pty Ltd</text:p>
        <text:p text:style-name="P3">32 Weston St Brunswick</text:p>
        <text:p text:style-name="P3">Sands &amp; McD 1919, 1922, 1928, <text:s/>1933, 1937, 1938, 1939, 1946, 1947, 1950, 1952, 1953, 1955, 1957, 1960, 1961, 1962, 1964, 1965, 1966, 1968, 1969, 1971, 1972, 1973, 1974</text:p>
        <text:p text:style-name="P3">Wise's 1945 (spelled Barkley)</text:p>
        <text:p text:style-name="P3">I have a "Barkly" brick and also a bull-nosed "B B" brick (??)</text:p>
        <text:p text:style-name="P3">I have also have a mystery "ARKL" brick that had me stumped for a long time. What could those letters stand for? Albert Reid Kilns Ltd? Abbotsford Retort Kilns?? Finally solved it when I found a Barkly brick with a bridge. My ARKL had a diagonal bridge with two letters either side. The ARKL one in Toby's wall also has a diag bridge but it has an oval frog (mine is rectangular). Letters unclear - looks old. My newest Barkly brick has three letters each side of a diagonal bridge, but the 'B' and the 'Y' are almost swallowed up by the sloping edge of the frog. So - ARKL is in fact Barkly! </text:p>
        <text:p text:style-name="P3"/>
        <text:p text:style-name="P3"/>
        <text:p text:style-name="P3">Barker, George</text:p>
        <text:p text:style-name="P3">S Preston</text:p>
        <text:p text:style-name="P3">Wise's 1888 </text:p>
        <text:p text:style-name="P3"/>
        <text:p text:style-name="P3"/>
        <text:p text:style-name="P3">Barlow, John</text:p>
        <text:p text:style-name="P3">Victoria St West, Brunswick </text:p>
        <text:p text:style-name="P3">Sands &amp; McDougall 1867, 1868, 1869, 1870, 1871; but not 1872 -4</text:p>
        <text:p text:style-name="P3">BVD 1871</text:p>
        <text:p text:style-name="P3"/>
        <text:p text:style-name="P3"/>
        <text:p text:style-name="P3">Barnes, Goodlet &amp; Freeland</text:p>
        <text:p text:style-name="P3">Stawell</text:p>
        <text:p text:style-name="P3">Wise's 1892, 1894</text:p>
        <text:p text:style-name="P3"/>
        <text:p text:style-name="P3"/>
        <text:p text:style-name="P3">Barnes, John</text:p>
        <text:p text:style-name="P3">Barkly St East, Brunswick</text:p>
        <text:p text:style-name="P3">Wise's 1884, Trades Directory 1886</text:p>
        <text:p text:style-name="P3">Sands &amp; McDougalls 1886</text:p>
        <text:p text:style-name="P3"/>
        <text:p text:style-name="P3"/>
        <text:p text:style-name="P3">Barnes, William</text:p>
        <text:p text:style-name="P3">Brunswick</text:p>
        <text:p text:style-name="P1"><text:span text:style-name="T1">Brunswick Rd (1866), Victoria </text:span><text:soft-page-break/><text:span text:style-name="T1">St West (1867), Weston St, Brunswick (1872, 1873, 1874, 1875, 1876, 1877, 1878, 1879), Weston St &amp; Hodgson St Brunswick (1880, 1881)</text:span></text:p>
        <text:p text:style-name="P3">Sands &amp; McDougall for all those dates</text:p>
        <text:p text:style-name="P3">BVD 1875 says Weston St</text:p>
        <text:p text:style-name="P3"/>
        <text:p text:style-name="P3">Barnett, Abraham</text:p>
        <text:p text:style-name="P3">Edward St, Brunswick</text:p>
        <text:p text:style-name="P3">BVD 1871</text:p>
        <text:p text:style-name="P3">Sands &amp; McDougall 1871 only</text:p>
        <text:p text:style-name="P3"/>
        <text:p text:style-name="P3"/>
        <text:p text:style-name="P3">Barningham &amp; Lacey</text:p>
        <text:p text:style-name="P3">Barkly St, Brunswick</text:p>
        <text:p text:style-name="P3">BVD 1875</text:p>
        <text:p text:style-name="P3">Sands &amp; McD 1872, 1873, 1874, 1875, 1876, 1877, 1878, 1879, 1880, 1881</text:p>
        <text:p text:style-name="P3">Wise's 1884, Trades Directory 1886</text:p>
        <text:p text:style-name="P3">Sands &amp; McDougalls 1886 says Charles Barningham &amp; J Lacey, Victoria St West, Brunswick.</text:p>
        <text:p text:style-name="P3">See also Lacey and below</text:p>
        <text:p text:style-name="P3">Wise's 1892, 94 say Barkly St and Victoria St W, Brunswick</text:p>
        <text:p text:style-name="P3"/>
        <text:p text:style-name="P3"/>
        <text:p text:style-name="P3">Barningham, Charles</text:p>
        <text:p text:style-name="P3">Brunswick</text:p>
        <text:p text:style-name="P3">Barkly St (BVD 1875 and Sands &amp; McD 1872, 1873, 1874, 1875, 1876)</text:p>
        <text:p text:style-name="P3">Victoria St West, (Trades Directory 1886)</text:p>
        <text:p text:style-name="P3"/>
        <text:p text:style-name="P3"/>
        <text:p text:style-name="P3">Barningham, M &amp; W</text:p>
        <text:p text:style-name="P3">Albert St West, Brunswick</text:p>
        <text:p text:style-name="P3">Sands &amp; McDougall 1879, 1880</text:p>
        <text:p text:style-name="P3"/>
        <text:p text:style-name="P3"/>
        <text:p text:style-name="P3">Barrett, Thomas </text:p>
        <text:p text:style-name="P3">Orbost</text:p>
        <text:p text:style-name="P3">Wise's 1892, 1894</text:p>
        <text:p text:style-name="P3"/>
        <text:p text:style-name="P3"/>
        <text:p text:style-name="P3">Barter, Charles</text:p>
        <text:p text:style-name="P3">Bairnsdale</text:p>
        <text:p text:style-name="P3">Wise's 1884 </text:p>
        <text:p text:style-name="P3"/>
        <text:p text:style-name="P3"/>
        <text:p text:style-name="P3">Batten, Charles</text:p>
        <text:p text:style-name="P3">Lucknow, Bairnsdale</text:p>
        <text:p text:style-name="P3">BVD 1875</text:p>
        <text:p text:style-name="P3"/>
        <text:p text:style-name="P3"/>
        <text:p text:style-name="P3">Batten, George</text:p>
        <text:p text:style-name="P3">Johnsonville</text:p>
        <text:p text:style-name="P3">Wise's 1888</text:p>
        <text:p text:style-name="P3"/>
        <text:p text:style-name="P3"/>
        <text:p text:style-name="P3">Baxter, Henry J</text:p>
        <text:p text:style-name="P3">Victoria Rd, Hawthorn</text:p>
        <text:p text:style-name="P3">Sands &amp; McD 1872, 1873, 1874, 1875, 1876</text:p>
        <text:p text:style-name="P3">BVD 1875</text:p>
        <text:p text:style-name="P3"/>
        <text:p text:style-name="P3"/>
        <text:p text:style-name="P3">Baynes, John</text:p>
        <text:p text:style-name="P3">Lilydale</text:p>
        <text:p text:style-name="P3">Listed in Lillydale ratebooks as a brick maker in 1885-86, Baynes bought Henry Hyne's first yard on the Healesville Rd (ROSS p11), and was mentioned in a newspaper article in 1886 (ROSS p21).</text:p>
        <text:p text:style-name="P3"/>
        <text:p text:style-name="P3"/>
        <text:p text:style-name="P3">Beach, William</text:p>
        <text:p text:style-name="P3">Wangaratta</text:p>
        <text:p text:style-name="P3">Wise's 1894 </text:p>
        <text:p text:style-name="P3">See also Bell &amp; Beach</text:p>
        <text:p text:style-name="P3"/>
        <text:p text:style-name="P3"/>
        <text:p text:style-name="P3">Beale, Thomas Perry</text:p>
        <text:p text:style-name="P3">S Preston</text:p>
        <text:p text:style-name="P3">Wise's 1888 </text:p>
        <text:p text:style-name="P3"/>
        <text:p text:style-name="P3"/>
        <text:p text:style-name="P3">Beardon, John</text:p>
        <text:p text:style-name="P3">Learmouth St, Buninyong</text:p>
        <text:p text:style-name="P3">BVD 1875</text:p>
        <text:p text:style-name="P3"/>
        <text:p text:style-name="P3"/>
        <text:p text:style-name="P3">Beauty Brick Co</text:p>
        <text:p text:style-name="P3">339A Toorak Road East South Yarra</text:p>
        <text:p text:style-name="P3">Sands &amp; McD 1972, 1973, 1974</text:p>
        <text:p text:style-name="P3"/>
        <text:p text:style-name="P3"/>
        <text:p text:style-name="P3">Beer, B H</text:p>
        <text:p text:style-name="P3">Kyneton</text:p>
        <text:p text:style-name="P3">Sands &amp; McDougalls 1913 </text:p>
        <text:p text:style-name="P3"/>
        <text:p text:style-name="P3"/>
        <text:p text:style-name="P3">Beer, William </text:p>
        <text:p text:style-name="P3">Lauriston</text:p>
        <text:p text:style-name="P3">Wise's 1892</text:p>
        <text:p text:style-name="P3"/>
        <text:p text:style-name="P3"/>
        <text:p text:style-name="P3">Beer, William H </text:p>
        <text:p text:style-name="P3">Drummond</text:p>
        <text:p text:style-name="P3">Wise's 1892, 1894</text:p>
        <text:p text:style-name="P3"/>
        <text:p text:style-name="P3"/>
        <text:p text:style-name="P3">Bell &amp; Beach</text:p>
        <text:p text:style-name="P3">Wangaratta</text:p>
        <text:p text:style-name="P3">Wise's 1894 </text:p>
        <text:p text:style-name="P3"/>
        <text:p text:style-name="P3"/>
        <text:p text:style-name="P3">Bell, George </text:p>
        <text:p text:style-name="P3">Katunga</text:p>
        <text:p text:style-name="P3">Wise's 1892</text:p>
        <text:p text:style-name="P3"/>
        <text:p text:style-name="P3"/>
        <text:p text:style-name="P3">Bell, J</text:p>
        <text:p text:style-name="P3">Nathalia</text:p>
        <text:p text:style-name="P3">Wise's 1888 </text:p>
        <text:p text:style-name="P3"/>
        <text:p text:style-name="P3"/>
        <text:p text:style-name="P3">Bell, John</text:p>
        <text:p text:style-name="P3">Mansfield</text:p>
        <text:p text:style-name="P3">Wise's 1884, 1888, 1892 </text:p>
        <text:p text:style-name="P3"/>
        <text:p text:style-name="P3"/>
        <text:p text:style-name="P3">Bellies, Edward, </text:p>
        <text:p text:style-name="P3">Ararat</text:p>
        <text:p text:style-name="P3">Wise's 1894 </text:p>
        <text:p text:style-name="P3"/>
        <text:p text:style-name="P3"/>
        <text:p text:style-name="P3">Bendigo Brick Co</text:p>
        <text:p text:style-name="P3">Miller St Bendigo (1945)</text:p>
        <text:p text:style-name="P3">Sands &amp; McDougalls 1911, 1913 says Bendigo Brick &amp; Tile Association, Thunder St, Bendigo</text:p>
        <text:p text:style-name="P3">Wise's 1945</text:p>
        <text:p text:style-name="P1"><text:span text:style-name="T1">Frank M Brown established a brickworks in Bendigo in 1892 and it continued till 1916. It is the only brickworks mentioned </text:span><text:soft-page-break/><text:span text:style-name="T1">in Arnold's Bendigo history.</text:span></text:p>
        <text:p text:style-name="P3">Jobsons 1977 says it is a part of Brick &amp; Pipe Ind., along with Sandhurst Bricks and more.</text:p>
        <text:p text:style-name="P3">I got a leaflet from Melb Brick Co Dec 2000. It gives the address as Jewell court, P O Box 580, Bendigo 3552. Ph 5441 2200 web www.bendigobrick.com.au</text:p>
        <text:p text:style-name="P3">I have a bull-nosed "B B" brick (??) and also a "Bendigo" brick</text:p>
        <text:p text:style-name="P3"/>
        <text:p text:style-name="P3"/>
        <text:p text:style-name="P3">Bennett, Benjamin</text:p>
        <text:p text:style-name="P3">Horsham</text:p>
        <text:p text:style-name="P3">Wise's 1884, 1888, 1892 </text:p>
        <text:p text:style-name="P3"/>
        <text:p text:style-name="P3"/>
        <text:p text:style-name="P3">Bennett, John</text:p>
        <text:p text:style-name="P3">Wangaratta</text:p>
        <text:p text:style-name="P3">Sands &amp; McDougalls 1911</text:p>
        <text:p text:style-name="P3"/>
        <text:p text:style-name="P3"/>
        <text:p text:style-name="P3">Bennett, John C</text:p>
        <text:p text:style-name="P3">Bright</text:p>
        <text:p text:style-name="P3">Sands &amp; McDougalls 1911, 1913 </text:p>
        <text:p text:style-name="P3"/>
        <text:p text:style-name="P3"/>
        <text:p text:style-name="P3">Bennett, Samuel</text:p>
        <text:p text:style-name="P3">Horsham</text:p>
        <text:p text:style-name="P3">Wise's 1884 , 1888, 1892, 1894</text:p>
        <text:p text:style-name="P3"/>
        <text:p text:style-name="P3"/>
        <text:p text:style-name="P3">Benson, Samuel,</text:p>
        <text:p text:style-name="P3">Chiltern Rd, Wodonga</text:p>
        <text:p text:style-name="P3">BVD 1875</text:p>
        <text:p text:style-name="P3"/>
        <text:p text:style-name="P3"/>
        <text:p text:style-name="P3">Beswick, J</text:p>
        <text:p text:style-name="P3">Heritage Vic have a brick with this written on it in a curved line.</text:p>
        <text:p text:style-name="P3"/>
        <text:p text:style-name="P3"/>
        <text:p text:style-name="P3">Bermingham, M &amp; W</text:p>
        <text:p text:style-name="P3">Albert St West, Brunswick</text:p>
        <text:p text:style-name="P3">Sands &amp; McDougall 1876, 1877, 1878, 1881</text:p>
        <text:p text:style-name="P3"/>
        <text:p text:style-name="P3"/>
        <text:p text:style-name="P3">Beulke, Charles</text:p>
        <text:p text:style-name="P3">Pt Nepean Rd, Brunswick East</text:p>
        <text:p text:style-name="P3">Sands &amp; McDougall 1880, 1881</text:p>
        <text:p text:style-name="P3"/>
        <text:p text:style-name="P3"/>
        <text:p text:style-name="P3">Betts, Charles</text:p>
        <text:p text:style-name="P3">Orbost</text:p>
        <text:p text:style-name="P3">Sands &amp; McDougalls 1911</text:p>
        <text:p text:style-name="P3"/>
        <text:p text:style-name="P3"/>
        <text:p text:style-name="P3">Betts, Frederick,</text:p>
        <text:p text:style-name="P3">Bairnsdale</text:p>
        <text:p text:style-name="P3">Sands &amp; McDougalls 1911, 1913 </text:p>
        <text:p text:style-name="P3"/>
        <text:p text:style-name="P3"/>
        <text:p text:style-name="P3">Betts, George</text:p>
        <text:p text:style-name="P3">Swan Hill</text:p>
        <text:p text:style-name="P3">Wise's 1884, 1888 , 1892, 1894</text:p>
        <text:p text:style-name="P3"/>
        <text:p text:style-name="P3"/>
        <text:p text:style-name="P3">Betts, William</text:p>
        <text:p text:style-name="P3">Pound Hill, Bairnsdale</text:p>
        <text:p text:style-name="P3">BVD 1875</text:p>
        <text:p text:style-name="P3">Wise's 1884, 1888</text:p>
        <text:p text:style-name="P3">Sands &amp; McDougalls 1911, 1913</text:p>
        <text:p text:style-name="P3"/>
        <text:p text:style-name="P3"/>
        <text:p text:style-name="P3">Bidy, William</text:p>
        <text:p text:style-name="P3">Springvale Road Oakleigh (?)</text:p>
        <text:p text:style-name="P3">Wise's 1894 </text:p>
        <text:p text:style-name="P3"/>
        <text:p text:style-name="P3"/>
        <text:p text:style-name="P3">Bill, George</text:p>
        <text:p text:style-name="P3">High St, Prahran</text:p>
        <text:p text:style-name="P3">Sands &amp; McDougall 1868, 1869, 1870, 1871, but not 1872-4</text:p>
        <text:p text:style-name="P3">BVD 1871</text:p>
        <text:p text:style-name="P3"/>
        <text:p text:style-name="P3"/>
        <text:p text:style-name="P3">Birmingham, Henry</text:p>
        <text:p text:style-name="P3">Barkly St, Brunswick </text:p>
        <text:p text:style-name="P3">Sands &amp; McDougall 1867, 1868, 1869, 1870, 1871 but not 1872-4</text:p>
        <text:p text:style-name="P3">BVD 1871</text:p>
        <text:p text:style-name="P3"/>
        <text:p text:style-name="P3"/>
        <text:p text:style-name="P3">Birmingham, Michael</text:p>
        <text:p text:style-name="P3">Sydney Rd, Brunswick </text:p>
        <text:p text:style-name="P3">Sands &amp; McDougall 1867, 1868, 1869, 1870, 1871 but not 1872-4</text:p>
        <text:p text:style-name="P3">BVD 1871</text:p>
        <text:p text:style-name="P3"/>
        <text:p text:style-name="P3"/>
        <text:p text:style-name="P3">Birmingham, William</text:p>
        <text:p text:style-name="P3">Sydney Rd, Brunswick </text:p>
        <text:p text:style-name="P3">Sands &amp; McDougall 1867, 1868, 1869, 1870, 1871 but not 1872-4</text:p>
        <text:p text:style-name="P3">BVD 1871</text:p>
        <text:p text:style-name="P3"/>
        <text:p text:style-name="P3"/>
        <text:p text:style-name="P3">Blackham, J</text:p>
        <text:p text:style-name="P3">High St, Malvern, (1884)</text:p>
        <text:p text:style-name="P3">Malvern Rd, Malvern (1888)</text:p>
        <text:p text:style-name="P3">Wise's 1884, 1888 </text:p>
        <text:p text:style-name="P3"/>
        <text:p text:style-name="P3"/>
        <text:p text:style-name="P3">Black Hill Brick Works</text:p>
        <text:p text:style-name="P3">32 Morris St Ballarat</text:p>
        <text:p text:style-name="P3">Wise's 1945</text:p>
        <text:p text:style-name="P3"/>
        <text:p text:style-name="P3"/>
        <text:p text:style-name="P3">Blackburn Brick &amp; Tile Works</text:p>
        <text:p text:style-name="P3">33 Alfred St Blackburn</text:p>
        <text:p text:style-name="P3">422 Collins St Melb</text:p>
        <text:p text:style-name="P3">Wise's 1892, 1945</text:p>
        <text:p text:style-name="P3">Wise's 1892 says Edward Perry Manager</text:p>
        <text:p text:style-name="P3">Wise's 1894 lists Blacburn and Bacchus Marsh Brick Tile &amp; Pottery Co, manufacturers of bricks, tiles, sanitary pipes etc. E W Parry: manager. Blackburn; potteries at Yarraville.</text:p>
        <text:p text:style-name="P3">In DE COSTA p56 ff, said to be one of Melb's earliest brickworks. Mentioned in 1889 news article - good clay, large brickworks being completed. </text:p>
        <text:p text:style-name="P3">Blackburn Bricks were handmade 1885 till 1895. Then pits idle till taken over by Co-operative Brick Co in 1918, who made bricks and tiles there for 14 years. From 1932 on made tiles only. Closed in 1968. Waltons on the site there when book written (1978).</text:p>
        <text:p text:style-name="P3">I have "Blackburn" bricks</text:p>
        <text:p text:style-name="P3"/>
        <text:p text:style-name="P3"/>
        <text:p text:style-name="P3">Blackburn, Mr</text:p>
        <text:p text:style-name="P3">Malvern Rd, Malvern</text:p>
        <text:p text:style-name="P3">Sands &amp; McDougalls 1886</text:p>
        <text:p text:style-name="P3"/>
        <text:p text:style-name="P3"/>
        <text:p text:style-name="P3">Blackham, Joseph</text:p>
        <text:p text:style-name="P3"><text:soft-page-break/>Gardiner</text:p>
        <text:p text:style-name="P3">Sands &amp; McDougall 1877, 1878</text:p>
        <text:p text:style-name="P3"/>
        <text:p text:style-name="P3"/>
        <text:p text:style-name="P3">Blackham, James</text:p>
        <text:p text:style-name="P3">Malvern Rd, Malvern</text:p>
        <text:p text:style-name="P3">Trades Directory 1886</text:p>
        <text:p text:style-name="P3"/>
        <text:p text:style-name="P3"/>
        <text:p text:style-name="P3">Blackman, George</text:p>
        <text:p text:style-name="P3">Tourello St, Clunes</text:p>
        <text:p text:style-name="P3">BVD 1875</text:p>
        <text:p text:style-name="P3"/>
        <text:p text:style-name="P3"/>
        <text:p text:style-name="P3">Bloy, John</text:p>
        <text:p text:style-name="P3">Ararat</text:p>
        <text:p text:style-name="P3">Wise's 1888 , 1892, 1894</text:p>
        <text:p text:style-name="P3">Sands &amp; McDougalls 1911, 1913 </text:p>
        <text:p text:style-name="P3"/>
        <text:p text:style-name="P3"/>
        <text:p text:style-name="P3">Blundell, William</text:p>
        <text:p text:style-name="P3">Brewster St, Essendon</text:p>
        <text:p text:style-name="P3">Trades Directory 1886</text:p>
        <text:p text:style-name="P3"/>
        <text:p text:style-name="P3"/>
        <text:p text:style-name="P3">Bolton, John</text:p>
        <text:p text:style-name="P3">Toora</text:p>
        <text:p text:style-name="P3">Wise's 1894 </text:p>
        <text:p text:style-name="P3"/>
        <text:p text:style-name="P3"/>
        <text:p text:style-name="P3">Bolton, William</text:p>
        <text:p text:style-name="P3">Spring Rd, Malvern</text:p>
        <text:p text:style-name="P3">Wise's 1884, 1888 </text:p>
        <text:p text:style-name="P3"/>
        <text:p text:style-name="P3"/>
        <text:p text:style-name="P3">Bond, Joshua</text:p>
        <text:p text:style-name="P3">Tunstall</text:p>
        <text:p text:style-name="P3">Wise's 1894 </text:p>
        <text:p text:style-name="P3"/>
        <text:p text:style-name="P3"/>
        <text:p text:style-name="P3">Bonhommie, Peter A</text:p>
        <text:p text:style-name="P3">Oven St, Brunswick</text:p>
        <text:p text:style-name="P3">Sands &amp; McDougall 1871 only</text:p>
        <text:p text:style-name="P3">BVD 1871</text:p>
        <text:p text:style-name="P3"/>
        <text:p text:style-name="P3"/>
        <text:p text:style-name="P3">Booley, Walter</text:p>
        <text:p text:style-name="P3">Warracknabeal</text:p>
        <text:p text:style-name="P3">Wise's 1892, 1894</text:p>
        <text:p text:style-name="P3">Sands &amp; McDougalls 1911</text:p>
        <text:p text:style-name="P3"/>
        <text:p text:style-name="P3"/>
        <text:p text:style-name="P3">Boral</text:p>
        <text:p text:style-name="P3">I have one, found at Melb Brick Co, Dand.</text:p>
        <text:p text:style-name="P3">Jobsons 1995 says that the company started in 1946 as Bitumen and Oil Refineries (Aust) Ltd, and changed to just the initials in 1963. Meanwhile of course they'd broadened operations a lot to include all sorts of building materials and eventually dropped petrol refining.</text:p>
        <text:p text:style-name="P3">GET MORE DETAILS</text:p>
        <text:p text:style-name="P3"/>
        <text:p text:style-name="P3"/>
        <text:p text:style-name="P3">Boulisman, Peter A</text:p>
        <text:p text:style-name="P3">Traralgon</text:p>
        <text:p text:style-name="P3">Wise's 1884 </text:p>
        <text:p text:style-name="P3"/>
        <text:p text:style-name="P3"/>
        <text:p text:style-name="P3">Boutton, Joel</text:p>
        <text:p text:style-name="P3">Poowong</text:p>
        <text:p text:style-name="P3">Wise's 1892</text:p>
        <text:p text:style-name="P3">Wise's 1894 says Boulton of Leongatha</text:p>
        <text:p text:style-name="P3"/>
        <text:p text:style-name="P3"/>
        <text:p text:style-name="P3">Bowen, David</text:p>
        <text:p text:style-name="P3">South Preston</text:p>
        <text:p text:style-name="P3">Wise's 1888 </text:p>
        <text:p text:style-name="P3"/>
        <text:p text:style-name="P3"/>
        <text:p text:style-name="P3">Box Hill Brick Co (Ltd)</text:p>
        <text:p text:style-name="P3">(Grey James, Secretary), 120 Collins St West, Melbourne (1886-88)</text:p>
        <text:p text:style-name="P3">George Duncan secretary 87 Queen St Melb (1892)</text:p>
        <text:p text:style-name="P3">Trades Directory 1886</text:p>
        <text:p text:style-name="P3">Wise's 1888, 1892 </text:p>
        <text:p text:style-name="P3">Sands &amp; McDougall 1898 says Canterbury Rd Box Hill.</text:p>
        <text:p text:style-name="P3">See photos from Box Hill Hist Soc. including one in Box Hill Sketch Book p38 of Box Hill Brick Co, formerly Haughton Park Brick Co. Areial photo (recent) shows plant and quarry, and old quarry(?), now lake. (our children played there during Anthea's wedding.) Also Article from Whitehorse Gazette 27/5/98 (1998?) transcribed into my notebook 2 :- "Box Hill Brickworks, Federation St, Box Hill, was opened in 1884 and has now been placed on the Heritage Vic Register. Council's General Manager (city Develop- ment), Stephen Wright, said it had been protected, but may be incorproated into a development. Box Hill Hist Soc president Helen Harris, said the Hoffman kiln at the brickworks was one of the only two remaining in Melb. It is of a special type, much more efficient than those previously used. However the site has not been maintained and there are trees growing out of the middle of the kiln. Last week the site was re-zoned to 'Mixed Use' so that it can be preserved." (Not an exact quote)</text:p>
        <text:p text:style-name="P3">Boronia Primary School was built in 1920-22 of Box Hill bricks with a bridge. Samples at Ambleside (Knox Hist Soc)</text:p>
        <text:p text:style-name="P3">Trust News (David Moloney [2] March 1989) described Box Hill Brickworks as "a rare unusually intact and complete brickmaking plant of the early twentieth century. The compact site retains evidence of the various stages of the former production process, from clay extraction to dispatch of bricks. It is extraordinary that such a compact museum of brickmaking has survived in Australia."</text:p>
        <text:p text:style-name="P3">Makers of Box, Box Hill, BoxHill/ Box Hill, and Box Hill/ Box Hill Co bricks presumably.</text:p>
        <text:p text:style-name="P3"/>
        <text:p text:style-name="P3"/>
        <text:p text:style-name="P3">Boyd, H</text:p>
        <text:p text:style-name="P1"><text:span text:style-name="T1">Cooper discusses early brickworks in Prahran p94, and mentions Boyd (after whom Boyd St is named), hard by George Prestons works in Chapel </text:span><text:soft-page-break/><text:span text:style-name="T1">Street. </text:span></text:p>
        <text:p text:style-name="P3"/>
        <text:p text:style-name="P3"/>
        <text:p text:style-name="P3">Boykett, William</text:p>
        <text:p text:style-name="P3">Benalla</text:p>
        <text:p text:style-name="P3">Wise's 1888 </text:p>
        <text:p text:style-name="P3"/>
        <text:p text:style-name="P3"/>
        <text:p text:style-name="P3">Bradford, George, </text:p>
        <text:p text:style-name="P3">Victoria St West, Brunswick</text:p>
        <text:p text:style-name="P3">BVD 1871</text:p>
        <text:p text:style-name="P3">Sands &amp; McDougall 1871 &amp; 1872 only</text:p>
        <text:p text:style-name="P3"/>
        <text:p text:style-name="P3"/>
        <text:p text:style-name="P3">Bradford, Jonathan</text:p>
        <text:p text:style-name="P3">Union St, Brunswick (1867, 1871) or Victoria St West, Brunswick (1868 - 69)</text:p>
        <text:p text:style-name="P3">Sands &amp; McDougall 1867, 1868, 1869, 1871</text:p>
        <text:p text:style-name="P3">BVD 1871</text:p>
        <text:p text:style-name="P3"/>
        <text:p text:style-name="P3"/>
        <text:p text:style-name="P3">Bradford, Thomas</text:p>
        <text:p text:style-name="P3">Victoria St West, Brunswick </text:p>
        <text:p text:style-name="P3">Sands &amp; McDougall 1867, 1868, 1869, 1870, 1871, 1875 but not 1872-4</text:p>
        <text:p text:style-name="P3">BVD 1871</text:p>
        <text:p text:style-name="P3">Brewster Street, Essendon (Sands &amp; McDougall 1875)</text:p>
        <text:p text:style-name="P3"/>
        <text:p text:style-name="P3"/>
        <text:p text:style-name="P3">Bray, Ambrose</text:p>
        <text:p text:style-name="P3">Back Creek, off Williamson St, Sandhurst</text:p>
        <text:p text:style-name="P3">BVD 1875</text:p>
        <text:p text:style-name="P3"/>
        <text:p text:style-name="P3"/>
        <text:p text:style-name="P3">Brewer, WH</text:p>
        <text:p text:style-name="P3">Yallourn</text:p>
        <text:p text:style-name="P3">Wise's 1945</text:p>
        <text:p text:style-name="P3"/>
        <text:p text:style-name="P3"/>
        <text:p text:style-name="P3">Brickworks Ltd</text:p>
        <text:p text:style-name="P3">Parker St, Footscray</text:p>
        <text:p text:style-name="P3">Wise's 1884 says Edward Hopkins was the proprietor.</text:p>
        <text:p text:style-name="P3">Also a NSW company that owns Austral, Carrington, and Warren brick companies ltd. Incorporated in NSW in 1934, acquired Brookvale Brickworks in 1936, City Brickworks (Alexandria) in 1937, Suburban Land Investment Co (which owned four brickworks) in 1938, Punchbowl Brick &amp; Pipe Co in 1961 (none of these NSW companies are mentioned in this index), and Austral Bricks in 1990 (Jobsons 1995).</text:p>
        <text:p text:style-name="P3"/>
        <text:p text:style-name="P3"/>
        <text:p text:style-name="P3">Brick Industries Ltd</text:p>
        <text:p text:style-name="P3">Dennis St Northcote</text:p>
        <text:p text:style-name="P3">Sands &amp; McD 1961, 1962, 1964 only.</text:p>
        <text:p text:style-name="P3">Jobson's 1977 says New Northcote Brick Co Ltd, which had been incorporated in Victoria on March 29, 1886, changed its name to Brick Industries Ltd on June 17, 1959. This became part of Brick and Pipe Industries in17 July 1964. Full history there.</text:p>
        <text:p text:style-name="P3">Makers of B I L and BI Ltd bricks (see colletion)</text:p>
        <text:p text:style-name="P3"/>
        <text:p text:style-name="P3"/>
        <text:p text:style-name="P3">Brick &amp; Pipe Industries Ltd</text:p>
        <text:p text:style-name="P3">Queen St Melb (1965, 1968), Lt Lonsale St Melb (1969), 8-14 Yarra Bank Road South Melb (1971-1974), 440 Lt Lonsdale St Melb (1971 only)</text:p>
        <text:p text:style-name="P3">Sands &amp; McD 1965, 1968, 1969, 1971, 1972, 1973, 1974. Missing from 1966.</text:p>
        <text:p text:style-name="P3">Jobson's 1977 says New Northcote Brick Co Ltd, which had been incorporated in Victoria on March 29, 1886, changed its name to Brick Industries Ltd on June 17, 1959. This became part of Brick and Pipe Industries in17 July 1964. Acquired New Gamble Brick &amp; Quarrying Co in1960; Northcote Brick Co and Commonwealth Pottery in 1961; Co-operative Brick Co in 1964, Evans Bros Holdings in 1968; and Multibricks Pty Ltd in1969. The also got the outside interests in Hallett Brick Industries (South Australia?) in 1969, and a 57% interest in Vitclay Pipes. Other subsidiaries are Ceramic Transport Pty Ltd, Standard Brick Co (Box Hill) Pty Ltd, C Butler Brickworks Pty Ltd, Sandhurst Brick Co, Sandhurst Clay Supplies, Bendigo Brick, Bendigo Cement Products, Columbis Concrete Masonry, Multibriks, Hallett Brick Ind, J Hallett &amp; son Ltd, Christie Sands, Christie Stone Quarries, Rustique Brick and Rusticon!</text:p>
        <text:p text:style-name="P3">Nubrik website says that New Northcote Brick Co (founded 1886) registered the Nubrik name in1948 to describe wirecut bricks. NNB Co changed its name Brick Industries Ltd in1959 and later to Brick &amp; Pipe Ind.</text:p>
        <text:p text:style-name="P3">Nubrik website also says that the Clifton Brick Co was founded in 1891, it purchased Hoffman PSBCo in 1960, was bought by Brick &amp; Pipe Ind in 1987, which was bought by Pioneer in 1994, which was in turn bought by Bristile in 2000. Bristile reverted to the Nubrik name.</text:p>
        <text:p text:style-name="P3">Makers of various B. P. Ind bricks (see collection)</text:p>
        <text:p text:style-name="P3"/>
        <text:p text:style-name="P3"/>
        <text:p text:style-name="P3">Brittingham Bros</text:p>
        <text:p text:style-name="P3">Chapel St, South Yarra</text:p>
        <text:p text:style-name="P3">Sands &amp; McDougall 1872, 1873, 1874</text:p>
        <text:p text:style-name="P3">BVD 1875</text:p>
        <text:p text:style-name="P3"/>
        <text:p text:style-name="P3"/>
        <text:p text:style-name="P3">Brittingham, William</text:p>
        <text:p text:style-name="P3">Chapel Street, South Yarra</text:p>
        <text:p text:style-name="P3">Sands &amp; McDougall 1875, 1876</text:p>
        <text:p text:style-name="P3"/>
        <text:p text:style-name="P3"/>
        <text:p text:style-name="P3">Brockwill, James &amp; Thomas Mills</text:p>
        <text:p text:style-name="P3">Victoria St West, Brunswick</text:p>
        <text:p text:style-name="P3"><text:soft-page-break/>Wise's 1884 </text:p>
        <text:p text:style-name="P3"/>
        <text:p text:style-name="P3"/>
        <text:p text:style-name="P3">Brooks, Herbert</text:p>
        <text:p text:style-name="P3">Lucknow</text:p>
        <text:p text:style-name="P3">Sands &amp; McDougalls 1911</text:p>
        <text:p text:style-name="P3"/>
        <text:p text:style-name="P3"/>
        <text:p text:style-name="P3">Brooks, Ralph</text:p>
        <text:p text:style-name="P3">Church St, Hawthorn</text:p>
        <text:p text:style-name="P3">Sands &amp; McDougall 1872, 1873, 1874</text:p>
        <text:p text:style-name="P3">BVD 1875</text:p>
        <text:p text:style-name="P3"/>
        <text:p text:style-name="P3"/>
        <text:p text:style-name="P3">Brooks, Robert</text:p>
        <text:p text:style-name="P3">Lucknow</text:p>
        <text:p text:style-name="P3">Sands &amp; McDougall 1892, 1894 </text:p>
        <text:p text:style-name="P3"/>
        <text:p text:style-name="P3"/>
        <text:p text:style-name="P3">Brooks, William</text:p>
        <text:p text:style-name="P3">Connell St, Hawthorn</text:p>
        <text:p text:style-name="P3">Sands &amp; McDougall 1872, 1873, </text:p>
        <text:p text:style-name="P3"/>
        <text:p text:style-name="P3"/>
        <text:p text:style-name="P3">Brockwell, James &amp; Henry</text:p>
        <text:p text:style-name="P3">South Preston</text:p>
        <text:p text:style-name="P3">Wise's 1888 </text:p>
        <text:p text:style-name="P3"/>
        <text:p text:style-name="P3"/>
        <text:p text:style-name="P3">Brown, Bartholomew</text:p>
        <text:p text:style-name="P3">Weston St, Brunswick</text:p>
        <text:p text:style-name="P3">Sands &amp; McDougall 1871 only</text:p>
        <text:p text:style-name="P3">BVD 1871</text:p>
        <text:p text:style-name="P3"/>
        <text:p text:style-name="P3"/>
        <text:p text:style-name="P3">Brown, Edward</text:p>
        <text:p text:style-name="P3">Mansfield</text:p>
        <text:p text:style-name="P3">Wise's 1884, 1888, 1892 </text:p>
        <text:p text:style-name="P3"/>
        <text:p text:style-name="P3"/>
        <text:p text:style-name="P3">Brown, Frank M, Brickmaker</text:p>
        <text:p text:style-name="P3">208 Sheepwash Rd (now Stemberg St), Bendigo</text:p>
        <text:p text:style-name="P3">Frank M Brown established a brickworks in Bendigo in 1892 and it continuedtill 1916. It is the only brickworks mentioned in the history by Arnold.</text:p>
        <text:p text:style-name="P3"/>
        <text:p text:style-name="P3"/>
        <text:p text:style-name="P3">Brown, George F</text:p>
        <text:p text:style-name="P3">Sternberg St, Bendigo</text:p>
        <text:p text:style-name="P3">Sands &amp; McDougalls 1911, 1913 </text:p>
        <text:p text:style-name="P3"/>
        <text:p text:style-name="P3"/>
        <text:p text:style-name="P3">Brown, Robert</text:p>
        <text:p text:style-name="P3">Mornington</text:p>
        <text:p text:style-name="P3">Wise's 1884, 1888, 1892 , 1894</text:p>
        <text:p text:style-name="P3"/>
        <text:p text:style-name="P3"/>
        <text:p text:style-name="P3">Brown, William</text:p>
        <text:p text:style-name="P3">Dookey</text:p>
        <text:p text:style-name="P3">Wise's 1888 </text:p>
        <text:p text:style-name="P3"/>
        <text:p text:style-name="P3"/>
        <text:p text:style-name="P3">Brown, William</text:p>
        <text:p text:style-name="P3">Orrong Rd, Windsor</text:p>
        <text:p text:style-name="P3">Wise's 1884 </text:p>
        <text:p text:style-name="P3"/>
        <text:p text:style-name="P3"/>
        <text:p text:style-name="P3">Browning, Edward</text:p>
        <text:p text:style-name="P3">Myrtleford</text:p>
        <text:p text:style-name="P3">Wise's 1888 </text:p>
        <text:p text:style-name="P3"/>
        <text:p text:style-name="P3"/>
        <text:p text:style-name="P3">Broasword &amp; Cooper, </text:p>
        <text:p text:style-name="P3">Morwell</text:p>
        <text:p text:style-name="P3">Wise's 1894 </text:p>
        <text:p text:style-name="P3"/>
        <text:p text:style-name="P3"/>
        <text:p text:style-name="P3">Brunswick Brick, Tile &amp; Pottery Works Pty Ltd</text:p>
        <text:p text:style-name="P3">9 Barkly St East, Brunswick</text:p>
        <text:p text:style-name="P3">Wise's 1888 says Brunswick Brick Co, Stewart St Brunswick</text:p>
        <text:p text:style-name="P3">Wise's 1894 says Brunswick Brick &amp; Tile Works, 9-45 Barkly St, Brunswick </text:p>
        <text:p text:style-name="P3">Sands &amp; McDougall 1898, 1919 </text:p>
        <text:p text:style-name="P3">Wise's 1945</text:p>
        <text:p text:style-name="P3">SMc 1898 has a description in its entry: 'G Sweet=manager, ordinary moulded and special shaped bricks, paving tiles, 6" , 9", 12", garden edging, terra cotta in red and white, stoneware and agricultural drain pipes, gutter bricks, pottery. 9 to 45 Barkly St East, Brunswick.'</text:p>
        <text:p text:style-name="P3">Lewis refers to Joseph Hodges, Brunswick Brick Works, Albert St Brunswick as an early brickmaker.</text:p>
        <text:p text:style-name="P3"/>
        <text:p text:style-name="P3"/>
        <text:p text:style-name="P3">Bryant, C T</text:p>
        <text:p text:style-name="P3">Church St Hawthorn</text:p>
        <text:p text:style-name="P3">BVD 1875</text:p>
        <text:p text:style-name="P3"/>
        <text:p text:style-name="P3"/>
        <text:p text:style-name="P3">Bryant, Henry</text:p>
        <text:p text:style-name="P3">Barton St, Hawthorn</text:p>
        <text:p text:style-name="P3">Sands &amp; McDougall 1876, 1877</text:p>
        <text:p text:style-name="P3"/>
        <text:p text:style-name="P3"/>
        <text:p text:style-name="P3">Bryant, William</text:p>
        <text:p text:style-name="P3">Burton St, Hawthorn</text:p>
        <text:p text:style-name="P3">Sands &amp; McDougall 1872 only</text:p>
        <text:p text:style-name="P3"/>
        <text:p text:style-name="P3"/>
        <text:p text:style-name="P3">Bryant, C T</text:p>
        <text:p text:style-name="P3">Church St, Hawthorn</text:p>
        <text:p text:style-name="P3">Sands &amp; McDougall 1874 only</text:p>
        <text:p text:style-name="P3"/>
        <text:p text:style-name="P3"/>
        <text:p text:style-name="P3">Buchan, Daniel</text:p>
        <text:p text:style-name="P3">Maud St, Benalla</text:p>
        <text:p text:style-name="P3">Wise's 1884, 1888 </text:p>
        <text:p text:style-name="P3"/>
        <text:p text:style-name="P3"/>
        <text:p text:style-name="P3">Buckingham, Peter</text:p>
        <text:p text:style-name="P3">Victoria St West, Brunswick</text:p>
        <text:p text:style-name="P3">Wise's 1884, Trades Directory 1886</text:p>
        <text:p text:style-name="P3">Sands &amp; McDougalls 1886</text:p>
        <text:p text:style-name="P3"/>
        <text:p text:style-name="P3"/>
        <text:p text:style-name="P3">Builders Brick Co Pty Ltd</text:p>
        <text:p text:style-name="P3">South Preston and 328 Flinders St Melb</text:p>
        <text:p text:style-name="P3">Sands &amp; McDougall 1892 says Builders Brick &amp; Tile Co, TA Harris Manager, Raglan St Preston; and also Builders Brick &amp; Tile Supply Co, 313 Lonsdale St Melb, John S Stuart: Sec</text:p>
        <text:p text:style-name="P3">Wise's 1894 says BB&amp;TSCoLtd, Flinders St Melb and Raglan St Preston.</text:p>
        <text:p text:style-name="P3">Sands &amp; McD 1919, 1922, 1928, 1933 have it but missing from 1937, 1946, etc</text:p>
        <text:p text:style-name="P1"><text:span text:style-name="T1">Note also Builders Trading &amp; Roofing Co Ltd, Mitcham, (next door to ATTCo). This tile </text:span><text:soft-page-break/><text:span text:style-name="T1">manufacturer took over an old brickworks in 1916, and BTRC took over in 1918. Made terra cotta floor tiles and partition blocks. (Ref: Bain) Map available (ibid).</text:span></text:p>
        <text:p text:style-name="P3">I have a BuildersCo brick</text:p>
        <text:p text:style-name="P3"/>
        <text:p text:style-name="P3"/>
        <text:p text:style-name="P3">Bulli W</text:p>
        <text:p text:style-name="P3">I have a fire brick with these letters on it.</text:p>
        <text:p text:style-name="P3"/>
        <text:p text:style-name="P3"/>
        <text:p text:style-name="P3">Burke, James</text:p>
        <text:p text:style-name="P3">S Preston</text:p>
        <text:p text:style-name="P3">Wise's 1888 </text:p>
        <text:p text:style-name="P3"/>
        <text:p text:style-name="P3"/>
        <text:p text:style-name="P3">Burton &amp; Harding</text:p>
        <text:p text:style-name="P3">Brunswick Rd East, Brunswick</text:p>
        <text:p text:style-name="P3">Sands &amp; McDougall 1873, 1874, 1875, 1876, 1877, 1878, 1879, 1880, 1881</text:p>
        <text:p text:style-name="P3">BVD 1875</text:p>
        <text:p text:style-name="P3"/>
        <text:p text:style-name="P3"/>
        <text:p text:style-name="P3">Burton, George</text:p>
        <text:p text:style-name="P3">Albert St West, Brunswick in Sands &amp; McDougall 1867, 1868, 1869, 1870, 1871, but not 1872.</text:p>
        <text:p text:style-name="P3">BVD 1871</text:p>
        <text:p text:style-name="P3">and Brunswick Road East, Brunswick in Trades Directory 1886, Sands &amp; McDougall 1880, 1881, 1886</text:p>
        <text:p text:style-name="P3"/>
        <text:p text:style-name="P3"/>
        <text:p text:style-name="P3">Burton, Samuel &amp; Edward</text:p>
        <text:p text:style-name="P3">Albert St, Brunswick</text:p>
        <text:p text:style-name="P3">Sands &amp; McDougall 1870 only</text:p>
        <text:p text:style-name="P3"/>
        <text:p text:style-name="P3"/>
        <text:p text:style-name="P3">Butcher, D&amp;L</text:p>
        <text:p text:style-name="P3">Drysdale</text:p>
        <text:p text:style-name="P3">Wise's 1892, 1894</text:p>
        <text:p text:style-name="P3">!892 says Butchers, D&amp;T</text:p>
        <text:p text:style-name="P3"/>
        <text:p text:style-name="P3"/>
        <text:p text:style-name="P3">Butcher, M </text:p>
        <text:p text:style-name="P3">Portarlington</text:p>
        <text:p text:style-name="P3">Wise's 1892, 1894</text:p>
        <text:p text:style-name="P3"/>
        <text:p text:style-name="P3"/>
        <text:p text:style-name="P3">Butler, C, &amp; Sons (-1969), <text:s/>Butler C Brickworks Pty Ltd (1971-)</text:p>
        <text:p text:style-name="P3">Albion St East,<text:tab/>9 Albion Street</text:p>
        <text:p text:style-name="P3">Brunswick<text:tab/> <text:tab/>Brunswick East</text:p>
        <text:p text:style-name="P3">Sands &amp; McD <text:s/>1919, 1922, 1928, 1933, 1937, 1938, 19391946, 1947, 1950, 1952, 1953, 1955, 1957, 1960, 1961, 1962, 1964, 1965, 1966, 1968, 1969, 1971, 1972, 1973, 1974</text:p>
        <text:p text:style-name="P3">Wise's 1945 says 167 Albion St, East Brunswick </text:p>
        <text:p text:style-name="P3">Jobsons 1977 says it is a part of Brick &amp; Pipe Ind.</text:p>
        <text:p text:style-name="P3">Makers of Butler and C Butler bricks (see collection)</text:p>
        <text:p text:style-name="P3"/>
        <text:p text:style-name="P3"/>
        <text:p text:style-name="P3">Butterworth, J</text:p>
        <text:p text:style-name="P3">Swan Hill</text:p>
        <text:p text:style-name="P3">Wise's, 1945</text:p>
        <text:p text:style-name="P3"/>
        <text:p text:style-name="P3"/>
        <text:p text:style-name="P3">Byrne, John</text:p>
        <text:p text:style-name="P3">Longwarry</text:p>
        <text:p text:style-name="P3">Wise's 1894 </text:p>
        <text:p text:style-name="P3"/>
        <text:p text:style-name="P3"/>
        <text:p text:style-name="P3">Calsil Colortone see Colortone</text:p>
        <text:p text:style-name="P3"/>
        <text:p text:style-name="P3"/>
        <text:p text:style-name="P3">Cant Bros</text:p>
        <text:p text:style-name="P3">Colac</text:p>
        <text:p text:style-name="P3">Wise's 1894 </text:p>
        <text:p text:style-name="P3"/>
        <text:p text:style-name="P3"/>
        <text:p text:style-name="P3">Campbellfield Clay Co P/L</text:p>
        <text:p text:style-name="P3">Sydney Rd, Campbellfield</text:p>
        <text:p text:style-name="P3">Sands &amp; McD 1971, 1972, 1973, 1974</text:p>
        <text:p text:style-name="P3">Wise's 1945</text:p>
        <text:p text:style-name="P3"/>
        <text:p text:style-name="P3"/>
        <text:p text:style-name="P3">Campfield, Richard</text:p>
        <text:p text:style-name="P3">Victoria Rd, Hawthorn</text:p>
        <text:p text:style-name="P3">Sands &amp; McDougall 1873, 1874, 1875, 1876</text:p>
        <text:p text:style-name="P3">BVD 1875</text:p>
        <text:p text:style-name="P3"/>
        <text:p text:style-name="P3"/>
        <text:p text:style-name="P3">Carter, George</text:p>
        <text:p text:style-name="P3">Preston</text:p>
        <text:p text:style-name="P3">Trades Directory 1886, 1888</text:p>
        <text:p text:style-name="P3"/>
        <text:p text:style-name="P3"/>
        <text:p text:style-name="P3">Carters</text:p>
        <text:p text:style-name="P3">Benalla</text:p>
        <text:p text:style-name="P3">Bill Tavendale Trading of Benalla does demolitions and building and sells building materials inc some secondhand bricks (mainly from Melb). He says Carters had a brick kiln in Benalla till 1950s. Carters Benalla says they don't have any secondhand bricks and don't know where any can be had.</text:p>
        <text:p text:style-name="P3"/>
        <text:p text:style-name="P3"/>
        <text:p text:style-name="P3">Castbolt, John</text:p>
        <text:p text:style-name="P3"><text:s/>Alberton</text:p>
        <text:p text:style-name="P3">Wise's <text:s/>1892, 1894</text:p>
        <text:p text:style-name="P3"/>
        <text:p text:style-name="P3"/>
        <text:p text:style-name="P3">Castlemaine</text:p>
        <text:p text:style-name="P3">I have one, found at Taradale railway station</text:p>
        <text:p text:style-name="P3"/>
        <text:p text:style-name="P3"/>
        <text:p text:style-name="P3">Cattermole, John D</text:p>
        <text:p text:style-name="P3">Diapur</text:p>
        <text:p text:style-name="P3">Wise's 1892, 1894</text:p>
        <text:p text:style-name="P3">Wayne R gave me a "J D C" brick 3/1/2003 and tells me it's made by John David Cattermole of Diapuir Vic.</text:p>
        <text:p text:style-name="P3"/>
        <text:p text:style-name="P3"/>
        <text:p text:style-name="P3">Cavanagh, Thomas</text:p>
        <text:p text:style-name="P3">Albert St West, Brunswick</text:p>
        <text:p text:style-name="P3">Sands &amp; McDougall 1862 </text:p>
        <text:p text:style-name="P3"/>
        <text:p text:style-name="P3"/>
        <text:p text:style-name="P3">Cavanagh, William,</text:p>
        <text:p text:style-name="P3">Spring Creek, Beechworth</text:p>
        <text:p text:style-name="P3">BVD 1875</text:p>
        <text:p text:style-name="P3">Sands &amp; McDougalls 1911, 1913 </text:p>
        <text:p text:style-name="P3"/>
        <text:p text:style-name="P3"/>
        <text:p text:style-name="P3"><text:soft-page-break/>Cawlkwell, Henry A.</text:p>
        <text:p text:style-name="P3">BVD 1875 says Cawkwell, Henry A, Nash's Rd, Gardiner</text:p>
        <text:p text:style-name="P3">Sands &amp; McDougall 1876, 1877 says Cawkwell, HA, Tile maker, Nash Rd Gardiner</text:p>
        <text:p text:style-name="P3">Tooronga Road, Malvern (Wise's 1884, Trades Directory 1886, Sands &amp; McDougall 1881, 1886)</text:p>
        <text:p text:style-name="P3">Wise's 1892 says, "Cawkswell, Henry A, Barkly St, Malvern; and also Cawkwell, HA, Corinella</text:p>
        <text:p text:style-name="P3">Wise's 1894 says Cawkwell, H A, Corinella</text:p>
        <text:p text:style-name="P3">Lewis says Henry Cawkwell of Gardiner was an early maker of gutter bricks and terra cotta products.</text:p>
        <text:p text:style-name="P3"/>
        <text:p text:style-name="P3"/>
        <text:p text:style-name="P3">Centennial Brick Co</text:p>
        <text:p text:style-name="P3">Eumemmering</text:p>
        <text:p text:style-name="P3">Mentioned in Call Back Yesterday, a fire brick company(?) presumably from the type of local clay, which operated successfully for thirty years and in 1880s employed 50 men.</text:p>
        <text:p text:style-name="P3">Vic Hist Mag 34 says that a large clay deposit was found near the Dandenong Railway Station when it was built in 1879. </text:p>
        <text:p text:style-name="P3">City of Gr Dand Heritage Study also says that the Centennial Brick Co used the fine clay of the present railway station area for 30 years, from 1881.</text:p>
        <text:p text:style-name="P3">But not yet found on any directory!</text:p>
        <text:p text:style-name="P3"/>
        <text:p text:style-name="P3"/>
        <text:p text:style-name="P3">Chadwick, Edmund</text:p>
        <text:p text:style-name="P3">Farran St, Castlemaine</text:p>
        <text:p text:style-name="P3">Wise's 1884, 1888 </text:p>
        <text:p text:style-name="P3">Sands &amp; McDougalls 1911, 1913 </text:p>
        <text:p text:style-name="P3"/>
        <text:p text:style-name="P3"/>
        <text:p text:style-name="P3">Chaffey Brothers Brickworks </text:p>
        <text:p text:style-name="P3">Edward Semmens, manager, Mildura</text:p>
        <text:p text:style-name="P3">Wise's 1894 </text:p>
        <text:p text:style-name="P3"/>
        <text:p text:style-name="P3"/>
        <text:p text:style-name="P3">Chandler, John</text:p>
        <text:p text:style-name="P3">Prentice St, Brunswick</text:p>
        <text:p text:style-name="P3">Sands &amp; McDougall 1872, 1873, 1874, 1875, 1876</text:p>
        <text:p text:style-name="P3">BVD 1875</text:p>
        <text:p text:style-name="P3"/>
        <text:p text:style-name="P3"/>
        <text:p text:style-name="P3">Chaplin, Thomas (JP)</text:p>
        <text:p text:style-name="P3">Carisbrook</text:p>
        <text:p text:style-name="P3">Wise's 1884, 1888 , 1892, 1894</text:p>
        <text:p text:style-name="P3">Sands &amp; McDougalls 1911, 1913 says Chaplin, HC, Maryborough and Carisbrook.</text:p>
        <text:p text:style-name="P3"/>
        <text:p text:style-name="P3"/>
        <text:p text:style-name="P3">Chapman, Robert</text:p>
        <text:p text:style-name="P3">Inglewood</text:p>
        <text:p text:style-name="P3">Wise's 1884, 1888</text:p>
        <text:p text:style-name="P3"/>
        <text:p text:style-name="P3"/>
        <text:p text:style-name="P3">Chisnall, Alfred, </text:p>
        <text:p text:style-name="P3">New town, Beechworth</text:p>
        <text:p text:style-name="P3">BVD 1875</text:p>
        <text:p text:style-name="P3"/>
        <text:p text:style-name="P3"/>
        <text:p text:style-name="P3">Christian, John</text:p>
        <text:p text:style-name="P3">Gardiner St, Brunswick (1867)</text:p>
        <text:p text:style-name="P3">Prentice St, Brunswick (1868 on)</text:p>
        <text:p text:style-name="P3">Sands &amp; McDougall 1867, 1868, 1869, 1870, 1871 but not 1872-4</text:p>
        <text:p text:style-name="P3">BVD 1871</text:p>
        <text:p text:style-name="P3"/>
        <text:p text:style-name="P3"/>
        <text:p text:style-name="P3">Christie, Colville R (or R?)</text:p>
        <text:p text:style-name="P3">Echuca</text:p>
        <text:p text:style-name="P3">Wise's 1888, 1892 </text:p>
        <text:p text:style-name="P3"/>
        <text:p text:style-name="P3"/>
        <text:p text:style-name="P3">Christie, J</text:p>
        <text:p text:style-name="P3">Commercial Rd , Prahran (1860s)</text:p>
        <text:p text:style-name="P3">Malvern Rd, Prahran (1871 - 75)</text:p>
        <text:p text:style-name="P3">Union St, Malvern (1884)</text:p>
        <text:p text:style-name="P3">Sands &amp; McDougalls 1863, 1864 (the only brick maker that year!), 1865, 1866, 1867, 1868</text:p>
        <text:p text:style-name="P3">BVD 1871, 1875</text:p>
        <text:p text:style-name="P3">Wise's 1884</text:p>
        <text:p text:style-name="P3"/>
        <text:p text:style-name="P3"/>
        <text:p text:style-name="P3">Christie, George </text:p>
        <text:p text:style-name="P3">Beaconsfield</text:p>
        <text:p text:style-name="P3">wise's 1892</text:p>
        <text:p text:style-name="P3"/>
        <text:p text:style-name="P3"/>
        <text:p text:style-name="P3">Christie, William </text:p>
        <text:p text:style-name="P3">Commercial Rd , Prahran </text:p>
        <text:p text:style-name="P3">Sands &amp; McDougall 1862 , </text:p>
        <text:p text:style-name="P3">Sands &amp; McDougalls 1996 says W Christie, 27 Chomley St, Wr (Warragul?)</text:p>
        <text:p text:style-name="P3"/>
        <text:p text:style-name="P3"/>
        <text:p text:style-name="P3">Church, Joseph</text:p>
        <text:p text:style-name="P3">Frankston</text:p>
        <text:p text:style-name="P3">Wise's 1884, 1888, 1892</text:p>
        <text:p text:style-name="P3"/>
        <text:p text:style-name="P3"/>
        <text:p text:style-name="P3">Cindcrete Brick Co</text:p>
        <text:p text:style-name="P3">Ingles St Port Melb</text:p>
        <text:p text:style-name="P3">Wise's 1945</text:p>
        <text:p text:style-name="P3"/>
        <text:p text:style-name="P3"/>
        <text:p text:style-name="P3">(The) City Brick &amp; Tile Co Pty Ltd/ City Brick Works Co Pty Ltd (1966-)</text:p>
        <text:p text:style-name="P3">104 Camberwell Rd, Upper Hawthorn (1928) or Hawthorn East (1937) 1969 adds Scoresby &amp; Kew</text:p>
        <text:p text:style-name="P3">Sands &amp; McD 1919, 1922, 1928, 1933, 1937, 1938, 1939, 1946, 1947, 1950, 1952, 1953, 1955, 1957, 1960, 1961, 1962, 1964, 1965, 1966, 1968, 1969, 1971, 1972, 1973, 1974</text:p>
        <text:p text:style-name="P3">Only Scoresby address in 1972</text:p>
        <text:p text:style-name="P3">Wise's 1945 says Eliz St Malvern &amp; Camberwell &amp; Tooronga Rds Hawthorn</text:p>
        <text:p text:style-name="P3">1919 SMc says Upper Hawthorn, Tooronga and Malvern.</text:p>
        <text:p text:style-name="P3">1922 says Hawthorn &amp; Malvern</text:p>
        <text:p text:style-name="P3">Byron (Brick seller of Melb Brick Co, Glen Iris) says City brick took over Glen Iris bricks. City had been on Hawthorn Rd, where Fritsch Holzer Park is now. City was taken over by PGH, a Sydney company.</text:p>
        <text:p text:style-name="P1"><text:span text:style-name="T1">Peel et al identifies his </text:span><text:soft-page-break/><text:span text:style-name="T1">workplace at Tooronga as an old City Brick plant, acquired by Hudson Conway in Dec 1985 (p294-5).</text:span></text:p>
        <text:p text:style-name="P3">Clayton Salvage's boss tells me the 'T' in the centre signifies Toronga and 'M' means Malvern works.</text:p>
        <text:p text:style-name="P3">Lionel McIntyre at ODHS says the 'M' City bricks were made off Tooronga Rd and later became a Bowling Club for members only, and later the freeway swallowed the site.</text:p>
        <text:p text:style-name="P3">Makers of City bricks (various - see collection) </text:p>
        <text:p text:style-name="P3"/>
        <text:p text:style-name="P3"/>
        <text:p text:style-name="P3">Clark, Henry</text:p>
        <text:p text:style-name="P3">Healsville</text:p>
        <text:p text:style-name="P3">Wise's 1888, 1892, 1894 </text:p>
        <text:p text:style-name="P3"/>
        <text:p text:style-name="P3"/>
        <text:p text:style-name="P3">Clarke, John </text:p>
        <text:p text:style-name="P3">Numurkah</text:p>
        <text:p text:style-name="P3">Wise's 1892, 1894</text:p>
        <text:p text:style-name="P3">Sands &amp; McDougalls 1913 </text:p>
        <text:p text:style-name="P3"/>
        <text:p text:style-name="P3"/>
        <text:p text:style-name="P3">Clarke, Thomas and Son</text:p>
        <text:p text:style-name="P3">Frankston</text:p>
        <text:p text:style-name="P3">Wise's 1884, 1888, 1892</text:p>
        <text:p text:style-name="P3">Mentioned in Rowland p50, as being the first brickworks in Frankston. It owned 4 acres on the corner of Wells, Young and Playne Sts. "Primrose Cottage," home of Clarke's married daughter, (Emma, Mrs James Croskell, according to Pickup p2) between High and Nolan Sts, was built of these bricks.</text:p>
        <text:p text:style-name="P3"/>
        <text:p text:style-name="P3"/>
        <text:p text:style-name="P3">Clarke, William</text:p>
        <text:p text:style-name="P3">Orbost</text:p>
        <text:p text:style-name="P3">Sands &amp; McDougalls 1911</text:p>
        <text:p text:style-name="P3"/>
        <text:p text:style-name="P3"/>
        <text:p text:style-name="P3">Claylands Pty Ltd</text:p>
        <text:p text:style-name="P3">Owned by Pioneer (Jobsons 1995)</text:p>
        <text:p text:style-name="P3"/>
        <text:p text:style-name="P3"/>
        <text:p text:style-name="P3">Cleasby, Alfred</text:p>
        <text:p text:style-name="P3">South Preston</text:p>
        <text:p text:style-name="P3">Wise's 1888</text:p>
        <text:p text:style-name="P3"/>
        <text:p text:style-name="P3"/>
        <text:p text:style-name="P3">Clements, Thomas</text:p>
        <text:p text:style-name="P3">Scuffains Lane Hawthorn</text:p>
        <text:p text:style-name="P3">Sands &amp; McDougall 1872, 1873</text:p>
        <text:p text:style-name="P3"/>
        <text:p text:style-name="P3"/>
        <text:p text:style-name="P3">Clifton Brick Works (-1962); Clifton Brick Holdings Ltd (1971-)</text:p>
        <text:p text:style-name="P3">Railway Place West, South Preston</text:p>
        <text:p text:style-name="P3">68 Dawson Street Brunswick</text:p>
        <text:p text:style-name="P3">Sands &amp; McD 1898, 1919, 1922, 1933, 1928, 1937, 1938, 1939, 1946, 1947, 1950, 1952, 1953, 1955, 1957, 1960, 1961, 1962. (Not in 1964-1969.) Restored 1971, 1972, 1973, 1974</text:p>
        <text:p text:style-name="P3">Wise's 1945 (only in Preston)</text:p>
        <text:p text:style-name="P3">In 2000 phone book Clifton refers back to Nubrik. Nubrik website says that the Clifton Brick Co was founded in 1891, it purchased Hoffman PSBCo in 1960, was bought by Brick &amp; Pipe Ind in 1987, which was bought by Pioneer in 1994, which was in turn bought by Bristile in 2000. Bristile reverted to the Nubrik name.</text:p>
        <text:p text:style-name="P3">Makers of Clifton bricks (see collection)</text:p>
        <text:p text:style-name="P3"/>
        <text:p text:style-name="P3"/>
        <text:p text:style-name="P3">Clifton, David</text:p>
        <text:p text:style-name="P3">High St, Preston</text:p>
        <text:p text:style-name="P3">Wise's 1894 </text:p>
        <text:p text:style-name="P3"/>
        <text:p text:style-name="P3"/>
        <text:p text:style-name="P3">Climer, James</text:p>
        <text:p text:style-name="P3">Edward St Brunswick</text:p>
        <text:p text:style-name="P3">Sands &amp; McDougall 1871 only</text:p>
        <text:p text:style-name="P3">BVD 1871</text:p>
        <text:p text:style-name="P3"/>
        <text:p text:style-name="P3"/>
        <text:p text:style-name="P3">Cochrane, &amp; Son</text:p>
        <text:p text:style-name="P3">Calivil</text:p>
        <text:p text:style-name="P3">Wise's 1884, 1888, 1892, 1894</text:p>
        <text:p text:style-name="P3"/>
        <text:p text:style-name="P3"/>
        <text:p text:style-name="P3">Coe, James</text:p>
        <text:p text:style-name="P3">Balwyn</text:p>
        <text:p text:style-name="P3">Wise's 1888 </text:p>
        <text:p text:style-name="P3"/>
        <text:p text:style-name="P3"/>
        <text:p text:style-name="P3">Coe, Levi</text:p>
        <text:p text:style-name="P3">Nagambie</text:p>
        <text:p text:style-name="P3">Wise's 1884</text:p>
        <text:p text:style-name="P3"/>
        <text:p text:style-name="P3"/>
        <text:p text:style-name="P3">Colac Brick &amp; Tile Works</text:p>
        <text:p text:style-name="P3">Colac</text:p>
        <text:p text:style-name="P3">Wise's 1945</text:p>
        <text:p text:style-name="P3">Sands &amp; McDougalls 1911, 1913 say Colac Brick Co, H D Thomas is secretary.</text:p>
        <text:p text:style-name="P3"/>
        <text:p text:style-name="P3"/>
        <text:p text:style-name="P3">Colbon, J W</text:p>
        <text:p text:style-name="P3">Hamilton St, Broadford</text:p>
        <text:p text:style-name="P3">Sands &amp; McDougalls 1911, 1913 </text:p>
        <text:p text:style-name="P3"/>
        <text:p text:style-name="P3"/>
        <text:p text:style-name="P3">Coleman, Nicholas</text:p>
        <text:p text:style-name="P3">Hurdle Flat</text:p>
        <text:p text:style-name="P3">Wise's 1888 </text:p>
        <text:p text:style-name="P3"/>
        <text:p text:style-name="P3"/>
        <text:p text:style-name="P3">Collier, Barry &amp; Co</text:p>
        <text:p text:style-name="P3">Hoffman's Patent Brick Co</text:p>
        <text:p text:style-name="P3">Albert St West, Brunswick</text:p>
        <text:p text:style-name="P3">Sands &amp; McDougall 1878, 1879, 1886</text:p>
        <text:p text:style-name="P3">See also Hoffman.</text:p>
        <text:p text:style-name="P3"/>
        <text:p text:style-name="P3"/>
        <text:p text:style-name="P3">Collins, James &amp; Walter</text:p>
        <text:p text:style-name="P3">Cobram</text:p>
        <text:p text:style-name="P3">Wise's 1894 </text:p>
        <text:p text:style-name="P3"/>
        <text:p text:style-name="P3"/>
        <text:p text:style-name="P3">Colortone Brick Pty Ltd (1962-1966), Calsil Colortone Brick Pty Ltd (1968-)</text:p>
        <text:p text:style-name="P3">Cranbourne Road Frankston</text:p>
        <text:p text:style-name="P3">Sands &amp; McD 1962, 1964, 1965, 1966, 1968, 1969, 1971, 1972, 1973, 1974</text:p>
        <text:p text:style-name="P3"><text:soft-page-break/>Makers of white (and sometimes tinted) powdery bricks with a deep frog containing the letters "C B" or sometimes no lettering.</text:p>
        <text:p text:style-name="P3">Chaplin describes the making of sandstone bricks in the Depression years for the "Sustenance." It seems bricks were made out of beach sand and a little cement and all the public conveniences between Frankston and Seaford were made from them. A soup kitchen near the railway gates (Beach St) fed the men - wives or volunteers carried the soup to the work station of the day (p92, 95). Colourtone bricks were of course in Cranbourne Rd near Lindrum Rd but maybe the process was similar.</text:p>
        <text:p text:style-name="P3"/>
        <text:p text:style-name="P3"/>
        <text:p text:style-name="P3">Colson, Charles</text:p>
        <text:p text:style-name="P3">Albert St West, Brunswick</text:p>
        <text:p text:style-name="P3">Wise's 1884, Trades Directory 1886 both say Colson</text:p>
        <text:p text:style-name="P3">BVD 1871 says Charles Coulson, Leslie St Brunswick </text:p>
        <text:p text:style-name="P3">Sands &amp; McDougall 1867 says Coulson; then spelled without the U, 1868, 1869; then Colson at Leslie St Brunswick 1870, 1871; then Colson back at Albert St West 1875, 1876, 1877, 1878, 1879, 1880, 1881, 1886</text:p>
        <text:p text:style-name="P3"/>
        <text:p text:style-name="P3"/>
        <text:p text:style-name="P3">Colton, James</text:p>
        <text:p text:style-name="P3">Highfield Rd, Camberwell (1884, Trades 1886), Highfield Rd, Boro (Sands &amp; McDougalls 1886) Surrey Hills (1888), Toora (1892)</text:p>
        <text:p text:style-name="P3">Wise's 1884, 1888, Trades Directory 1886, 1892</text:p>
        <text:p text:style-name="P3">See also Cotton</text:p>
        <text:p text:style-name="P3"/>
        <text:p text:style-name="P3"/>
        <text:p text:style-name="P3">Conquest, George</text:p>
        <text:p text:style-name="P3">Cranbourne</text:p>
        <text:p text:style-name="P3">Wise's 1884, 1888, 1892, 1894</text:p>
        <text:p text:style-name="P3"/>
        <text:p text:style-name="P3"/>
        <text:p text:style-name="P3">Conquest, Thomas</text:p>
        <text:p text:style-name="P3">High St, Prahran</text:p>
        <text:p text:style-name="P3">BVD 1871</text:p>
        <text:p text:style-name="P3">Sands &amp; McDougall 1868, 1869, 1870, 1871...</text:p>
        <text:p text:style-name="P3">In 1872 Sands &amp; McD only, Joseph Conquest is listed in High St, Prahran, and Thomas Conquest in Gardiner in 1872 &amp; 1873. Then in 1874, 1875, 1876 the entry says, Thomas &amp; Joseph Conquest, Union St, Gardiner.</text:p>
        <text:p text:style-name="P3">Wise's 1884 says High st Rd East, Windsor</text:p>
        <text:p text:style-name="P3">Trades Directory 1886 says Mrs E, Union St, Malvern</text:p>
        <text:p text:style-name="P3">Lewis says that Thomas Conquest made bricks in Union St Malvern from 1861 to 1885, when his widow continued.</text:p>
        <text:p text:style-name="P3"/>
        <text:p text:style-name="P3"/>
        <text:p text:style-name="P3">Conroy, James</text:p>
        <text:p text:style-name="P3">Benalla</text:p>
        <text:p text:style-name="P3">Sands &amp; McDougalls 1911</text:p>
        <text:p text:style-name="P3"/>
        <text:p text:style-name="P3"/>
        <text:p text:style-name="P3">Cook, Isaac</text:p>
        <text:p text:style-name="P3">Drouin West</text:p>
        <text:p text:style-name="P3">Wise's 1884</text:p>
        <text:p text:style-name="P3"/>
        <text:p text:style-name="P3"/>
        <text:p text:style-name="P3">Cook, John (The Lilydale Model Brick &amp; Tile Yards)</text:p>
        <text:p text:style-name="P3">Main Healesville Road, Lilydale</text:p>
        <text:p text:style-name="P3">Wise's 1888, 1892, 1894 </text:p>
        <text:p text:style-name="P3">ROSS says his brickyards were opposite Henry Hyne's, but Cook hand-made his bricks while Hyne's were machine made, a source of some controversy (p21-22), the more interesting when you realize that Cook worked for Hyne for five years before setting up on his own. (p21). Cook's brick yard operated 1882 til 1898. Buildings made of Cook bricks include the police station, state school, shire hall and Hutchinson's store. Description of works available (p21)</text:p>
        <text:p text:style-name="P3"/>
        <text:p text:style-name="P3"/>
        <text:p text:style-name="P3">Cook, William</text:p>
        <text:p text:style-name="P3">277 Victoria St, East Collingwood</text:p>
        <text:p text:style-name="P3">Sands &amp; McDougall 1868, 1869, 1870, 1871 (not 1872-4)</text:p>
        <text:p text:style-name="P3">BVD 1871</text:p>
        <text:p text:style-name="P3"/>
        <text:p text:style-name="P3"/>
        <text:p text:style-name="P3">Co-operative (The) Brick Co Pty Ltd</text:p>
        <text:p text:style-name="P3">Auburn Rd Hawthorn</text:p>
        <text:p text:style-name="P3">108 Queen St Melb (1898)</text:p>
        <text:p text:style-name="P3">Sands &amp; McD 1898, 1919, 1922, 1928, 1933, 1937, 1938, 1939, 1946, 1947, 1950, 1952, 1953, 1955, 1957, 1960, 1961, 1962, 1964, 1965, 1966</text:p>
        <text:p text:style-name="P3">SMc 1919 says Co-op Brick Co P/L 120 Queen St, Melb (See <text:s/>Oakleugh Brick Co) and Auburn Rd Hawthorn, and, separate listing, Co-operative Brick Works, Tooronga Rd Hawthorn</text:p>
        <text:p text:style-name="P3">Missing from S &amp; McD 1968 onwards.</text:p>
        <text:p text:style-name="P3">Wise's 1945 includes addresses at Blackburn (no details), and office 422 Collins St Melb which is also Blackburn's address</text:p>
        <text:p text:style-name="P3">Also described in Bain , naming founders and confirming above dates. When brick clay ran out in Blackburn, more was obtained from Vermont. Map of Alfred St Blackburn pits available (ibid).</text:p>
        <text:p text:style-name="P1"><text:span text:style-name="T1">See also Blackburn Bricks: In Blackburn, A Picturesque History, p56 ff, Blackburn Brick Co is described as one of Melb's earliest brickworks. Mentioned in 1889 news article - good clay, large brickworks being completed. Blackburn Bricks were handmade 1885 till 1895. Then pits idle till taken over by Co-operative Brick Co in 1918, who made bricks and tiles there for 14 years. From 1932 on made </text:span><text:soft-page-break/><text:span text:style-name="T1">tiles only. Closed in 1968. Waltons on the site there when book written (1978).</text:span></text:p>
        <text:p text:style-name="P3">See also Standard bricks (Box Hill) which was bought by Co-operativein 1938. See article from BHHS</text:p>
        <text:p text:style-name="P3">Makers of Auburn bricks? (maybe) and of course known subsidiaries like Blackburn, Standard (see collection)</text:p>
        <text:p text:style-name="P3"/>
        <text:p text:style-name="P3"/>
        <text:p text:style-name="P3">Cooper, Henry</text:p>
        <text:p text:style-name="P3">Morwell</text:p>
        <text:p text:style-name="P3">Wise's 1894 </text:p>
        <text:p text:style-name="P3"/>
        <text:p text:style-name="P3"/>
        <text:p text:style-name="P3">Coppard, Frederick</text:p>
        <text:p text:style-name="P3">Browns Hill, Footscray</text:p>
        <text:p text:style-name="P3">Sands &amp; McDougall 1874, 1875, 1876</text:p>
        <text:p text:style-name="P3"/>
        <text:p text:style-name="P3"/>
        <text:p text:style-name="P3">Corbett Bros Brick &amp; Tile Works</text:p>
        <text:p text:style-name="P3">Helen St, Morwell</text:p>
        <text:p text:style-name="P3">Sands &amp; McDougalls 1911</text:p>
        <text:p text:style-name="P3"/>
        <text:p text:style-name="P3"/>
        <text:p text:style-name="P3"/>
        <text:p text:style-name="P3">Corbett, George</text:p>
        <text:p text:style-name="P3">Morwell</text:p>
        <text:p text:style-name="P3">Sands &amp; McDougalls 1911, 1913 </text:p>
        <text:p text:style-name="P3"/>
        <text:p text:style-name="P3"/>
        <text:p text:style-name="P3">Corbett, John W</text:p>
        <text:p text:style-name="P3">Morwell</text:p>
        <text:p text:style-name="P3">Wise's 1892</text:p>
        <text:p text:style-name="P3"/>
        <text:p text:style-name="P3"/>
        <text:p text:style-name="P3">Corio Brick Co </text:p>
        <text:p text:style-name="P3">Edwin Martin, manager, James Scott Sec.(1892-4), J Allard manager (1911)</text:p>
        <text:p text:style-name="P3">North Geelong</text:p>
        <text:p text:style-name="P3">Wise's 1892, 1894</text:p>
        <text:p text:style-name="P3">Sands &amp; McDougalls 1911, 1913 </text:p>
        <text:p text:style-name="P3"/>
        <text:p text:style-name="P3"/>
        <text:p text:style-name="P3">Cornish, Alfred</text:p>
        <text:p text:style-name="P3">Mount Albert Rd, Canterbury</text:p>
        <text:p text:style-name="P3">Wise's 1894 </text:p>
        <text:p text:style-name="P3"/>
        <text:p text:style-name="P3"/>
        <text:p text:style-name="P3">Cornish, Henry</text:p>
        <text:p text:style-name="P3">Hamilton</text:p>
        <text:p text:style-name="P3">Wise's 1888 </text:p>
        <text:p text:style-name="P3"/>
        <text:p text:style-name="P3"/>
        <text:p text:style-name="P3">Cornwell, Alfred</text:p>
        <text:p text:style-name="P3">Brunswick</text:p>
        <text:p text:style-name="P3">Sydney Road, Brunswick (Sands &amp; McDougall 1874, 1875, 1876, 1878)</text:p>
        <text:p text:style-name="P3">Sands &amp; McDougall 1880 says Phoenix St Brunswick</text:p>
        <text:p text:style-name="P3">Wise's 1892 says Albert St West, Brunswick</text:p>
        <text:p text:style-name="P3">Wise's 1894 says Cornwell's Pottery &amp; Brick Works (James Allard manager), Phoenix St Brunswick.</text:p>
        <text:p text:style-name="P3">Advertisments in S&amp;Mc 1874, 1875 say Est 1861; makes glazed stoneware, drainpipes, chimney pots, floor tiles, terra cotta fonts, vases, building blocks and ornaments. Architects designs carefully carried out.</text:p>
        <text:p text:style-name="P3">Moloney [1] lists Glew and Cornwell as early developers of Brunswick's brick industry in the 1840s.</text:p>
        <text:p text:style-name="P3"/>
        <text:p text:style-name="P3"/>
        <text:p text:style-name="P3">Cotter, Charles</text:p>
        <text:p text:style-name="P3">131 Little Lonsdale St East, Melb</text:p>
        <text:p text:style-name="P3">Sands &amp; McDougall 1873, 1874, 1875</text:p>
        <text:p text:style-name="P3"/>
        <text:p text:style-name="P3"/>
        <text:p text:style-name="P3">Cornish, -</text:p>
        <text:p text:style-name="P3">Derby St, Kew</text:p>
        <text:p text:style-name="P3"/>
        <text:p text:style-name="P3"/>
        <text:p text:style-name="P3">Cornish, K</text:p>
        <text:p text:style-name="P3">Manager, Park Brick Co</text:p>
        <text:p text:style-name="P3">Willsmore Rd, Kew</text:p>
        <text:p text:style-name="P3">Sands &amp; McDougalls 1886</text:p>
        <text:p text:style-name="P3"/>
        <text:p text:style-name="P3"/>
        <text:p text:style-name="P3">Cornish, Edward</text:p>
        <text:p text:style-name="P3">Hamilton</text:p>
        <text:p text:style-name="P3">Wise's 1884</text:p>
        <text:p text:style-name="P3"/>
        <text:p text:style-name="P3"/>
        <text:p text:style-name="P3">Cornish, Henry</text:p>
        <text:p text:style-name="P3">Hamilton</text:p>
        <text:p text:style-name="P3">Wise's 1884</text:p>
        <text:p text:style-name="P3"/>
        <text:p text:style-name="P3"/>
        <text:p text:style-name="P3">Cornwell, Alf</text:p>
        <text:p text:style-name="P3">Sydney Road, Brunswick (Sands &amp; McDougall 1874, 1877)</text:p>
        <text:p text:style-name="P3">Phoenix St, Brunswick (Sands &amp; McDougall 1879, 1881, Trades Directory 1886, )</text:p>
        <text:p text:style-name="P3">Albert St West, Brunswick (Sands &amp; McDougall 1886, 1898)</text:p>
        <text:p text:style-name="P3"/>
        <text:p text:style-name="P3"/>
        <text:p text:style-name="P3">Cosgrave, John</text:p>
        <text:p text:style-name="P3">Kay St, Carlton</text:p>
        <text:p text:style-name="P3">Sands &amp; McDougall 1876</text:p>
        <text:p text:style-name="P3"/>
        <text:p text:style-name="P3"/>
        <text:p text:style-name="P3">Costin, Henry </text:p>
        <text:p text:style-name="P3">Traralgon</text:p>
        <text:p text:style-name="P3">wise's 1892, 1894</text:p>
        <text:p text:style-name="P3"/>
        <text:p text:style-name="P3"/>
        <text:p text:style-name="P3">Cotter, Charles</text:p>
        <text:p text:style-name="P3">131 Little Lonsdale St East, Melb</text:p>
        <text:p text:style-name="P3">Sands &amp; McDougall 1876</text:p>
        <text:p text:style-name="P3"/>
        <text:p text:style-name="P3"/>
        <text:p text:style-name="P3">Cottom, Ellas</text:p>
        <text:p text:style-name="P3">Mooroopna</text:p>
        <text:p text:style-name="P3">Sands &amp; McDougalls 1911</text:p>
        <text:p text:style-name="P3"/>
        <text:p text:style-name="P3"/>
        <text:p text:style-name="P3">Cotton, James</text:p>
        <text:p text:style-name="P3">Highfield Rd, Camberwell</text:p>
        <text:p text:style-name="P3">Trades Directory 1886</text:p>
        <text:p text:style-name="P3">Sands &amp; McDougalls 1886 (says Boro instead of Camb)</text:p>
        <text:p text:style-name="P3">See also Colton</text:p>
        <text:p text:style-name="P3"/>
        <text:p text:style-name="P3"/>
        <text:p text:style-name="P3">Cousins, Joseph</text:p>
        <text:p text:style-name="P3">Balwin</text:p>
        <text:p text:style-name="P3">Wise's 1888 </text:p>
        <text:p text:style-name="P3"/>
        <text:p text:style-name="P3"><text:soft-page-break/></text:p>
        <text:p text:style-name="P3">Coulson, Charles, see Colson</text:p>
        <text:p text:style-name="P3"/>
        <text:p text:style-name="P3"/>
        <text:p text:style-name="P3">Coulson, James</text:p>
        <text:p text:style-name="P3">Oliver St, Ballaarat East </text:p>
        <text:p text:style-name="P3">Wise's 1884</text:p>
        <text:p text:style-name="P3"/>
        <text:p text:style-name="P3"/>
        <text:p text:style-name="P3">Courtenay, Robert</text:p>
        <text:p text:style-name="P3">See Northcote Brick works</text:p>
        <text:p text:style-name="P3"/>
        <text:p text:style-name="P3"/>
        <text:p text:style-name="P3">Cox &amp; Co</text:p>
        <text:p text:style-name="P3">Cnr Smith and Stubbs Sts, Kensington</text:p>
        <text:p text:style-name="P3">Wise's 1894 </text:p>
        <text:p text:style-name="P3"/>
        <text:p text:style-name="P3"/>
        <text:p text:style-name="P3">Cox, Edmund</text:p>
        <text:p text:style-name="P3">Castlemaine</text:p>
        <text:p text:style-name="P3">Wise's 1888</text:p>
        <text:p text:style-name="P3"/>
        <text:p text:style-name="P3"/>
        <text:p text:style-name="P3">Cox, George</text:p>
        <text:p text:style-name="P3">Daylesford</text:p>
        <text:p text:style-name="P3">Wise's 1884, 1888, 1892, 1894</text:p>
        <text:p text:style-name="P3"/>
        <text:p text:style-name="P3"/>
        <text:p text:style-name="P3">Coxall, Thomas</text:p>
        <text:p text:style-name="P3">Mornington</text:p>
        <text:p text:style-name="P3">Wise's 1884, 1888, 1892, 1894</text:p>
        <text:p text:style-name="P3"/>
        <text:p text:style-name="P3"/>
        <text:p text:style-name="P3">Craig, -</text:p>
        <text:p text:style-name="P3">South Yarra</text:p>
        <text:p text:style-name="P3">Lewis says he made bricks 1853-58.</text:p>
        <text:p text:style-name="P3"/>
        <text:p text:style-name="P3"/>
        <text:p text:style-name="P3">Crane, Enoch</text:p>
        <text:p text:style-name="P3">South Yarra Brick Works, Gardiners Creek Road.</text:p>
        <text:p text:style-name="P3">Lewis lists him as an early brickmaker (1860s/70s)</text:p>
        <text:p text:style-name="P3"/>
        <text:p text:style-name="P3"/>
        <text:p text:style-name="P3">Crawford, James</text:p>
        <text:p text:style-name="P3">West (?) Brunswick St, F[itzroy?]</text:p>
        <text:p text:style-name="P3">Trades Directory 1886, Sands &amp; McDougall 1876</text:p>
        <text:p text:style-name="P3"/>
        <text:p text:style-name="P3"/>
        <text:p text:style-name="P3">Crellin, James B</text:p>
        <text:p text:style-name="P3">Kerang</text:p>
        <text:p text:style-name="P3">Wise's 1888, 1892, 1894</text:p>
        <text:p text:style-name="P3">Sands &amp; McDougalls 1911, 1913 </text:p>
        <text:p text:style-name="P3"/>
        <text:p text:style-name="P3"/>
        <text:p text:style-name="P3">Crellin, William</text:p>
        <text:p text:style-name="P3">Heathcote</text:p>
        <text:p text:style-name="P3">Wise's 1884 </text:p>
        <text:p text:style-name="P3"/>
        <text:p text:style-name="P3"/>
        <text:p text:style-name="P3">Cribb, Alfred</text:p>
        <text:p text:style-name="P3">Victoria St Footscray</text:p>
        <text:p text:style-name="P3">Sands &amp; McDougall 1876, 1877</text:p>
        <text:p text:style-name="P3"/>
        <text:p text:style-name="P3"/>
        <text:p text:style-name="P3">Cribb, Henry</text:p>
        <text:p text:style-name="P3">Walter St Footscray</text:p>
        <text:p text:style-name="P3">Sands &amp; McDougall 1876</text:p>
        <text:p text:style-name="P3"/>
        <text:p text:style-name="P3"/>
        <text:p text:style-name="P3">Cromac Brick Works</text:p>
        <text:p text:style-name="P3">Bay Rd, Sandringham</text:p>
        <text:p text:style-name="P3">Sands &amp; McDougall 1955</text:p>
        <text:p text:style-name="P3"/>
        <text:p text:style-name="P3"/>
        <text:p text:style-name="P3">Cromson, S</text:p>
        <text:p text:style-name="P3">178 Johnston Street Collingwood</text:p>
        <text:p text:style-name="P3">Sands &amp; McDougall 1876</text:p>
        <text:p text:style-name="P3"/>
        <text:p text:style-name="P3"/>
        <text:p text:style-name="P3">Crump, Thomas</text:p>
        <text:p text:style-name="P3">Barkes Rd, Hawthorn</text:p>
        <text:p text:style-name="P3">Sands &amp; McDougall 1872, 1873, 1874</text:p>
        <text:p text:style-name="P3"/>
        <text:p text:style-name="P3"/>
        <text:p text:style-name="P3">Curran, Patrick</text:p>
        <text:p text:style-name="P3">Union St, Brunswick</text:p>
        <text:p text:style-name="P3">Wise's 1884</text:p>
        <text:p text:style-name="P3">Sands &amp; McDougall 1879, 1880, 1881, 1886</text:p>
        <text:p text:style-name="P3"/>
        <text:p text:style-name="P3"/>
        <text:p text:style-name="P3">Curtis, Charles</text:p>
        <text:p text:style-name="P3">Well St Brighton</text:p>
        <text:p text:style-name="P3">Sands &amp; McDougall 1876, 1878</text:p>
        <text:p text:style-name="P3"/>
        <text:p text:style-name="P3"/>
        <text:p text:style-name="P3">Daley, Thomas</text:p>
        <text:p text:style-name="P3">Margaret Terrace, Brunswick</text:p>
        <text:p text:style-name="P3">Sands &amp; McDougall 1871 only</text:p>
        <text:p text:style-name="P3">BVD 1871</text:p>
        <text:p text:style-name="P3"/>
        <text:p text:style-name="P3"/>
        <text:p text:style-name="P3">Dalla, John</text:p>
        <text:p text:style-name="P3">Lake Rowan</text:p>
        <text:p text:style-name="P3">Wise's 1884 </text:p>
        <text:p text:style-name="P3"/>
        <text:p text:style-name="P3"/>
        <text:p text:style-name="P3">Dalton, Thomas</text:p>
        <text:p text:style-name="P3">Wesley Hill, Castlemaine</text:p>
        <text:p text:style-name="P3">BVD 1875</text:p>
        <text:p text:style-name="P3"/>
        <text:p text:style-name="P3"/>
        <text:p text:style-name="P3">Damp-Proof Brick Co Pty Ltd</text:p>
        <text:p text:style-name="P3">1 Yorkshire St, Richmond</text:p>
        <text:p text:style-name="P3">Sands &amp; McDougall 1938, 1939 only</text:p>
        <text:p text:style-name="P3"/>
        <text:p text:style-name="P3"/>
        <text:p text:style-name="P3">Dandenong Brick Co</text:p>
        <text:p text:style-name="P3">Dandenong</text:p>
        <text:p text:style-name="P3">Wise's 1888 </text:p>
        <text:p text:style-name="P3"/>
        <text:p text:style-name="P3"/>
        <text:p text:style-name="P3">Daniel Robertson Bros Co Pty Ltd</text:p>
        <text:p text:style-name="P3">Mitcham</text:p>
        <text:p text:style-name="P3">in 2000 phone book at 58-74 Station St, Nunawading ph 9878 8880, old kiln and attractive grounds (see photos) but they make no pressed bricks at all. </text:p>
        <text:p text:style-name="P3">www.danielrobertson.com.au but website not working yet May 2001.</text:p>
        <text:p text:style-name="P3">Staple &amp; Dilby, Mitcham erected Hoffman Brick kilns in Mitcham in 1885 and made bricks till 1892 when sold to McLennan (who demolished one kiln), later to Signma, etc. Bain <text:s/></text:p>
        <text:p text:style-name="P3">Kemp Bros bought Signma's brickworks in Mitcham in 1917and made tiles small scale for four years, when War Homes Commission helped them expand. Sold in 1928 to Daniel Robertson. Map and photo available in Bain</text:p>
        <text:p text:style-name="P1"><text:span text:style-name="T1">The Daniel Robertson family had </text:span><text:soft-page-break/><text:span text:style-name="T1">been roofing contractors since 1853.</text:span></text:p>
        <text:p text:style-name="P3"/>
        <text:p text:style-name="P3"/>
        <text:p text:style-name="P3">Darley Fire Brick Co Pty Ltd (The)</text:p>
        <text:p text:style-name="P3">Office: Oliver's Lane, Melb</text:p>
        <text:p text:style-name="P3">Ph Central 5726 (1928), Ph MF 4531-6 (1957)</text:p>
        <text:p text:style-name="P3">Works: Bacchus Marsh</text:p>
        <text:p text:style-name="P3">From 1971:</text:p>
        <text:p text:style-name="P3">418 Swan Street Richmond</text:p>
        <text:p text:style-name="P3">Sands &amp; McD 1911, 1913, 1919, 1922, 1928, (not in 1937), 1946, 1947, 1950, 1952, 1953, 1957, 1962, 1964, 1965, 1966, 1968, 1969, 1971, 1972, 1973, 1974. Missing from 1961.</text:p>
        <text:p text:style-name="P3">Big entry in Fire brick section in 1957: "Manufacturers of all classes of firebricks and gas retorts."</text:p>
        <text:p text:style-name="P3">One of the few companies still making bricks.</text:p>
        <text:p text:style-name="P3">Makers of Darley F B Co bricks (see collection)</text:p>
        <text:p text:style-name="P3"/>
        <text:p text:style-name="P3"/>
        <text:p text:style-name="P3">Darling &amp; Son</text:p>
        <text:p text:style-name="P3">North Geelong</text:p>
        <text:p text:style-name="P3">Wise's 1888 </text:p>
        <text:p text:style-name="P3"/>
        <text:p text:style-name="P3"/>
        <text:p text:style-name="P3">Davey, Mr William</text:p>
        <text:p text:style-name="P3">Frankston</text:p>
        <text:p text:style-name="P3">Wells mentions that "Mr William Davey of the Bayview Hotel owned 68 acreson Hastings Rd between Heatherhill Rd and Golflinks Rd. He had two brick kilns on this land - one managed by Mr William Mouldey, the other by a man known as Old Steve."</text:p>
        <text:p text:style-name="P3"/>
        <text:p text:style-name="P3"/>
        <text:p text:style-name="P3">David &amp; Drysdale</text:p>
        <text:p text:style-name="P3">Yarrawonga</text:p>
        <text:p text:style-name="P3">wise's 1892</text:p>
        <text:p text:style-name="P3"/>
        <text:p text:style-name="P3"/>
        <text:p text:style-name="P3">Davies, C O K</text:p>
        <text:p text:style-name="P3">Nathalia</text:p>
        <text:p text:style-name="P3">Wise's 1888, 1892, 1894 </text:p>
        <text:p text:style-name="P3"/>
        <text:p text:style-name="P3"/>
        <text:p text:style-name="P3">Davies, Robert</text:p>
        <text:p text:style-name="P3">Chapel St, South Yarra and Toorak Rd, South Yarra</text:p>
        <text:p text:style-name="P3">Sands &amp; McDougall 1873, 1874, 1875, 1876, 1877</text:p>
        <text:p text:style-name="P3">BVD 1875 (Chapel St)</text:p>
        <text:p text:style-name="P3">Wise's 1884, 1888, 1892 give only "Fernhill" as the address; Trades Directory 1886 shows Chapel St</text:p>
        <text:p text:style-name="P3">Sands &amp; McDougall 1877, 1878, 1879, 1880, 1881 says Australian Firebrick Manufactory </text:p>
        <text:p text:style-name="P3">Sands &amp; McDougalls 1886 has two entries, Robert Davies, Chapel St SY and Robert Davies, Toorak Rd, SY.</text:p>
        <text:p text:style-name="P3">Cooper speaks of the brick kiln of "Daddy Davis" (sic) on the "corner of Toorak Rd and Chapel St, still active today as the clay is of a fine quality." </text:p>
        <text:p text:style-name="P3"/>
        <text:p text:style-name="P3"/>
        <text:p text:style-name="P3">Davis, Charles</text:p>
        <text:p text:style-name="P3">Tally Ho</text:p>
        <text:p text:style-name="P3">Wise's 1888 </text:p>
        <text:p text:style-name="P3"/>
        <text:p text:style-name="P3"/>
        <text:p text:style-name="P3">Davis, Richard</text:p>
        <text:p text:style-name="P3">Murray River, Echuca</text:p>
        <text:p text:style-name="P3">See also Goodridge, Thomas</text:p>
        <text:p text:style-name="P3">BVD 1875</text:p>
        <text:p text:style-name="P3"/>
        <text:p text:style-name="P3"/>
        <text:p text:style-name="P3">Davis, W &amp; Co</text:p>
        <text:p text:style-name="P3">Victoria Rd Hawthorn</text:p>
        <text:p text:style-name="P3">Wise's 1888 </text:p>
        <text:p text:style-name="P3"/>
        <text:p text:style-name="P3"/>
        <text:p text:style-name="P3">Davis, William</text:p>
        <text:p text:style-name="P3">South Preston</text:p>
        <text:p text:style-name="P3">Wise's 1888 </text:p>
        <text:p text:style-name="P3"/>
        <text:p text:style-name="P3"/>
        <text:p text:style-name="P3">Day, Henry</text:p>
        <text:p text:style-name="P3">Staughtonvale</text:p>
        <text:p text:style-name="P3">BVD 1875</text:p>
        <text:p text:style-name="P3"/>
        <text:p text:style-name="P3"/>
        <text:p text:style-name="P3">Dehnert, Robert</text:p>
        <text:p text:style-name="P3">Collingwood</text:p>
        <text:p text:style-name="P3">Sands &amp; McDougall 1867-8 says 325 Victoria St, 1869, 1870, 1871 says 279 Victoria St, East Collingwood!)</text:p>
        <text:p text:style-name="P3">BVD 1871 says 279 Victoria St East Collington</text:p>
        <text:p text:style-name="P3">Sands &amp; McDougall 1876, 1877, 1878, 1879, 1880, 1881 (272 Victoria St)</text:p>
        <text:p text:style-name="P3">Trades Directory 1886 and Sands &amp; McDougalls 1886 at 272 Victoria St</text:p>
        <text:p text:style-name="P3">Wise's 1888 says Flockhart St W, Collingwood</text:p>
        <text:p text:style-name="P3">Wise's 1892 says Dehnert, Robert Senior, 591 Victoria St Abbotsford</text:p>
        <text:p text:style-name="P3">Wise's 1894 says Grosvenor St, Abbotsford</text:p>
        <text:p text:style-name="P3">Sands &amp; McDougall 1898 says Robert Senior, Flockhart St, Abbotsford</text:p>
        <text:p text:style-name="P3"/>
        <text:p text:style-name="P3"/>
        <text:p text:style-name="P3">Detering, John</text:p>
        <text:p text:style-name="P3">Mansfield</text:p>
        <text:p text:style-name="P3">Sands &amp; McDougalls 1911</text:p>
        <text:p text:style-name="P3"/>
        <text:p text:style-name="P3"/>
        <text:p text:style-name="P3">Diamond, John William</text:p>
        <text:p text:style-name="P3">Paisley St, Footscray</text:p>
        <text:p text:style-name="P3">Trades Directory 1886</text:p>
        <text:p text:style-name="P3">Sands &amp; McDougalls 1886</text:p>
        <text:p text:style-name="P3"/>
        <text:p text:style-name="P3"/>
        <text:p text:style-name="P3">Diamond Hill Brick Co</text:p>
        <text:p text:style-name="P3">Eumemmering</text:p>
        <text:p text:style-name="P3">Wise's 1888, 1892 say Dandenong</text:p>
        <text:p text:style-name="P3">Mentioned in Call Back Yesterday, a failed venture in 1888 with an expensive new kind of kiln, but the clay was unsuitable. The same clay and location was later used by Ordish (it was excellent Fire clay! In fact named Eumemmering Clay, it is so exemplary!)</text:p>
        <text:p text:style-name="P3"><text:soft-page-break/>See Also Centennial</text:p>
        <text:p text:style-name="P3">Mentioned in GrDand Heritage Study as starting in 1888 near present South Gippsland Hwy, and that it used a new kind of kiln which was not successful.</text:p>
        <text:p text:style-name="P3">Makers of "D H B Co, Dandenong" bricks.</text:p>
        <text:p text:style-name="P3"/>
        <text:p text:style-name="P3"/>
        <text:p text:style-name="P3">Dickens, Frederick</text:p>
        <text:p text:style-name="P3">Wright St, Richmond</text:p>
        <text:p text:style-name="P3">Sands &amp; McDougall 1873, 1874, 1875</text:p>
        <text:p text:style-name="P3">BVD 1875</text:p>
        <text:p text:style-name="P3"/>
        <text:p text:style-name="P3"/>
        <text:p text:style-name="P3">Dickman, James</text:p>
        <text:p text:style-name="P3">Browns Hill, Footscray</text:p>
        <text:p text:style-name="P3">Sands &amp; McDougall 1872</text:p>
        <text:p text:style-name="P3"/>
        <text:p text:style-name="P3"/>
        <text:p text:style-name="P3">Dickson, Daniel</text:p>
        <text:p text:style-name="P3">Camberwell Road, Hawthorn</text:p>
        <text:p text:style-name="P3">Sands &amp; McDougall 1875, 1876</text:p>
        <text:p text:style-name="P3"/>
        <text:p text:style-name="P3"/>
        <text:p text:style-name="P3">Dixon, James </text:p>
        <text:p text:style-name="P3">Dandenong Rd Oakleigh</text:p>
        <text:p text:style-name="P3">wise'e 1892</text:p>
        <text:p text:style-name="P3"/>
        <text:p text:style-name="P3"/>
        <text:p text:style-name="P3">Dobbie &amp; McLean</text:p>
        <text:p text:style-name="P3">Mitcham</text:p>
        <text:p text:style-name="P3">Wise's 1888, 1892 </text:p>
        <text:p text:style-name="P3"/>
        <text:p text:style-name="P3"/>
        <text:p text:style-name="P3">Dobinson, John</text:p>
        <text:p text:style-name="P3">Whitehorse Rd, Balwyn</text:p>
        <text:p text:style-name="P3">Trades Directory 1886</text:p>
        <text:p text:style-name="P3">Wise's 1888 </text:p>
        <text:p text:style-name="P3"/>
        <text:p text:style-name="P3"/>
        <text:p text:style-name="P3">Dobson, John</text:p>
        <text:p text:style-name="P3">Williamson St, Sandhurst</text:p>
        <text:p text:style-name="P3">BVD 1875</text:p>
        <text:p text:style-name="P3"/>
        <text:p text:style-name="P3"/>
        <text:p text:style-name="P3">Dodd, Samuel</text:p>
        <text:p text:style-name="P3">Costerfield</text:p>
        <text:p text:style-name="P3">Wise's 1884</text:p>
        <text:p text:style-name="P3"/>
        <text:p text:style-name="P3"/>
        <text:p text:style-name="P3">Dodgson, J S </text:p>
        <text:p text:style-name="P3">(Essedon Brick Co) </text:p>
        <text:p text:style-name="P3">343 Collins St Melb</text:p>
        <text:p text:style-name="P3">Wise's 1892 </text:p>
        <text:p text:style-name="P3"/>
        <text:p text:style-name="P3"/>
        <text:p text:style-name="P3">Doggett, William</text:p>
        <text:p text:style-name="P3">Brunswick Rd, Brunswick (Sands &amp; McDougall 1870, 1871)</text:p>
        <text:p text:style-name="P3">BVD 1871, 1875 (latter adds Senior &amp; junior)</text:p>
        <text:p text:style-name="P3">Sands &amp; McDougall 1872, 1873, 1874, 1875, 1876, 1877, 1878, 1879, 1880 adds "and William Junior")</text:p>
        <text:p text:style-name="P3">Park St West, Brunswick (Wise's 1884 &amp; Trades Directory 1886, Sands &amp; McDougall 1877, 1878, 1879, 1880, 1881, 1886)</text:p>
        <text:p text:style-name="P3"/>
        <text:p text:style-name="P3"/>
        <text:p text:style-name="P3">Donelly, Hugh McG</text:p>
        <text:p text:style-name="P3">Bruthen</text:p>
        <text:p text:style-name="P3">Sands &amp; McDougalls 1911, 1913 </text:p>
        <text:p text:style-name="P3"/>
        <text:p text:style-name="P3"/>
        <text:p text:style-name="P3">Dorling &amp; Son </text:p>
        <text:p text:style-name="P3">Victoria St, North Geelong</text:p>
        <text:p text:style-name="P3">Wise's 1892 </text:p>
        <text:p text:style-name="P3">Wise's 1894 says Dorling, Reuben, North Geelong</text:p>
        <text:p text:style-name="P3">Sands &amp; McDougalls 1911, 1913 (Dorling, R at this address. See also below)</text:p>
        <text:p text:style-name="P3"/>
        <text:p text:style-name="P3"/>
        <text:p text:style-name="P3">Dorling, R</text:p>
        <text:p text:style-name="P3">Mt Alexander Rd, Essendon</text:p>
        <text:p text:style-name="P3">Trades Directory 1886</text:p>
        <text:p text:style-name="P3"/>
        <text:p text:style-name="P3"/>
        <text:p text:style-name="P3">Dornom, Samuel</text:p>
        <text:p text:style-name="P3">Cnr Kidgell St &amp; Beresford Rd, Lilydale</text:p>
        <text:p text:style-name="P3">Ross (P8) says he took over John Naismith's brickyard in 1888. He was a brick-layer and contractorwho had arrived in Australia in 1864, settled in Lilydale in 1870 where he stayed till he died in 1927 aged 86. He built Lilydale Hotel, the gasworks, Old Colonial Bank, Athenaeum Hall, and Olinda Hotel.</text:p>
        <text:p text:style-name="P3"/>
        <text:p text:style-name="P3"/>
        <text:p text:style-name="P3">Dorrington, C </text:p>
        <text:p text:style-name="P3">Jeparit</text:p>
        <text:p text:style-name="P3">Sands &amp; McDougalls 1911</text:p>
        <text:p text:style-name="P3"/>
        <text:p text:style-name="P3"/>
        <text:p text:style-name="P3">Down Bros</text:p>
        <text:p text:style-name="P3">Nagambie</text:p>
        <text:p text:style-name="P3">Wise's 1894 </text:p>
        <text:p text:style-name="P3"/>
        <text:p text:style-name="P3"/>
        <text:p text:style-name="P3">Downing, William</text:p>
        <text:p text:style-name="P3">Ringwood</text:p>
        <text:p text:style-name="P3">Wise's 1894 </text:p>
        <text:p text:style-name="P3"/>
        <text:p text:style-name="P3"/>
        <text:p text:style-name="P3">Dowsley, Felix</text:p>
        <text:p text:style-name="P3">Bowen St West, St Arnaud</text:p>
        <text:p text:style-name="P3">Sands &amp; McDougalls 1911</text:p>
        <text:p text:style-name="P3"/>
        <text:p text:style-name="P3"/>
        <text:p text:style-name="P3">Drew, George</text:p>
        <text:p text:style-name="P3">Heyfield</text:p>
        <text:p text:style-name="P3">Wise's 1888,1892, 1894</text:p>
        <text:p text:style-name="P3"/>
        <text:p text:style-name="P3"/>
        <text:p text:style-name="P3">Drummond, William</text:p>
        <text:p text:style-name="P3">Orbost</text:p>
        <text:p text:style-name="P3">Sands &amp; McDougalls 1913 </text:p>
        <text:p text:style-name="P3"/>
        <text:p text:style-name="P3"/>
        <text:p text:style-name="P3">Drysdale Bros</text:p>
        <text:p text:style-name="P3">Shepparton or Yarrawonga</text:p>
        <text:p text:style-name="P3">Wise's 1884 says Drysdale, Joseph and David, Shepparton</text:p>
        <text:p text:style-name="P3">Wise's 1894 and Sands &amp; McDougalls 1913 say Drysdale Bros, Yarrawonga.</text:p>
        <text:p text:style-name="P3">Sands &amp; McDougalls 1911 has two entries: Drysdale, David, Yarrawonga and Drysdale, George, Yarrawonga.</text:p>
        <text:p text:style-name="P3"/>
        <text:p text:style-name="P3"/>
        <text:p text:style-name="P3">Drysdale, John</text:p>
        <text:p text:style-name="P3">Murray bank, Swan Hill</text:p>
        <text:p text:style-name="P3"><text:soft-page-break/>BVD 1875</text:p>
        <text:p text:style-name="P3"/>
        <text:p text:style-name="P3"/>
        <text:p text:style-name="P3">Earnshaw, Joseph</text:p>
        <text:p text:style-name="P3">Tatura</text:p>
        <text:p text:style-name="P3">Wise's 1884 , 1888`</text:p>
        <text:p text:style-name="P3"/>
        <text:p text:style-name="P3"/>
        <text:p text:style-name="P3">East Mitcham Brick Co Ltd </text:p>
        <text:p text:style-name="P3">Citybank Chambers Eliz St Melb</text:p>
        <text:p text:style-name="P3">Wise's 1892 </text:p>
        <text:p text:style-name="P3"/>
        <text:p text:style-name="P3"/>
        <text:p text:style-name="P3">Eastdale, Robert</text:p>
        <text:p text:style-name="P3">Stawell West</text:p>
        <text:p text:style-name="P3">Wise's 1888, 1892, 1894 </text:p>
        <text:p text:style-name="P3"/>
        <text:p text:style-name="P3"/>
        <text:p text:style-name="P3">Eastland, Edward </text:p>
        <text:p text:style-name="P3">Stawell</text:p>
        <text:p text:style-name="P3">Wise's 1892 , 1894</text:p>
        <text:p text:style-name="P3"/>
        <text:p text:style-name="P3"/>
        <text:p text:style-name="P3">Echold, John</text:p>
        <text:p text:style-name="P3">Whitehall Street, Footscray</text:p>
        <text:p text:style-name="P3">BVD 1875</text:p>
        <text:p text:style-name="P3">Sands &amp; McDougall 1874, 1875, 1876, 1877</text:p>
        <text:p text:style-name="P3"/>
        <text:p text:style-name="P3"/>
        <text:p text:style-name="P3">Edmondson, John</text:p>
        <text:p text:style-name="P3">Talbot Rd, Clunes</text:p>
        <text:p text:style-name="P3">BVD 1875</text:p>
        <text:p text:style-name="P3"/>
        <text:p text:style-name="P3"/>
        <text:p text:style-name="P3">Edwards, John </text:p>
        <text:p text:style-name="P3">Swan Hill</text:p>
        <text:p text:style-name="P3">Wise's 1892, 1894</text:p>
        <text:p text:style-name="P3"/>
        <text:p text:style-name="P3"/>
        <text:p text:style-name="P3">Edwards, John</text:p>
        <text:p text:style-name="P3">Albert St West, Brunswick</text:p>
        <text:p text:style-name="P3">BVD 1871, 1875</text:p>
        <text:p text:style-name="P3">Sands &amp; McDougall 1870, 1871, 1872, 1873, 1874, 1875, 1876, 1877, 1878, 1879, 1880, 1886</text:p>
        <text:p text:style-name="P3">Sands &amp; McDougall 1881 says Edwards, George</text:p>
        <text:p text:style-name="P3">Wise's 1884, Trades Directory 1886</text:p>
        <text:p text:style-name="P3"/>
        <text:p text:style-name="P3"/>
        <text:p text:style-name="P3">Elliott Bros</text:p>
        <text:p text:style-name="P3">Seymour</text:p>
        <text:p text:style-name="P3">Wise's 1888, 1892, 1894</text:p>
        <text:p text:style-name="P3"/>
        <text:p text:style-name="P3"/>
        <text:p text:style-name="P3">Elliott, Charles</text:p>
        <text:p text:style-name="P3">Benalla</text:p>
        <text:p text:style-name="P3">Sands &amp; McDougalls 1911</text:p>
        <text:p text:style-name="P3"/>
        <text:p text:style-name="P3"/>
        <text:p text:style-name="P3">Elliott, Henry</text:p>
        <text:p text:style-name="P3">Benalla</text:p>
        <text:p text:style-name="P3">Sands &amp; McDougalls 1911</text:p>
        <text:p text:style-name="P3"/>
        <text:p text:style-name="P3"/>
        <text:p text:style-name="P3">Elliott, Mr</text:p>
        <text:p text:style-name="P3">Numurkah</text:p>
        <text:p text:style-name="P3">Wise's 1888, 1892 </text:p>
        <text:p text:style-name="P3"/>
        <text:p text:style-name="P3"/>
        <text:p text:style-name="P3">Elliott, William Senior</text:p>
        <text:p text:style-name="P3">Bridge St, Benalla</text:p>
        <text:p text:style-name="P3">Wise's 1884, 1888, 1892, 1894</text:p>
        <text:p text:style-name="P3"/>
        <text:p text:style-name="P3"/>
        <text:p text:style-name="P3">Ellis, Henry</text:p>
        <text:p text:style-name="P3">Preston</text:p>
        <text:p text:style-name="P3">Wise's 1888 </text:p>
        <text:p text:style-name="P3"/>
        <text:p text:style-name="P3"/>
        <text:p text:style-name="P3">Ellis, Joseph</text:p>
        <text:p text:style-name="P3">Orrong Rd, Toorak</text:p>
        <text:p text:style-name="P3">BVD 1871, 1875</text:p>
        <text:p text:style-name="P3">Sands &amp; McDougall 1869, 1877 (1877 says Orrong Rd Preston), 1870, 1871, 1872, 1873, 1874, 1875, 1876, 1878, 1879, 1880, 1881 (says Orrong Rd Prahran)</text:p>
        <text:p text:style-name="P3"/>
        <text:p text:style-name="P3"/>
        <text:p text:style-name="P3">Ellis, Tolson</text:p>
        <text:p text:style-name="P3">S Preston</text:p>
        <text:p text:style-name="P3">Wise's 1888 </text:p>
        <text:p text:style-name="P3"/>
        <text:p text:style-name="P3"/>
        <text:p text:style-name="P3">Ellis, William</text:p>
        <text:p text:style-name="P3">Riversdale Road, Hawthorne</text:p>
        <text:p text:style-name="P3">BVD 1875</text:p>
        <text:p text:style-name="P3">Sands &amp; McDougall 1874, 1875, 1876, 1877, 1878</text:p>
        <text:p text:style-name="P3"/>
        <text:p text:style-name="P3"/>
        <text:p text:style-name="P3">Emmerson, John W</text:p>
        <text:p text:style-name="P3">Romsey</text:p>
        <text:p text:style-name="P3">Wise's 1894 </text:p>
        <text:p text:style-name="P3"/>
        <text:p text:style-name="P3"/>
        <text:p text:style-name="P3">Emonson, David </text:p>
        <text:p text:style-name="P3">Mildura</text:p>
        <text:p text:style-name="P3">Wise's 1894</text:p>
        <text:p text:style-name="P3"/>
        <text:p text:style-name="P3"/>
        <text:p text:style-name="P3">England, Henry </text:p>
        <text:p text:style-name="P3">452 High St East, Prahran</text:p>
        <text:p text:style-name="P3">Wise's 1892 </text:p>
        <text:p text:style-name="P3"/>
        <text:p text:style-name="P3"/>
        <text:p text:style-name="P3">England, Stephen</text:p>
        <text:p text:style-name="P3">Weston St, Brunswick </text:p>
        <text:p text:style-name="P3">Sands &amp; McDougall 1898</text:p>
        <text:p text:style-name="P3"/>
        <text:p text:style-name="P3"/>
        <text:p text:style-name="P3">Errington, John</text:p>
        <text:p text:style-name="P3">Aberfeldy</text:p>
        <text:p text:style-name="P3">Wise's 1888 </text:p>
        <text:p text:style-name="P3"/>
        <text:p text:style-name="P3"/>
        <text:p text:style-name="P3">Erskine Bros</text:p>
        <text:p text:style-name="P3">Shepparton</text:p>
        <text:p text:style-name="P3">Wise's 1945</text:p>
        <text:p text:style-name="P3"/>
        <text:p text:style-name="P3"/>
        <text:p text:style-name="P3">Erskine, Malcolm</text:p>
        <text:p text:style-name="P3">Gisborne</text:p>
        <text:p text:style-name="P3">Wise's 1892, 1894 </text:p>
        <text:p text:style-name="P3"/>
        <text:p text:style-name="P3"/>
        <text:p text:style-name="P3">Espagna , George</text:p>
        <text:p text:style-name="P3">Horsham</text:p>
        <text:p text:style-name="P3">Sands &amp; McDougalls 1913 </text:p>
        <text:p text:style-name="P3"/>
        <text:p text:style-name="P3"/>
        <text:p text:style-name="P3">Essendon Brick Co Ltd</text:p>
        <text:p text:style-name="P3">32 Collins St W, Melbourne (1888)</text:p>
        <text:p text:style-name="P3">Wise's 1888, 1892</text:p>
        <text:p text:style-name="P3">In 1892, J H Dodgson, secretay, 343 Collins St Melb (also listed separately), Patrick Brennan mgr, Bulla Rd Essendon</text:p>
        <text:p text:style-name="P3"/>
        <text:p text:style-name="P3"/>
        <text:p text:style-name="P3">Ethel, D</text:p>
        <text:p text:style-name="P3">Malvern Rd, Prahran</text:p>
        <text:p text:style-name="P3"><text:soft-page-break/>Sands &amp; McDougall 1869, 1870, 1871 only</text:p>
        <text:p text:style-name="P3">BVD 1871</text:p>
        <text:p text:style-name="P3"/>
        <text:p text:style-name="P3"/>
        <text:p text:style-name="P3">Ethel, H</text:p>
        <text:p text:style-name="P3">Commercial Rd, Prahran (Sands &amp; McDougall 1870, 1871, 1872, 1873, 1874, 1875)</text:p>
        <text:p text:style-name="P3">BVD 1871, 1875</text:p>
        <text:p text:style-name="P3">Malvern Rd Prahran (Sands &amp; McDougall 1876, 1877, 1878, 1879, 1880, 1881)</text:p>
        <text:p text:style-name="P3"/>
        <text:p text:style-name="P3"/>
        <text:p text:style-name="P3">Ethel, Henry</text:p>
        <text:p text:style-name="P3">Pohlman St, Armadale</text:p>
        <text:p text:style-name="P3">Wise's 1894 </text:p>
        <text:p text:style-name="P3">Sands &amp; McDougall 1898 says Ethell, Henry, Orrong Rd, Armadale</text:p>
        <text:p text:style-name="P3"/>
        <text:p text:style-name="P3"/>
        <text:p text:style-name="P3">Ethel, Thomas</text:p>
        <text:p text:style-name="P3">High St Prahran</text:p>
        <text:p text:style-name="P3">BVD 1871, 1875</text:p>
        <text:p text:style-name="P3">Sands &amp; McDougall 1868, 1869, 1870, 1871, 1872, 1873, 1874, 1875, 1876, 1877, 1878</text:p>
        <text:p text:style-name="P3">Wise's 1892 says Ethel, Thomas Jasper Rd, East Brighton. Sands &amp; McDougall 1898 shows same address but spells it Ethell.</text:p>
        <text:p text:style-name="P3"/>
        <text:p text:style-name="P3"/>
        <text:p text:style-name="P3">Evans Bros</text:p>
        <text:p text:style-name="P3">Yarra Bank Road South Melbourne</text:p>
        <text:p text:style-name="P3">Brick, Tiles &amp; Pottery, Park Road Oakleigh (confirmed by someone at ODHS 2/12/2001)</text:p>
        <text:p text:style-name="P3">K B Lattice Bricks, Stud Road Scoresby</text:p>
        <text:p text:style-name="P3">These three addresses in S &amp; McD 1966, 1968, 1969</text:p>
        <text:p text:style-name="P3">Highbury Rd, Tally Ho</text:p>
        <text:p text:style-name="P3">- the Tally Ho Clay Pit in 1920s in northeast corner of Mulgrave, Section 64 where houses are now being built in quarry. Also in Oakleigh in 1910s - see RHSV papers. </text:p>
        <text:p text:style-name="P3">Sands &amp; McD 1966, 1968, 1969</text:p>
        <text:p text:style-name="P3">Mentioned in Oakleigh Heritage Study for 1922</text:p>
        <text:p text:style-name="P3">Evans Bros first began importing slate and cement, and burning lime, in 1901. The original partners were attracted to tile-making in 1910 and acquired a pit at Oakleigh. While awaiting the arrival of the French tilemaking machine, they started making bricks for the kiln. Within two years they were making tiles in commercial quantities, but it took four more years to persuade the public to prefer local over imported roofing materials . By 1920 additional clay was needed and the Tally-Ho pit was opened. Map of both pits available in Bain</text:p>
        <text:p text:style-name="P3">Jobsons 1977 says it became a part of Brick &amp; Pipe Ind in1968, that is, Evans Bros Holdings Ltd, Evans Bros Pty Ltd, Evans Bros (Bricks) Pty Ltd, Evans Bros (Oakleigh ) Pty Ltd are all susidiaries.</text:p>
        <text:p text:style-name="P3">Jobsons 1995 shows that it is part of Pioneer now.</text:p>
        <text:p text:style-name="P3">One brick seller told me that the pit in HS Rd yielded fire brick clay. I do not think there was a kiln there (needs confirmation).</text:p>
        <text:p text:style-name="P3"/>
        <text:p text:style-name="P3"/>
        <text:p text:style-name="P3">Evans, John</text:p>
        <text:p text:style-name="P3">Healsville</text:p>
        <text:p text:style-name="P3">Wise's 1888 </text:p>
        <text:p text:style-name="P3"/>
        <text:p text:style-name="P3"/>
        <text:p text:style-name="P3">Everett, John</text:p>
        <text:p text:style-name="P3">Castlemaine</text:p>
        <text:p text:style-name="P3">Sands &amp; McDougalls 1913 </text:p>
        <text:p text:style-name="P3"/>
        <text:p text:style-name="P3"/>
        <text:p text:style-name="P3">Everett, Henry</text:p>
        <text:p text:style-name="P3">Walker st, Castlemaine</text:p>
        <text:p text:style-name="P3">BVD 1875</text:p>
        <text:p text:style-name="P3">Wise's 1884 , 1888</text:p>
        <text:p text:style-name="P3"/>
        <text:p text:style-name="P3"/>
        <text:p text:style-name="P3">Everett, John</text:p>
        <text:p text:style-name="P3">Castlemaine</text:p>
        <text:p text:style-name="P3">Sands &amp; McDougalls 1911</text:p>
        <text:p text:style-name="P3"/>
        <text:p text:style-name="P3"/>
        <text:p text:style-name="P3">Everett, Thomas </text:p>
        <text:p text:style-name="P3">North Geelong</text:p>
        <text:p text:style-name="P3">Wise's 1892 </text:p>
        <text:p text:style-name="P3"/>
        <text:p text:style-name="P3"/>
        <text:p text:style-name="P3">Everett, William</text:p>
        <text:p text:style-name="P3">North Geelong</text:p>
        <text:p text:style-name="P3">Wise's 1894 </text:p>
        <text:p text:style-name="P3"/>
        <text:p text:style-name="P3"/>
        <text:p text:style-name="P3">Everitt Bros</text:p>
        <text:p text:style-name="P3">North Geelong</text:p>
        <text:p text:style-name="P3">Sands &amp; McDougalls 1911, 1913 </text:p>
        <text:p text:style-name="P3"/>
        <text:p text:style-name="P3"/>
        <text:p text:style-name="P3">Excelsior Brick Co</text:p>
        <text:p text:style-name="P3">Chapel St, South Yarra</text:p>
        <text:p text:style-name="P3">Sands &amp; McD 1919, 1922, 1928, 1933, 1937, 1938: missing from 1946 etc</text:p>
        <text:p text:style-name="P3">Makers of Excelsior bricks (see collection)</text:p>
        <text:p text:style-name="P3"/>
        <text:p text:style-name="P3"/>
        <text:p text:style-name="P3">Fabtile Industries Pty Ltd</text:p>
        <text:p text:style-name="P3">94-96 Hoddle Street Abbotsford</text:p>
        <text:p text:style-name="P3">Sands &amp; McD 1972, 1973, 1974</text:p>
        <text:p text:style-name="P3"/>
        <text:p text:style-name="P3"/>
        <text:p text:style-name="P3">Farmer, Walter</text:p>
        <text:p text:style-name="P3">Scoresby St, Hamilton</text:p>
        <text:p text:style-name="P3">BVD 1875</text:p>
        <text:p text:style-name="P3"/>
        <text:p text:style-name="P3"/>
        <text:p text:style-name="P3">Farrington, William</text:p>
        <text:p text:style-name="P3">SheepwashRd, Sandhurst</text:p>
        <text:p text:style-name="P3">BVD 1875</text:p>
        <text:p text:style-name="P3">Wise's 1884, 1894 (which says Bendigo instead of Sandhurst) </text:p>
        <text:p text:style-name="P3"/>
        <text:p text:style-name="P3"/>
        <text:p text:style-name="P3">Fawlkner, Joseph</text:p>
        <text:p text:style-name="P3">Kangaroo Flat</text:p>
        <text:p text:style-name="P3">Wise's 1892, 1894 </text:p>
        <text:p text:style-name="P3"/>
        <text:p text:style-name="P3"/>
        <text:p text:style-name="P3"><text:soft-page-break/>Fear, Daniel</text:p>
        <text:p text:style-name="P3">Miller St, Richmond</text:p>
        <text:p text:style-name="P3">Sands &amp; McD 1872, 1873, 1874, 1875, 1876</text:p>
        <text:p text:style-name="P3">BVD 1875</text:p>
        <text:p text:style-name="P3"/>
        <text:p text:style-name="P3">Ferguson Bros</text:p>
        <text:p text:style-name="P3">Tone Rd, Wangaratta</text:p>
        <text:p text:style-name="P3">Sands &amp; McDougalls 1911, 1913 </text:p>
        <text:p text:style-name="P3">Wise's 1945</text:p>
        <text:p text:style-name="P3"/>
        <text:p text:style-name="P3"/>
        <text:p text:style-name="P3">Fisher, J B</text:p>
        <text:p text:style-name="P3">Makers of "J B Fisher Stourbri....." bricks as seen at Langi Morgala Museum at Ararat.</text:p>
        <text:p text:style-name="P3">Therefore this may not be a local brick. In Wise's 1884 directory, in the list of English products available for export to the colonies, is an advertisement from Harris and Pearson, of Stourbridge, Blue Brick &amp; Tile Manufacturers. Unless there is a Stourbri... in Victoria, J B Fisher may never have seen our fair state.</text:p>
        <text:p text:style-name="P3"/>
        <text:p text:style-name="P3"/>
        <text:p text:style-name="P3">Fleuri, George</text:p>
        <text:p text:style-name="P3">Miners'Rest</text:p>
        <text:p text:style-name="P3">BVD 1875</text:p>
        <text:p text:style-name="P3">Wise's 1884, 1888, 1892 , 1894</text:p>
        <text:p text:style-name="P3"/>
        <text:p text:style-name="P3"/>
        <text:p text:style-name="P3">Flewin, John </text:p>
        <text:p text:style-name="P3">Morwell</text:p>
        <text:p text:style-name="P3">Wise's 1892, 1894 </text:p>
        <text:p text:style-name="P3"/>
        <text:p text:style-name="P3"/>
        <text:p text:style-name="P3">Flewin, Robert</text:p>
        <text:p text:style-name="P3">Kilmore</text:p>
        <text:p text:style-name="P3">Sands &amp; McDougalls 1913 </text:p>
        <text:p text:style-name="P3"/>
        <text:p text:style-name="P3"/>
        <text:p text:style-name="P3">Footscray Brickmaking Co</text:p>
        <text:p text:style-name="P3">Parker St, Footscray (Sands &amp; McDougall 1872, 1873)</text:p>
        <text:p text:style-name="P3">Cowper Street, Footscray (Sands &amp; McDougall 1874, 1875, 1876, 1877, 1878, 1879)</text:p>
        <text:p text:style-name="P3">Sands &amp; McDougall 1877, 1878, 1879 and BVD 1875 all add G Smith Manager (Cowper St)</text:p>
        <text:p text:style-name="P3"/>
        <text:p text:style-name="P3"/>
        <text:p text:style-name="P3">Forbes, J</text:p>
        <text:p text:style-name="P3">Barham, NSW</text:p>
        <text:p text:style-name="P3">Sands &amp; McDougalls 1911, 1913 </text:p>
        <text:p text:style-name="P3"/>
        <text:p text:style-name="P3"/>
        <text:p text:style-name="P3">Forbes, Thomas</text:p>
        <text:p text:style-name="P3">Bonnie Doon</text:p>
        <text:p text:style-name="P3">Wise's 1894 </text:p>
        <text:p text:style-name="P3"/>
        <text:p text:style-name="P3"/>
        <text:p text:style-name="P3">Forest, Robert</text:p>
        <text:p text:style-name="P3">Echuca</text:p>
        <text:p text:style-name="P3">Wise's 1888 </text:p>
        <text:p text:style-name="P3"/>
        <text:p text:style-name="P3"/>
        <text:p text:style-name="P3">Forsyth, Robert</text:p>
        <text:p text:style-name="P3">Maitoongoon near Mansfield</text:p>
        <text:p text:style-name="P3">Vic Hist Mag Vol 9 #4 p114 has this note: "The three front rooms of my home 'Maitoongoon' near Mansfield were built of bricks made on the estatein 1838 and are still in a state of perfect preservation, the bricks being as good as the day they were made. My late husband's father, Robert Forsyth, purchased this station in 1851, and it has been my home for the past 60 years. Unfortunately it is to be submerged by the Sugarloaf Reservoir, Eildon Weir, in the near future, having been compulsorily resumed By State Rivers and Water Supply Commission. -Barbara Forsyth. (1923?)</text:p>
        <text:p text:style-name="P3"/>
        <text:p text:style-name="P3"/>
        <text:p text:style-name="P3">Fosbell, Samuel</text:p>
        <text:p text:style-name="P3">Brewster St, Essendon</text:p>
        <text:p text:style-name="P3">Sands &amp; McDougall 1875</text:p>
        <text:p text:style-name="P3"/>
        <text:p text:style-name="P3"/>
        <text:p text:style-name="P3">Foster, David</text:p>
        <text:p text:style-name="P3">Market St, Dunnolly</text:p>
        <text:p text:style-name="P3">BVD 1875</text:p>
        <text:p text:style-name="P3">Wise's 1884</text:p>
        <text:p text:style-name="P3"/>
        <text:p text:style-name="P3"/>
        <text:p text:style-name="P3">Foster, James</text:p>
        <text:p text:style-name="P3">Euroa</text:p>
        <text:p text:style-name="P3">Wise's 1894</text:p>
        <text:p text:style-name="P3"/>
        <text:p text:style-name="P3"/>
        <text:p text:style-name="P3">Foster, Jesse</text:p>
        <text:p text:style-name="P3">Gipps St, Kilmore</text:p>
        <text:p text:style-name="P3">BVD 1875</text:p>
        <text:p text:style-name="P3"/>
        <text:p text:style-name="P3"/>
        <text:p text:style-name="P3">Fowler-Hobson, Mr</text:p>
        <text:p text:style-name="P3">Chiltern Rd, Wodonga</text:p>
        <text:p text:style-name="P3">BVD 1875</text:p>
        <text:p text:style-name="P3"/>
        <text:p text:style-name="P3"/>
        <text:p text:style-name="P3">Fox, Squires</text:p>
        <text:p text:style-name="P3">Mt Alexander Rd, Essendon</text:p>
        <text:p text:style-name="P3">Sands &amp; McDougall 1875, 1876</text:p>
        <text:p text:style-name="P3"/>
        <text:p text:style-name="P3"/>
        <text:p text:style-name="P3">Francis, James</text:p>
        <text:p text:style-name="P3">Palmerston St, Buninyong</text:p>
        <text:p text:style-name="P3">BVD 1875</text:p>
        <text:p text:style-name="P3"/>
        <text:p text:style-name="P3"/>
        <text:p text:style-name="P3">Frankston Brick Co Ltd</text:p>
        <text:p text:style-name="P3">Frankston</text:p>
        <text:p text:style-name="P3">Trades Directory 1886</text:p>
        <text:p text:style-name="P3">Wise's 1888, 1892, 1894 say Charles F Husbands = Managing Director; Office = 1 Elden Chambers, Bank Place, Collins St West, Melb</text:p>
        <text:p text:style-name="P3">According to Jones, p107, F B Co was launched in 1886, by Thomas Ritchie (p111). Captain Benjamin Baxter was the original chairman. Capacity of 24,000 bricks per day in Dec 1889. (p107).</text:p>
        <text:p text:style-name="P3">Rowland (p46) adds that Thompsonran the brick factory, which was located in "Lawrey's Paddock" where Central Park now stands. By 1889, the works were sold to Messrs Clew (sic) and Hill to become Excelsior Brickworks.</text:p>
        <text:p text:style-name="P1"><text:span text:style-name="T1">Original St Francis Xavier </text:span><text:soft-page-break/><text:span text:style-name="T1">church (SW corner of Davey and Baxter Sts, diag opp present church) was built of red Frankston bricks from Lowrey's Paddock. (Frankston Standard 5 Oct 1989, in FHS Oral Hist Bk 10)</text:span></text:p>
        <text:p text:style-name="P3">Also the Methodist Church in High St was "built from hand-made bricksusing the clay and kiln from where Central park is now located" in early 1887. (Pickup p40). John Thompson was a member of this church and its Trust (ibid p 2)</text:p>
        <text:p text:style-name="P3">Wells oral history confirms in principle though details vary. He says the third (see also Clarke, and Shannon) brickyard in Frankston was opened by John Thompson in "what is now known as 'Lawrey's Paddock' in Thompson St. It was taken over later by Messrs Glew and Hill. The Frankston Brick Co opened in 1884 or 1885 and made some good bricks (and some not so good). The company's whistle sounded at 7:30am and 5pm. It was a powerful whistleandcould be heard 2-3 miles off. People used to set their clocks and watches by it. The Methodist Church was built of this company's bricks. See also Davey. </text:p>
        <text:p text:style-name="P3">Gas Company (p53) and Osborne House (p67) were made of Frankston bricks.</text:p>
        <text:p text:style-name="P3">Apparently St Paul's Anglican Church was rebuilt in 1885 (year before FBCo est) using locally made bricks. CHECK by reading "Ready Aye Ready,"Frankston Fire Brigade Centenary1989 at FHS.</text:p>
        <text:p text:style-name="P3">Chaplin quotes a Bill Baxter who describes the making of the Frankston bricks as an extrusion (wirecut) process, air-dried in a wooden shelter, and burnt in a bottom-fired kiln. He says the hole was sixty feet deep and he swam in it and some circus elephants got down in the hole one time.</text:p>
        <text:p text:style-name="P3">Bricks with both raised and sunken letters seen at Ballam Park museum.</text:p>
        <text:p text:style-name="P3"/>
        <text:p text:style-name="P3"/>
        <text:p text:style-name="P3">Freestone, G &amp; T</text:p>
        <text:p text:style-name="P3">Victoria St West, Brunswick</text:p>
        <text:p text:style-name="P3">Sands &amp; McDougall 1876, 1877</text:p>
        <text:p text:style-name="P3">Sands &amp; McDougall 1878, 1879 says Freestone, G &amp; J at this address</text:p>
        <text:p text:style-name="P3">Wise's 1888 says "Freestone &amp; Son, Albert St Brunswick"</text:p>
        <text:p text:style-name="P3"/>
        <text:p text:style-name="P3"/>
        <text:p text:style-name="P3">Freestone, James</text:p>
        <text:p text:style-name="P3">Albert St West, Brunswick</text:p>
        <text:p text:style-name="P3">Sands &amp; McDougalls 1886 </text:p>
        <text:p text:style-name="P3"/>
        <text:p text:style-name="P3"/>
        <text:p text:style-name="P3">Freestone, John</text:p>
        <text:p text:style-name="P3">Victoria St, Brunswick</text:p>
        <text:p text:style-name="P3">Sands &amp; McDougall 1870, 1871 only</text:p>
        <text:p text:style-name="P3">BVD 1871</text:p>
        <text:p text:style-name="P3"/>
        <text:p text:style-name="P3"/>
        <text:p text:style-name="P3">French, Alfred</text:p>
        <text:p text:style-name="P3">19 Eastbourne St Wr (Warragul???)</text:p>
        <text:p text:style-name="P3">Sands &amp; McDougalls 1886</text:p>
        <text:p text:style-name="P3"/>
        <text:p text:style-name="P3"/>
        <text:p text:style-name="P3">French, John</text:p>
        <text:p text:style-name="P3">North Geelong</text:p>
        <text:p text:style-name="P3">Wise's 1888, 1892, 1894</text:p>
        <text:p text:style-name="P3"/>
        <text:p text:style-name="P3"/>
        <text:p text:style-name="P3">Frestney, Clark</text:p>
        <text:p text:style-name="P3">Malvern Rd, Gardiner</text:p>
        <text:p text:style-name="P3">Sands &amp; McDougall 1870, 1871, 1872 and BVD 1871 all say at Malvern; S&amp;Mc 1873, 1874, 1875, 1876 and BVD 1875 say at Malvern Rd, Gardiner.</text:p>
        <text:p text:style-name="P3"/>
        <text:p text:style-name="P3"/>
        <text:p text:style-name="P3">Fritsch, Auguste</text:p>
        <text:p text:style-name="P3">Victoria St, East Collingwood (Sands &amp; McDougall 1869, 1870, 1871, 1872, 1873, 1874, 1875)</text:p>
        <text:p text:style-name="P3">BVD 1871, 1875</text:p>
        <text:p text:style-name="P3">Camberwell Rd Hawthorn (Sands &amp; McDougall 1876)</text:p>
        <text:p text:style-name="P3">Wise's 1884 says Riversdale Rd, Hawthorn</text:p>
        <text:p text:style-name="P3"/>
        <text:p text:style-name="P3"/>
        <text:p text:style-name="P3">Fritsch, Holzer &amp; Co Pty Ltd</text:p>
        <text:p text:style-name="P3">96 Camberwell Rd, Upper Hawthorn (1919-28), Upper Hawthorn East (1937), East Hawthorn (1960-)</text:p>
        <text:p text:style-name="P3">Trades Directory 1886</text:p>
        <text:p text:style-name="P3">Wise's 1888 says Fritsch, Holzer &amp; Co, Camberwell Rd, Hawthorn</text:p>
        <text:p text:style-name="P3">Sands &amp; McD 1886, 1898, 1919, 1922, 1928, 1933, 1937, 1938, 1939, 1946, 1947, 1950, 1952, 1953, 1955, 1957, 1960, 1961, 1962, 1964, 1965, 1966, 1968, 1969, 1971, 1972, 1973, 1974</text:p>
        <text:p text:style-name="P3">Wise's 1945</text:p>
        <text:p text:style-name="P3">Augustus Fritsch and the Holzer brothers joined forces in 1883 to form UHBCo. (Peel et al p123)</text:p>
        <text:p text:style-name="P3">Makers of Fritsch Holzer bricks (see collection); possibly also U H B Co</text:p>
        <text:p text:style-name="P3">Fritsch Holzer &amp; Co donated some 100-year old clay trucks to the Puffing Billy Museum, Menzies Creek, in 1971. The trucks (2 foot 7.5 inch gauge) had been used for carting clay from the quarry to the clay bins, prior to crushing and moulding into bricks</text:p>
        <text:p text:style-name="P3">Note Fritsch Holzer Park, Camberwell Rd Hawthorn in current Melway</text:p>
        <text:p text:style-name="P3"/>
        <text:p text:style-name="P3"/>
        <text:p text:style-name="P3">Fritscher, Gustav</text:p>
        <text:p text:style-name="P3">Victoria St, East Collingwood</text:p>
        <text:p text:style-name="P3">Sands &amp; Kenny 1860</text:p>
        <text:p text:style-name="P3">Sands &amp; McDougall 1862</text:p>
        <text:p text:style-name="P3"/>
        <text:p text:style-name="P3"><text:soft-page-break/></text:p>
        <text:p text:style-name="P3">Fritz, Andrew</text:p>
        <text:p text:style-name="P3">45 Victoria St East Collingwood</text:p>
        <text:p text:style-name="P3">Sands &amp; Kenny 1860</text:p>
        <text:p text:style-name="P3">Sands &amp; McDougall 1862 </text:p>
        <text:p text:style-name="P3"/>
        <text:p text:style-name="P3"/>
        <text:p text:style-name="P3">Fry, Henry</text:p>
        <text:p text:style-name="P3">Barkers Road, Hawthorne</text:p>
        <text:p text:style-name="P3">BVD 1875</text:p>
        <text:p text:style-name="P3">Sands &amp; McDougall 1874, 1875, 1876, 1877, 1878, 1879</text:p>
        <text:p text:style-name="P3"/>
        <text:p text:style-name="P3"/>
        <text:p text:style-name="P3">Fry, Robert</text:p>
        <text:p text:style-name="P3">Hill St, Hawthorn</text:p>
        <text:p text:style-name="P3">Sands &amp; McDougall 1879, 1880, 1881</text:p>
        <text:p text:style-name="P3"/>
        <text:p text:style-name="P3"/>
        <text:p text:style-name="P3">Fry, William</text:p>
        <text:p text:style-name="P3">Burke Rd, Camberwell</text:p>
        <text:p text:style-name="P3">Sands &amp; McDougalls 1886</text:p>
        <text:p text:style-name="P3">Trades Directory 1886</text:p>
        <text:p text:style-name="P3">Wise's 1892, 1894 say Fry, William Officer</text:p>
        <text:p text:style-name="P3"/>
        <text:p text:style-name="P3"/>
        <text:p text:style-name="P3">Fryer, William</text:p>
        <text:p text:style-name="P3">Pearson St, Sale</text:p>
        <text:p text:style-name="P3">BVD 1875</text:p>
        <text:p text:style-name="P3"/>
        <text:p text:style-name="P3"/>
        <text:p text:style-name="P3">Fuller, Amos</text:p>
        <text:p text:style-name="P3">Maryborough</text:p>
        <text:p text:style-name="P3">Wise's 1884 </text:p>
        <text:p text:style-name="P3"/>
        <text:p text:style-name="P3"/>
        <text:p text:style-name="P3">Fuller, John</text:p>
        <text:p text:style-name="P3">Rutherglen</text:p>
        <text:p text:style-name="P3">Sands &amp; McDougalls 1911, 1913 </text:p>
        <text:p text:style-name="P3"/>
        <text:p text:style-name="P3"/>
        <text:p text:style-name="P3">Gallant, Stewart, and Williamson</text:p>
        <text:p text:style-name="P3">Parker St, Footscray</text:p>
        <text:p text:style-name="P3">Wise's 1894 </text:p>
        <text:p text:style-name="P3"/>
        <text:p text:style-name="P3"/>
        <text:p text:style-name="P3">Galley, John</text:p>
        <text:p text:style-name="P3">Victoria Rd, Hawthorn</text:p>
        <text:p text:style-name="P3">Trades Directory 1886</text:p>
        <text:p text:style-name="P3"/>
        <text:p text:style-name="P3"/>
        <text:p text:style-name="P3">Galloway, A</text:p>
        <text:p text:style-name="P3">Lal Lal</text:p>
        <text:p text:style-name="P3">Wise's 1894 </text:p>
        <text:p text:style-name="P3"/>
        <text:p text:style-name="P3"/>
        <text:p text:style-name="P3">Galt, Dunn &amp; Co</text:p>
        <text:p text:style-name="P3">285 Little Collins St, Melb</text:p>
        <text:p text:style-name="P3">Wise's 1894 </text:p>
        <text:p text:style-name="P3"/>
        <text:p text:style-name="P3"/>
        <text:p text:style-name="P3">Gamble Brick Co Pty Ltd</text:p>
        <text:p text:style-name="P3">Ferntree Gully Rd (till 1946), Dublin St (1947 on)</text:p>
        <text:p text:style-name="P3">Oakleigh</text:p>
        <text:p text:style-name="P3">Trades Directory 1886 (calls it Gamble, John &amp; Sons, Sth Preston)</text:p>
        <text:p text:style-name="P3">Wise's 1888 and 1892 say "Gamble, J &amp; Son, Junction Brick Works (1888 only), Plenty Rd, S Preston" (and they advertised), so Alan Willingham was right: they were a Preston company originally. Now I wonder if "J B Co Oakleigh" was Junction Brick Co ????</text:p>
        <text:p text:style-name="P3">Reg Harris Reserve</text:p>
        <text:p text:style-name="P3">Gamble was a stone quarryman in Brunswick, according to Brunswick stories and histories.</text:p>
        <text:p text:style-name="P3">Wise's 1894 says Gamble, Joseph, Plenty Rd, Preston.</text:p>
        <text:p text:style-name="P3">Sands &amp; McD 1919, 1922, 1928, 1933, 1937, 1938, 1939, 1946, 1947, 1950, 1953 all at Oakleigh. Gone in 1957 but see New Gamble</text:p>
        <text:p text:style-name="P3">Wise's 1945 (Dublin St)</text:p>
        <text:p text:style-name="P3">At Oakleigh Hist Soc 3/12/2000 some-one was looking for a plaque to be laid commemorating the death of one De Petto, killed in the Gamble brick works in 1936. His Dublin St home was owned by Gamble.</text:p>
        <text:p text:style-name="P3">Priestley (p 148) says that the Gambles brickworks on the Ferntree Gully Rd-Huntingdale Rd corner, near the shire's boundary with Oakleigh, would have employed only a small percentage of Mulgrave's industrial workers in 1921.</text:p>
        <text:p text:style-name="P3">See also New Gamble.</text:p>
        <text:p text:style-name="P3">Makers of Gamble bricks (see collection)</text:p>
        <text:p text:style-name="P3"/>
        <text:p text:style-name="P3"/>
        <text:p text:style-name="P3">Gamble, Thomas</text:p>
        <text:p text:style-name="P3">Colac</text:p>
        <text:p text:style-name="P3">BVD 1875</text:p>
        <text:p text:style-name="P3"/>
        <text:p text:style-name="P3"/>
        <text:p text:style-name="P3">Gardiner &amp; Son</text:p>
        <text:p text:style-name="P3">Warracknabeal</text:p>
        <text:p text:style-name="P3">Wise's 1894 </text:p>
        <text:p text:style-name="P3"/>
        <text:p text:style-name="P3"/>
        <text:p text:style-name="P3">Garrard, Richard</text:p>
        <text:p text:style-name="P3">Orrong Rd, Toorak</text:p>
        <text:p text:style-name="P3">Sands &amp; McDougall 1872, 1873</text:p>
        <text:p text:style-name="P3"/>
        <text:p text:style-name="P3"/>
        <text:p text:style-name="P3">Geal Brothers</text:p>
        <text:p text:style-name="P3">Springvale Rd, Nunawading</text:p>
        <text:p text:style-name="P3">Started in plant pots in 1903 and about 16 years later added "tapestry bricks"and paving tiles. These three were still the major products in the 1970s. About 80 tons of clay were being excavated weekly, to keep the three kilns busy. Map available in Bain </text:p>
        <text:p text:style-name="P3"/>
        <text:p text:style-name="P3"/>
        <text:p text:style-name="P3">Geelong Brick Co Pty Ltd</text:p>
        <text:p text:style-name="P3">328 Flinders St Melb</text:p>
        <text:p text:style-name="P3">Sands &amp; McD 1922, 1928, 1933 but not in 1937, 1946 etc</text:p>
        <text:p text:style-name="P3">Makers of ?????</text:p>
        <text:p text:style-name="P3">In The Life of Our Years, a new industry is mentioned, Geelong Brick, Pipe, Tile &amp; Pottery Co, which began in 1874.</text:p>
        <text:p text:style-name="P3"/>
        <text:p text:style-name="P3"/>
        <text:p text:style-name="P3">Gilburn Brick Co</text:p>
        <text:p text:style-name="P3">A company owned by Pioneer (Jobsons 1995)</text:p>
        <text:p text:style-name="P3"/>
        <text:p text:style-name="P3"/>
        <text:p text:style-name="P3">Giles, Charles</text:p>
        <text:p text:style-name="P3"><text:soft-page-break/>Albert St West, Brunswick</text:p>
        <text:p text:style-name="P3">BVD 1875</text:p>
        <text:p text:style-name="P3">Sands &amp; McD 1872, 1873, 1874, 1875, 1876, 1877, 1878, 1879, 1880, 1881</text:p>
        <text:p text:style-name="P3"/>
        <text:p text:style-name="P3"/>
        <text:p text:style-name="P3">Gillhooley, Richard</text:p>
        <text:p text:style-name="P3">Smythesdale</text:p>
        <text:p text:style-name="P3">Wise's 1888, 1892, 1894 </text:p>
        <text:p text:style-name="P3"/>
        <text:p text:style-name="P3"/>
        <text:p text:style-name="P3">Glamour Bricks Pty Ltd,</text:p>
        <text:p text:style-name="P3">493 Bourke Street Melbourne</text:p>
        <text:p text:style-name="P3">Sands &amp; McD 1972 ONLY</text:p>
        <text:p text:style-name="P3"/>
        <text:p text:style-name="P3"/>
        <text:p text:style-name="P3">Glanfield, Robert</text:p>
        <text:p text:style-name="P3">Gardiner St, Brunswick </text:p>
        <text:p text:style-name="P3">BVD 1871</text:p>
        <text:p text:style-name="P3"/>
        <text:p text:style-name="P3"/>
        <text:p text:style-name="P3">Glasgow, Charles</text:p>
        <text:p text:style-name="P3">Rutherglen</text:p>
        <text:p text:style-name="P3">Wise's 1894 </text:p>
        <text:p text:style-name="P3"/>
        <text:p text:style-name="P3"/>
        <text:p text:style-name="P3">Glass, W</text:p>
        <text:p text:style-name="P3">Albert St Myrtleford</text:p>
        <text:p text:style-name="P3">Sands &amp; McDougalls 1911</text:p>
        <text:p text:style-name="P3"/>
        <text:p text:style-name="P3"/>
        <text:p text:style-name="P3">Glenthompson Press Clay Specialists</text:p>
        <text:p text:style-name="P3">Donald Forbes Street, Glenthompson, Ph 5577 4303 (2000 phone book)</text:p>
        <text:p text:style-name="P3">Maker of "GLEN" bricks</text:p>
        <text:p text:style-name="P3"/>
        <text:p text:style-name="P3"/>
        <text:p text:style-name="P3">Glen Iris Brick, Tile &amp; Terra Cotta Co Pty Ltd</text:p>
        <text:p text:style-name="P3">1919 says 121 Queen St Melb and features a small adv with the phone no "Tel 1816"</text:p>
        <text:p text:style-name="P3">Office and Works, Clapham St, Thornbury -1922, 1933, 1939, 1965</text:p>
        <text:p text:style-name="P3">52 Templestowe Road Bulleen (1966-)</text:p>
        <text:p text:style-name="P3">Wise's 1945 says Watt St Thornbury and Stamford Rd Oakleigh</text:p>
        <text:p text:style-name="P3">Sands &amp; McD 1919, 1922, 1928, 1933, 1937, 1938, 1946, 1947, 1950, 1952, 1953, 1955, 1957, 1960, 1961, 1962, 1964, 1965, 1968, 1969, 1971, 1972, 1973, 1974</text:p>
        <text:p text:style-name="P3">Missing from S &amp; McD 1966</text:p>
        <text:p text:style-name="P3">Scotchmans Creek Run Reserve - till about 1975? </text:p>
        <text:p text:style-name="P3">One brick seller I spoke to said that Glen Iris was taken over by City brick which was taken over by PGH, a Sydney company. All these facts to be confirmed.</text:p>
        <text:p text:style-name="P3">Makers of Glen Iris bricks , one of the very few that used raised lettering. Also one of only two that I know of that had dated bricks (see collection) . I've seen 1954 (some with no picture, and some with a crown and large ERII to commemorate the royal visit of the newly crowned Queen in March 1954), 1955 (no picture), 1956 (two kinds, one with bridge, one without, both with Olympic circles, both commemorating the 1956 Olympic Games in Melb), 1957 (with Kangaroo and Emu), 1958 (only seen at Toby's wall and can't work out what the picture is), and 1959 with a crown and ER II, though the only royal visit I know of is Princess Alexandra in Sept 59 (not ERII) - only in Toby's wall). Also I have, "G I B Co." in "in" letter, and a very plain "Glen Iris" with a bridge and "in" letters. My guess is that these are early products of the company, and that they later went to the distinctive raised letters. Some of the early raised letter bricks look like the moulds may have been hand- formed and the G can look like a C.</text:p>
        <text:p text:style-name="P3"/>
        <text:p text:style-name="P3"/>
        <text:p text:style-name="P3">Glenfield, Robert</text:p>
        <text:p text:style-name="P3">Gardiner St, Brunswick</text:p>
        <text:p text:style-name="P3">Sands &amp; McDougall 1867, 1868, 1869, 1870, 1871, and not 1872-3</text:p>
        <text:p text:style-name="P3"/>
        <text:p text:style-name="P3"/>
        <text:p text:style-name="P3">Glew, Edward</text:p>
        <text:p text:style-name="P3">Sydney Rd, Brunswick </text:p>
        <text:p text:style-name="P3">Sands &amp; McDougall 1867 only</text:p>
        <text:p text:style-name="P3">B Latter has "J Glew" and also "I Glew" or is it "E Glew" bricks.</text:p>
        <text:p text:style-name="P3"/>
        <text:p text:style-name="P3"/>
        <text:p text:style-name="P3">Glew, John</text:p>
        <text:p text:style-name="P3">Barkly St, Brunswick</text:p>
        <text:p text:style-name="P3">Sands &amp; McDougall 1867, 1868, 1869, 1872, 1873, 1874, 1875 (not 1870, 1871)</text:p>
        <text:p text:style-name="P3">BVD 1875</text:p>
        <text:p text:style-name="P3">Sands &amp; McDougall 1875 gives THREE John Glews, Barkly Street Brunswick (with ad); Off Orrung Rd, Toorak; Brewster St, Essendon</text:p>
        <text:p text:style-name="P3">Sands &amp; McDougall 1876 gives FOUR: Brewster gone, added Weston St Brunswick and Braybrook Rd Essendon</text:p>
        <text:p text:style-name="P3">Sands &amp; McDougall 1877, 1878 says John Glew Barkly St Brunswick AND Brewster St Essendon (advertised again), and also John Glew off Orrung Rd, Toorak ie TWO John Glews</text:p>
        <text:p text:style-name="P3">Sands &amp; McDougall 1879, 1880, 1881 say Weston St Brunswick and Orrong Rd Prahran</text:p>
        <text:p text:style-name="P3">Wise's 1884 gives TWO John Glews one Weston St, Brunswick; and the other on Brewster and Napier Sts, Essendon.</text:p>
        <text:p text:style-name="P3">Sands &amp; McDougalls 1886 has J Glew, Malvern Rd Malvern, and John Glew Weston Rd Brunswick (with Ad)</text:p>
        <text:p text:style-name="P3">Wise's 1894 lists The John Glew Brick Co, Weston St, Brunswick .</text:p>
        <text:p text:style-name="P3">The pioneer of coloured bricks, according to Brunswick stories and histories.</text:p>
        <text:p text:style-name="P1"><text:span text:style-name="T1">Advertisement in Sands &amp; McD </text:span><text:soft-page-break/><text:span text:style-name="T1">1872 says, "John Glew, Barkly St, Brunswick, manufacturer of white and red pressed bricksin all patterns and sizes - designs carefully executed." Redfern's advert is nearly identical.</text:span></text:p>
        <text:p text:style-name="P3">Vic &amp; Its Metropolis Vol 2 p638 says John Glew bought the business of Pohlman's Paddock Brickmaking Co in 1866.</text:p>
        <text:p text:style-name="P3">I have some half Glew bricks as well as some different good ones. Brian Latter showed me J Glew and ? Glew bricks. Most seem to have a distinctive pentagonal frog (like one corner cut off).</text:p>
        <text:p text:style-name="P3">Miles Lewis has a brick that says, <text:s text:c="2"/>"J G," which is labelled as having been made by John Glew of Phillipstawn, Brunswick.</text:p>
        <text:p text:style-name="P3">His thesis (p 588) says John Glew immigrated 1849, worked in a brick works 6 months before establishing his own at Phillipstown. Won prizes for his bricks in London Great Exhibition 1851, Dublin Exhib 1865, but had difficulty gaining local recognition until Joseph Reed used Glew's bricks in polychromatic work. Works were in Union St in 1856, called Phillipstown Brickworks, then added a new yard in Brunswick in 1860. His fancy white bricks, the first in the colony, made from the new yard, are still visible at 3 Elm Grove, Richmond. </text:p>
        <text:p text:style-name="P3">Miles Lewis also explains in his thesis, p588, that Samuel Glew was John's brother, but John also named a son Samuel, and this son took over John's business when John retired in 1884. His source was John's granddaughter, Mrs V Rodd, from her nursing home in 1971.</text:p>
        <text:p text:style-name="P3">Moloney [1] also lists John Glew and Alfred Cornwell as the start of the Brunswick brick industry in the 1840s.</text:p>
        <text:p text:style-name="P3"/>
        <text:p text:style-name="P3"/>
        <text:p text:style-name="P3">Glew, M</text:p>
        <text:p text:style-name="P3">Mount Alexander Road, Essendon</text:p>
        <text:p text:style-name="P3">Sands &amp; McDougall 1874</text:p>
        <text:p text:style-name="P3">BVD 1875</text:p>
        <text:p text:style-name="P3"/>
        <text:p text:style-name="P3"/>
        <text:p text:style-name="P3">Glew, Samuel</text:p>
        <text:p text:style-name="P3">Barkly St / Weston St, Brunswick.</text:p>
        <text:p text:style-name="P3">BVD 1871, 1875</text:p>
        <text:p text:style-name="P3">Sands &amp; McDougall 1867, 1870, 1871, 1872, 1873, 1874, 1875, 1876, 1877, 1878, 1879 (not in 1868, 1869 at all) all say Barkly St, Brunswick)</text:p>
        <text:p text:style-name="P3">Trades Directory 1886 says Weston St, Brunswick</text:p>
        <text:p text:style-name="P3">Wise's 1888, 1892 (74 Barkly St)</text:p>
        <text:p text:style-name="P3">See advertisement in Wise's 1892 .</text:p>
        <text:p text:style-name="P3">See note above about relationship of John and Samuel.</text:p>
        <text:p text:style-name="P3">Miles Lewis has a brick with S : G on it.</text:p>
        <text:p text:style-name="P3">Toby's wall has one brick with off -centre frog that says "S Glew, Maker"</text:p>
        <text:p text:style-name="P3"/>
        <text:p text:style-name="P3"/>
        <text:p text:style-name="P3">Glew, William</text:p>
        <text:p text:style-name="P3">Orrong Rd, Armadale</text:p>
        <text:p text:style-name="P3">and Malvern Rd, Malvern</text:p>
        <text:p text:style-name="P3">Trades Directory 1886 shows it thus, but Wise's 1884 says William Junior, off Orrong Rd, Windsor</text:p>
        <text:p text:style-name="P3">Sands &amp; McDougalls 1886 has two entries, Orrong Rd Armadale and Malvern Rd Malvern</text:p>
        <text:p text:style-name="P3"/>
        <text:p text:style-name="P3"/>
        <text:p text:style-name="P3">Goddard, James, </text:p>
        <text:p text:style-name="P3">Rowe St, Ballaarat East </text:p>
        <text:p text:style-name="P3">Wise's 1884 </text:p>
        <text:p text:style-name="P3">Sands &amp; McDougalls 1911 says Goddard, J, Dunolly</text:p>
        <text:p text:style-name="P3"/>
        <text:p text:style-name="P3"/>
        <text:p text:style-name="P3">Goding &amp; Nettley</text:p>
        <text:p text:style-name="P3">Had a brick works on Prospect Hill, Melbourne Rd, Dandenong, from which bricks were made for the Wesleyan Church built in 1867. Vic Hist Mag 34.</text:p>
        <text:p text:style-name="P3"/>
        <text:p text:style-name="P3"/>
        <text:p text:style-name="P3">Goding, John &amp; Son</text:p>
        <text:p text:style-name="P3">Clarton St Oakleigh</text:p>
        <text:p text:style-name="P3">Wise's 1892 </text:p>
        <text:p text:style-name="P3">Jan Wishart, coordinator of Waverley Community Learning Centre, Fleet St, is a Goding descendant..</text:p>
        <text:p text:style-name="P3"/>
        <text:p text:style-name="P3"/>
        <text:p text:style-name="P3">Goding, Henry &amp; James</text:p>
        <text:p text:style-name="P3">Stamford Rd, Oakleigh</text:p>
        <text:p text:style-name="P3">Mentioned in Oakleigh Heritage Study as one of many brickmakers operating in 1885 in Brickmakers' Park area. (OHS seems to have quoted Priestley).</text:p>
        <text:p text:style-name="P3">Bros from Ringwood and Dand were experienced brickmakers and began business in Oakleigh in 1884 south of Scotchman's Creek. Advertised businees for sale in 1887 (see assets) - Priestley p 60</text:p>
        <text:p text:style-name="P3">Trades Directory 1886 and also Sands &amp; McDougalls 1886 say Henry Godding [sic] in Broadwood St Oakleigh and John [sic] Godding in Drummond St Oakleigh</text:p>
        <text:p text:style-name="P3">Sands &amp; McDougall 1898 says J Godding, Stamford Rd Oakleigh</text:p>
        <text:p text:style-name="P3">Someone at ODHS (2/12/2001) told me Goding had their brickyard behind the Notting Hill hotel/</text:p>
        <text:p text:style-name="P3"/>
        <text:p text:style-name="P3"/>
        <text:p text:style-name="P3">Goodridge, Thomas,</text:p>
        <text:p text:style-name="P3">Murray River, Echuca</text:p>
        <text:p text:style-name="P3">See also Davis, Richard</text:p>
        <text:p text:style-name="P3">BVD 1875</text:p>
        <text:p text:style-name="P3"/>
        <text:p text:style-name="P3"/>
        <text:p text:style-name="P3">Gouland, Mathew</text:p>
        <text:p text:style-name="P3">Macarthur St, Black Hill</text:p>
        <text:p text:style-name="P3"><text:soft-page-break/>BVD 1875</text:p>
        <text:p text:style-name="P3"/>
        <text:p text:style-name="P3"/>
        <text:p text:style-name="P3">Graham, Thomas</text:p>
        <text:p text:style-name="P3">37 Napier St, Emerald Hill</text:p>
        <text:p text:style-name="P3">Sands &amp; McDougall 1873, 1874, 1875, 1876, 1877</text:p>
        <text:p text:style-name="P3">BVD 1875</text:p>
        <text:p text:style-name="P3"/>
        <text:p text:style-name="P3"/>
        <text:p text:style-name="P3">Gravett, John</text:p>
        <text:p text:style-name="P3">Cobden</text:p>
        <text:p text:style-name="P3">Sands &amp; McDougalls 1911, 1913 </text:p>
        <text:p text:style-name="P3"/>
        <text:p text:style-name="P3"/>
        <text:p text:style-name="P3">Gray, John</text:p>
        <text:p text:style-name="P3">Park St West, Brunswick</text:p>
        <text:p text:style-name="P3">BVD 1875</text:p>
        <text:p text:style-name="P3">Sands &amp; McDougall 1873, 1874, 1875, 1876, 1877, 1878, 1879, 1880</text:p>
        <text:p text:style-name="P3"/>
        <text:p text:style-name="P3"/>
        <text:p text:style-name="P3">Gray, William M</text:p>
        <text:p text:style-name="P3">Brunswick Rd West, Brunswick</text:p>
        <text:p text:style-name="P3">The largest brickworks in Australia, with twelve employees, at some stage, according to Brunswick stories and histories.</text:p>
        <text:p text:style-name="P3">Sands &amp; McDougall 1867, 1868, 1869 (1869 says Phillipstown)</text:p>
        <text:p text:style-name="P3">Lewis says Gray was making white firebricks in Philipstown in 1858</text:p>
        <text:p text:style-name="P3"/>
        <text:p text:style-name="P3"/>
        <text:p text:style-name="P3">Greaves, John</text:p>
        <text:p text:style-name="P3">Scott Parade, Ballaarat East </text:p>
        <text:p text:style-name="P3">Wise's 1884 </text:p>
        <text:p text:style-name="P3"/>
        <text:p text:style-name="P3"/>
        <text:p text:style-name="P3">Green, James</text:p>
        <text:p text:style-name="P3">Sheepwash Rd, Sandhurst (BVD 1875)</text:p>
        <text:p text:style-name="P3">Warragul (Wise's 1884) </text:p>
        <text:p text:style-name="P3"/>
        <text:p text:style-name="P3"/>
        <text:p text:style-name="P3">Green, John</text:p>
        <text:p text:style-name="P3">Maldon</text:p>
        <text:p text:style-name="P3">Sands &amp; McDougalls 1911</text:p>
        <text:p text:style-name="P3"/>
        <text:p text:style-name="P3"/>
        <text:p text:style-name="P3">Green, John</text:p>
        <text:p text:style-name="P3">Albert St West, Brunswick</text:p>
        <text:p text:style-name="P3">BVD 1875</text:p>
        <text:p text:style-name="P3">Wise's 1884; Sands &amp; McDougall 1874, 1875, 1876, 1877, 1878, 1879, 1880, 1881, 1886</text:p>
        <text:p text:style-name="P3"/>
        <text:p text:style-name="P3"/>
        <text:p text:style-name="P3">Green, Thomas</text:p>
        <text:p text:style-name="P3">Geelong Rd, Ballaarat East </text:p>
        <text:p text:style-name="P3">Wise's 1884 </text:p>
        <text:p text:style-name="P3"/>
        <text:p text:style-name="P3"/>
        <text:p text:style-name="P3">Green, William</text:p>
        <text:p text:style-name="P3">Ewing St, Brunswick</text:p>
        <text:p text:style-name="P3">Sands &amp; McDougall 1873, 1874, 1875, 1876</text:p>
        <text:p text:style-name="P3">BVD 1875</text:p>
        <text:p text:style-name="P3"/>
        <text:p text:style-name="P3"/>
        <text:p text:style-name="P3">Grenell, William</text:p>
        <text:p text:style-name="P3">Yarrawonga</text:p>
        <text:p text:style-name="P3">Wise's 1884, 1888, 1892, 1894 </text:p>
        <text:p text:style-name="P3"/>
        <text:p text:style-name="P3"/>
        <text:p text:style-name="P3">Griffle(? or Griffis), James</text:p>
        <text:p text:style-name="P3">Barkly St, Footscray</text:p>
        <text:p text:style-name="P3">Sands &amp; McDougalls 1886 </text:p>
        <text:p text:style-name="P3"/>
        <text:p text:style-name="P3"/>
        <text:p text:style-name="P3">Griffiths, Thomas</text:p>
        <text:p text:style-name="P3">Addington Packet, Mount Bolton (BVD 1875)</text:p>
        <text:p text:style-name="P3">S Preston (Wise's 1888 )</text:p>
        <text:p text:style-name="P3"/>
        <text:p text:style-name="P3"/>
        <text:p text:style-name="P3">Grimble, Jabez</text:p>
        <text:p text:style-name="P3">Nicholson St, Carlton</text:p>
        <text:p text:style-name="P3">Sands &amp; McDougall 1873, 1874, 1875, 1876</text:p>
        <text:p text:style-name="P3">BVD 1875</text:p>
        <text:p text:style-name="P3"/>
        <text:p text:style-name="P3"/>
        <text:p text:style-name="P3">Grundle Bros </text:p>
        <text:p text:style-name="P3">North Geelong</text:p>
        <text:p text:style-name="P3">Wise's 1892 </text:p>
        <text:p text:style-name="P3"/>
        <text:p text:style-name="P3"/>
        <text:p text:style-name="P3">Groom, SR &amp; C</text:p>
        <text:p text:style-name="P3">Northcote</text:p>
        <text:p text:style-name="P3">Sands &amp; McDougall 1875</text:p>
        <text:p text:style-name="P3"/>
        <text:p text:style-name="P3"/>
        <text:p text:style-name="P3">Gunn, Arthur</text:p>
        <text:p text:style-name="P3">S Preston</text:p>
        <text:p text:style-name="P3">Wise's 1888</text:p>
        <text:p text:style-name="P3"/>
        <text:p text:style-name="P3"/>
        <text:p text:style-name="P3">Gunner, Henry</text:p>
        <text:p text:style-name="P3">Chatsworth Rd, Windsor</text:p>
        <text:p text:style-name="P3">Wise's 1884 </text:p>
        <text:p text:style-name="P3"/>
        <text:p text:style-name="P3"/>
        <text:p text:style-name="P3">Gurney, H (Patent Brick Co)</text:p>
        <text:p text:style-name="P3">Chapel St, South Yarra</text:p>
        <text:p text:style-name="P3">Sands &amp; McDougall 1879</text:p>
        <text:p text:style-name="P3"/>
        <text:p text:style-name="P3"/>
        <text:p text:style-name="P3">Haber, William</text:p>
        <text:p text:style-name="P3">13 Victoria St, East Collingwood</text:p>
        <text:p text:style-name="P3">BVD 1871, 1875</text:p>
        <text:p text:style-name="P3">Sands &amp; McDougall 1869, 1870, 1871, 1872, 1873, 1874, 1875, 1876, 1877, 1878, 1879, 1880, 1881</text:p>
        <text:p text:style-name="P3">or 73 Hoddle St</text:p>
        <text:p text:style-name="P3">Sands &amp; McDougalls 1886</text:p>
        <text:p text:style-name="P3"/>
        <text:p text:style-name="P3"/>
        <text:p text:style-name="P3">Hadaway , Walter </text:p>
        <text:p text:style-name="P3">Wandin Yaddoak</text:p>
        <text:p text:style-name="P3">Wise's 1892 </text:p>
        <text:p text:style-name="P3"/>
        <text:p text:style-name="P3"/>
        <text:p text:style-name="P3">Haddaway, Walter </text:p>
        <text:p text:style-name="P3">Seville</text:p>
        <text:p text:style-name="P3">Wise's 1892</text:p>
        <text:p text:style-name="P3">Could be same as above</text:p>
        <text:p text:style-name="P3"/>
        <text:p text:style-name="P3"/>
        <text:p text:style-name="P3">Hall, George</text:p>
        <text:p text:style-name="P3">Mundy St, Sandhurst</text:p>
        <text:p text:style-name="P3">BVD 1875</text:p>
        <text:p text:style-name="P3"/>
        <text:p text:style-name="P3"/>
        <text:p text:style-name="P3">Hall, James</text:p>
        <text:p text:style-name="P3">Black Hill</text:p>
        <text:p text:style-name="P3">Wise's 1884 </text:p>
        <text:p text:style-name="P3">Wise's 1888 says Hall, James, Blakeville - could be a dictating error - CHECK</text:p>
        <text:p text:style-name="P1"><text:span text:style-name="T1">Also Hall, William, Blakeville, </text:span><text:soft-page-break/><text:span text:style-name="T1">Wise's 1888 CHECK also then shift</text:span></text:p>
        <text:p text:style-name="P3"/>
        <text:p text:style-name="P3"/>
        <text:p text:style-name="P3">Hall, John</text:p>
        <text:p text:style-name="P3">Mulgrave</text:p>
        <text:p text:style-name="P3">BVD 1875</text:p>
        <text:p text:style-name="P3">Sands &amp; McDougall 1873, 1874, 1875, 1876, 1877, 1878, 1879, 1880</text:p>
        <text:p text:style-name="P3"/>
        <text:p text:style-name="P3"/>
        <text:p text:style-name="P3">Hall, Samuel</text:p>
        <text:p text:style-name="P3">High St Rd, Mulgrave</text:p>
        <text:p text:style-name="P3">Sands &amp; McDougall 1873, 1874, 1875, 1876, 1877, 1878, 1879, 1880, 1881, 1886</text:p>
        <text:p text:style-name="P3">BVD 1875 says High st rd Oakleigh</text:p>
        <text:p text:style-name="P3">Wise's 1884 says Tally-Ho.</text:p>
        <text:p text:style-name="P3"/>
        <text:p text:style-name="P3"/>
        <text:p text:style-name="P3">Hallett Brick Industries</text:p>
        <text:p text:style-name="P3">I picked up one at Adelaide years ago. It has a distinctive "snug frog." Hallett is now owned by Pioneer (Jobsons 1995).</text:p>
        <text:p text:style-name="P3"/>
        <text:p text:style-name="P3"/>
        <text:p text:style-name="P3">Hamilton &amp; Brown</text:p>
        <text:p text:style-name="P3">Sheepwash Rd, Bendigo</text:p>
        <text:p text:style-name="P3">Sands &amp; McDougalls 1911</text:p>
        <text:p text:style-name="P3">See also Farrington, and see Brown - both on Sheepwash Rd</text:p>
        <text:p text:style-name="P3"/>
        <text:p text:style-name="P3"/>
        <text:p text:style-name="P3">Hammer, Frederick</text:p>
        <text:p text:style-name="P3">Stawell</text:p>
        <text:p text:style-name="P3">Sands &amp; McDougalls 1911, 1913 </text:p>
        <text:p text:style-name="P3"/>
        <text:p text:style-name="P3"/>
        <text:p text:style-name="P3">Hammer, Jacob</text:p>
        <text:p text:style-name="P3">Stawell</text:p>
        <text:p text:style-name="P3">Sands &amp; McDougalls 1911, 1913 </text:p>
        <text:p text:style-name="P3"/>
        <text:p text:style-name="P3"/>
        <text:p text:style-name="P3">Hammill, John</text:p>
        <text:p text:style-name="P3">Avoca</text:p>
        <text:p text:style-name="P3">BVD 1875</text:p>
        <text:p text:style-name="P3">Wise's 1884 , 1888, 1892, 1894</text:p>
        <text:p text:style-name="P3"/>
        <text:p text:style-name="P3"/>
        <text:p text:style-name="P3">Hammond, John C</text:p>
        <text:p text:style-name="P3">Connell St, Hawthorn</text:p>
        <text:p text:style-name="P3">Sands &amp; McDougall 1872, 1873, 1874</text:p>
        <text:p text:style-name="P3">BVD 1875</text:p>
        <text:p text:style-name="P3"/>
        <text:p text:style-name="P3"/>
        <text:p text:style-name="P3">Hancock, Alex W</text:p>
        <text:p text:style-name="P3">Wonthaggi</text:p>
        <text:p text:style-name="P3">Sands &amp; McDougalls 1913 </text:p>
        <text:p text:style-name="P3"/>
        <text:p text:style-name="P3"/>
        <text:p text:style-name="P3">Hand, William</text:p>
        <text:p text:style-name="P3">Lilydale</text:p>
        <text:p text:style-name="P3">ROSS (p10) says he came to Australia in 1840 and established 2 claypits in Lilydale in 1870, one in the Clyde St area and the other on Mt Olinda near the Warburton turn-off. He died 1889aged 74 but his bricks had been used in the old Methodist church, the C of E, "The Towers", Victoria Coffee Palace, and McIntyre's house in McIntyres Lane.</text:p>
        <text:p text:style-name="P3"/>
        <text:p text:style-name="P3"/>
        <text:p text:style-name="P3">Handcock, Daniel </text:p>
        <text:p text:style-name="P3">North Geelong</text:p>
        <text:p text:style-name="P3">Wise's 1892 </text:p>
        <text:p text:style-name="P3"/>
        <text:p text:style-name="P3"/>
        <text:p text:style-name="P3">Handley, Walter &amp; William</text:p>
        <text:p text:style-name="P3">McCrae St, Dandenong</text:p>
        <text:p text:style-name="P3">Vic Hist Mag 34.</text:p>
        <text:p text:style-name="P3">BVD 1875 &amp; Wise's 1888 say Walter only</text:p>
        <text:p text:style-name="P3">Wise's 1892 says Handley, Walter McCrae St Dande and also Handley, Walter Dande. Implication that offices only were in McCrae St? or two yards?</text:p>
        <text:p text:style-name="P3">Wise's 1894 says Walter only at generic Dandenong.</text:p>
        <text:p text:style-name="P3"/>
        <text:p text:style-name="P3"/>
        <text:p text:style-name="P3">Harbort, Anton</text:p>
        <text:p text:style-name="P3">37 Burnley St Richmond</text:p>
        <text:p text:style-name="P3">Sands &amp; McDougall 1877, 1878, 1879, 1880, 1881, 1886</text:p>
        <text:p text:style-name="P3">Wise's 1894 says Harbordt, Anton, Mansfield.</text:p>
        <text:p text:style-name="P3"/>
        <text:p text:style-name="P3"/>
        <text:p text:style-name="P3">Harding, Edward</text:p>
        <text:p text:style-name="P3">Albert St, Brunswick</text:p>
        <text:p text:style-name="P3">BVD 1871, 1875</text:p>
        <text:p text:style-name="P3">Sands &amp; McDougall 1870, 1871, 1872, 1873, 1874, 1875 (adds &amp; Co), 1876, 1881</text:p>
        <text:p text:style-name="P3"/>
        <text:p text:style-name="P3"/>
        <text:p text:style-name="P3">Harding, Samuel</text:p>
        <text:p text:style-name="P3">Albert St West, Brunswick (Sands &amp; McDougall 1867, 1868, 1869)</text:p>
        <text:p text:style-name="P3">Prentice St, Brunswick (Sands &amp; McDougall 1872, 1873, 1874, 1875, 1876, 1881 and BVD 1875)</text:p>
        <text:p text:style-name="P3">Victoria St, Brunswick (Sands &amp; McDougall 1875, 1876)</text:p>
        <text:p text:style-name="P3">Albert St West &amp; Brunswick St East Brunswick (Sands &amp; McDougall 1880)</text:p>
        <text:p text:style-name="P3"/>
        <text:p text:style-name="P3"/>
        <text:p text:style-name="P3">Harding, Samual &amp; Co</text:p>
        <text:p text:style-name="P3">Albert St West AND Brunswick St East, both Brunswick</text:p>
        <text:p text:style-name="P3">Sands &amp; McDougall 1877, 1878, 1879</text:p>
        <text:p text:style-name="P3"/>
        <text:p text:style-name="P3"/>
        <text:p text:style-name="P3">Harding, William</text:p>
        <text:p text:style-name="P3">Mitchell St Northcote</text:p>
        <text:p text:style-name="P3">Sands &amp; McDougall 1879</text:p>
        <text:p text:style-name="P3"/>
        <text:p text:style-name="P3"/>
        <text:p text:style-name="P3">Harling, Henry</text:p>
        <text:p text:style-name="P3">Head's Gully Rd, Mulgrave</text:p>
        <text:p text:style-name="P3">Sands &amp; McDougalls 1886</text:p>
        <text:p text:style-name="P3"/>
        <text:p text:style-name="P3"/>
        <text:p text:style-name="P3">Harman, William</text:p>
        <text:p text:style-name="P3">Koondrook</text:p>
        <text:p text:style-name="P3">Sands &amp; McDougalls 1913 </text:p>
        <text:p text:style-name="P3"/>
        <text:p text:style-name="P3"/>
        <text:p text:style-name="P3">Harris, Frank A</text:p>
        <text:p text:style-name="P3">Preston South</text:p>
        <text:p text:style-name="P3">Wise's 1888 </text:p>
        <text:p text:style-name="P3"><text:soft-page-break/></text:p>
        <text:p text:style-name="P3"/>
        <text:p text:style-name="P3">Harris, TS &amp; Co </text:p>
        <text:p text:style-name="P3">Little Malo St Geelong</text:p>
        <text:p text:style-name="P3">Wise's 1892 </text:p>
        <text:p text:style-name="P3"/>
        <text:p text:style-name="P3"/>
        <text:p text:style-name="P3">Harris, Thomas</text:p>
        <text:p text:style-name="P3">Bay St, Brighton</text:p>
        <text:p text:style-name="P3">Sands &amp; McDougall 1867 &amp; 1868 only</text:p>
        <text:p text:style-name="P3"/>
        <text:p text:style-name="P3"/>
        <text:p text:style-name="P3">Hart, John</text:p>
        <text:p text:style-name="P3">Chapel St, Prahran</text:p>
        <text:p text:style-name="P3">Sands &amp; McDougall 1866, 1867, 1868, not in 1869</text:p>
        <text:p text:style-name="P3">Sands &amp; McDougall 1879, 1880 says High St Malvern</text:p>
        <text:p text:style-name="P3">Sands &amp; McDougall 1881 says Clarendon St Malvern</text:p>
        <text:p text:style-name="P3">Wise's 1884 says Dand Rd Malvern</text:p>
        <text:p text:style-name="P3">Cooper (p94) speaks of Prahran's fortunate position as a clayey place so near the city when bricks were in such demand in 1850s. He says one of the most important was that of Hart &amp; Preston. See also George Preston.</text:p>
        <text:p text:style-name="P3">Lewis lists Hart &amp; Frestney, South Yarra Swamp Brickworks, Chapel St Prahran, as an early brickmaker (1860s/70s). Same address as George Preston. </text:p>
        <text:p text:style-name="P3">Discovering Prahran Series Area Four, says William Hart made bricks in Balbirnie's Paddock in the Eastern half of the Malvern Dr - Chapel St - High St - Williams Rd block in the mid 1800s.</text:p>
        <text:p text:style-name="P3"/>
        <text:p text:style-name="P3"/>
        <text:p text:style-name="P3">Hartley, William</text:p>
        <text:p text:style-name="P3">Albion St West, Brunswick</text:p>
        <text:p text:style-name="P3">BVD 1871, 1875</text:p>
        <text:p text:style-name="P3">Sands &amp; McDougall 1867, 1868, 1869, 1870, 1871, 1874, 1875, 1876 but not 1872-73</text:p>
        <text:p text:style-name="P3"/>
        <text:p text:style-name="P3"/>
        <text:p text:style-name="P3">Hartwell Brick</text:p>
        <text:p text:style-name="P3">NOT Victoria, as far as I know</text:p>
        <text:p text:style-name="P3">Question via Alby from a historian. <text:s/>Seems there are Hartwell claypits in both UK (Buckinghamshire) and USA (South Carolina).</text:p>
        <text:p text:style-name="P3">Geological Magazine (Decade VI)</text:p>
        <text:p text:style-name="P3"><text:s text:c="4"/>* Geological Magazine (Decade VI) (1916), 3: 302-304</text:p>
        <text:p text:style-name="P3"><text:s text:c="4"/>* Copyright © Cambridge University Press 1916</text:p>
        <text:p text:style-name="P3"><text:s text:c="4"/>* DOI: 10.1017/S001675680020410X (About DOI) Published online: 01 May 2009</text:p>
        <text:p text:style-name="P3">Original Articles</text:p>
        <text:p text:style-name="P3">III.-A Cidarid from the Hartwell Clay <text:s text:c="16"/>F. A. Bather</text:p>
        <text:p text:style-name="P3">Abstract</text:p>
        <text:p text:style-name="P3">Remains of Echinoderms are so rare in the Hartwell Clay of Buckinghamshire, and when found so fragmentary, that it may be worth while drawing attention to a small piece of an Echinoid test recently obtained from the Hartwell Brick-pit by Mr. Edwin Hollis, F.Z.S., curator of the Aylesbury Museum, and presented by him to the national collection (Brit. Mus., Geol. Dept., E 12241). The terminology of the following description is that defined on pages 59?65 of my "Triassic Echinoderms of Bakony", Budapest, 1909.</text:p>
        <text:p text:style-name="P3"/>
        <text:p text:style-name="P3"/>
        <text:p text:style-name="P3">Harvey, Charles</text:p>
        <text:p text:style-name="P3">Thoona</text:p>
        <text:p text:style-name="P3">Wise's 1888 , 1892, 1894</text:p>
        <text:p text:style-name="P3">Sands &amp; McDougalls 1911, 1913 </text:p>
        <text:p text:style-name="P3"/>
        <text:p text:style-name="P3"/>
        <text:p text:style-name="P3">Harvey, Richard</text:p>
        <text:p text:style-name="P3">Picola</text:p>
        <text:p text:style-name="P3">Wise's 1884 </text:p>
        <text:p text:style-name="P3"/>
        <text:p text:style-name="P3"/>
        <text:p text:style-name="P3">Harvey, Thomas</text:p>
        <text:p text:style-name="P3">Aberdeen Rd, Prahran</text:p>
        <text:p text:style-name="P3">Sands &amp; McDougall 1873, 1874</text:p>
        <text:p text:style-name="P3">BVD 1875</text:p>
        <text:p text:style-name="P3"/>
        <text:p text:style-name="P3"/>
        <text:p text:style-name="P3">Hatswell, George</text:p>
        <text:p text:style-name="P3">Hotham St, East Collingwood</text:p>
        <text:p text:style-name="P3">Sands &amp; McDougall 1873, 1874, 1875, 1876</text:p>
        <text:p text:style-name="P3">BVD 1875</text:p>
        <text:p text:style-name="P3"/>
        <text:p text:style-name="P3"/>
        <text:p text:style-name="P3">Haughton Park Brick Co</text:p>
        <text:p text:style-name="P3">Box Hill</text:p>
        <text:p text:style-name="P3">Sands &amp; McDougalls 1886 says James Grieg Sec, 40 King St</text:p>
        <text:p text:style-name="P3">Later became Box Hill Brick Co (which see)</text:p>
        <text:p text:style-name="P3">Expert testimonials re quality of clay on proposed site 1884; also the company prospectus avail (from BHHS VF - copies made)</text:p>
        <text:p text:style-name="P3"/>
        <text:p text:style-name="P3"/>
        <text:p text:style-name="P3">Hawker, Arthur </text:p>
        <text:p text:style-name="P3">Echuca East</text:p>
        <text:p text:style-name="P3">Wise's 1892</text:p>
        <text:p text:style-name="P3"/>
        <text:p text:style-name="P3"/>
        <text:p text:style-name="P3">Hawkes, Thomas</text:p>
        <text:p text:style-name="P3">Gower St Preston</text:p>
        <text:p text:style-name="P3">Trades Directory 1886</text:p>
        <text:p text:style-name="P3">Wise's 1888 </text:p>
        <text:p text:style-name="P3"/>
        <text:p text:style-name="P3"/>
        <text:p text:style-name="P3">Hawkins, Thomas H &amp; Co</text:p>
        <text:p text:style-name="P3">Elgin St Hawthorn</text:p>
        <text:p text:style-name="P3">Sands &amp; McDougall 1877, 1878, 1879</text:p>
        <text:p text:style-name="P3"/>
        <text:p text:style-name="P3"/>
        <text:p text:style-name="P3">Hayes, Robert</text:p>
        <text:p text:style-name="P3">Wesley Hill, Castlemaine</text:p>
        <text:p text:style-name="P3">BVD 1875</text:p>
        <text:p text:style-name="P3"/>
        <text:p text:style-name="P3"/>
        <text:p text:style-name="P3">Haythorne, Alfred</text:p>
        <text:p text:style-name="P3">Ashurst St Essendon</text:p>
        <text:p text:style-name="P3">Trades Directory 1886</text:p>
        <text:p text:style-name="P3"/>
        <text:p text:style-name="P3"><text:soft-page-break/></text:p>
        <text:p text:style-name="P3">Haythorne, Frank</text:p>
        <text:p text:style-name="P3">Flemington Bank, Flemington</text:p>
        <text:p text:style-name="P3">Sands &amp; McDougall 1866, 1867, 1868, 1869, 1870, 1871, but not 73, 74</text:p>
        <text:p text:style-name="P3">BVD 1871</text:p>
        <text:p text:style-name="P3"/>
        <text:p text:style-name="P3"/>
        <text:p text:style-name="P3">Hayward, C</text:p>
        <text:p text:style-name="P3">Mt Alexander Rd Essendon</text:p>
        <text:p text:style-name="P3">Trades Directory 1886</text:p>
        <text:p text:style-name="P3">See also Dorling</text:p>
        <text:p text:style-name="P3"/>
        <text:p text:style-name="P3"/>
        <text:p text:style-name="P3">Hazzard, Frank</text:p>
        <text:p text:style-name="P3">Power St, Hawthorn (Sands &amp; McDougall 1872, 1873)</text:p>
        <text:p text:style-name="P3">Connell Street Hawthorne (Sands &amp; McDougall 1874 and BVD 1875)</text:p>
        <text:p text:style-name="P3">Glass St, and Mt Alexander Road, Essendon (Sands &amp; McDougall 1875, 1876, 1877, 1886)</text:p>
        <text:p text:style-name="P3">Wise's 1884 says Mt Alexander Rd South, Essendon.</text:p>
        <text:p text:style-name="P3"/>
        <text:p text:style-name="P3"/>
        <text:p text:style-name="P3">Hazzard, Maryann</text:p>
        <text:p text:style-name="P3">Glass St, Essendon</text:p>
        <text:p text:style-name="P3">Wise's 1884 </text:p>
        <text:p text:style-name="P3"/>
        <text:p text:style-name="P3"/>
        <text:p text:style-name="P3">Hazzard, Walter</text:p>
        <text:p text:style-name="P3">Mt Alexander Rd East, Essendon</text:p>
        <text:p text:style-name="P3">Wise's 1884 </text:p>
        <text:p text:style-name="P3"/>
        <text:p text:style-name="P3"/>
        <text:p text:style-name="P3">Head, James</text:p>
        <text:p text:style-name="P3">Ringwood</text:p>
        <text:p text:style-name="P3">Wise's 1894 </text:p>
        <text:p text:style-name="P3"/>
        <text:p text:style-name="P3"/>
        <text:p text:style-name="P3">Heather, William</text:p>
        <text:p text:style-name="P3">Mitchell St Northcote</text:p>
        <text:p text:style-name="P3">Sands &amp; McDougall 1879</text:p>
        <text:p text:style-name="P3"/>
        <text:p text:style-name="P3"/>
        <text:p text:style-name="P3">Heil, Charles</text:p>
        <text:p text:style-name="P3">Elmore </text:p>
        <text:p text:style-name="P3">Sands &amp; McDougalls 1913 </text:p>
        <text:p text:style-name="P3"/>
        <text:p text:style-name="P3"/>
        <text:p text:style-name="P3">Heil, Frederick J</text:p>
        <text:p text:style-name="P3">Elmore </text:p>
        <text:p text:style-name="P3">Sands &amp; McDougalls 1913 </text:p>
        <text:p text:style-name="P3"/>
        <text:p text:style-name="P3"/>
        <text:p text:style-name="P3">Heilbronn, George</text:p>
        <text:p text:style-name="P3">Ararat</text:p>
        <text:p text:style-name="P3">Sands &amp; McDougalls 1911, 1913 </text:p>
        <text:p text:style-name="P3"/>
        <text:p text:style-name="P3"/>
        <text:p text:style-name="P3">Hellings, Thomas</text:p>
        <text:p text:style-name="P3">Avoca</text:p>
        <text:p text:style-name="P3">BVD 1875</text:p>
        <text:p text:style-name="P3"/>
        <text:p text:style-name="P3"/>
        <text:p text:style-name="P3">Hempel, Charles E</text:p>
        <text:p text:style-name="P3">Albert St West, Brunswick</text:p>
        <text:p text:style-name="P3">BVD 1871, 1875</text:p>
        <text:p text:style-name="P3">Sands &amp; McDougall 1870, 1871, 1872, 1873, 1874, 1875, 1876, 1877, 1878, 1879, 1880, 1881, 1886</text:p>
        <text:p text:style-name="P3"/>
        <text:p text:style-name="P3"/>
        <text:p text:style-name="P3">Hendon, J</text:p>
        <text:p text:style-name="P3">Argyle St, South Yarra</text:p>
        <text:p text:style-name="P3">Sands &amp; McDougall 1873, 1874, 1875</text:p>
        <text:p text:style-name="P3">BVD 1875</text:p>
        <text:p text:style-name="P3">Malone shows a brickworks in Argyle St Prahran.</text:p>
        <text:p text:style-name="P3"/>
        <text:p text:style-name="P3"/>
        <text:p text:style-name="P3">Henning, Lewis</text:p>
        <text:p text:style-name="P3">Kerang</text:p>
        <text:p text:style-name="P3">Sands &amp; McDougalls 1911, 1913 </text:p>
        <text:p text:style-name="P3">(1911 says Louis, not Lewis)</text:p>
        <text:p text:style-name="P3"/>
        <text:p text:style-name="P3"/>
        <text:p text:style-name="P3">Herring, Thomas</text:p>
        <text:p text:style-name="P3">South Preston</text:p>
        <text:p text:style-name="P3">Wise's 1888 </text:p>
        <text:p text:style-name="P3"/>
        <text:p text:style-name="P3"/>
        <text:p text:style-name="P3">Hesketh &amp; Co</text:p>
        <text:p text:style-name="P3">Box Hill</text:p>
        <text:p text:style-name="P3">Wise's 1894</text:p>
        <text:p text:style-name="P3"/>
        <text:p text:style-name="P3"/>
        <text:p text:style-name="P3">Hesketh, Joseph</text:p>
        <text:p text:style-name="P3">Tunstall</text:p>
        <text:p text:style-name="P3">Wise's 1894 </text:p>
        <text:p text:style-name="P3"/>
        <text:p text:style-name="P3"/>
        <text:p text:style-name="P3">Hewitt, Ezekiel</text:p>
        <text:p text:style-name="P3">Wedderburn</text:p>
        <text:p text:style-name="P3">Wise's 1884 </text:p>
        <text:p text:style-name="P3">Sands &amp; McDougalls 1911, 1913 say Hewett</text:p>
        <text:p text:style-name="P3"/>
        <text:p text:style-name="P3"/>
        <text:p text:style-name="P3">Hickmott, Henry </text:p>
        <text:p text:style-name="P3">Lucknow</text:p>
        <text:p text:style-name="P3">Wise's 1892, 1894 </text:p>
        <text:p text:style-name="P3"/>
        <text:p text:style-name="P3"/>
        <text:p text:style-name="P3">Hickox, George</text:p>
        <text:p text:style-name="P3">Traralgon</text:p>
        <text:p text:style-name="P3">Wise's 1888, 1892, 1894 </text:p>
        <text:p text:style-name="P3"/>
        <text:p text:style-name="P3"/>
        <text:p text:style-name="P3">Hicks, James</text:p>
        <text:p text:style-name="P3">Beaconsfield</text:p>
        <text:p text:style-name="P3">Wise's 1945</text:p>
        <text:p text:style-name="P3"/>
        <text:p text:style-name="P3"/>
        <text:p text:style-name="P3">Hicks, John</text:p>
        <text:p text:style-name="P3">Officer</text:p>
        <text:p text:style-name="P3">Wise's 1892, 1894 </text:p>
        <text:p text:style-name="P4">Note – Jeff Turnbull has a brick that says “JAS HICKS OFFICER.” <text:s/><text:span text:style-name="T2">See also http://www.cardinia.vic.gov.au/files/2015_meetings_agendas/150504_Item6.pdf</text:span></text:p>
        <text:p text:style-name="P3"/>
        <text:p text:style-name="P3"/>
        <text:p text:style-name="P3">Highfield Brickworks, </text:p>
        <text:p text:style-name="P3">High St Rd, (NW cnr of Springvale Rd), Tally-Ho</text:p>
        <text:p text:style-name="P3">Mentioned in Priestley, p56. Samuel Hall (which see) was the proprietor, and Jesse &amp; Harriett Timberlake bought all their materials for their first home from him in 1885. Later (son?) William Timberlake quarried clay from the family land on Lawrence Rd and made his own bricks to build his own house for his bride, Clara Holland. (p86) His main line of work was <text:soft-page-break/>growing cherries; maybe he didn't make bricks to sell?</text:p>
        <text:p text:style-name="P1"><text:span text:style-name="T1">In 1949 Waverley Council zoned industrial around existing claypits on Highbury Rd (sic) but banned further quarries from starting. (p179 ibid)</text:span></text:p>
        <text:p text:style-name="P3"/>
        <text:p text:style-name="P3"/>
        <text:p text:style-name="P3">Hill, Alex Jr</text:p>
        <text:p text:style-name="P3">Hodgeson St, Brunswick</text:p>
        <text:p text:style-name="P3">Trades Directory 1886</text:p>
        <text:p text:style-name="P3"/>
        <text:p text:style-name="P3"/>
        <text:p text:style-name="P3">Hill, Charles</text:p>
        <text:p text:style-name="P3">Evansford</text:p>
        <text:p text:style-name="P3">Wise's 1884 , 1888, 1892, 1894</text:p>
        <text:p text:style-name="P3"/>
        <text:p text:style-name="P3"/>
        <text:p text:style-name="P3">Hill, David</text:p>
        <text:p text:style-name="P3">Mt Alexander Rd, Essendon</text:p>
        <text:p text:style-name="P3">Wise's 1888 </text:p>
        <text:p text:style-name="P3">Could be the same person as below.</text:p>
        <text:p text:style-name="P3"/>
        <text:p text:style-name="P3"/>
        <text:p text:style-name="P3">Hill, D G</text:p>
        <text:p text:style-name="P3">Grice St Essendon</text:p>
        <text:p text:style-name="P3">Trades Directory 1886</text:p>
        <text:p text:style-name="P3"/>
        <text:p text:style-name="P3"/>
        <text:p text:style-name="P3">Hill, William</text:p>
        <text:p text:style-name="P3">High St, Prahran</text:p>
        <text:p text:style-name="P3">Sands &amp; McDougall 1872, 1873, 1874, 1875</text:p>
        <text:p text:style-name="P3">BVD 1875</text:p>
        <text:p text:style-name="P3"/>
        <text:p text:style-name="P3"/>
        <text:p text:style-name="P3">Hilliard, Robert</text:p>
        <text:p text:style-name="P3">Barkly St, Brunswick </text:p>
        <text:p text:style-name="P3">Sands &amp; McDougall 1867 &amp; 1868 only</text:p>
        <text:p text:style-name="P3"/>
        <text:p text:style-name="P3"/>
        <text:p text:style-name="P3">Hinn Yee, Charles</text:p>
        <text:p text:style-name="P3">Ararat</text:p>
        <text:p text:style-name="P3">Wise's 1888 </text:p>
        <text:p text:style-name="P3"/>
        <text:p text:style-name="P3"/>
        <text:p text:style-name="P3">Hives, Harry</text:p>
        <text:p text:style-name="P3">Moffatt</text:p>
        <text:p text:style-name="P3">Wise's 1894 </text:p>
        <text:p text:style-name="P3"/>
        <text:p text:style-name="P3"/>
        <text:p text:style-name="P3">Hobbs, Charles</text:p>
        <text:p text:style-name="P3">Brick plant on Pulteney St, Dandenong.</text:p>
        <text:p text:style-name="P3">Vic Hist Mag 34</text:p>
        <text:p text:style-name="P3"/>
        <text:p text:style-name="P3"/>
        <text:p text:style-name="P3">Hobson, Joseph</text:p>
        <text:p text:style-name="P3">Victoria Rd Hawthorn</text:p>
        <text:p text:style-name="P3">Sands &amp; McDougall 1872</text:p>
        <text:p text:style-name="P3"/>
        <text:p text:style-name="P3"/>
        <text:p text:style-name="P3">Hobson, Joseph &amp; Walter</text:p>
        <text:p text:style-name="P3">Rapunyup</text:p>
        <text:p text:style-name="P3">Wise's 1888, 1892, 1894 </text:p>
        <text:p text:style-name="P3"/>
        <text:p text:style-name="P3"/>
        <text:p text:style-name="P3">Hodges, Joseph</text:p>
        <text:p text:style-name="P3">Albert St West, Brunswick </text:p>
        <text:p text:style-name="P3">BVD 1871, 1875</text:p>
        <text:p text:style-name="P3">Sands &amp; McDougall 1867, 1868, 1869, 1870, 1871, 1872, 1873, 1874, 1875, 1876, 1877, 1878</text:p>
        <text:p text:style-name="P3">Lewis refers to him as an early brickmaker, calling himsilf Brunswick Brick Works. Also John Hodges. (See Royal Brickfield)</text:p>
        <text:p text:style-name="P3"/>
        <text:p text:style-name="P3"/>
        <text:p text:style-name="P3">Hodgkinson, William</text:p>
        <text:p text:style-name="P3">Frankston</text:p>
        <text:p text:style-name="P3">Wise's 1884, 1888 </text:p>
        <text:p text:style-name="P3">Lewis lists him as an early maker of red bricks and drainage pipes in Malvern</text:p>
        <text:p text:style-name="P3"/>
        <text:p text:style-name="P3"/>
        <text:p text:style-name="P3">Hoffman Brick and Potteries Ltd (The)</text:p>
        <text:p text:style-name="P3">National Trustees Building, 123 Queen St Melb</text:p>
        <text:p text:style-name="P3">Works at Dawson St Brunswick.</text:p>
        <text:p text:style-name="P3">BVD 1871, 1875</text:p>
        <text:p text:style-name="P3">Sands &amp; McD 1871, 1872, 1873, 1874, 1875, 1876, 1877, 18791880, 1881, 1886</text:p>
        <text:p text:style-name="P3">1919, 1922, 1928, 1933, 1937, 1938, 1933, 1946, 1947, 1950, 1952, 1953, 1955, 1957, 1960, 1961, 1962, 1964, 1965.</text:p>
        <text:p text:style-name="P3">Missing from 1966 onwards.</text:p>
        <text:p text:style-name="P3">Wise's 1884, 1945</text:p>
        <text:p text:style-name="P3">First appeared in S&amp;McD in 1871 and offices were at 7 Queen St, Melb</text:p>
        <text:p text:style-name="P3">Sands &amp; McDougall 1877, 1878, 1879, 1880, 1881 says A Collings Manager.</text:p>
        <text:p text:style-name="P3">BVD 1875 says Abraham Collings is Manager.</text:p>
        <text:p text:style-name="P3">Wise1884 says Abraham Collings was Secretary, and offices were at 1 Adelaide Chambers, Queen St Melb.</text:p>
        <text:p text:style-name="P3">Trades Directory 1886 and Sands &amp; McDougalls 1886 say "The Hoffman Patent Steam Brick Co Ltd" at 53 Queen St (S &amp; M adds Abraham Collings, sec)</text:p>
        <text:p text:style-name="P3">Wise's 1888 says "Hoffman Patent Steam Brick Co, J C Fodden Sec, Bank Chambers, 55 Queen St Melb &amp; Glenlyon Rd West, Brunswick"</text:p>
        <text:p text:style-name="P3">Wise's 1892 has three entries: Hoffman Patent Steam Brick Co Ltd, JC Foden secr, Bank Chambers 123 Queen st Melb (Wise's 1894 has just one, the same as this one); and</text:p>
        <text:p text:style-name="P3">Hoffman Brick &amp; Tile Co No 1, G Murdoch mgr, Albert St W, Brunswick; and</text:p>
        <text:p text:style-name="P3">Hoffman Brick Co No 2, G Murdoch mgr, Dawson St Brunswick</text:p>
        <text:p text:style-name="P3">Sands &amp; McDougall 1898 says HPSBCo, 121 Queen St Melb. Albert St West and Victoria St Brunswick .</text:p>
        <text:p text:style-name="P3">See large adv in 1922, 1937 S&amp;Mc, and smaller ad in 1919.</text:p>
        <text:p text:style-name="P3">S &amp; Mc 1960 adds, "PO Box 39, Brunswick, Tels FW 1181, FW 5163"</text:p>
        <text:p text:style-name="P3">Copy of bill from Hoffman in1911 available (from RHSV file). Pictures of works avail in Moloney [1].</text:p>
        <text:p text:style-name="P1"><text:span text:style-name="T1">Note Hoffman is a type of kiln - a circular, continuous feed mechanised kiln first used in </text:span><text:soft-page-break/><text:span text:style-name="T1">Europe in 1859 (Moloney [1]). Ararat Museum says there was a Hoffman brick kiln in circa 1895 near Prestige factory in Ararat The Nubrik website claims that its predecessor, Hoffman PSBCo, had the first continuous firing Hoffman kiln, in 1870.</text:span></text:p>
        <text:p text:style-name="P3">Moloney [1] in (National) Trust News says that "the Hoffman brickworks is one of the historically important brickmaking sites in Australia. The company pioneered the industrialisation of brick-making in Australia and was the biggest producer of the bricks that ..(built) Marvellous Melbourne in the 1880s."</text:p>
        <text:p text:style-name="P3">Greatest of all brickmakers, according to Folk-Scolaro page 5. Founders Jenkin Collier and J M Barry. Fallon was a shareholder, and Munro, Howson and Guthrie were managers. All have streets named after them. </text:p>
        <text:p text:style-name="P3">Moloney [1] lists founders as Jenkin Collier (which see), David Barry and William Owen in 1870 and co name Hoffman Patent Brick &amp; Tile Co in Albert St.</text:p>
        <text:p text:style-name="P3">In 1883 Hoffman's opened a second kiln in Dawson St and put in the Hoffman kilns. Later more mechasition was undertaken, with presses, kiln fuels, clay extrusion machines and more being revolutionised. Hoffman employed others' technology where possible, giving several other companies a boost, but where nothing was yet available, patented their own designs. (Moloney [1]) This meant standard sizes for bricks, even quality, various colours could be made, prices went down and bricks became very popular. Most hand-makers went out of business in the 1890s depression.</text:p>
        <text:p text:style-name="P3">Before 1914, Brunswick was the brickyard capital of Victoria, and Hoffman's work whistle 7:15 each morning for five long minutes, woke the whole town. (p43 Folk-Scolaro) A clay pit in Lygon St mentioned p 62-63.</text:p>
        <text:p text:style-name="P3">Hoffman's diversified 1880s to 1930s with tiles, pots, jars, pipes, toilets, and more. (Moloney [1]).</text:p>
        <text:p text:style-name="P3">State Library is supposed to gold three historic Hoffman publications but unfortunately they've all disappeared. There should have been a 22-page 1928 brick catalogue (S 604 AR79 V 37 #1), 16 page 1929 price list (ibid #2), and a 32 page illustrated booklet about Hoffmans from 1929 (SLT 666.0294 H67H). </text:p>
        <text:p text:style-name="P3">Nubrik website (5½ pages printed out) recounts Hoffman's beginnings in 1862 (and its naming in 1870) and take-over by Clifton in 1960, etc till it became Nubrik. Hoffman bricks were used in Parliament House, St Patrick's Cathedral, and the Shrine of Remembrance.</text:p>
        <text:p text:style-name="P3">Now owned by Pioneer (Jobsons 1995)</text:p>
        <text:p text:style-name="P3">Toby's wall has a brick that has three lines, middle line unreadable, others say, 'Hoffmann... Brunswick" Note double N.</text:p>
        <text:p text:style-name="P3">Makers of "Hoffman," "Hoffmon," &amp; "Hoffmann" bricks.</text:p>
        <text:p text:style-name="P3"/>
        <text:p text:style-name="P3"/>
        <text:p text:style-name="P3">Hoggett, Edward</text:p>
        <text:p text:style-name="P3">Myrtleford</text:p>
        <text:p text:style-name="P3">Wise's 1888 </text:p>
        <text:p text:style-name="P3">See also Huggett</text:p>
        <text:p text:style-name="P3"/>
        <text:p text:style-name="P3"/>
        <text:p text:style-name="P3">Holzer, Anton</text:p>
        <text:p text:style-name="P3">William St, Hawthorn</text:p>
        <text:p text:style-name="P3">Sands &amp; McDougall 1872</text:p>
        <text:p text:style-name="P3"/>
        <text:p text:style-name="P3"/>
        <text:p text:style-name="P3">Holzer, Henry</text:p>
        <text:p text:style-name="P3">Camberwell Rd, Hawthorn</text:p>
        <text:p text:style-name="P3">Sands &amp; McDougall 1872, 1873, 1874</text:p>
        <text:p text:style-name="P3">BVD 1875</text:p>
        <text:p text:style-name="P3"/>
        <text:p text:style-name="P3"/>
        <text:p text:style-name="P3">Holzer, John</text:p>
        <text:p text:style-name="P3">Camberwell Road, Hawthorne</text:p>
        <text:p text:style-name="P3">Sands &amp; McDougall 1874</text:p>
        <text:p text:style-name="P3"/>
        <text:p text:style-name="P3"/>
        <text:p text:style-name="P3">Holzer, John</text:p>
        <text:p text:style-name="P3">William St, Hawthorn</text:p>
        <text:p text:style-name="P3">BVD 1871, 1875</text:p>
        <text:p text:style-name="P3">Sands &amp; McDougall 1869, 1870, 1871, 1872, 1873, 1874, 1875, 1876, 1877, 1878, 1879, 1880, 1881</text:p>
        <text:p text:style-name="P3">One of the Three(?) Holzer bros who joined forces with Augustus Fritsch in 1883, to form the UHBCo.</text:p>
        <text:p text:style-name="P3">Yule etc says the Holzer family offered the council wasteland in William St in 1888. This became Central Gardens.</text:p>
        <text:p text:style-name="P3"/>
        <text:p text:style-name="P3"/>
        <text:p text:style-name="P3">Holzer, Joseph</text:p>
        <text:p text:style-name="P3">Victoria Rd, Hawthorn</text:p>
        <text:p text:style-name="P3">Trades Directory 1886</text:p>
        <text:p text:style-name="P3">Sands &amp; McDougall 1874, 1875, 1876 and BVD 1875 say Victoria Road, Heidelberg</text:p>
        <text:p text:style-name="P3">Sands &amp; McDougall 1877, 1878, 1879, 1880, 1881, 1886 say Victoria Rd Hawthorn</text:p>
        <text:p text:style-name="P3">One of the Three(?) Holzer bros who joined forces with Augustus Fritsch in 1883, to form the UHBCo.</text:p>
        <text:p text:style-name="P3">Sands &amp; McDougall 1873 says Victoria Rd Heidelberg (??)</text:p>
        <text:p text:style-name="P3">See also Fritsch Holzer</text:p>
        <text:p text:style-name="P3"/>
        <text:p text:style-name="P3"/>
        <text:p text:style-name="P3">Holzer, Martin (Junior)</text:p>
        <text:p text:style-name="P3">Camberwell Rd, Hawthorn</text:p>
        <text:p text:style-name="P3">Sands &amp; McDougall 1872, 1873, 1874, 1875, 1877</text:p>
        <text:p text:style-name="P3"><text:soft-page-break/>BVD 1875</text:p>
        <text:p text:style-name="P3"/>
        <text:p text:style-name="P3"/>
        <text:p text:style-name="P3">Holzer, Martin (Senior)</text:p>
        <text:p text:style-name="P3">Burnley St, Richmond</text:p>
        <text:p text:style-name="P1"><text:span text:style-name="T1">Sands &amp; McDougall 1869, 1870, 1871, 1872, 1873, 1874, 1875, 1877</text:span></text:p>
        <text:p text:style-name="P3">BVD 1875</text:p>
        <text:p text:style-name="P3">One of the Three(?) Holzer bros who joined forces with Augustus Fritsch in 1883, to form the UHBCo.</text:p>
        <text:p text:style-name="P3">In 1870 &amp; 1871 Listing is for "Holzer, Martin, sen &amp; jun." After 1872 Junior set up on his own.</text:p>
        <text:p text:style-name="P3">BVD 1871 also lists Senior &amp; Junior</text:p>
        <text:p text:style-name="P3"/>
        <text:p text:style-name="P3"/>
        <text:p text:style-name="P3">Home, James</text:p>
        <text:p text:style-name="P3">High St, Northcote</text:p>
        <text:p text:style-name="P3">Sands &amp; McDougall 1873, 1874, 1875, 1876</text:p>
        <text:p text:style-name="P3">BVD 1875</text:p>
        <text:p text:style-name="P3"/>
        <text:p text:style-name="P3"/>
        <text:p text:style-name="P3">Hool, William</text:p>
        <text:p text:style-name="P3">Albert St, Brunswick</text:p>
        <text:p text:style-name="P3">Sands &amp; McDougall 1871 only</text:p>
        <text:p text:style-name="P3">bvd 1871</text:p>
        <text:p text:style-name="P3"/>
        <text:p text:style-name="P3"/>
        <text:p text:style-name="P3">Hopkins, Edward</text:p>
        <text:p text:style-name="P3">Parker Rd, Footscray</text:p>
        <text:p text:style-name="P3">Trades Directory 1886</text:p>
        <text:p text:style-name="P3">Sands &amp; McDougalls 1886</text:p>
        <text:p text:style-name="P3"/>
        <text:p text:style-name="P3"/>
        <text:p text:style-name="P3">Horton, Samuel</text:p>
        <text:p text:style-name="P3">Commercial Rd, Prahran</text:p>
        <text:p text:style-name="P3">Sands &amp; McDougall 1862 </text:p>
        <text:p text:style-name="P3">Sands &amp; McDougall 1877, 1878, 1879, 1880, 1881 says Orrong Rd Prahran</text:p>
        <text:p text:style-name="P3"/>
        <text:p text:style-name="P3"/>
        <text:p text:style-name="P3">Houghton, James</text:p>
        <text:p text:style-name="P3">Albert St, Rosedale</text:p>
        <text:p text:style-name="P3">BVD 1875</text:p>
        <text:p text:style-name="P3"/>
        <text:p text:style-name="P3"/>
        <text:p text:style-name="P3">Housley, William</text:p>
        <text:p text:style-name="P3">Mundy St &amp; Sheepwash Road, Sandhurst</text:p>
        <text:p text:style-name="P3">BVD 1875</text:p>
        <text:p text:style-name="P3"/>
        <text:p text:style-name="P3"/>
        <text:p text:style-name="P3">Howe, James</text:p>
        <text:p text:style-name="P3">Separation Street, Northcote</text:p>
        <text:p text:style-name="P3">BVD 1875</text:p>
        <text:p text:style-name="P3">Sands &amp; McDougall 1874, 1875, 1876, 1877, 1878, 1879, 1880, 1881, 1886</text:p>
        <text:p text:style-name="P3"/>
        <text:p text:style-name="P3"/>
        <text:p text:style-name="P3">Hudson, Thomas</text:p>
        <text:p text:style-name="P3">Church St, Hawthorn</text:p>
        <text:p text:style-name="P3">Sands &amp; McDougall 1876, 1877, 1878, 1879</text:p>
        <text:p text:style-name="P3"/>
        <text:p text:style-name="P3"/>
        <text:p text:style-name="P3">Huggett, Edward </text:p>
        <text:p text:style-name="P3">Mount Egerton (BVD 1875)</text:p>
        <text:p text:style-name="P3">Myrtleford (Wise's 1892 , 1894)</text:p>
        <text:p text:style-name="P3"/>
        <text:p text:style-name="P3"/>
        <text:p text:style-name="P3">Hughes, Jesse</text:p>
        <text:p text:style-name="P3">Swan Hill</text:p>
        <text:p text:style-name="P3">Wise's 1894 </text:p>
        <text:p text:style-name="P3"/>
        <text:p text:style-name="P3"/>
        <text:p text:style-name="P3">Hughes, John</text:p>
        <text:p text:style-name="P3">Wandon Yallock (1888 &amp; 1892) or Seville (1892)</text:p>
        <text:p text:style-name="P3">Wise's 1888, 1892 </text:p>
        <text:p text:style-name="P3"/>
        <text:p text:style-name="P3"/>
        <text:p text:style-name="P3">Hughes, John</text:p>
        <text:p text:style-name="P3">Eaglehawk</text:p>
        <text:p text:style-name="P3">Sands &amp; McDougalls 1911, 1913 </text:p>
        <text:p text:style-name="P3"/>
        <text:p text:style-name="P3"/>
        <text:p text:style-name="P3">Hughes, Thomas</text:p>
        <text:p text:style-name="P3">Eaglehawk</text:p>
        <text:p text:style-name="P3">Wise's 1884, 1888</text:p>
        <text:p text:style-name="P3"/>
        <text:p text:style-name="P3"/>
        <text:p text:style-name="P3">Hull, Robert</text:p>
        <text:p text:style-name="P3">Alberton</text:p>
        <text:p text:style-name="P3">Wise's 1894</text:p>
        <text:p text:style-name="P3"/>
        <text:p text:style-name="P3"/>
        <text:p text:style-name="P3">Hurst Bros </text:p>
        <text:p text:style-name="P3">Casterton</text:p>
        <text:p text:style-name="P3">Wise's 1892, 1894 </text:p>
        <text:p text:style-name="P3">BVD 1875 says George Hurst at Casterton</text:p>
        <text:p text:style-name="P3"/>
        <text:p text:style-name="P3"/>
        <text:p text:style-name="P3">Hurst, William</text:p>
        <text:p text:style-name="P3">Peel St North, Black Hill</text:p>
        <text:p text:style-name="P3">BVD 1875</text:p>
        <text:p text:style-name="P3"/>
        <text:p text:style-name="P3"/>
        <text:p text:style-name="P3">Humphries in 1837</text:p>
        <text:p text:style-name="P3">Vic Hist Mag 24 implies that a Mr Humphries made the first bricks in Victoria, in 1837, though possibly convits had made some bricks earlier the same year. See also Peers as a contender for first bricks).</text:p>
        <text:p text:style-name="P3">Mrs Louisa Humphries tells us in the "Argus" of 25/3/1905 that her husband, who had worked for John Pascoe Fawkner in Launceston, was engaged by him to come to Victoria to make bricks. She followed in the "Enterprise"arriving on 14/9/1837, and lived in a wattle and daub hut in Little Collins St, between Elizabeth and Swanston Sts, close to where her husband and his mate were making bricks.</text:p>
        <text:p text:style-name="P3">By July 1839 they had removed to a brickfield near Batman's Swamp (now Docklands). The blue clays of the banks supplied the materials for bricks for several years. The 1845 directory shows 7 brickmakers on each bank. However frequent flooding drove brickmakers elsewhere, eg Emerald Hill and Prahran. (Vic Hist Mag 24) </text:p>
        <text:p text:style-name="P3"/>
        <text:p text:style-name="P3"/>
        <text:p text:style-name="P3">Humphries, E H</text:p>
        <text:p text:style-name="P3">Lucknow</text:p>
        <text:p text:style-name="P3">Wise's 1945</text:p>
        <text:p text:style-name="P3"/>
        <text:p text:style-name="P3"/>
        <text:p text:style-name="P3"><text:soft-page-break/>Humphries, Job</text:p>
        <text:p text:style-name="P3">South Preston</text:p>
        <text:p text:style-name="P3">Wise's 1888</text:p>
        <text:p text:style-name="P3"/>
        <text:p text:style-name="P3"/>
        <text:p text:style-name="P3">Hunt, Thomas</text:p>
        <text:p text:style-name="P3">Winter's Flat, Castlemaine</text:p>
        <text:p text:style-name="P3">Wise's 1884 </text:p>
        <text:p text:style-name="P3"/>
        <text:p text:style-name="P3"/>
        <text:p text:style-name="P3">Hyde Park Brick Co</text:p>
        <text:p text:style-name="P3">Willsmere Rd, Kew</text:p>
        <text:p text:style-name="P3">Manager: E Cornish</text:p>
        <text:p text:style-name="P3">Trades Directory 1886</text:p>
        <text:p text:style-name="P3">Sands &amp; McDougalls 1886</text:p>
        <text:p text:style-name="P3"/>
        <text:p text:style-name="P3"/>
        <text:p text:style-name="P3">Hyne, Henry (Lilydale Steam Brick Works or Lilydale Brick Company)</text:p>
        <text:p text:style-name="P3">Healesville Rd, Lilydale.</text:p>
        <text:p text:style-name="P3">ROSS (p11-23) says he established Lilydale's largest and most innovative brick yard, first in 1879 (later sold to John Baynes, brick maker, and much later, Lilydale tip) and a second yard, his main site,across the road in 1880.</text:p>
        <text:p text:style-name="P3">He had arrived in Melb at 19 and worked as an architect for a few years, then dug gold and ended up managing gold mines, then managed estates, then established the first steam saw mill in the area, all before opening his brickworks. According to signs on his property, he continued to offer Lilydale all these skills and added insurance agent, carpenter, engineer, hardware supplier, builder and wheelwright too. Hyne even perfected and patented his own brick making machines. A man of many skills!</text:p>
        <text:p text:style-name="P3">His bricks made the Lilydale gas works, state school, Crown hotel, hospital, and he made a lot of agricultural pipes for the new irrigation schemes for local vineyards and the riverina.</text:p>
        <text:p text:style-name="P3">Henry Hyne died in May 1897 and his son Leo continued until selling it to John Cathcart, who continued pipe-making until WW2 when crockery was made for the army. After the war Mr G McIroy took over, with pipes still being the main fare. Photo of the works (1970) in ROSS. Lilydale Brick, Tile &amp; Pipeworks was taken over in 1970 by Rocla Industries Ltd, who closed it in 1973.</text:p>
        <text:p text:style-name="P3">Full description of Hyne's brick making process in 1887 in ROSS p 13-20.</text:p>
        <text:p text:style-name="P3"/>
        <text:p text:style-name="P3"/>
        <text:p text:style-name="P3">I E &amp; A Products</text:p>
        <text:p text:style-name="P3">546 Burwood Rd, Hawthorn</text:p>
        <text:p text:style-name="P3">Sands &amp; McD 1937, 1946, 1947 in Firebrick section but missing from 1950 etc</text:p>
        <text:p text:style-name="P3">Makers of ?????</text:p>
        <text:p text:style-name="P3"/>
        <text:p text:style-name="P3"/>
        <text:p text:style-name="P3">Ingram, James</text:p>
        <text:p text:style-name="P3">Mt Bolton</text:p>
        <text:p text:style-name="P3">Wise's 1884, 1888</text:p>
        <text:p text:style-name="P3">Wise's 1892 says Ingram, James Addington</text:p>
        <text:p text:style-name="P3"/>
        <text:p text:style-name="P3"/>
        <text:p text:style-name="P3">Ingram, Thomas</text:p>
        <text:p text:style-name="P3">Wedderbun</text:p>
        <text:p text:style-name="P3">Wise's 1884, 1888, 1892, 1894</text:p>
        <text:p text:style-name="P3"/>
        <text:p text:style-name="P3"/>
        <text:p text:style-name="P3">Ives, Alfred</text:p>
        <text:p text:style-name="P3">Charlton</text:p>
        <text:p text:style-name="P3">Wise's 1894 </text:p>
        <text:p text:style-name="P3"/>
        <text:p text:style-name="P3"/>
        <text:p text:style-name="P3">Ives, Harry</text:p>
        <text:p text:style-name="P3">Charlton West</text:p>
        <text:p text:style-name="P3">Sands &amp; McDougalls 1911, 1913</text:p>
        <text:p text:style-name="P3"/>
        <text:p text:style-name="P3"/>
        <text:p text:style-name="P3">Jackson, John</text:p>
        <text:p text:style-name="P3">Mansfield</text:p>
        <text:p text:style-name="P3">Sands &amp; McDougalls 1911</text:p>
        <text:p text:style-name="P3"/>
        <text:p text:style-name="P3"/>
        <text:p text:style-name="P3">Jacobs, Joshua</text:p>
        <text:p text:style-name="P3">Numurkah</text:p>
        <text:p text:style-name="P3">Wise's 1888, 1892, 1894 </text:p>
        <text:p text:style-name="P3"/>
        <text:p text:style-name="P3"/>
        <text:p text:style-name="P3">Jamieson, Joseph</text:p>
        <text:p text:style-name="P3">Hamilton North</text:p>
        <text:p text:style-name="P3">Wise's 1892 </text:p>
        <text:p text:style-name="P3">Wise's 1894 has Jamies, Mrs Phoebe, Hamilton North, but I <text:s/>suspect it should be Jamieson</text:p>
        <text:p text:style-name="P3"/>
        <text:p text:style-name="P3"/>
        <text:p text:style-name="P3">Janes, Richard</text:p>
        <text:p text:style-name="P3">Mt Alexander Rd East, Essendon</text:p>
        <text:p text:style-name="P3">Wise's 1884 </text:p>
        <text:p text:style-name="P3"/>
        <text:p text:style-name="P3"/>
        <text:p text:style-name="P3">Jefferson, Joseph</text:p>
        <text:p text:style-name="P3">Garfield</text:p>
        <text:p text:style-name="P3">Sands &amp; McDougalls 1911, 1913 </text:p>
        <text:p text:style-name="P3">In 1911 in both Bunyip and Garfield (one entry)</text:p>
        <text:p text:style-name="P3"/>
        <text:p text:style-name="P3"/>
        <text:p text:style-name="P3">Jennings, James</text:p>
        <text:p text:style-name="P3">Eaglehawk Flats, Eaglehawk</text:p>
        <text:p text:style-name="P3">BVD 1875</text:p>
        <text:p text:style-name="P3"/>
        <text:p text:style-name="P3"/>
        <text:p text:style-name="P3">Johnston, James L</text:p>
        <text:p text:style-name="P3">Havelock St, Ballarat</text:p>
        <text:p text:style-name="P3">Wise's 1888 </text:p>
        <text:p text:style-name="P3"/>
        <text:p text:style-name="P3"/>
        <text:p text:style-name="P3">Johnston, Joseph</text:p>
        <text:p text:style-name="P3">83 Havelock St, Ballarat West</text:p>
        <text:p text:style-name="P3">BVD 1875</text:p>
        <text:p text:style-name="P3"/>
        <text:p text:style-name="P3"/>
        <text:p text:style-name="P3">Johnstone, J</text:p>
        <text:p text:style-name="P3">Havelock St, Ballaarat East </text:p>
        <text:p text:style-name="P3">Wise's 1884 </text:p>
        <text:p text:style-name="P3"/>
        <text:p text:style-name="P3"/>
        <text:p text:style-name="P3">Johnstone, W</text:p>
        <text:p text:style-name="P3">Havelock St, Ballaarat East </text:p>
        <text:p text:style-name="P3">Wise's 1884 </text:p>
        <text:p text:style-name="P3"/>
        <text:p text:style-name="P3"/>
        <text:p text:style-name="P3">Jones, Abel</text:p>
        <text:p text:style-name="P3"><text:soft-page-break/>Barkers Rd Hawthorn</text:p>
        <text:p text:style-name="P3">Sands &amp; McDougall 1872</text:p>
        <text:p text:style-name="P3"/>
        <text:p text:style-name="P3"/>
        <text:p text:style-name="P3">Jones, Henry</text:p>
        <text:p text:style-name="P3">Sale</text:p>
        <text:p text:style-name="P3">Wise's 1894 </text:p>
        <text:p text:style-name="P3"/>
        <text:p text:style-name="P3"/>
        <text:p text:style-name="P3">Jones, John</text:p>
        <text:p text:style-name="P3">Pearson St, Sale</text:p>
        <text:p text:style-name="P3">Wise's 1884</text:p>
        <text:p text:style-name="P3"/>
        <text:p text:style-name="P3"/>
        <text:p text:style-name="P3">Jones, Thomas</text:p>
        <text:p text:style-name="P3">Sale</text:p>
        <text:p text:style-name="P3">Wise's 1888, 1894</text:p>
        <text:p text:style-name="P3"/>
        <text:p text:style-name="P3"/>
        <text:p text:style-name="P3">Jorgensen, P &amp; Co</text:p>
        <text:p text:style-name="P3">Fitzroy St, Kerang</text:p>
        <text:p text:style-name="P3">Wise's 1894 </text:p>
        <text:p text:style-name="P3">Sands &amp; McDougalls 1913 says Jorgensen, Christopher, Kerang</text:p>
        <text:p text:style-name="P3"/>
        <text:p text:style-name="P3"/>
        <text:p text:style-name="P3">Joy, Alfred &amp; William</text:p>
        <text:p text:style-name="P3">Broadway, Dunolly</text:p>
        <text:p text:style-name="P3">BVD 1875</text:p>
        <text:p text:style-name="P3"/>
        <text:p text:style-name="P3"/>
        <text:p text:style-name="P3">Junction Brick Works</text:p>
        <text:p text:style-name="P3">Ferntree Gully Rd, Oakleigh</text:p>
        <text:p text:style-name="P3">See Gamble</text:p>
        <text:p text:style-name="P3">Maker of "J B Co Oakleigh" bricks</text:p>
        <text:p text:style-name="P3">Possibly the quarry that was at the junction of Ferntree Gully Rd and Princes Hwy (needs confirmation).</text:p>
        <text:p text:style-name="P3"/>
        <text:p text:style-name="P3"/>
        <text:p text:style-name="P3">Kaolin</text:p>
        <text:p text:style-name="P3">A brand mentioned by Draper</text:p>
        <text:p text:style-name="P3"/>
        <text:p text:style-name="P3"/>
        <text:p text:style-name="P3">Kaye, James</text:p>
        <text:p text:style-name="P3">Ringwood</text:p>
        <text:p text:style-name="P3">Wise's 1888 , 1892</text:p>
        <text:p text:style-name="P3"/>
        <text:p text:style-name="P3"/>
        <text:p text:style-name="P3">Keith, -</text:p>
        <text:p text:style-name="P3">Merri (near Warrnambool)</text:p>
        <text:p text:style-name="P3">Lewis says he was making bricks in 1849.</text:p>
        <text:p text:style-name="P3"/>
        <text:p text:style-name="P3"/>
        <text:p text:style-name="P3">Kemp, John</text:p>
        <text:p text:style-name="P3">Brewster St, Essendon</text:p>
        <text:p text:style-name="P3">Sands &amp; McDougall 1876, 1877, 1878, 1879, 1880, 1881</text:p>
        <text:p text:style-name="P3"/>
        <text:p text:style-name="P3"/>
        <text:p text:style-name="P3">Kemp &amp; Witham</text:p>
        <text:p text:style-name="P3">Brunswick Rd East, Brunswick</text:p>
        <text:p text:style-name="P3">Wise's 1884, Trades Directory 1886</text:p>
        <text:p text:style-name="P3">Sands &amp; McDougalls 1886</text:p>
        <text:p text:style-name="P3">Kemp Bros also bought Signma's brickworks in Mitcham in 1917 and made tiles small scale for four years, when War Homes Commission helped them expand. Sold in 1928 to Daniel Robertson. Bain </text:p>
        <text:p text:style-name="P3"/>
        <text:p text:style-name="P3"/>
        <text:p text:style-name="P3">Kenan, Thomas</text:p>
        <text:p text:style-name="P3">Shepparton</text:p>
        <text:p text:style-name="P3">Wise's 1884 </text:p>
        <text:p text:style-name="P3"/>
        <text:p text:style-name="P3"/>
        <text:p text:style-name="P3">Kendall, Arthur T</text:p>
        <text:p text:style-name="P3">N Geelong</text:p>
        <text:p text:style-name="P3">Wise's 1892 </text:p>
        <text:p text:style-name="P3">Wise's 1894 has Thomas Kendall of North Geelong</text:p>
        <text:p text:style-name="P3"/>
        <text:p text:style-name="P3"/>
        <text:p text:style-name="P3">Kerr, A L</text:p>
        <text:p text:style-name="P3">Yarram</text:p>
        <text:p text:style-name="P3">Wise's 1945</text:p>
        <text:p text:style-name="P3"/>
        <text:p text:style-name="P3"/>
        <text:p text:style-name="P3">Kershaw, Frederick</text:p>
        <text:p text:style-name="P3">Elmore</text:p>
        <text:p text:style-name="P3">Wise's 1888, 1892 , 1894</text:p>
        <text:p text:style-name="P3">Sands &amp; McDougalls 1911 says Kershaw Bros</text:p>
        <text:p text:style-name="P3"/>
        <text:p text:style-name="P3"/>
        <text:p text:style-name="P3">King, Edward J</text:p>
        <text:p text:style-name="P3">Barkly St, Wahgunyar</text:p>
        <text:p text:style-name="P3">Wise's 1884 , 1888, 1892, 1894</text:p>
        <text:p text:style-name="P3">Sands &amp; McDougalls 1911</text:p>
        <text:p text:style-name="P3"/>
        <text:p text:style-name="P3"/>
        <text:p text:style-name="P3">Kinsman, John </text:p>
        <text:p text:style-name="P3">Rushworth</text:p>
        <text:p text:style-name="P3">Wise's 1892 </text:p>
        <text:p text:style-name="P3"/>
        <text:p text:style-name="P3"/>
        <text:p text:style-name="P3">Kneebone, F</text:p>
        <text:p text:style-name="P3">Chapel St, South Yarra</text:p>
        <text:p text:style-name="P3">Sands &amp; McDougall 1881, 1886 (latter says G F Kneebone)</text:p>
        <text:p text:style-name="P3"/>
        <text:p text:style-name="P3"/>
        <text:p text:style-name="P3">Knight &amp; Vicars</text:p>
        <text:p text:style-name="P3">Lal Lal</text:p>
        <text:p text:style-name="P3">Sands &amp; McDougalls 1911, 1913 </text:p>
        <text:p text:style-name="P3">See also Vickers and of course Knight</text:p>
        <text:p text:style-name="P3"/>
        <text:p text:style-name="P3"/>
        <text:p text:style-name="P3">Knight, A &amp; JW</text:p>
        <text:p text:style-name="P3">Lal Lal</text:p>
        <text:p text:style-name="P3">Wise's 1884 </text:p>
        <text:p text:style-name="P3">Vic and its Metropolis Vol 2 p 213 says that Knight Bros of Lal Lal was works contractor from 1862 for the Geelong to Ballarat railway, and stayed on to make bricks, tiles, pottery and firebrick from local kaolin clay.</text:p>
        <text:p text:style-name="P3">Heritage Vic has a Knight brick (Draper).</text:p>
        <text:p text:style-name="P3">I have a "W &amp; C Knight" brick from Waune Rabone. He says this brick was taken from the chimney of a house he demolished 9 miles north of Kaniva. There were only about 20-30 bricks in the chimney, the rest being made of dressed limestone. The house had been built in the 1880s. Lal Lal is near Ballaarat.</text:p>
        <text:p text:style-name="P3"/>
        <text:p text:style-name="P3"/>
        <text:p text:style-name="P3">Knight, Andrew</text:p>
        <text:p text:style-name="P3">Lal Lal</text:p>
        <text:p text:style-name="P3">BVD 1875</text:p>
        <text:p text:style-name="P3"/>
        <text:p text:style-name="P3"/>
        <text:p text:style-name="P3">Knight, Charles</text:p>
        <text:p text:style-name="P3"><text:soft-page-break/>Lal Lal</text:p>
        <text:p text:style-name="P3">Wise's 1894 </text:p>
        <text:p text:style-name="P3">See above re Heritage Vic, and my W &amp; C Knight brick.</text:p>
        <text:p text:style-name="P3"/>
        <text:p text:style-name="P3"/>
        <text:p text:style-name="P3">Knight, Henry</text:p>
        <text:p text:style-name="P3">Kyabram</text:p>
        <text:p text:style-name="P3">Wise's 1888</text:p>
        <text:p text:style-name="P3">See above re Heritage Vic.</text:p>
        <text:p text:style-name="P3"/>
        <text:p text:style-name="P3"/>
        <text:p text:style-name="P3">Knight, James</text:p>
        <text:p text:style-name="P3">Lal Lal</text:p>
        <text:p text:style-name="P3">BVD 1875</text:p>
        <text:p text:style-name="P3"/>
        <text:p text:style-name="P3"/>
        <text:p text:style-name="P3">Knight, James </text:p>
        <text:p text:style-name="P3">McIvor Rd, Sandhurst</text:p>
        <text:p text:style-name="P3">BVD 1875</text:p>
        <text:p text:style-name="P3"/>
        <text:p text:style-name="P3"/>
        <text:p text:style-name="P3">Knight , William</text:p>
        <text:p text:style-name="P3">Lal Lal</text:p>
        <text:p text:style-name="P3">BVD 1875</text:p>
        <text:p text:style-name="P3">See above re Heritage Vic, and my W &amp; C Knight brick.</text:p>
        <text:p text:style-name="P3"/>
        <text:p text:style-name="P3"/>
        <text:p text:style-name="P3">Krause</text:p>
        <text:p text:style-name="P3">Obtained from Stawell from the factory, Jan 2003.</text:p>
        <text:p text:style-name="P3"/>
        <text:p text:style-name="P3"/>
        <text:p text:style-name="P3">Kruse, L &amp; Co</text:p>
        <text:p text:style-name="P3">28 City Rd, South Melbourne</text:p>
        <text:p text:style-name="P3">Trades Directory 1886</text:p>
        <text:p text:style-name="P3">Wise's 1888 </text:p>
        <text:p text:style-name="P3"/>
        <text:p text:style-name="P3"/>
        <text:p text:style-name="P3">Kuckner, Christian</text:p>
        <text:p text:style-name="P3">Auburn Road, Hawthorne</text:p>
        <text:p text:style-name="P3">Sands &amp; McDougall 1874, 1875</text:p>
        <text:p text:style-name="P3">BVD 1875</text:p>
        <text:p text:style-name="P3"/>
        <text:p text:style-name="P3"/>
        <text:p text:style-name="P3">Kuyper</text:p>
        <text:p text:style-name="P3">Mornington</text:p>
        <text:p text:style-name="P3">Mentioned by Moorland p104 as operating in the 1850s.</text:p>
        <text:p text:style-name="P3"/>
        <text:p text:style-name="P3"/>
        <text:p text:style-name="P3">Kyneton Brick &amp; Tile Works</text:p>
        <text:p text:style-name="P3">Beer, B H</text:p>
        <text:p text:style-name="P3">Kyneton</text:p>
        <text:p text:style-name="P3">Sands &amp; McDougalls 1911, 1913 </text:p>
        <text:p text:style-name="P3"/>
        <text:p text:style-name="P3"/>
        <text:p text:style-name="P3">L &amp; E Distributors Pty Ltd</text:p>
        <text:p text:style-name="P3">127 Green Street, Richmond</text:p>
        <text:p text:style-name="P3">Sands &amp; McD 1972, 1973, 1974</text:p>
        <text:p text:style-name="P3"/>
        <text:p text:style-name="P3"/>
        <text:p text:style-name="P3">L S D Brick Co (Vic) Pty Ltd,</text:p>
        <text:p text:style-name="P3">Bundoora</text:p>
        <text:p text:style-name="P3">Sands &amp; McD 1962, 1964, 1965, 1966, 1968, 1969</text:p>
        <text:p text:style-name="P3"/>
        <text:p text:style-name="P3"/>
        <text:p text:style-name="P3">Lacey, Joseph C</text:p>
        <text:p text:style-name="P3">Barkly St Brunswick (Sands &amp; McDougall 1872, 1873, 1874, 1875, 1876 and BVD 1875)</text:p>
        <text:p text:style-name="P3">Victoria St West, Brunswick (Trades Directory 1886)</text:p>
        <text:p text:style-name="P3">See also Barningham &amp; Lacey</text:p>
        <text:p text:style-name="P3"/>
        <text:p text:style-name="P3"/>
        <text:p text:style-name="P3">Lade, Stephen</text:p>
        <text:p text:style-name="P3">Victoria St West Brunswick</text:p>
        <text:p text:style-name="P3">Sands &amp; McDougall 1867, 1868, 1869</text:p>
        <text:p text:style-name="P3"/>
        <text:p text:style-name="P3"/>
        <text:p text:style-name="P3">Lake, George</text:p>
        <text:p text:style-name="P3">Lucknow</text:p>
        <text:p text:style-name="P3">Wise's 1888 , 1892, 1894</text:p>
        <text:p text:style-name="P3"/>
        <text:p text:style-name="P3"/>
        <text:p text:style-name="P3">Lake, James</text:p>
        <text:p text:style-name="P3">Frankston</text:p>
        <text:p text:style-name="P3">Wise's 1884</text:p>
        <text:p text:style-name="P3"/>
        <text:p text:style-name="P3"/>
        <text:p text:style-name="P3">Lake, Robert</text:p>
        <text:p text:style-name="P3">Reabank, Stratford</text:p>
        <text:p text:style-name="P3">BVD 1875</text:p>
        <text:p text:style-name="P3">Wise's 1884, 1888, 1892, 1894 </text:p>
        <text:p text:style-name="P3"/>
        <text:p text:style-name="P3"/>
        <text:p text:style-name="P3">Lamont, John</text:p>
        <text:p text:style-name="P3">79 Cecil St Williamstown</text:p>
        <text:p text:style-name="P3">Sands &amp; McDougall 1873</text:p>
        <text:p text:style-name="P3"/>
        <text:p text:style-name="P3"/>
        <text:p text:style-name="P3">Lambert, Benjamin </text:p>
        <text:p text:style-name="P3">Youanmite</text:p>
        <text:p text:style-name="P3">Wise's 1894 </text:p>
        <text:p text:style-name="P3">Sands &amp; McDougalls 1911, 1913 say Lambert, Benjamin L, Tungamah.</text:p>
        <text:p text:style-name="P3">Possible maker of very old "BL" bricks??</text:p>
        <text:p text:style-name="P3"/>
        <text:p text:style-name="P3"/>
        <text:p text:style-name="P3">Lambeth, John</text:p>
        <text:p text:style-name="P3">Hodgkinson St, East Collingwood</text:p>
        <text:p text:style-name="P3">Sands &amp; McDougall 1873, 1874, 1875</text:p>
        <text:p text:style-name="P3">BVD 1875</text:p>
        <text:p text:style-name="P3"/>
        <text:p text:style-name="P3"/>
        <text:p text:style-name="P3">Lamont, John</text:p>
        <text:p text:style-name="P3">79 Cecil Street, Williamstown</text:p>
        <text:p text:style-name="P3">Sands &amp; McDougall 1874, 1875</text:p>
        <text:p text:style-name="P3">BVD 1875</text:p>
        <text:p text:style-name="P3"/>
        <text:p text:style-name="P3"/>
        <text:p text:style-name="P3">Langford, Samuel</text:p>
        <text:p text:style-name="P3">Sydney Rd, Brunswick (Sands &amp; McDougall 1872, 1873, 1874, 1875 and BVD 1875)</text:p>
        <text:p text:style-name="P3">Albert St West, Brunswick (Sands &amp; McDougall 1876</text:p>
        <text:p text:style-name="P3"/>
        <text:p text:style-name="P3"/>
        <text:p text:style-name="P3">Lasaught, Andrew</text:p>
        <text:p text:style-name="P3">Maryborough</text:p>
        <text:p text:style-name="P3">Wise's 1884 </text:p>
        <text:p text:style-name="P3">See also Lysaght</text:p>
        <text:p text:style-name="P3"/>
        <text:p text:style-name="P3"/>
        <text:p text:style-name="P3">Laube, Richard</text:p>
        <text:p text:style-name="P3">Blackwood St, Yarraville</text:p>
        <text:p text:style-name="P3">Trades Directory 1886</text:p>
        <text:p text:style-name="P3"/>
        <text:p text:style-name="P3"/>
        <text:p text:style-name="P3">Law &amp; Williamson</text:p>
        <text:p text:style-name="P3">80 Elizabeth St Melbourne</text:p>
        <text:p text:style-name="P3">Trades Directory 1886</text:p>
        <text:p text:style-name="P3"/>
        <text:p text:style-name="P3"/>
        <text:p text:style-name="P3">Lawn, John</text:p>
        <text:p text:style-name="P3">Cathcart</text:p>
        <text:p text:style-name="P3">BVD 1875</text:p>
        <text:p text:style-name="P3"><text:soft-page-break/></text:p>
        <text:p text:style-name="P3"/>
        <text:p text:style-name="P3">Lee, George R</text:p>
        <text:p text:style-name="P3">Malvern</text:p>
        <text:p text:style-name="P3">Wise's 1884 </text:p>
        <text:p text:style-name="P3"/>
        <text:p text:style-name="P3"/>
        <text:p text:style-name="P3">Lee, James and George</text:p>
        <text:p text:style-name="P3">Albert St, Kilmore</text:p>
        <text:p text:style-name="P3">BVD 1875</text:p>
        <text:p text:style-name="P3"/>
        <text:p text:style-name="P3"/>
        <text:p text:style-name="P3">Leech, Samuel</text:p>
        <text:p text:style-name="P3">Gingell (Gingle?) St, Castlemaine</text:p>
        <text:p text:style-name="P3">Wise's 1884 , 1888</text:p>
        <text:p text:style-name="P3"/>
        <text:p text:style-name="P3"/>
        <text:p text:style-name="P3">Lees, William</text:p>
        <text:p text:style-name="P3">Barkly St, Brunswick</text:p>
        <text:p text:style-name="P3">BVD 1871, 1875</text:p>
        <text:p text:style-name="P3">Sands &amp; McDougall 1867, 1868, 1869, 1870, 1871, 1872, 1873, 1874, 1875, 1876, 1877 (adds Brunswick St East, Brunswick), 1878 (drops Barkly St Brunswick), 1879</text:p>
        <text:p text:style-name="P3"/>
        <text:p text:style-name="P3"/>
        <text:p text:style-name="P3">Leigh, Thomas</text:p>
        <text:p text:style-name="P3">Wendouree &amp; Howitt St, Ballarat (?)</text:p>
        <text:p text:style-name="P3">Sands &amp; McDougalls 1911, 1913 </text:p>
        <text:p text:style-name="P3"/>
        <text:p text:style-name="P3"/>
        <text:p text:style-name="P3">Leitch, George</text:p>
        <text:p text:style-name="P3">Cremorne St, Richmond</text:p>
        <text:p text:style-name="P3">Sands &amp; McDougall 1873, 1874, 1875</text:p>
        <text:p text:style-name="P3">BVD 1875</text:p>
        <text:p text:style-name="P3"/>
        <text:p text:style-name="P3"/>
        <text:p text:style-name="P3">Letchford, C</text:p>
        <text:p text:style-name="P3">Sheppart St, Ballaarat East </text:p>
        <text:p text:style-name="P3">Wise's 1884 </text:p>
        <text:p text:style-name="P3"/>
        <text:p text:style-name="P3"/>
        <text:p text:style-name="P3">Lewis, Charles H </text:p>
        <text:p text:style-name="P3">Railway St, Euroa</text:p>
        <text:p text:style-name="P3">Wise's 1888, 1892, 1894</text:p>
        <text:p text:style-name="P3">Sands &amp; McDougalls 1911, 1913 </text:p>
        <text:p text:style-name="P3"/>
        <text:p text:style-name="P3"/>
        <text:p text:style-name="P3">Lewis, Edwin</text:p>
        <text:p text:style-name="P3">Burke Rd Boroondara</text:p>
        <text:p text:style-name="P3">Sands &amp; McDougall 1877</text:p>
        <text:p text:style-name="P3"/>
        <text:p text:style-name="P3"/>
        <text:p text:style-name="P3">Lewis, George</text:p>
        <text:p text:style-name="P3">Spring St, South Yarra</text:p>
        <text:p text:style-name="P3">Sands &amp; McDougall 1872</text:p>
        <text:p text:style-name="P3"/>
        <text:p text:style-name="P3"/>
        <text:p text:style-name="P3">Lewis, John R</text:p>
        <text:p text:style-name="P3">Walker St, Castlemaine</text:p>
        <text:p text:style-name="P3">BVD 1875</text:p>
        <text:p text:style-name="P3">Wise's 1884, 1888 </text:p>
        <text:p text:style-name="P3"/>
        <text:p text:style-name="P3"/>
        <text:p text:style-name="P3">Lewis, Richard</text:p>
        <text:p text:style-name="P3">Pakenham East</text:p>
        <text:p text:style-name="P3">Sands &amp; McDougalls 1911, 1913 </text:p>
        <text:p text:style-name="P3"/>
        <text:p text:style-name="P3"/>
        <text:p text:style-name="P3">Libbia's</text:p>
        <text:p text:style-name="P3">Dundee St Fairfield</text:p>
        <text:p text:style-name="P3">Sands &amp; McD 1950 only??</text:p>
        <text:p text:style-name="P3"/>
        <text:p text:style-name="P3"/>
        <text:p text:style-name="P3">Lilydale Steam Brick Works</text:p>
        <text:p text:style-name="P3">(Henry Hyne Prop), Lilydale.</text:p>
        <text:p text:style-name="P3">See Henry Hyne</text:p>
        <text:p text:style-name="P3"/>
        <text:p text:style-name="P3"/>
        <text:p text:style-name="P3">Lilydale Brick, Tile &amp; Pipe Works</text:p>
        <text:p text:style-name="P3">Lilydale</text:p>
        <text:p text:style-name="P3">Wise's 1945</text:p>
        <text:p text:style-name="P3">Mentioned in AVELING that several claypits supplied fine brick clay for hand-made bricks in the 1860s, that six of the forty houses in the area were brick; and in the 1880s, ten brickyards supplied bricks, pipes and tiles to Melb.</text:p>
        <text:p text:style-name="P3"/>
        <text:p text:style-name="P3"/>
        <text:p text:style-name="P3">Lindsay, Mark</text:p>
        <text:p text:style-name="P3">Lindsay St, Brighton</text:p>
        <text:p text:style-name="P3">Sands &amp; McD 1872, 1873, 1874, 1875</text:p>
        <text:p text:style-name="P3">BVD 1875</text:p>
        <text:p text:style-name="P3">Lewis says Mark &amp; Steve Lindsay were making bricks in Brighton around 1860.</text:p>
        <text:p text:style-name="P3"/>
        <text:p text:style-name="P3"/>
        <text:p text:style-name="P3">Little, G</text:p>
        <text:p text:style-name="P3">Brewster St, Essendon</text:p>
        <text:p text:style-name="P3">Trades Directory 1886</text:p>
        <text:p text:style-name="P3">Sands &amp; McDougalls 1886 says George Little at this address</text:p>
        <text:p text:style-name="P3"/>
        <text:p text:style-name="P3"/>
        <text:p text:style-name="P3">Little, George</text:p>
        <text:p text:style-name="P3">Victoria St West, Brunswick</text:p>
        <text:p text:style-name="P3">Trades Directory 1886</text:p>
        <text:p text:style-name="P3"/>
        <text:p text:style-name="P3"/>
        <text:p text:style-name="P3">Littlejohn, George</text:p>
        <text:p text:style-name="P3">Victoria St West, Brunswick</text:p>
        <text:p text:style-name="P3">Wise's 1884, 1892, Trades Directory 1886</text:p>
        <text:p text:style-name="P3">Sands &amp; McDougalls 1886</text:p>
        <text:p text:style-name="P3">The similarity of the above two records, and also the one below, is possibly suspicious. I wonder whether George Little was actually George Littlejohn.</text:p>
        <text:p text:style-name="P3"/>
        <text:p text:style-name="P3"/>
        <text:p text:style-name="P3">Littlejohn, James</text:p>
        <text:p text:style-name="P3">Victoria St West, Brunswick</text:p>
        <text:p text:style-name="P3">Wse's 1884, 1892, 1894, Trades Directory 1886</text:p>
        <text:p text:style-name="P3">Sands &amp; McDougall 1867, 1868, 1869, 1870, 1871, 1876, 1877, 1878, 1879 say Albert St West</text:p>
        <text:p text:style-name="P3">BVD 1871 says Albert St west</text:p>
        <text:p text:style-name="P3">Sands &amp; McDougall 1880, 1886 (Back to Vic St West Brunswick)</text:p>
        <text:p text:style-name="P3">Sands &amp; McDougall 1881 says Littlejohn, John</text:p>
        <text:p text:style-name="P3">Sands &amp; McDougall 1898 says Littlejohn, J at 168 Victoria St West Brunswick </text:p>
        <text:p text:style-name="P3"/>
        <text:p text:style-name="P3">Lockington, Henry</text:p>
        <text:p text:style-name="P3">48 Drummond St, Carlton</text:p>
        <text:p text:style-name="P3">Sands &amp; McD 1873, 1874, 1875, 1876</text:p>
        <text:p text:style-name="P3">BVD 1875</text:p>
        <text:p text:style-name="P3"/>
        <text:p text:style-name="P3"/>
        <text:p text:style-name="P3">Lucas, Samuel</text:p>
        <text:p text:style-name="P3"><text:soft-page-break/>Willowmaen, Kilmore</text:p>
        <text:p text:style-name="P3">BVD 1875</text:p>
        <text:p text:style-name="P3"/>
        <text:p text:style-name="P3"/>
        <text:p text:style-name="P3">Lucknow Brick Works Pty Ltd</text:p>
        <text:p text:style-name="P3">564 South Rd, (?Lucknow?)</text:p>
        <text:p text:style-name="P3">Sands &amp; McD 1960</text:p>
        <text:p text:style-name="P3"/>
        <text:p text:style-name="P3"/>
        <text:p text:style-name="P3">Ludlow, Charles </text:p>
        <text:p text:style-name="P3">Tarrawarra</text:p>
        <text:p text:style-name="P3">Wise's 1892, 1894 </text:p>
        <text:p text:style-name="P3"/>
        <text:p text:style-name="P3"/>
        <text:p text:style-name="P3">Lyall</text:p>
        <text:p text:style-name="P3">Warrook, near Cranbourne?</text:p>
        <text:p text:style-name="P3">Gunson records some of his entrepreneurial experiments including oyster farming and brick making (the latter 1876-77). Hampered by irregular quality of Yallock clay and scarcity of skilled workmen. Then rented £300 machine to Henry Kelly, but better quality bricks from Melb were too strong competition.</text:p>
        <text:p text:style-name="P3"/>
        <text:p text:style-name="P3"/>
        <text:p text:style-name="P3">Lyne, William</text:p>
        <text:p text:style-name="P3">Albert St West, Brunswick</text:p>
        <text:p text:style-name="P3">Trades Directory 1886</text:p>
        <text:p text:style-name="P3"/>
        <text:p text:style-name="P3"/>
        <text:p text:style-name="P3">Lyons, Morris</text:p>
        <text:p text:style-name="P3">Lucknow</text:p>
        <text:p text:style-name="P3">Wise's 1888 </text:p>
        <text:p text:style-name="P3"/>
        <text:p text:style-name="P3"/>
        <text:p text:style-name="P3">Lysaght, M</text:p>
        <text:p text:style-name="P3">North Peel St, Ballaarat East </text:p>
        <text:p text:style-name="P3">Wise's 1884 </text:p>
        <text:p text:style-name="P3"/>
        <text:p text:style-name="P3"/>
        <text:p text:style-name="P3">Lysaght, Patrick</text:p>
        <text:p text:style-name="P3">Maryborough</text:p>
        <text:p text:style-name="P3">Wise's 1884</text:p>
        <text:p text:style-name="P3">Sands &amp; McDougalls 1911, 1913 say Lysaught, Patrick, Maryborough. </text:p>
        <text:p text:style-name="P3">CHECK spelling - see below</text:p>
        <text:p text:style-name="P3"/>
        <text:p text:style-name="P3"/>
        <text:p text:style-name="P3">Lysanght &amp; Williams </text:p>
        <text:p text:style-name="P3">Maryborough</text:p>
        <text:p text:style-name="P3">Wise's 1892, 1894 </text:p>
        <text:p text:style-name="P3"/>
        <text:p text:style-name="P3"/>
        <text:p text:style-name="P3"/>
        <text:p text:style-name="P3">Lyvarst, Andrew &amp; Patrick</text:p>
        <text:p text:style-name="P3">Blakeville</text:p>
        <text:p text:style-name="P3">Wise's 1888</text:p>
        <text:p text:style-name="P3"/>
        <text:p text:style-name="P3"/>
        <text:p text:style-name="P3">Mace after Mac-</text:p>
        <text:p text:style-name="P3">Mc- and Mac- not distinguished, but placed as if spelled Mac-</text:p>
        <text:p text:style-name="P3"/>
        <text:p text:style-name="P3">McClure, I J</text:p>
        <text:p text:style-name="P3">Duke Street, Collingwood</text:p>
        <text:p text:style-name="P3">Trades Directory 1886</text:p>
        <text:p text:style-name="P3"/>
        <text:p text:style-name="P3"/>
        <text:p text:style-name="P3">McCormick, John</text:p>
        <text:p text:style-name="P3">Hope St, Brunswick</text:p>
        <text:p text:style-name="P3">Sands &amp; McD 1871 only</text:p>
        <text:p text:style-name="P3">BVD 1871</text:p>
        <text:p text:style-name="P3"/>
        <text:p text:style-name="P3"/>
        <text:p text:style-name="P3">McCoy, Sandy</text:p>
        <text:p text:style-name="P3">Mornington</text:p>
        <text:p text:style-name="P3">Moorland p101 describes the house "Nyora" built by John Thomas Smith in Mt Eliza in the 1850s(?). The bricks for the chimneys were made of clay dug from the foreshore of Canadian Bay, by Sandy McCoy. Granite was quarried from Smith's "Tower Paddock" for local use too.</text:p>
        <text:p text:style-name="P3"/>
        <text:p text:style-name="P3"/>
        <text:p text:style-name="P3">MacDermott, William</text:p>
        <text:p text:style-name="P3">Napier St, Footscray</text:p>
        <text:p text:style-name="P3">Wise's 1894 </text:p>
        <text:p text:style-name="P3"/>
        <text:p text:style-name="P3"/>
        <text:p text:style-name="P3">McKell, John</text:p>
        <text:p text:style-name="P3">243 Collins St., Melb</text:p>
        <text:p text:style-name="P3">Sands &amp; McD 1919, 1922, 1928, 1933 but missing from 1937, 1946 etc</text:p>
        <text:p text:style-name="P3">Makers of ?????</text:p>
        <text:p text:style-name="P3"/>
        <text:p text:style-name="P3"/>
        <text:p text:style-name="P3">McKillop, Thomas</text:p>
        <text:p text:style-name="P3">High St, Northcote</text:p>
        <text:p text:style-name="P3">Sands &amp; McDougall 1863, 1873, 1874, 1875, 1876, 1877, 1878, </text:p>
        <text:p text:style-name="P3">Sands &amp; McDougalls 1879 and BVD 1875 say McKillip.</text:p>
        <text:p text:style-name="P3">One of only two in 1863, with Christie, though 1862 saw eight brickmakers listed, and McKillop was not one of them. In 1864 there was only one - Christie.</text:p>
        <text:p text:style-name="P3"/>
        <text:p text:style-name="P3"/>
        <text:p text:style-name="P3">McLaren, Robert </text:p>
        <text:p text:style-name="P3">Tunstall</text:p>
        <text:p text:style-name="P3">Wise's 1892 </text:p>
        <text:p text:style-name="P3"/>
        <text:p text:style-name="P3"/>
        <text:p text:style-name="P3">McLennan, see Daniel Robertson</text:p>
        <text:p text:style-name="P3"/>
        <text:p text:style-name="P3"/>
        <text:p text:style-name="P3">Macedon Steam Brick Co, </text:p>
        <text:p text:style-name="P3">Thomas Scott, sec, 108 Queen St Melb; Thomas Denning mgr, Macedon</text:p>
        <text:p text:style-name="P3">Wise's 1892, 1894 </text:p>
        <text:p text:style-name="P3"/>
        <text:p text:style-name="P3"/>
        <text:p text:style-name="P3">Machon, Joseph</text:p>
        <text:p text:style-name="P3">Gaffney's St, Darlington</text:p>
        <text:p text:style-name="P3">BVD 1875</text:p>
        <text:p text:style-name="P3"/>
        <text:p text:style-name="P3"/>
        <text:p text:style-name="P3">Mc - see Mac, at the beginning of M</text:p>
        <text:p text:style-name="P3"/>
        <text:p text:style-name="P3"/>
        <text:p text:style-name="P3">Maher, Patrick</text:p>
        <text:p text:style-name="P3">Edward St, Brunswick</text:p>
        <text:p text:style-name="P3">BVD 1871, 1875</text:p>
        <text:p text:style-name="P3">Sands &amp; McDougall 1870, 1871, 1874, 1875, 1876, 1877, 1878, 1879, 1880, 1881</text:p>
        <text:p text:style-name="P3">In S&amp;M 1872, in Weston St Brunswick</text:p>
        <text:p text:style-name="P3">Wise's 1884</text:p>
        <text:p text:style-name="P3">Sands &amp; McDougalls 1886 says Patrick Senior at Edward St</text:p>
        <text:p text:style-name="P3"/>
        <text:p text:style-name="P3"><text:soft-page-break/></text:p>
        <text:p text:style-name="P3">Maher, Philip</text:p>
        <text:p text:style-name="P3">Edward Street, Brunswick (Trades Directory 1886)</text:p>
        <text:p text:style-name="P3"/>
        <text:p text:style-name="P3"/>
        <text:p text:style-name="P3">Malpass, John, brickmaker went insolvent wed 3 May 1843 (Port Phillip Public Notices)</text:p>
        <text:p text:style-name="P3"/>
        <text:p text:style-name="P3"/>
        <text:p text:style-name="P3">Manallack, Francis</text:p>
        <text:p text:style-name="P3">Brunswick</text:p>
        <text:p text:style-name="P3">First brickmaker in Brunswick, according to Brunswick Stories and Histories, page 5. Francis Mallanack was a Cornish Primitive Methodist, and was assisted by Thomas Wilkinson, the father of Brunswick, and a devout Wesleyan who encouraged settlement of all types of Methodists. Mallanack's pioneer brickworks began in 1849. (page 84 ibid)</text:p>
        <text:p text:style-name="P3"/>
        <text:p text:style-name="P3"/>
        <text:p text:style-name="P3">Mannallack, William</text:p>
        <text:p text:style-name="P3">Victoria St, Brunswick</text:p>
        <text:p text:style-name="P3">Sands &amp; McD 1872, 1873, 1874, 1875 - or is it Mennallack?</text:p>
        <text:p text:style-name="P3">BVD 1875 says Menallack</text:p>
        <text:p text:style-name="P3"/>
        <text:p text:style-name="P3"/>
        <text:p text:style-name="P3">Manning, William</text:p>
        <text:p text:style-name="P3">Sheepwash Rd, Sandhurst</text:p>
        <text:p text:style-name="P3">BVD 1875</text:p>
        <text:p text:style-name="P3"/>
        <text:p text:style-name="P3"/>
        <text:p text:style-name="P3">Mansfield, Simon</text:p>
        <text:p text:style-name="P3">Townsend St, Albury NSW</text:p>
        <text:p text:style-name="P3">Sands &amp; McDougalls 1911, 1913 </text:p>
        <text:p text:style-name="P3"/>
        <text:p text:style-name="P3"/>
        <text:p text:style-name="P3">Marks &amp; Coyte </text:p>
        <text:p text:style-name="P3">Creswick Rd Ballarat</text:p>
        <text:p text:style-name="P3">Wise's 1892 </text:p>
        <text:p text:style-name="P3"/>
        <text:p text:style-name="P3"/>
        <text:p text:style-name="P3"/>
        <text:p text:style-name="P3"/>
        <text:p text:style-name="P3">Marr Bros</text:p>
        <text:p text:style-name="P3">Charles Street, Brunswick</text:p>
        <text:p text:style-name="P3">Trades Directory 1886</text:p>
        <text:p text:style-name="P3">Wise's 1892 </text:p>
        <text:p text:style-name="P3"/>
        <text:p text:style-name="P3"/>
        <text:p text:style-name="P3">Marriott, William </text:p>
        <text:p text:style-name="P3">Knight St, Shepparton</text:p>
        <text:p text:style-name="P3">Wise's 1892, 1894 </text:p>
        <text:p text:style-name="P3">Sands &amp; McDougalls 1911, 1913 </text:p>
        <text:p text:style-name="P3"/>
        <text:p text:style-name="P3"/>
        <text:p text:style-name="P3">Marsh</text:p>
        <text:p text:style-name="P3">Mornington</text:p>
        <text:p text:style-name="P3">Mentioned by Moorland p104 as operating a clay-hole in Mornington in 1860s.</text:p>
        <text:p text:style-name="P3"/>
        <text:p text:style-name="P3"/>
        <text:p text:style-name="P3">Martin, John</text:p>
        <text:p text:style-name="P3">Fryerstown</text:p>
        <text:p text:style-name="P3">Wise's 1888 , 1892, 1894</text:p>
        <text:p text:style-name="P3"/>
        <text:p text:style-name="P3"/>
        <text:p text:style-name="P3">Martin, Walter T</text:p>
        <text:p text:style-name="P3">Healesville</text:p>
        <text:p text:style-name="P3">Sands &amp; McDougalls 1911, 1913 </text:p>
        <text:p text:style-name="P3"/>
        <text:p text:style-name="P3"/>
        <text:p text:style-name="P3">Martin Stoneware Pipe Ltd</text:p>
        <text:p text:style-name="P3">43 Morres St, Ballarat</text:p>
        <text:p text:style-name="P3">Wise's 1945</text:p>
        <text:p text:style-name="P3"/>
        <text:p text:style-name="P3"/>
        <text:p text:style-name="P3">Mawbarn, William</text:p>
        <text:p text:style-name="P3">Commercial Rd, Prahran</text:p>
        <text:p text:style-name="P3">Sands &amp; McDougall 1862 </text:p>
        <text:p text:style-name="P3"/>
        <text:p text:style-name="P3"/>
        <text:p text:style-name="P3">Maxwell, George</text:p>
        <text:p text:style-name="P3">South Preston</text:p>
        <text:p text:style-name="P3">Wise's 1888 </text:p>
        <text:p text:style-name="P3"/>
        <text:p text:style-name="P3"/>
        <text:p text:style-name="P3">May, John</text:p>
        <text:p text:style-name="P3">Cunningham St, Northcote</text:p>
        <text:p text:style-name="P3">Sands &amp; McD 1873, 1874, 1875</text:p>
        <text:p text:style-name="P3">BVD 1875</text:p>
        <text:p text:style-name="P3">Wise's 1888 says May, John, Union St Malvern</text:p>
        <text:p text:style-name="P3"/>
        <text:p text:style-name="P3"/>
        <text:p text:style-name="P3">Medlin, James </text:p>
        <text:p text:style-name="P3">Beechworth</text:p>
        <text:p text:style-name="P3">Wise's 1892 </text:p>
        <text:p text:style-name="P3"/>
        <text:p text:style-name="P3"/>
        <text:p text:style-name="P3">Melchior, William </text:p>
        <text:p text:style-name="P3">(Melcheor? Melshaw? Melshor? Melchoir???)</text:p>
        <text:p text:style-name="P3">Grosvenor Street, Collingwood</text:p>
        <text:p text:style-name="P3">BVD 1871, 1875 (Melchoir, East Coll)</text:p>
        <text:p text:style-name="P3">Trades Directory 1886 (Melchior)</text:p>
        <text:p text:style-name="P3">Sands &amp; McDougall 1865,, 1866, (Melcheor , Flockhart St, East Collingwood), 1869 (Melshaw, Grosvenor St East Collingwood), 1870 (Melshor), 1871, 1872, 1873, 1874, 1875, 1876 (Melchior)</text:p>
        <text:p text:style-name="P3">Sands &amp; McDougall 1877, 1878</text:p>
        <text:p text:style-name="P3">Sands &amp; McDougall 1879, 1880, 1881, 1886 say Melchoir</text:p>
        <text:p text:style-name="P3"/>
        <text:p text:style-name="P3"/>
        <text:p text:style-name="P3">Mennalack see Mannalack</text:p>
        <text:p text:style-name="P3"/>
        <text:p text:style-name="P3"/>
        <text:p text:style-name="P3">Merbein Brickworks</text:p>
        <text:p text:style-name="P3">Merbein</text:p>
        <text:p text:style-name="P3">Wise's 1945</text:p>
        <text:p text:style-name="P3"/>
        <text:p text:style-name="P3"/>
        <text:p text:style-name="P3">Metropolitan Brick Co</text:p>
        <text:p text:style-name="P3">Mirranatwa &amp; Mitcham</text:p>
        <text:p text:style-name="P3">Wise's 1888 </text:p>
        <text:p text:style-name="P3">Wise's 1892 says Metropolitan Brick Co Mitcham and also Metropolitan Steam Brick Co Ltd 409 Collins St Melb</text:p>
        <text:p text:style-name="P3">Wise's 1894 says just Mitcham.</text:p>
        <text:p text:style-name="P3">Makers of Metrop bricks?</text:p>
        <text:p text:style-name="P3"/>
        <text:p text:style-name="P3"/>
        <text:p text:style-name="P3">Mewburn, George</text:p>
        <text:p text:style-name="P3">Leongatha</text:p>
        <text:p text:style-name="P3">Wise's 1894 </text:p>
        <text:p text:style-name="P3"/>
        <text:p text:style-name="P3"/>
        <text:p text:style-name="P3">Meyer, C H</text:p>
        <text:p text:style-name="P3">Albion Street East, Brunswick</text:p>
        <text:p text:style-name="P3">Trades Directory 1886</text:p>
        <text:p text:style-name="P3"/>
        <text:p text:style-name="P3"><text:soft-page-break/></text:p>
        <text:p text:style-name="P3">Miller, Charles</text:p>
        <text:p text:style-name="P3">Male Street West, Brighton</text:p>
        <text:p text:style-name="P3">Sands &amp; McDougall 1875, 1876, 1877, 1878, 1879, 1880, 1881</text:p>
        <text:p text:style-name="P3"/>
        <text:p text:style-name="P3"/>
        <text:p text:style-name="P3">Miller, M</text:p>
        <text:p text:style-name="P3">Neptune St, Brunswick</text:p>
        <text:p text:style-name="P3">Sands &amp; McDougall 1873, 1874, 1875</text:p>
        <text:p text:style-name="P3">BVD 1875</text:p>
        <text:p text:style-name="P3"/>
        <text:p text:style-name="P3"/>
        <text:p text:style-name="P3">Milligan, William</text:p>
        <text:p text:style-name="P3">26 Chatsworth Road, Prahran</text:p>
        <text:p text:style-name="P3">Trades Directory 1886</text:p>
        <text:p text:style-name="P3"/>
        <text:p text:style-name="P3"/>
        <text:p text:style-name="P3">Mills &amp; Co</text:p>
        <text:p text:style-name="P3">Campbellfield</text:p>
        <text:p text:style-name="P3">Wise's 1894 </text:p>
        <text:p text:style-name="P3">See also John Mills</text:p>
        <text:p text:style-name="P3"/>
        <text:p text:style-name="P3"/>
        <text:p text:style-name="P3">Mills, Alexander</text:p>
        <text:p text:style-name="P3">Mt Alexander Rd East and Richardson St, Essendon</text:p>
        <text:p text:style-name="P3">Wise's 1884, 1892 </text:p>
        <text:p text:style-name="P3">Wise's 1894 says Mills' Brickyard, Mt Alexander Rd, Essendon.</text:p>
        <text:p text:style-name="P3"/>
        <text:p text:style-name="P3"/>
        <text:p text:style-name="P3">Mills, John</text:p>
        <text:p text:style-name="P3">Victoria St West, Brunswick</text:p>
        <text:p text:style-name="P3">Sands &amp; McDougall 1872, 1874, 1875</text:p>
        <text:p text:style-name="P3">BVD 1875</text:p>
        <text:p text:style-name="P3">Wise's 1892 says Campbellfield</text:p>
        <text:p text:style-name="P3"/>
        <text:p text:style-name="P3"/>
        <text:p text:style-name="P3">Mills, Thomas</text:p>
        <text:p text:style-name="P3">Victoria St West, Brunswick </text:p>
        <text:p text:style-name="P3">Sands &amp; McDougalls 1886</text:p>
        <text:p text:style-name="P3"/>
        <text:p text:style-name="P3"/>
        <text:p text:style-name="P3">Millwood, S</text:p>
        <text:p text:style-name="P3">McGarth St, Castlemaine</text:p>
        <text:p text:style-name="P3">Wise's 1884 </text:p>
        <text:p text:style-name="P3"/>
        <text:p text:style-name="P3"/>
        <text:p text:style-name="P3">Misson, Ephraim</text:p>
        <text:p text:style-name="P3">Woolamai, Bass</text:p>
        <text:p text:style-name="P3">BVD 1875</text:p>
        <text:p text:style-name="P3"/>
        <text:p text:style-name="P3"/>
        <text:p text:style-name="P3">Mitcham Brick &amp; Pottery Co</text:p>
        <text:p text:style-name="P3">Mitcham</text:p>
        <text:p text:style-name="P3">Wise's 1888, 1892, 1894 </text:p>
        <text:p text:style-name="P3"/>
        <text:p text:style-name="P3"/>
        <text:p text:style-name="P3">Mitcham Central Brick &amp; Pottery Co</text:p>
        <text:p text:style-name="P3">James Johnson Sec, Office 62 Flinders Lane West, Melb</text:p>
        <text:p text:style-name="P3">Wise's 1888 </text:p>
        <text:p text:style-name="P3">Wise's 1892 says Mitcham Central Brick Co Mitcham</text:p>
        <text:p text:style-name="P3"/>
        <text:p text:style-name="P3"/>
        <text:p text:style-name="P3">Mitchell, David</text:p>
        <text:p text:style-name="P3">105 Flinders St East, Melb and 61 Burnley St, Richmond</text:p>
        <text:p text:style-name="P3">BVD 1875</text:p>
        <text:p text:style-name="P3">Sands &amp; McDougall 1872, 1873, 1874, 1875, 1877, 1878, 1879, 1880, 1881, 1886</text:p>
        <text:p text:style-name="P3">Wise's 1888 </text:p>
        <text:p text:style-name="P3">Miles Lewis mentioned David Mitchell, 199 Bouke St West, and Burnley St, Richmond, as an early (1868?) brickmaker.</text:p>
        <text:p text:style-name="P3"/>
        <text:p text:style-name="P3"/>
        <text:p text:style-name="P3">Mitchell, William</text:p>
        <text:p text:style-name="P3">Punt Rd, Richmond</text:p>
        <text:p text:style-name="P3">Sands &amp; Kenny 1859 (This is the first listing of a brickmaker) and 1860</text:p>
        <text:p text:style-name="P3">Sands &amp; McDougall 1862 </text:p>
        <text:p text:style-name="P3"/>
        <text:p text:style-name="P3"/>
        <text:p text:style-name="P3">Mitchell &amp; Smith</text:p>
        <text:p text:style-name="P3">Burnley St, Richmond</text:p>
        <text:p text:style-name="P3">Sands &amp; McDougall 1876</text:p>
        <text:p text:style-name="P3"/>
        <text:p text:style-name="P3"/>
        <text:p text:style-name="P3">Modral, John J</text:p>
        <text:p text:style-name="P3">Wilson St, Prahran</text:p>
        <text:p text:style-name="P3">Sands &amp; McDougall 1873, 1874, 1875</text:p>
        <text:p text:style-name="P3">BVD 1875</text:p>
        <text:p text:style-name="P3"/>
        <text:p text:style-name="P3"/>
        <text:p text:style-name="P3">Moles, W</text:p>
        <text:p text:style-name="P3">40 Webb St, Fitzroy</text:p>
        <text:p text:style-name="P3">Sands &amp; McDougall 1919, 1922 </text:p>
        <text:p text:style-name="P3"/>
        <text:p text:style-name="P3"/>
        <text:p text:style-name="P3">Moloney, T</text:p>
        <text:p text:style-name="P3">Ararat</text:p>
        <text:p text:style-name="P3">Wise's 1894 </text:p>
        <text:p text:style-name="P3"/>
        <text:p text:style-name="P3"/>
        <text:p text:style-name="P3">Moore, A G</text:p>
        <text:p text:style-name="P3">Standard St, Myrtleford</text:p>
        <text:p text:style-name="P3">Sands &amp; McDougalls 1911, 1913 </text:p>
        <text:p text:style-name="P3"/>
        <text:p text:style-name="P3"/>
        <text:p text:style-name="P3">Moore, John </text:p>
        <text:p text:style-name="P3">Rochester</text:p>
        <text:p text:style-name="P3">Wise's 1892, 1894 </text:p>
        <text:p text:style-name="P3"/>
        <text:p text:style-name="P3"/>
        <text:p text:style-name="P3">Moore, Walter W</text:p>
        <text:p text:style-name="P3">(JP) Echuca and Moama</text:p>
        <text:p text:style-name="P3">Wise's 1892, 1894</text:p>
        <text:p text:style-name="P3"/>
        <text:p text:style-name="P3"/>
        <text:p text:style-name="P3">Moorooduc Brick Co</text:p>
        <text:p text:style-name="P3">Henry Kelly, Manager </text:p>
        <text:p text:style-name="P3">Wise's 1894 </text:p>
        <text:p text:style-name="P3"/>
        <text:p text:style-name="P3"/>
        <text:p text:style-name="P3">Morey, Henry </text:p>
        <text:p text:style-name="P3">Officer</text:p>
        <text:p text:style-name="P3">Wise's 1892 </text:p>
        <text:p text:style-name="P3"/>
        <text:p text:style-name="P3"/>
        <text:p text:style-name="P3">Morgan, James </text:p>
        <text:p text:style-name="P3">Echuca East</text:p>
        <text:p text:style-name="P3">Wise's 1892, 1894 </text:p>
        <text:p text:style-name="P3"/>
        <text:p text:style-name="P3"/>
        <text:p text:style-name="P3">Moroney Bros</text:p>
        <text:p text:style-name="P3">Oakleigh</text:p>
        <text:p text:style-name="P3">Wise's 1888 says Maroney &amp; Sons, Oakleigh</text:p>
        <text:p text:style-name="P3">Wise's 1892 says Moroney Bros, Oakleigh.</text:p>
        <text:p text:style-name="P1"><text:span text:style-name="T1">Priestley p60 and quoted in Oakleigh Heritage Study as one of many brickmakers operating in 1885 in Brickmakers' Park area. (OHS Pt I p 37). The </text:span><text:soft-page-break/><text:span text:style-name="T1">Moroney family came to Oakleigh in 1853 and settled as farmers, but two sons, Patrick and Martin, opened a brickworks in 1885. The house of one of the family, built approx 1890, still stands in Ventnor St Chadstone (OHS Pt 2), though originally it had been on a 48-acre property facing Waverley Rd, on the opposite bank of Scotcman's Creek to the brickworks. </text:span></text:p>
        <text:p text:style-name="P3">Sam Lehne of ODHS remebers swimming in a disused brick hole on the corner of Dand Rd and FTG Rd in the 1920s.</text:p>
        <text:p text:style-name="P3">Moroneys Hill seems to be at Ventnor Rd. Sam Lehne says it was the other side of Scotchmans Creek from Stamford St.</text:p>
        <text:p text:style-name="P3">Irene M has a brick which says "Moroney Bros."</text:p>
        <text:p text:style-name="P3"/>
        <text:p text:style-name="P3"/>
        <text:p text:style-name="P3">Morris, Charles</text:p>
        <text:p text:style-name="P3">Drummond St, Carlton</text:p>
        <text:p text:style-name="P3">Sands &amp; McDougall 1873, 1874, 1875</text:p>
        <text:p text:style-name="P3">BVD 1875</text:p>
        <text:p text:style-name="P3"/>
        <text:p text:style-name="P3"/>
        <text:p text:style-name="P3">Morrison, John</text:p>
        <text:p text:style-name="P3">Camberwell Rd, Hawthorn</text:p>
        <text:p text:style-name="P3">Sands &amp; McDougall 1872, 1873</text:p>
        <text:p text:style-name="P3"/>
        <text:p text:style-name="P3"/>
        <text:p text:style-name="P3">Morrison, John Junior</text:p>
        <text:p text:style-name="P3">Cnr Liddiard St &amp; Glenferrie Rd Hawthorn</text:p>
        <text:p text:style-name="P3">Sands &amp; McDougall 1872, 1873</text:p>
        <text:p text:style-name="P3"/>
        <text:p text:style-name="P3"/>
        <text:p text:style-name="P3">Mortimer, William Henry</text:p>
        <text:p text:style-name="P3">Lilydale</text:p>
        <text:p text:style-name="P3">Wise's 1884, 1888, 1892, 1894</text:p>
        <text:p text:style-name="P3">Ross (p9) says he arrived in Melbourne c1860 and helped suvey Lilydale township. Then after ten years in the gold fields, he returned to Lilydale to start his brick works corner of Slevin St and Cavehill Road (then Cemetery Rd) in 1875. The kilns were the subject of an oil painting the following year. Mortimer's bricks were used to build Louis Deschamps Wine Hall, Cnr Cavehill and Albert Hill Roads. Works closed 1886 and Mortimer died 1910 aged 78. </text:p>
        <text:p text:style-name="P3"/>
        <text:p text:style-name="P3"/>
        <text:p text:style-name="P3">Morwell Tile &amp; Pottery Co</text:p>
        <text:p text:style-name="P3">William F Smith, Manager</text:p>
        <text:p text:style-name="P3">Wise's 1894 </text:p>
        <text:p text:style-name="P3"/>
        <text:p text:style-name="P3"/>
        <text:p text:style-name="P3">Mosley, Walter </text:p>
        <text:p text:style-name="P3">Croydon</text:p>
        <text:p text:style-name="P3">Wise's 1892 </text:p>
        <text:p text:style-name="P3"/>
        <text:p text:style-name="P3"/>
        <text:p text:style-name="P3">Mould, Henry</text:p>
        <text:p text:style-name="P3">Barton St, Hawthorn (Sands &amp; McDougall 1869, 1870, 1871, 1872, 1873, and BVD 1871)</text:p>
        <text:p text:style-name="P3">Church Street, Hawthorn (S&amp;M 1874, 1875, 1876, BVD 1875)</text:p>
        <text:p text:style-name="P3">Sands &amp; McDougall 1877 says Connell St Hawthorn</text:p>
        <text:p text:style-name="P3">Sands &amp; McDougall 1878 says Scuffam's Lane Hawthorn</text:p>
        <text:p text:style-name="P3">Lewis lists partners Mould and Harden (!!!!) as brickmakers in Booroondara in 1858, and says that Henry Mould of Barton St Hawthorn exhibited his bricks in 1866. The bricks were found to be of fair quality but porous.</text:p>
        <text:p text:style-name="P3"/>
        <text:p text:style-name="P3"/>
        <text:p text:style-name="P3">Mould, John</text:p>
        <text:p text:style-name="P3">Connell St, Hawthorn</text:p>
        <text:p text:style-name="P3">Sands &amp; McDougall 1873 only</text:p>
        <text:p text:style-name="P3"/>
        <text:p text:style-name="P3"/>
        <text:p text:style-name="P3">Mueller, C</text:p>
        <text:p text:style-name="P3">Burke Rd Boro</text:p>
        <text:p text:style-name="P3">Sands &amp; McDougall 1879, 1880, 1881</text:p>
        <text:p text:style-name="P3"/>
        <text:p text:style-name="P3"/>
        <text:p text:style-name="P3">Mulbarn's Brick pit</text:p>
        <text:p text:style-name="P3">Cooper mentions (p94) a "small shallow hole (Mulbarn's) from where the clay for bricks was taken" in Chapel St, about 100 yards south of the Town Hall. Apparently the hole was small enough to not show in picture from 1867 (p100). When the Federal bank building foundations were being dug, a rusty pick and shovel were found, left by a Mulbarn worker.</text:p>
        <text:p text:style-name="P3"/>
        <text:p text:style-name="P3"/>
        <text:p text:style-name="P3">Multibricks Pty Ltd</text:p>
        <text:p text:style-name="P3">Became part of Brick &amp; Pipe Ind in 1969 (Jobsons 1977)</text:p>
        <text:p text:style-name="P3"/>
        <text:p text:style-name="P3"/>
        <text:p text:style-name="P3">Munday, James</text:p>
        <text:p text:style-name="P3">Church Street Hawthorn</text:p>
        <text:p text:style-name="P3">Sands &amp; McDougall 1874, 1875</text:p>
        <text:p text:style-name="P3">BVD 1875</text:p>
        <text:p text:style-name="P3"/>
        <text:p text:style-name="P3"/>
        <text:p text:style-name="P3">Munday, John</text:p>
        <text:p text:style-name="P3">Bairnsdale &amp; Lucknow</text:p>
        <text:p text:style-name="P3">Sands &amp; McDougalls 1911, 1913 </text:p>
        <text:p text:style-name="P3">See also Mundy</text:p>
        <text:p text:style-name="P3"/>
        <text:p text:style-name="P3"/>
        <text:p text:style-name="P3">Munday, Thomas</text:p>
        <text:p text:style-name="P3">Church Street, Hawthorn</text:p>
        <text:p text:style-name="P3">Trades Directory 1886, Sands &amp; McDougall 1876, 1877, 1878, 1879, 1880, 1881, 1886</text:p>
        <text:p text:style-name="P3"/>
        <text:p text:style-name="P3"/>
        <text:p text:style-name="P3">Mundy, John </text:p>
        <text:p text:style-name="P3">Lucknow</text:p>
        <text:p text:style-name="P3">Wise's 1892, 1894 </text:p>
        <text:p text:style-name="P3"/>
        <text:p text:style-name="P3"/>
        <text:p text:style-name="P3">Murdoch, William</text:p>
        <text:p text:style-name="P3">Morwell</text:p>
        <text:p text:style-name="P3">Wise's 1888, 1892 </text:p>
        <text:p text:style-name="P3">Heritage Vic have a "Murdoch" brick (Draper).</text:p>
        <text:p text:style-name="P3"/>
        <text:p text:style-name="P3"/>
        <text:p text:style-name="P3">Murdock, James</text:p>
        <text:p text:style-name="P3">Upper Maffra</text:p>
        <text:p text:style-name="P3"><text:soft-page-break/>Wise's 1884 says Upper Naffra (sic)</text:p>
        <text:p text:style-name="P3">Wise's 1888, 1892, 1894 get it right</text:p>
        <text:p text:style-name="P3">Sands &amp; McDougalls 1911 puts him in Newry (?)</text:p>
        <text:p text:style-name="P3"/>
        <text:p text:style-name="P3">Murray, Edward</text:p>
        <text:p text:style-name="P3">Hamilton</text:p>
        <text:p text:style-name="P3">Wise's 1884, 1888 </text:p>
        <text:p text:style-name="P3"/>
        <text:p text:style-name="P3"/>
        <text:p text:style-name="P3">Murray, Jeremiah</text:p>
        <text:p text:style-name="P3">Amphitheatre</text:p>
        <text:p text:style-name="P3">Wise's 1888, 1892</text:p>
        <text:p text:style-name="P3"/>
        <text:p text:style-name="P3"/>
        <text:p text:style-name="P3">Mussared, J &amp; Co,</text:p>
        <text:p text:style-name="P3">Keys Road, Moorabbin</text:p>
        <text:p text:style-name="P3">Sands &amp; McD 1972, 1973, 1974</text:p>
        <text:p text:style-name="P3"/>
        <text:p text:style-name="P3"/>
        <text:p text:style-name="P3">Mutch, Henry</text:p>
        <text:p text:style-name="P3">Merino</text:p>
        <text:p text:style-name="P3">Wise's 1884, 1888, 1892, 1894 </text:p>
        <text:p text:style-name="P3"/>
        <text:p text:style-name="P3"/>
        <text:p text:style-name="P3">Naismith, John</text:p>
        <text:p text:style-name="P3">Cnr Kidgell St &amp; Beresford Rd, Lilydale.</text:p>
        <text:p text:style-name="P3">Ross page 8 says he established brickworks there in 1886 and operated them for two years before handing over to Samuel Dornom.</text:p>
        <text:p text:style-name="P3"/>
        <text:p text:style-name="P3"/>
        <text:p text:style-name="P3">Nash, George</text:p>
        <text:p text:style-name="P3">Separation St, Northcote</text:p>
        <text:p text:style-name="P3">Sands &amp; McDougall 1874, 1875</text:p>
        <text:p text:style-name="P3">BVD 1875</text:p>
        <text:p text:style-name="P3"/>
        <text:p text:style-name="P3"/>
        <text:p text:style-name="P3">Neild, J</text:p>
        <text:p text:style-name="P3">Nathalia</text:p>
        <text:p text:style-name="P3">Wise's 1888, 1892, 1894 </text:p>
        <text:p text:style-name="P3"/>
        <text:p text:style-name="P3"/>
        <text:p text:style-name="P3">Nettley, see Goding &amp; Nettley</text:p>
        <text:p text:style-name="P3"/>
        <text:p text:style-name="P3"/>
        <text:p text:style-name="P3">Newbold General Refractories Ltd</text:p>
        <text:p text:style-name="P3">incorporating Ordish Fire Brick Co</text:p>
        <text:p text:style-name="P3">Stud Road, Dandenong</text:p>
        <text:p text:style-name="P3">Sands &amp; McD 1966, 1968, 1969, 1971, 1972, 1973, 1974</text:p>
        <text:p text:style-name="P3"/>
        <text:p text:style-name="P3"/>
        <text:p text:style-name="P3">New Brunswick Brick &amp; Pottery Co Pty Ltd</text:p>
        <text:p text:style-name="P3">9 Barkly St East (1922), 23 Barkly St (1933-1969), 277 Barkly St (1971-), Brunswick</text:p>
        <text:p text:style-name="P3">Sands &amp; McD 1922, 1928, 1933, 1937, 1938, 1939, 1946, 1947, 1950, 1952, 1953, 1955, 1957, 1960, 1961, 1962, 1964, 1965, 1966, 1968, 1969, 1971.</text:p>
        <text:p text:style-name="P3">Missing from 1972 onwards.</text:p>
        <text:p text:style-name="P3">Wise's 1945 says 45 Barkly St, Brunswick </text:p>
        <text:p text:style-name="P3"/>
        <text:p text:style-name="P3"/>
        <text:p text:style-name="P3">New Gamble Brick &amp; Quarrying Co</text:p>
        <text:p text:style-name="P3">2 Dublin St, Oakleigh</text:p>
        <text:p text:style-name="P3">Sands &amp; McD 1955, 1957, 1960, 1961, 1962, 1964, 1965, 1966, 1968, 1969, 1971, 1972, 1973, 1974</text:p>
        <text:p text:style-name="P3">See also Gamble</text:p>
        <text:p text:style-name="P3">Jobsons 1977 says it became a part of Brick &amp; Pipe Ind in1960.</text:p>
        <text:p text:style-name="P3">Makers of N G B Q (see collection)</text:p>
        <text:p text:style-name="P3"/>
        <text:p text:style-name="P3"/>
        <text:p text:style-name="P3">New Northcote Brick Co Ltd</text:p>
        <text:p text:style-name="P3">Dennis St, Northcote, &amp; 20 Queen St Melb</text:p>
        <text:p text:style-name="P3">Sands &amp; McD 1919, 1922, 1933, 1937, 1938, 1939, 1946, 1947, 1950, 1952, 1953, 1955, 1957</text:p>
        <text:p text:style-name="P3">Trades Directory 1886</text:p>
        <text:p text:style-name="P3">Wise's 1888 says New Northcote Brick Co Ltd, Arthur C Johnstone Acting Sec; Office 1 Queens St; Works Northcote</text:p>
        <text:p text:style-name="P3">Wise's 1892 says <text:s text:c="2"/>New Northcote Brick Co Ltd, TR Dobbie gen mgr, E Allan actg sec, office 1 Queen St Melb,Works Northcote</text:p>
        <text:p text:style-name="P3">Sands &amp; McDougall 1898 says works Dennis St Northcote; 108 Queen St (same office as Nothcote Brick Works)</text:p>
        <text:p text:style-name="P3">Wise's 1894 says George H Parsons manager, Dennis St Northcote; 1 Queen St Melb.</text:p>
        <text:p text:style-name="P3">Jobsons 1977 says incorporated in Victoria on March 29, 1886; name changed to Brick Industries Ltd on June 17, 1959 - which see. Eventually part of Brick and Pipe Ind (17 July 1964). Full history there.</text:p>
        <text:p text:style-name="P3">Nubrik website confirms these dates. Adds that the New Northcote Brick co registered the Nubrik name in 1948 to describe wirecut bricks.</text:p>
        <text:p text:style-name="P3">Makers of New Northcote, NBBC, <text:s/>N:NB, BIL, BPInd (etc) bricks (see collection)</text:p>
        <text:p text:style-name="P3"/>
        <text:p text:style-name="P3"/>
        <text:p text:style-name="P3">Newman, G</text:p>
        <text:p text:style-name="P3">Pascoe Vale Rd North, Essendon</text:p>
        <text:p text:style-name="P3">Wise's 1884 </text:p>
        <text:p text:style-name="P3"/>
        <text:p text:style-name="P3"/>
        <text:p text:style-name="P3">Newman, James</text:p>
        <text:p text:style-name="P3">Napier St, Essendon</text:p>
        <text:p text:style-name="P3">Wise's 1884 </text:p>
        <text:p text:style-name="P3"/>
        <text:p text:style-name="P3"/>
        <text:p text:style-name="P3">Nicholls, James &amp; Sons</text:p>
        <text:p text:style-name="P3">Smith St, Macedon</text:p>
        <text:p text:style-name="P3">BVD 1875 (not "&amp; Sons")</text:p>
        <text:p text:style-name="P3">Wise's 1888, 1892 </text:p>
        <text:p text:style-name="P3">Sands &amp; McDougalls 1911 says Nicholls, Andrew T, Neal F, and William H, all Macedon, three entries</text:p>
        <text:p text:style-name="P3"/>
        <text:p text:style-name="P3"/>
        <text:p text:style-name="P3">Nightingale, John</text:p>
        <text:p text:style-name="P3">Tongue Street, Yarraville (1886)</text:p>
        <text:p text:style-name="P3">Maryborough (1911, 1913)</text:p>
        <text:p text:style-name="P3">Trades Directory 1886</text:p>
        <text:p text:style-name="P3">Sands &amp; McDougalls 1911, 1913 </text:p>
        <text:p text:style-name="P3"/>
        <text:p text:style-name="P3"/>
        <text:p text:style-name="P3"><text:soft-page-break/>Noon, T E</text:p>
        <text:p text:style-name="P3">Montgomery st, Richmond</text:p>
        <text:p text:style-name="P3">Sands &amp; McD 1873, 1874, 1875, 1876</text:p>
        <text:p text:style-name="P3">BVD 1875</text:p>
        <text:p text:style-name="P3"/>
        <text:p text:style-name="P3"/>
        <text:p text:style-name="P3">Norman, James</text:p>
        <text:p text:style-name="P3">Horsham</text:p>
        <text:p text:style-name="P3">Sands &amp; McDougalls 1911, 1913 </text:p>
        <text:p text:style-name="P3"/>
        <text:p text:style-name="P3"/>
        <text:p text:style-name="P3">Northcote (The) Brick Co Ltd</text:p>
        <text:p text:style-name="P3">120-122 Queen St (1919, 1928), 140 Queen St (1937), Melb</text:p>
        <text:p text:style-name="P3">Separation Street, Northcote (Trades Dir)</text:p>
        <text:p text:style-name="P3">100 Queen St Melb &amp; Separation St Northcote (Wise's 1945)</text:p>
        <text:p text:style-name="P3">100 Queen St, Melb Tels MU 4374, JW 3553 (1960)</text:p>
        <text:p text:style-name="P3">Moloney [1] says formed in 1882 and the only brick producer in 1884 anywhere near Hoffman's in size or technology.</text:p>
        <text:p text:style-name="P3">Lewis lists Robert Courtenay of Northcote Brickworks as an early brickmaker (1860s/70s).</text:p>
        <text:p text:style-name="P3">Sands &amp; McDougall 1876 says Northcote Patent Brickworks 45 William St Melb; SR &amp; C Groom, agents</text:p>
        <text:p text:style-name="P3">Sands &amp; McDougall 1877, 1878, 1879, 1880, 1881 says Northcote Patent Brickworks 4 Elizabeth St; George Baker = agent.</text:p>
        <text:p text:style-name="P3">Wise's 1884 says W Thompson is Secretary.</text:p>
        <text:p text:style-name="P3">Trades Directory 1886 says Thomas Wetherall is manager</text:p>
        <text:p text:style-name="P3">Sands &amp; McDougalls 1886 has two entries, one at 59 Queen St Melb with Walter Thomas as Secretary; the other in Separation St Northcote with Thomas Wetherall as manager.</text:p>
        <text:p text:style-name="P3">Wise's 1888 says Northcote Brick Co Ltd, Queen St Melb &amp; Separation St Northcote</text:p>
        <text:p text:style-name="P3">Sands &amp; McDougall 1898 says 108 Queen st (which is also New Northcote's) and works at Langwell's Parade and Separation St, Northcote.</text:p>
        <text:p text:style-name="P3">Wise's 1892 says Northcote Brick Co Ltd, Walter Thompson sec, 108 Queen St Melb; Thomas Weatherall mgr, Separation St Northcote</text:p>
        <text:p text:style-name="P3">SMc 1919 says BM Ramsay Secretary and features a small adv.</text:p>
        <text:p text:style-name="P3">Sands &amp; McD 1919, 1922, 1928, 1933, 1937, 1938, 1939, 1946, 1947, 1950, 1952, 1953, 1955, 1957, 1961, 1962, 1964, 1965; Missing 1966 onwards.</text:p>
        <text:p text:style-name="P3">Jobsons 1977 says it became a part of Brick &amp; Pipe Ind in1961.</text:p>
        <text:p text:style-name="P3">Makers of Northcote, NBC, and N B Co bricks (see collection)</text:p>
        <text:p text:style-name="P3"/>
        <text:p text:style-name="P3"/>
        <text:p text:style-name="P3">Northcote Tile Co</text:p>
        <text:p text:style-name="P3">Kilns were originally constructed by Mr Westmoreland for plant pots in 1890. In 1916 roof tile and air bricks were added: these are now the main product.</text:p>
        <text:p text:style-name="P3">Clay pit in Clyde St and reef quarry corner Raglan &amp; Albert Sts, Preston. Map, and also two photo- graphs, of latter available in Bain </text:p>
        <text:p text:style-name="P3"/>
        <text:p text:style-name="P3"/>
        <text:p text:style-name="P3">Northway, Mr</text:p>
        <text:p text:style-name="P3">Brick plant on Gippsland Rd, Dandenong,</text:p>
        <text:p text:style-name="P3">Vic Hist Mag 34</text:p>
        <text:p text:style-name="P3"/>
        <text:p text:style-name="P3"/>
        <text:p text:style-name="P3">Nubrik</text:p>
        <text:p text:style-name="P3">Need to get full name and details from current phone book. </text:p>
        <text:p text:style-name="P3">Visited showroom in Stud Rd Scoresby 17/1/2001 and found the young man very helpful. He said there are three Nubrik plants still operating, "Scoresby" makes extruded wire-cut bricks; "Craigieburn," which had been B&amp;P Ind; and "Summerhill", which is in Summerhill Rd, Craigieburn, right next door to "Craigieburn." Summerhill is the only one that makes pressed bricks. The Middleborough Rd Burwood plant used to be Nubrik's too, but it's closed now.</text:p>
        <text:p text:style-name="P3">He also said that with pressed bricks, the letter on the bridge represents the press used (there are six different ones in Nubrik bricks), and the stripes show which mould was used. This way they can pinpoint the source of any problems.</text:p>
        <text:p text:style-name="P3">2000 phone book refers "Clifton Brick - see Nubrik" See also website www.nubrik.com.au</text:p>
        <text:p text:style-name="P3">Nubrik website says that New Northcote Brick Co (founded 1886) registered the Nubrik name in1948 to describe wirecut bricks. NNB Co changed its name Brick Industries Ltd in1959 and later to Brick &amp; Pipe Ind.</text:p>
        <text:p text:style-name="P3">Nubrik website also says that the Clifton Brick Co was founded in 1891, it purchased Hoffman PSBCo in 1960, was bought by Brick &amp; Pipe Ind in 1987, which was bought by Pioneer in 1994, which was in turn bought by Bristile in 2000. Bristile reverted to the Nubrik name.</text:p>
        <text:p text:style-name="P3"/>
        <text:p text:style-name="P3"/>
        <text:p text:style-name="P3">Nunn, James</text:p>
        <text:p text:style-name="P3">Peel St North, Black Hill</text:p>
        <text:p text:style-name="P3">BVD 1875</text:p>
        <text:p text:style-name="P3"/>
        <text:p text:style-name="P3"/>
        <text:p text:style-name="P3">Nunn, John</text:p>
        <text:p text:style-name="P3">Rowe St, Ballaarat East </text:p>
        <text:p text:style-name="P3">Wise's 1884 </text:p>
        <text:p text:style-name="P3">Wise's 1888, 1892, 1894 say Nunn, John, Mt Pleasant</text:p>
        <text:p text:style-name="P3"/>
        <text:p text:style-name="P3"/>
        <text:p text:style-name="P3">Nunn, Mr </text:p>
        <text:p text:style-name="P3">Black Hill</text:p>
        <text:p text:style-name="P3">Wise's 1884 </text:p>
        <text:p text:style-name="P3"/>
        <text:p text:style-name="P3"><text:soft-page-break/></text:p>
        <text:p text:style-name="P3">Nunn, Richard</text:p>
        <text:p text:style-name="P3">St Arnaud</text:p>
        <text:p text:style-name="P3">Sands &amp; McDougalls 1913 </text:p>
        <text:p text:style-name="P3"/>
        <text:p text:style-name="P3"/>
        <text:p text:style-name="P3">Nunn, William</text:p>
        <text:p text:style-name="P3">Brown Hills</text:p>
        <text:p text:style-name="P3">Wise's 1884, 1888, 1892</text:p>
        <text:p text:style-name="P3"/>
        <text:p text:style-name="P3"/>
        <text:p text:style-name="P3">Nunn, W </text:p>
        <text:p text:style-name="P3">Off Humphrey St, Ballaarat East </text:p>
        <text:p text:style-name="P3">Wise's 1884 </text:p>
        <text:p text:style-name="P3"/>
        <text:p text:style-name="P3"/>
        <text:p text:style-name="P3">Nyah Brick &amp; Pipe Works Pty Ltd</text:p>
        <text:p text:style-name="P3">Nyah</text:p>
        <text:p text:style-name="P3">Wise's 1945</text:p>
        <text:p text:style-name="P3"/>
        <text:p text:style-name="P3"/>
        <text:p text:style-name="P3">Oakleigh Brick Co Pty Ltd</text:p>
        <text:p text:style-name="P3">Stamford Road, Oakleigh</text:p>
        <text:p text:style-name="P3">Sands &amp; McDougalls 1886 says Oakleigh Brick &amp; Pipe Co, 40 Little Collins St, See Advert (but I couldn't find it)</text:p>
        <text:p text:style-name="P3">Wise's 1888 says Oakleigh Brick &amp; Tile Co, 89 Chapel St, South Yarra &amp; Notting Hill</text:p>
        <text:p text:style-name="P3">Wise's 1892, 1894 say Oakleigh Brick, Tile &amp; Pipe Co Notting Hill</text:p>
        <text:p text:style-name="P3">1919, 1922 says Stamford rd Oakleigh and 120 Queen St Melb. (See Co-operative Brick Co <text:s/>1919)</text:p>
        <text:p text:style-name="P3">Sands &amp; McD 1919, 1922, 1928, 1933, 1937, 1938, 1939, 1946, 1947, 1950, 1952, 1953, 1955, 1957, 1960, 1961, 1962, 1964, 1965, 1966, 1968, 1969, 1971, 1972, 1973, 1974</text:p>
        <text:p text:style-name="P3">Wise's 1945 says Oakleigh (address unspecified) and 422 Collins St Melb (Co-op's address)</text:p>
        <text:p text:style-name="P3">Brickmakers Park.</text:p>
        <text:p text:style-name="P3">Priestley (p62) says that Oakleigh Brick, Tile &amp; Pipe Co bought the old claypit and brickworks behind the Hotel (which hotel? Foresters' Arms would make sense, and would make this the same Co as Oakleigh Brick Co, but last hotel mentioned in text was Notting Hill. CHECK&gt;&gt; Helen Gobbi says there was a brick hole behind NH Hotel, and a Gobbi boy died there. <text:s/>A memorial to him stands in Clayton North school. Must look at old aerial photos to see if a quarry had been behind the Nott) from T G Wilkinson in May 1884. Six workers there were housed in nearby cottages in 1885. In 1889, company taken over by Oakleigh Black Brick Tile and Pipe Co and fully mechanised, inc Rydge's patent Kiln. Rebuild of crumbling Notting Hill Hotel was made from these bricks, then rendered. </text:p>
        <text:p text:style-name="P3">Sam Lehne, of ODHS, worked at Oakleigh brickworks under Abe Baxter for 27 years, though not the heaviest work. He used to blast the clay to break it and put it in the wooden carts. Says Oakleigh works was where Brickmakers' Park is now. The brickworks closed during the war and Sam went to WA to the Kalgoorlie gold fields in 1936, later came back and got work at the works. He designed a sledge (to put the clay into the carts) that be operated by one man instead of 3-4, and had one made. His boss wasn't pleased but head office were and let him plan better methods for the rest of the works too. </text:p>
        <text:p text:style-name="P3">Sam said Gambles was at Reg Harris Reserve, Glen Iris at Scotchmans Run Reserve, and that there had been two other old brick holes, both having been active before his time (ie before 1920 when he came to Oakleigh - he must have been about 5). One was on the corner of FTG Rd and Dand Rd (could this be Moroneys?), and the other at Tamar St (Scotts?), and he used to swim in the deep holes. Was very surprised to see the Tamar hole filled and built on when returned from WA.</text:p>
        <text:p text:style-name="P3">Makers of Oakleigh bricks (see collection)</text:p>
        <text:p text:style-name="P3"/>
        <text:p text:style-name="P3"/>
        <text:p text:style-name="P3">Oaks, William</text:p>
        <text:p text:style-name="P3">Ovens River, Bright</text:p>
        <text:p text:style-name="P3">BVD 1875</text:p>
        <text:p text:style-name="P3"/>
        <text:p text:style-name="P3"/>
        <text:p text:style-name="P3">O'Donnell Bros</text:p>
        <text:p text:style-name="P3">Tallangatta</text:p>
        <text:p text:style-name="P3">Sands &amp; McDougalls 1911, 1913 </text:p>
        <text:p text:style-name="P3"/>
        <text:p text:style-name="P3"/>
        <text:p text:style-name="P3">O'Donnell, Frank J</text:p>
        <text:p text:style-name="P3">Tallangatta</text:p>
        <text:p text:style-name="P3">Sands &amp; McDougalls 1913 </text:p>
        <text:p text:style-name="P3"/>
        <text:p text:style-name="P3"/>
        <text:p text:style-name="P3">Ogden, William</text:p>
        <text:p text:style-name="P3">Elliminyt</text:p>
        <text:p text:style-name="P3">Wise's 1894 </text:p>
        <text:p text:style-name="P3"/>
        <text:p text:style-name="P3"/>
        <text:p text:style-name="P3">O'Mara, Patrick</text:p>
        <text:p text:style-name="P3">Asylum Hill, Beechworth</text:p>
        <text:p text:style-name="P3">BVD 1875</text:p>
        <text:p text:style-name="P3"/>
        <text:p text:style-name="P3"/>
        <text:p text:style-name="P3">O'Neill, John</text:p>
        <text:p text:style-name="P3">Clarendon St, South Melb</text:p>
        <text:p text:style-name="P3">Wise's 1888 </text:p>
        <text:p text:style-name="P3"/>
        <text:p text:style-name="P3"/>
        <text:p text:style-name="P3">Onley, J, </text:p>
        <text:p text:style-name="P3">Donald</text:p>
        <text:p text:style-name="P3">Wise's 1892, 1894</text:p>
        <text:p text:style-name="P3"/>
        <text:p text:style-name="P3"/>
        <text:p text:style-name="P3">Ord, Henry</text:p>
        <text:p text:style-name="P3">Victoria St West, Brunswick </text:p>
        <text:p text:style-name="P3">Sands &amp; McDougall 1867, 1868 only</text:p>
        <text:p text:style-name="P3"/>
        <text:p text:style-name="P3"><text:soft-page-break/></text:p>
        <text:p text:style-name="P3">Ordish Fire Brick Co Pty Ltd</text:p>
        <text:p text:style-name="P3">Stud Road, Dandenong</text:p>
        <text:p text:style-name="P3">Ph Dand'g 90 or 124 (1957)</text:p>
        <text:p text:style-name="P1"><text:span text:style-name="T1">Sands &amp; McD 1913 &amp; 1919, 1933 (William P Ordish, Dande) in brick section (no firebrick section)</text:span></text:p>
        <text:p text:style-name="P3">Sands &amp; McDougalls 1939 in brick, haven't checked FB yet.</text:p>
        <text:p text:style-name="P3">1937, 1938, 1946, 1947 in both the Brick and Firebrick sections;</text:p>
        <text:p text:style-name="P3">1950, 1952, 1953, 1957, 1961, 1962, 1964, 1965 only in FB section</text:p>
        <text:p text:style-name="P3">See also Newbold 1966 onwards</text:p>
        <text:p text:style-name="P3">Advertisement in 1957 firebrick section S &amp; McD</text:p>
        <text:p text:style-name="P3">Mentioned in Call Back Yesterday as having been operating for over 100 years in 1972. See also Centennial, and Diamond Hill.</text:p>
        <text:p text:style-name="P3">Also mentioned in "Gr Dand Heritage Study" - established by W P Ordish 1894, largest and most successful of all the brickworks in the district, and also one of the largest brickmakers in Vic. Information for the study was gleaned from Brennan.</text:p>
        <text:p text:style-name="P3">Brennan itself (p125-126) adds information on Ordish's ownership, overseas clay sources, and brick quality. Apparently most fire bricks can withstand 1100° but Ordish bricks could go up to 1600 or more. See also photo p55 ibid.</text:p>
        <text:p text:style-name="P3">Gr Dand Heritage Study also quotes The Weekly Times of 12/7/1930:- (not an exact quote) "Ordish is one of Dandenong's valuable assets.. Situated in Stud Rd on 52 acres, about1.25 miles from town. The six kilns each have a capacity of 37,000 bricks and tiles, keeping 30 hands engaged... In 1930 Ordish supplied fire bricks to Newport Railway workshops, the SEC at Yallourn, and various gasworks and factories in Vic, NSW, Qld, Sands &amp; McDougall 1862, Tas, and NZ, according to their own designs. Later there was a demand for firebricks of a different kind of clay, and the firm began importing clays from elsewhere, including overseas." The company name changed to Newbold Refractories, which finally ceased operations in the 1970s.</text:p>
        <text:p text:style-name="P3">The story goes that W P Ordish was actually a market gardener, and after trying in vain to raise cabbages for several seasons, discovered that his useless crop soil was actually superior fire clay, and changed direction drastically. (Brennan)</text:p>
        <text:p text:style-name="P3">Note Ordish Road Dandenong South, Melway 94 J5. I found this when reading about waste diposal in the Monash Community Guide. Apparently there is a tip there now. However this is a long way from Stud Rd so I'm not sure how direct the connection is.</text:p>
        <text:p text:style-name="P3">Makers of various Ordish bricks (see collection)</text:p>
        <text:p text:style-name="P3"/>
        <text:p text:style-name="P3"/>
        <text:p text:style-name="P3">Orton, Samuel</text:p>
        <text:p text:style-name="P3">Commercial Rd, Prahran</text:p>
        <text:p text:style-name="P3">Cooper p94 calls him "Old Sam Orton," one of the originals, and a master. First made bricks in Commercial Rd in 1864, Afterwards for many years he had one of the kilns near Orrong Rd. (Pictured as tip in more recent years on p61). </text:p>
        <text:p text:style-name="P3"/>
        <text:p text:style-name="P3"/>
        <text:p text:style-name="P3">Outridge, George</text:p>
        <text:p text:style-name="P3">Black Hill</text:p>
        <text:p text:style-name="P3">Wise's 1888</text:p>
        <text:p text:style-name="P3">Wise's 1894 gives his location as Painswick (?)</text:p>
        <text:p text:style-name="P3"/>
        <text:p text:style-name="P3"/>
        <text:p text:style-name="P3">Oxley, John</text:p>
        <text:p text:style-name="P3">Donald</text:p>
        <text:p text:style-name="P3">Wise's 1884, 1888 </text:p>
        <text:p text:style-name="P3"/>
        <text:p text:style-name="P3"/>
        <text:p text:style-name="P3">Palmer, John</text:p>
        <text:p text:style-name="P3">Clow St, Steiglitz</text:p>
        <text:p text:style-name="P3">BVD 1875</text:p>
        <text:p text:style-name="P3"/>
        <text:p text:style-name="P3"/>
        <text:p text:style-name="P3">Park Brick Co</text:p>
        <text:p text:style-name="P3">See K Cornish, 1886</text:p>
        <text:p text:style-name="P3"/>
        <text:p text:style-name="P3"/>
        <text:p text:style-name="P3">Parlon, Lawrence</text:p>
        <text:p text:style-name="P3">Victoria St West, Brunswick </text:p>
        <text:p text:style-name="P3">BVD 1871, 1875</text:p>
        <text:p text:style-name="P3">Sands &amp; McDougall 1867, 1868, 1870, 1871, 1872, 1873, 1874, 1875, 1876, 1877</text:p>
        <text:p text:style-name="P3"/>
        <text:p text:style-name="P3"/>
        <text:p text:style-name="P3">Parsons, W</text:p>
        <text:p text:style-name="P3">Fawcett</text:p>
        <text:p text:style-name="P3">Wise's 1888 </text:p>
        <text:p text:style-name="P3"/>
        <text:p text:style-name="P3"/>
        <text:p text:style-name="P3">Partlett, W J</text:p>
        <text:p text:style-name="P3">81 Gore St, Fitzroy</text:p>
        <text:p text:style-name="P3">Sands &amp; McDougall 1873, 1874, 1875</text:p>
        <text:p text:style-name="P3">BVD 1875</text:p>
        <text:p text:style-name="P3"/>
        <text:p text:style-name="P3"/>
        <text:p text:style-name="P3">Pascale, Thomas</text:p>
        <text:p text:style-name="P3">Brick &amp; Tile works, Albert St, Brunswick </text:p>
        <text:p text:style-name="P3">Lewis (p588) lists him as an early brickmaker (1868???)</text:p>
        <text:p text:style-name="P3">Could be 'TP' (??)</text:p>
        <text:p text:style-name="P3"/>
        <text:p text:style-name="P3"/>
        <text:p text:style-name="P3">Patent Brick Co</text:p>
        <text:p text:style-name="P3">Chapel Street, South Yarra</text:p>
        <text:p text:style-name="P3">Trades Directory 1886</text:p>
        <text:p text:style-name="P3">Sands &amp; McDougalls 1886</text:p>
        <text:p text:style-name="P3">Heritage Vic have a Patent brick (Draper)</text:p>
        <text:p text:style-name="P3"/>
        <text:p text:style-name="P3"/>
        <text:p text:style-name="P3">Paull, John Henry</text:p>
        <text:p text:style-name="P3"><text:soft-page-break/>Mitiamo</text:p>
        <text:p text:style-name="P3">Wise's 1888 </text:p>
        <text:p text:style-name="P3"/>
        <text:p text:style-name="P3"/>
        <text:p text:style-name="P3">Pearce, James</text:p>
        <text:p text:style-name="P1"><text:span text:style-name="T1">Albert Street West, Brunswick; Victoria Street West, Brunswick</text:span></text:p>
        <text:p text:style-name="P3">Wise's 1884 (Albert St only), and Trades Directory 1886 and S &amp; Mc 1886 (Albert &amp; Victoria)</text:p>
        <text:p text:style-name="P3">Wise's 1892 says Pearse, James Vic St W, Brunswick</text:p>
        <text:p text:style-name="P3"/>
        <text:p text:style-name="P3"/>
        <text:p text:style-name="P3">Pearson, George</text:p>
        <text:p text:style-name="P3">Box Hill</text:p>
        <text:p text:style-name="P3">Wise's 1884, 1888 </text:p>
        <text:p text:style-name="P3"/>
        <text:p text:style-name="P3"/>
        <text:p text:style-name="P3">Peek, John</text:p>
        <text:p text:style-name="P3">Fletcher Street South, Essendon</text:p>
        <text:p text:style-name="P3">Trades Directory 1886</text:p>
        <text:p text:style-name="P3"/>
        <text:p text:style-name="P3"/>
        <text:p text:style-name="P3">Peers, J J</text:p>
        <text:p text:style-name="P3">Richmond</text:p>
        <text:p text:style-name="P3">Vic Hist Mag 43 says John Jones Peers was Melbourne's first Master Builder. Arrived in Van Diemens Land 1834, Melb 1837 when he was in late twenties. </text:p>
        <text:p text:style-name="P3">In 1838 built Melb's first brick church. He bought the land, designed and built it, donated it and then led the singing in the choir. Also built the first properly constructed two-storey building, John Batman's house on SE cnr of Collins &amp; William Sts. In 1840s , dissatisfied with the crumbly local bricks, started his own brickworks and made the first reasonably hard and properly shaped brick.</text:p>
        <text:p text:style-name="P3">Also a founder of the first Mechanics Instit, first building society and first master builders guild; treasurer of first musical society. Died young 1850.</text:p>
        <text:p text:style-name="P3">Peers made heavy (6 lb - most a 4lb 8oz) hand made bricks that would not readily absorb moisture, or crumble. - From an advertisement in the Argus of 25/9/1846 quoted in Vic Hist Mag 24.</text:p>
        <text:p text:style-name="P3"/>
        <text:p text:style-name="P3"/>
        <text:p text:style-name="P3">Pemberton, Charles </text:p>
        <text:p text:style-name="P3">Shepparton</text:p>
        <text:p text:style-name="P3">Wise's 1892, 1894 </text:p>
        <text:p text:style-name="P3"/>
        <text:p text:style-name="P3"/>
        <text:p text:style-name="P3">Pemberton, Edward</text:p>
        <text:p text:style-name="P3">Shepparton</text:p>
        <text:p text:style-name="P3">Wise's 1884, 1888, 1892 , 1894</text:p>
        <text:p text:style-name="P3"/>
        <text:p text:style-name="P3"/>
        <text:p text:style-name="P3">Pemberton, Ishmael E</text:p>
        <text:p text:style-name="P3">Shepparton</text:p>
        <text:p text:style-name="P3">Sands &amp; McDougall 1911, 1913</text:p>
        <text:p text:style-name="P3"/>
        <text:p text:style-name="P3"/>
        <text:p text:style-name="P3">Pemberton, William</text:p>
        <text:p text:style-name="P3">Taradale</text:p>
        <text:p text:style-name="P3">Wise's 1894 </text:p>
        <text:p text:style-name="P3"/>
        <text:p text:style-name="P3"/>
        <text:p text:style-name="P3">Pemberton, William &amp; Thomas</text:p>
        <text:p text:style-name="P3">Colac</text:p>
        <text:p text:style-name="P3">BVD 1875</text:p>
        <text:p text:style-name="P3"/>
        <text:p text:style-name="P3"/>
        <text:p text:style-name="P3">Perry, C</text:p>
        <text:p text:style-name="P3">Maryborough</text:p>
        <text:p text:style-name="P3">Sands &amp; McDougall 1911, 1913</text:p>
        <text:p text:style-name="P3"/>
        <text:p text:style-name="P3"/>
        <text:p text:style-name="P3">Perry, Walter</text:p>
        <text:p text:style-name="P3">Connell St, Hawthorn</text:p>
        <text:p text:style-name="P3">Sands &amp; McDougall 1872, 1873, 1875, 1876</text:p>
        <text:p text:style-name="P3"/>
        <text:p text:style-name="P3"/>
        <text:p text:style-name="P3">Peskett, Richard</text:p>
        <text:p text:style-name="P3">Casterton</text:p>
        <text:p text:style-name="P3">Wise's 1884, 1888 </text:p>
        <text:p text:style-name="P3"/>
        <text:p text:style-name="P3"/>
        <text:p text:style-name="P3">Peskett, William </text:p>
        <text:p text:style-name="P3">Goroke</text:p>
        <text:p text:style-name="P3">Wise's 1892, 1894 </text:p>
        <text:p text:style-name="P3"/>
        <text:p text:style-name="P3"/>
        <text:p text:style-name="P3">PGH</text:p>
        <text:p text:style-name="P3">Smith Rd &amp; McWilliam St Springvale, Ph 9263 6336 or 131 579, www.csr.com.au/pgh. (2000 phone book) </text:p>
        <text:p text:style-name="P3">Spoke to Katrina Dec 2000 she would get Ingrid to phone back. Never has yet.</text:p>
        <text:p text:style-name="P3">"PGH? started from very humble beginnings towards the close of the nineteenth century when Maxwell Porter began a roof slating and terracotta tile business in Sydney. When imports from Europe were not enough to satisfy demand, Maxwell Porter joined with David Gailbraith <text:s/>to establish a terracotta roof tile plant. In the mid nineteen hundreds, Porter and Gailbraith Ltd, a public company, was formed and nine years later, merged with Hansen Consolidated Industries Ltd, a company with building and allied industries interests. And so, Porter, Gailbraith and Hansen became PGH Industries Ltd." <text:s/>(website)</text:p>
        <text:p text:style-name="P3"/>
        <text:p text:style-name="P3">Phillippe, Richard</text:p>
        <text:p text:style-name="P3">Rosedale</text:p>
        <text:p text:style-name="P3">Wise's 1884, 1888, 1894</text:p>
        <text:p text:style-name="P3">1884 says Phillipe, 1892 says Philippe,</text:p>
        <text:p text:style-name="P3"/>
        <text:p text:style-name="P3"/>
        <text:p text:style-name="P3">Phillippe, William H</text:p>
        <text:p text:style-name="P3">Healesville</text:p>
        <text:p text:style-name="P3">Wise's 1884, 1888, 1892, 1894 </text:p>
        <text:p text:style-name="P3">1884 says Phillipe</text:p>
        <text:p text:style-name="P3"/>
        <text:p text:style-name="P3"/>
        <text:p text:style-name="P3">Phillips Bricks</text:p>
        <text:p text:style-name="P3">Bendigo</text:p>
        <text:p text:style-name="P3">Acquired by Selkirk in 1982</text:p>
        <text:p text:style-name="P3">It is not yet clear whether this Phillips is related to the two below.</text:p>
        <text:p text:style-name="P3">Makers of "Phillips" bricks (see collection)</text:p>
        <text:p text:style-name="P3"/>
        <text:p text:style-name="P3"><text:soft-page-break/></text:p>
        <text:p text:style-name="P3">Phillips, David</text:p>
        <text:p text:style-name="P3">Inglewood</text:p>
        <text:p text:style-name="P3">Wise's 1884, 1888 , 1892, 1894</text:p>
        <text:p text:style-name="P3">Sometimes Philips</text:p>
        <text:p text:style-name="P3"/>
        <text:p text:style-name="P3"/>
        <text:p text:style-name="P3">Phillips, John</text:p>
        <text:p text:style-name="P3">Off High St, Heathcote</text:p>
        <text:p text:style-name="P3">BVD 1875</text:p>
        <text:p text:style-name="P3">Wise's 1884, 1888 , 1892, 1984</text:p>
        <text:p text:style-name="P3"/>
        <text:p text:style-name="P3"/>
        <text:p text:style-name="P3">Phillips, J</text:p>
        <text:p text:style-name="P3">Wangaratta</text:p>
        <text:p text:style-name="P3">Sands &amp; McDougall 1911, 1913</text:p>
        <text:p text:style-name="P3"/>
        <text:p text:style-name="P3"/>
        <text:p text:style-name="P3">Phillips, Richard</text:p>
        <text:p text:style-name="P3">Inglewood</text:p>
        <text:p text:style-name="P3">Sands &amp; McDougall 1911, 1913</text:p>
        <text:p text:style-name="P3"/>
        <text:p text:style-name="P3"/>
        <text:p text:style-name="P3">Phillips, Robert</text:p>
        <text:p text:style-name="P3">Inglewood</text:p>
        <text:p text:style-name="P3">Sands &amp; McDougall 1911, 1913</text:p>
        <text:p text:style-name="P3"/>
        <text:p text:style-name="P3"/>
        <text:p text:style-name="P3">Phoenix Brickworks</text:p>
        <text:p text:style-name="P3">A K Smith, West Melbourne</text:p>
        <text:p text:style-name="P3">Listed by Lewis as an early brickmaker.</text:p>
        <text:p text:style-name="P3"/>
        <text:p text:style-name="P3"/>
        <text:p text:style-name="P3">Pickett, George</text:p>
        <text:p text:style-name="P3">Ferntree Gully</text:p>
        <text:p text:style-name="P3">Wise's 1884, 1888, 1892 </text:p>
        <text:p text:style-name="P3"/>
        <text:p text:style-name="P3"/>
        <text:p text:style-name="P3">Pickett, James</text:p>
        <text:p text:style-name="P3">Dandenong</text:p>
        <text:p text:style-name="P3">Sands &amp; McDougalls 1911, 1913, 1919.</text:p>
        <text:p text:style-name="P3"/>
        <text:p text:style-name="P3"/>
        <text:p text:style-name="P3">Pimm, James J</text:p>
        <text:p text:style-name="P3">17 Mitchell St Northcote</text:p>
        <text:p text:style-name="P3">Wise's 1888</text:p>
        <text:p text:style-name="P3">Sands &amp; McDougall 1886, 1898</text:p>
        <text:p text:style-name="P3"/>
        <text:p text:style-name="P3"/>
        <text:p text:style-name="P3">Pimms, James</text:p>
        <text:p text:style-name="P3">Laurie St &amp; Mitchell St, Northcote</text:p>
        <text:p text:style-name="P3">Wise's 1884 </text:p>
        <text:p text:style-name="P3"/>
        <text:p text:style-name="P3"/>
        <text:p text:style-name="P3">Pioneer Building Products</text:p>
        <text:p text:style-name="P3">See Nubrik. Pioneer took over BP Ind in 1994, Bristile (a WA brick &amp; tile manufacturer established 1910) took it over in 2000 and reverted to the old Nubrik name.</text:p>
        <text:p text:style-name="P3">Jobsons 1995 shows that Pioneer owns Ampol and two columns more of company names, including Claylands Pty Ltd, Evans Bros Pty Ltd, Gilburn Brick Co, Sandhurst Brick Co, Southern Bricks Pty Ltd, Standard Brick Works (Box Hill), Hallett Brick Ind, Hoffman.</text:p>
        <text:p text:style-name="P3"/>
        <text:p text:style-name="P3"/>
        <text:p text:style-name="P3">Pittman, William</text:p>
        <text:p text:style-name="P3">Brunswick</text:p>
        <text:p text:style-name="P3">Sands &amp; McDougall 1867, 1868 only</text:p>
        <text:p text:style-name="P3"/>
        <text:p text:style-name="P3"/>
        <text:p text:style-name="P3">Plimmer, David</text:p>
        <text:p text:style-name="P3">Alexandra</text:p>
        <text:p text:style-name="P3">Wise's 1884 </text:p>
        <text:p text:style-name="P3"/>
        <text:p text:style-name="P3"/>
        <text:p text:style-name="P3">Plinn, James (?)</text:p>
        <text:p text:style-name="P3">Mitchell Street, Northcote</text:p>
        <text:p text:style-name="P3">Trades Directory 1886</text:p>
        <text:p text:style-name="P3"/>
        <text:p text:style-name="P3"/>
        <text:p text:style-name="P3">Portarlington Brick &amp; Tile Works</text:p>
        <text:p text:style-name="P3">Bellarine Peninsula</text:p>
        <text:p text:style-name="P3">Makers of "Portarlington B &amp; T Works" bricks. I got mine from Brian Latter. Both mine and the one in Toby's wall have the Ns backwards.</text:p>
        <text:p text:style-name="P3">Wise's 1892 says Port Arlington [sic] Brick &amp; Tile Co, Thomas H Widdicombe, mgr, Normanby Rd, S Melb</text:p>
        <text:p text:style-name="P3"/>
        <text:p text:style-name="P3"/>
        <text:p text:style-name="P3">Porter, W S</text:p>
        <text:p text:style-name="P3">Norman Road, Croydon</text:p>
        <text:p text:style-name="P3">Sands &amp; McD 1952</text:p>
        <text:p text:style-name="P3"/>
        <text:p text:style-name="P3"/>
        <text:p text:style-name="P3">Powell, Richard</text:p>
        <text:p text:style-name="P3">Ararat</text:p>
        <text:p text:style-name="P3">Wise's 1888, 1894 </text:p>
        <text:p text:style-name="P3"/>
        <text:p text:style-name="P3"/>
        <text:p text:style-name="P3">Preston Brick &amp; Tile Co</text:p>
        <text:p text:style-name="P3">South Preston</text:p>
        <text:p text:style-name="P3">Trades Directory 1886 says G Jeffreys manager</text:p>
        <text:p text:style-name="P3"/>
        <text:p text:style-name="P3"/>
        <text:p text:style-name="P3">Prescott, Richard, </text:p>
        <text:p text:style-name="P3">Castlemaine</text:p>
        <text:p text:style-name="P3">BVD 1875</text:p>
        <text:p text:style-name="P3"/>
        <text:p text:style-name="P3"/>
        <text:p text:style-name="P3">Preston, George</text:p>
        <text:p text:style-name="P3">Chapel St, Prahran </text:p>
        <text:p text:style-name="P3">BVD 1871, 1875</text:p>
        <text:p text:style-name="P3">Sands &amp; McDougall 1867, 1868, 1869, 1870, 1871, 1872, 1873, 1874, 1875</text:p>
        <text:p text:style-name="P3">Cooper p94 says George Preston's 1853 brickworks were east side of Chapel St, where Malcolm St is now, near the Richmond Bridge, below the toll-gate. His brick pit (pictured p33) is now filled up. Later he partnered with Hart. (which see)</text:p>
        <text:p text:style-name="P3">Lewis (p588) lists him as an early brickmaker (1860s/70s???). Address given: South Yarra Swamp Brickworks, Chapel St Prahran, same address as for F &amp; Frestney.</text:p>
        <text:p text:style-name="P3"/>
        <text:p text:style-name="P3"/>
        <text:p text:style-name="P3">Prew, Stephen</text:p>
        <text:p text:style-name="P3">Maud St, Dunolly</text:p>
        <text:p text:style-name="P3">BVD 1875</text:p>
        <text:p text:style-name="P3"/>
        <text:p text:style-name="P3"/>
        <text:p text:style-name="P3">Price, Henry</text:p>
        <text:p text:style-name="P3">Birregurra</text:p>
        <text:p text:style-name="P3"><text:soft-page-break/>BVD 1875</text:p>
        <text:p text:style-name="P3"/>
        <text:p text:style-name="P3"/>
        <text:p text:style-name="P3">Price, John, Brickworks</text:p>
        <text:p text:style-name="P3">Union St, Phillipstown</text:p>
        <text:p text:style-name="P3">Lewis (p588) lists him as an early brickmaker (1868???)</text:p>
        <text:p text:style-name="P3"/>
        <text:p text:style-name="P3"/>
        <text:p text:style-name="P3">Price, Joseph</text:p>
        <text:p text:style-name="P3">Mimosa Road, Caulfield</text:p>
        <text:p text:style-name="P3">Trades Directory 1886</text:p>
        <text:p text:style-name="P3"/>
        <text:p text:style-name="P3"/>
        <text:p text:style-name="P3">Price, Thomas</text:p>
        <text:p text:style-name="P3">Sale</text:p>
        <text:p text:style-name="P3">Wise's 1888</text:p>
        <text:p text:style-name="P3">Could this be the maker of my TP brick?</text:p>
        <text:p text:style-name="P3"/>
        <text:p text:style-name="P3"/>
        <text:p text:style-name="P3">Price, William </text:p>
        <text:p text:style-name="P3">Birregurra</text:p>
        <text:p text:style-name="P3">Wise's 1892, 1894 </text:p>
        <text:p text:style-name="P3"/>
        <text:p text:style-name="P3"/>
        <text:p text:style-name="P3">Prime &amp; Veith</text:p>
        <text:p text:style-name="P3">44 &amp; 47 Otter St Collingwood</text:p>
        <text:p text:style-name="P3">Wise's 1892 </text:p>
        <text:p text:style-name="P3"/>
        <text:p text:style-name="P3"/>
        <text:p text:style-name="P3">Raleigh, Michael</text:p>
        <text:p text:style-name="P3">6 Sydney Terrace, Canning St, Carlton</text:p>
        <text:p text:style-name="P3">Sands &amp; McDougall 1873, 1874, 1875</text:p>
        <text:p text:style-name="P3">BVD 1875</text:p>
        <text:p text:style-name="P3"/>
        <text:p text:style-name="P3"/>
        <text:p text:style-name="P3">Ramsay</text:p>
        <text:p text:style-name="P3">Miles Lewis has a "RAMSAY" brick, which had been part of Blair's Store in Geelong. Brian Latter also has many Ramsay tiles.</text:p>
        <text:p text:style-name="P3"/>
        <text:p text:style-name="P3"/>
        <text:p text:style-name="P3">Rankine, William</text:p>
        <text:p text:style-name="P3">Lygon St, Carlton</text:p>
        <text:p text:style-name="P3">Sands &amp; McDougall 1873, 1874, 1875</text:p>
        <text:p text:style-name="P3">BVD 1875</text:p>
        <text:p text:style-name="P3"/>
        <text:p text:style-name="P3"/>
        <text:p text:style-name="P3">Reade, John</text:p>
        <text:p text:style-name="P3">David St, Carlton</text:p>
        <text:p text:style-name="P3">Sands &amp; McDougall 1873, 1874, 1875</text:p>
        <text:p text:style-name="P3">BVD 1875</text:p>
        <text:p text:style-name="P3"/>
        <text:p text:style-name="P3"/>
        <text:p text:style-name="P3">Redfern Brick Co,</text:p>
        <text:p text:style-name="P3">Frank Little, agent. Bay St, North Brighton</text:p>
        <text:p text:style-name="P3">Wise's 1894 </text:p>
        <text:p text:style-name="P3"/>
        <text:p text:style-name="P3"/>
        <text:p text:style-name="P3">Redfern, Joseph</text:p>
        <text:p text:style-name="P3">Weston St, Brunswick</text:p>
        <text:p text:style-name="P3">BVD 1871</text:p>
        <text:p text:style-name="P3">Sands &amp; McDougall 1873</text:p>
        <text:p text:style-name="P3"/>
        <text:p text:style-name="P3"/>
        <text:p text:style-name="P3">Redfern, William</text:p>
        <text:p text:style-name="P3">Barkly Street East, Brunswick (1886) or Weston St, Brunswick (1868...)</text:p>
        <text:p text:style-name="P3">BVD 1875 (Weston St)</text:p>
        <text:p text:style-name="P3">Wise's 1884</text:p>
        <text:p text:style-name="P3">Trades Directory 1886</text:p>
        <text:p text:style-name="P3">Sands &amp; McDougall 1868, 1869, 1870, 1871, 1872, 1873, 1874, 1875, 1876, 1877, 1878, 1879, 1880, 1881, 1886</text:p>
        <text:p text:style-name="P3">Advertisement in Sands &amp; McD 1872 says, "William Redfern, Barkly St, Brunswick, manufacturer of white and red pressed bricks in all patterns and sizes - architects' designs carefully carried out." John Glew's advert is nearly identical. Redfern also advertised in 1873.</text:p>
        <text:p text:style-name="P3"/>
        <text:p text:style-name="P3"/>
        <text:p text:style-name="P3">Reece, John</text:p>
        <text:p text:style-name="P3">Officer</text:p>
        <text:p text:style-name="P3">Wise's 1888 says Offices Siding</text:p>
        <text:p text:style-name="P3">Wise's 1888, 1892, 1894 </text:p>
        <text:p text:style-name="P3"/>
        <text:p text:style-name="P3"/>
        <text:p text:style-name="P3">Reeve, John</text:p>
        <text:p text:style-name="P3">William Street, Hawthorn</text:p>
        <text:p text:style-name="P3">Sands &amp; McDougall 1876, 1877 (Reeves, J), 1878 (back to Reeve, J), 1879, 1880, 1881, 1886</text:p>
        <text:p text:style-name="P3">Trades Directory 1886</text:p>
        <text:p text:style-name="P3"/>
        <text:p text:style-name="P3"/>
        <text:p text:style-name="P3">Reid, Adolph</text:p>
        <text:p text:style-name="P3">Asylum Hill, Beechworth</text:p>
        <text:p text:style-name="P3">BVD 1875</text:p>
        <text:p text:style-name="P3"/>
        <text:p text:style-name="P3"/>
        <text:p text:style-name="P3">Reid, Frederick </text:p>
        <text:p text:style-name="P3">Tallangatta Valley</text:p>
        <text:p text:style-name="P3">Wise's 1892, 1894</text:p>
        <text:p text:style-name="P3"/>
        <text:p text:style-name="P3"/>
        <text:p text:style-name="P3">Reilly, Sydney G</text:p>
        <text:p text:style-name="P3">Wangaratta</text:p>
        <text:p text:style-name="P3">Sands &amp; McDougall 1913</text:p>
        <text:p text:style-name="P3"/>
        <text:p text:style-name="P3">Remp &amp; Wittam</text:p>
        <text:p text:style-name="P3">Brunswick Rd, Brunswick</text:p>
        <text:p text:style-name="P3">Wise's 1888 </text:p>
        <text:p text:style-name="P3"/>
        <text:p text:style-name="P3"/>
        <text:p text:style-name="P3">Reynolds, Henry</text:p>
        <text:p text:style-name="P3">Gardiner</text:p>
        <text:p text:style-name="P3">Sands &amp; McDougall 1878</text:p>
        <text:p text:style-name="P3"/>
        <text:p text:style-name="P3"/>
        <text:p text:style-name="P3">Reynolds, Steer &amp; Brown</text:p>
        <text:p text:style-name="P3">Orrong Road, Armadale</text:p>
        <text:p text:style-name="P3">Trades Directory 1886</text:p>
        <text:p text:style-name="P3">Sands &amp; McDougalls 1886</text:p>
        <text:p text:style-name="P3">See also Steers &amp; Brown</text:p>
        <text:p text:style-name="P3"/>
        <text:p text:style-name="P3"/>
        <text:p text:style-name="P3">Rice, Josiah</text:p>
        <text:p text:style-name="P3">Rowe Sr, Ballaarat East </text:p>
        <text:p text:style-name="P3">BVD 1875</text:p>
        <text:p text:style-name="P3"/>
        <text:p text:style-name="P3"/>
        <text:p text:style-name="P3">Richards, Charles &amp; JC </text:p>
        <text:p text:style-name="P3">Lancefield</text:p>
        <text:p text:style-name="P3">Wise's 1892, 1894 </text:p>
        <text:p text:style-name="P3"/>
        <text:p text:style-name="P3"/>
        <text:p text:style-name="P3">Ringwood Brick Making Co Ltd</text:p>
        <text:p text:style-name="P3">30 (1886-8) or261 (1892) Collins Street East, Melb, Robert Wallace Secretary</text:p>
        <text:p text:style-name="P3">Trades Directory 1886 </text:p>
        <text:p text:style-name="P3"><text:soft-page-break/>Sands &amp; McDougalls 1886 says 20 Collins St, R E Evans = Sec</text:p>
        <text:p text:style-name="P3">Wise's 1888 , 1892</text:p>
        <text:p text:style-name="P3"/>
        <text:p text:style-name="P3"/>
        <text:p text:style-name="P3">Rio Tinto Brick Pty Ltd</text:p>
        <text:p text:style-name="P3">Campbellfield</text:p>
        <text:p text:style-name="P3">Sands &amp; McD 1966, 1968, 1969, 1971, 1972, 1973, 1974</text:p>
        <text:p text:style-name="P3"/>
        <text:p text:style-name="P3"/>
        <text:p text:style-name="P3">Riseley, Thomas</text:p>
        <text:p text:style-name="P3">Staughton Vale</text:p>
        <text:p text:style-name="P3">BVD 1875</text:p>
        <text:p text:style-name="P3"/>
        <text:p text:style-name="P3"/>
        <text:p text:style-name="P3">Ritchie, A</text:p>
        <text:p text:style-name="P3">Nathalia</text:p>
        <text:p text:style-name="P3">Wise's 1888, 1892 , 1894</text:p>
        <text:p text:style-name="P3">Sands &amp; McDougalls 1911 says Ritchie, James (Barwo) and Ritchie, Walter, both Nathalia, two entries.</text:p>
        <text:p text:style-name="P3"/>
        <text:p text:style-name="P3"/>
        <text:p text:style-name="P3">Ritchie, Alexander </text:p>
        <text:p text:style-name="P3">Echuca East</text:p>
        <text:p text:style-name="P3">Wise's 1892 , 1894</text:p>
        <text:p text:style-name="P3"/>
        <text:p text:style-name="P3"/>
        <text:p text:style-name="P3">Ritchie, Charles</text:p>
        <text:p text:style-name="P3">Balwyn</text:p>
        <text:p text:style-name="P3">Wise's 1888 </text:p>
        <text:p text:style-name="P3"/>
        <text:p text:style-name="P3"/>
        <text:p text:style-name="P3">Ritchie, Robert</text:p>
        <text:p text:style-name="P3">Echuca East</text:p>
        <text:p text:style-name="P3">Wise's 1884, 1888</text:p>
        <text:p text:style-name="P3"/>
        <text:p text:style-name="P3"/>
        <text:p text:style-name="P3">Robbins, Arthur </text:p>
        <text:p text:style-name="P3">Tylden</text:p>
        <text:p text:style-name="P3">Wise's 1892, 1894</text:p>
        <text:p text:style-name="P3"/>
        <text:p text:style-name="P3"/>
        <text:p text:style-name="P3">Roberts, John</text:p>
        <text:p text:style-name="P3">Separation St, Hawthorn</text:p>
        <text:p text:style-name="P3">Sands &amp; McD 1872, 1873, 1874, 1875</text:p>
        <text:p text:style-name="P3">BVD 1875</text:p>
        <text:p text:style-name="P3"/>
        <text:p text:style-name="P3"/>
        <text:p text:style-name="P3">Robertson, Daniel - see Daniel Robertson Bros</text:p>
        <text:p text:style-name="P3"/>
        <text:p text:style-name="P3"/>
        <text:p text:style-name="P3">Roche &amp; Firth </text:p>
        <text:p text:style-name="P3">(JS Roche, Thomas Firth) Albert St W, Brunswick</text:p>
        <text:p text:style-name="P3">Wise's 1892 </text:p>
        <text:p text:style-name="P3"/>
        <text:p text:style-name="P3"/>
        <text:p text:style-name="P3">Rodgers, Joseph</text:p>
        <text:p text:style-name="P3">Toora</text:p>
        <text:p text:style-name="P3">Sands &amp; McDougall 1913 </text:p>
        <text:p text:style-name="P3"/>
        <text:p text:style-name="P3"/>
        <text:p text:style-name="P3">Roff, George</text:p>
        <text:p text:style-name="P3">Church St, Hawthorn</text:p>
        <text:p text:style-name="P3">Sands &amp; McD 1872, 1873</text:p>
        <text:p text:style-name="P3"/>
        <text:p text:style-name="P3"/>
        <text:p text:style-name="P3">Rogers, William</text:p>
        <text:p text:style-name="P3">Church St, Richmond</text:p>
        <text:p text:style-name="P3">Sands &amp; McD 1873, 1874, 1875</text:p>
        <text:p text:style-name="P3">BVD 1875</text:p>
        <text:p text:style-name="P3"/>
        <text:p text:style-name="P3"/>
        <text:p text:style-name="P3">Rolfe, Charles</text:p>
        <text:p text:style-name="P3">Gunawarra, Kerang</text:p>
        <text:p text:style-name="P3">BVD 1875</text:p>
        <text:p text:style-name="P3"/>
        <text:p text:style-name="P3"/>
        <text:p text:style-name="P3">Rote hand-made bricks</text:p>
        <text:p text:style-name="P3">Miles Lewis records in his thesis that the first bricks made in Victoria were probably made in Sorrento in the first settlement in 1802, but these were of such poor quality (sandy clay) that Govr King had some sent out from Sydney. Later good clay was found in the flat below the settlement and a brickmaker named Rote prepared a kiln in Feb 1827 and started making bricks. These bricks were pronounced better than those from Sydney and had a pronounced frog. The first project completed in the new bricks was the kitchen chimney of the commandant's house. Eventually these bricks were pinched by locals and re-used.</text:p>
        <text:p text:style-name="P3"/>
        <text:p text:style-name="P3"/>
        <text:p text:style-name="P3">Rowe, Ezekiel</text:p>
        <text:p text:style-name="P3">Austin St, Footscray</text:p>
        <text:p text:style-name="P3">Sands &amp; McDougalls 1886</text:p>
        <text:p text:style-name="P3"/>
        <text:p text:style-name="P3"/>
        <text:p text:style-name="P3">Rowe, George</text:p>
        <text:p text:style-name="P3">Austin St, Footscray</text:p>
        <text:p text:style-name="P3">Sands &amp; McDougalls 1886</text:p>
        <text:p text:style-name="P3"/>
        <text:p text:style-name="P3"/>
        <text:p text:style-name="P3">Rowe, John</text:p>
        <text:p text:style-name="P3">Main Rd, Bacchus Marsh</text:p>
        <text:p text:style-name="P3">BVD 1875</text:p>
        <text:p text:style-name="P3"/>
        <text:p text:style-name="P3"/>
        <text:p text:style-name="P3">Royal Brickfield</text:p>
        <text:p text:style-name="P3">John Hodges &amp; Edward Williams made sandstock bricks in Brunswick in 1858, accrding to Lewis p588.</text:p>
        <text:p text:style-name="P3"/>
        <text:p text:style-name="P3"/>
        <text:p text:style-name="P3"/>
        <text:p text:style-name="P3">Rustique Brik (Holdings) Pty Ltd</text:p>
        <text:p text:style-name="P3">Jobsons 1977 says it is a part of Brick &amp; Pipe Ind. Could be a Queanbeyan company, as there is also a listing for Rusticon (Queanbeyan) Pty Ltd.</text:p>
        <text:p text:style-name="P3"/>
        <text:p text:style-name="P3"/>
        <text:p text:style-name="P3">Ryan, John</text:p>
        <text:p text:style-name="P3">Shepparton</text:p>
        <text:p text:style-name="P3">Wise's 1888, 1892, 1894</text:p>
        <text:p text:style-name="P3"/>
        <text:p text:style-name="P3"/>
        <text:p text:style-name="P3">Ryan, Thomas</text:p>
        <text:p text:style-name="P3">Fosterville</text:p>
        <text:p text:style-name="P3">Sands &amp; McDougalls 1911</text:p>
        <text:p text:style-name="P3"/>
        <text:p text:style-name="P3"/>
        <text:p text:style-name="P3">Sandhurst Brick Co Ltd</text:p>
        <text:p text:style-name="P3">Jobsons 1977 says it is a part of Brick &amp; Pipe Ind., also Sandhurst Clay supplies, Bendigo Brick and many more.</text:p>
        <text:p text:style-name="P3">Makers of "Sandhurst" bricks, the only one I've seen dates on except for Glen Iris. I have a <text:soft-page-break/>sandhurst brick with the dates 1858 - 19?? presumably a centennary brick , then an 1959 and 1963. Therefore we can assume that the company started in 1859.</text:p>
        <text:p text:style-name="P3">So, how come no listings yet?</text:p>
        <text:p text:style-name="P3"/>
        <text:p text:style-name="P3"/>
        <text:p text:style-name="P3">Salmon, Thomas</text:p>
        <text:p text:style-name="P3">Murchison</text:p>
        <text:p text:style-name="P3">Wise's 1884, 1888, 1892, 1894</text:p>
        <text:p text:style-name="P3"/>
        <text:p text:style-name="P3"/>
        <text:p text:style-name="P3">Saunders, William</text:p>
        <text:p text:style-name="P3">S Preston</text:p>
        <text:p text:style-name="P3">Wise's 1888 </text:p>
        <text:p text:style-name="P3"/>
        <text:p text:style-name="P3"/>
        <text:p text:style-name="P3">Sawyer Bros</text:p>
        <text:p text:style-name="P3">20 O'Callaghan's Parade, Horsham</text:p>
        <text:p text:style-name="P3">Wise's 1945</text:p>
        <text:p text:style-name="P3">Wise's 1884 says Sawyer, James &amp; Thomas, Horsham, and as a separate entry, Sawyer, William, Horsham</text:p>
        <text:p text:style-name="P3">Wise's 1888, 1892, 1894 say Sawyer &amp; Sons, Horsham</text:p>
        <text:p text:style-name="P3">Sands &amp; McDougalls 1911 has five Sawyer Horsham entries, being George, James, J&amp;U, T, &amp; William F.</text:p>
        <text:p text:style-name="P3">Sands &amp; McDougall 1913 has four Sawyer Horsham entries, being Bros, J&amp;U, T, &amp; William F.</text:p>
        <text:p text:style-name="P3"/>
        <text:p text:style-name="P3"/>
        <text:p text:style-name="P3">Sawyer, William &amp; Sons</text:p>
        <text:p text:style-name="P3">100 Barkly St, Ballaarat East </text:p>
        <text:p text:style-name="P3">BVD 1875</text:p>
        <text:p text:style-name="P3"/>
        <text:p text:style-name="P3"/>
        <text:p text:style-name="P3">Schultz, Anton</text:p>
        <text:p text:style-name="P3">York St, Richmond</text:p>
        <text:p text:style-name="P3">Sands &amp; McD 1873, 1874, 1875</text:p>
        <text:p text:style-name="P3">BVD 1875</text:p>
        <text:p text:style-name="P3"/>
        <text:p text:style-name="P3"/>
        <text:p text:style-name="P3">Scott, Andrew</text:p>
        <text:p text:style-name="P3">Graham St, Castlemaine</text:p>
        <text:p text:style-name="P3">Wise's 1884, 1888</text:p>
        <text:p text:style-name="P3"/>
        <text:p text:style-name="P3"/>
        <text:p text:style-name="P3">Scott, John </text:p>
        <text:p text:style-name="P3">Dandenong Rd Oakleigh</text:p>
        <text:p text:style-name="P3">Wise's 1892 </text:p>
        <text:p text:style-name="P3">Sands &amp; McDougall 1898: "Scott's Brickyards"</text:p>
        <text:p text:style-name="P3">Scott's Brickyard is mentioned in Oakleigh Heritage Study as one of many brickmakers operating in 1885 in Brickmakers' Park area. They locate him on the Cnr Dandenong Rd &amp; Tamar St, Oakleigh. HoweverI have found no record of him until 1892.</text:p>
        <text:p text:style-name="P3">Sam Lehne of ODHS remembers swimming in this hole when he was a lad; he was surprised to see it filled in and built on when he returned to Oakleigh in the 1940s.</text:p>
        <text:p text:style-name="P3"/>
        <text:p text:style-name="P3"/>
        <text:p text:style-name="P3">Seddon, Thomas, </text:p>
        <text:p text:style-name="P3">Maiden Hill, Creswick</text:p>
        <text:p text:style-name="P3">BVD 1875</text:p>
        <text:p text:style-name="P3"/>
        <text:p text:style-name="P3"/>
        <text:p text:style-name="P3">Selby, Samuel</text:p>
        <text:p text:style-name="P3">S Preston</text:p>
        <text:p text:style-name="P3">Wise's 1888 </text:p>
        <text:p text:style-name="P3"/>
        <text:p text:style-name="P3"/>
        <text:p text:style-name="P3">Selkirk, James Pty Ltd</text:p>
        <text:p text:style-name="P3">56 Cardigan Street Carlton (1966) 501 St Kilda Road, St Kilda (1968-)</text:p>
        <text:p text:style-name="P3">Sands &amp; McD 1966, 1968, 1969</text:p>
        <text:p text:style-name="P3">2000 phone book says 897 Princes Hwy, Springvale (on old Ranfurlie golf course) Ph 9546 2855, head office Ballarat 5331 5544, (115 years) </text:p>
        <text:p text:style-name="P3">Reid &amp; Chisholm's Ballaarat history has photos on p156 (copies avail) of the works and front office. It says that Selkirk started in 1883 in a paddock in Allendale, moved to its present site in Howitt St in 1900. Today (1989), 130 Selkirk employees in three plants produce 50,000,000 bricks per year. 40% for Melb, rest to all parts of Vic.</text:p>
        <text:p text:style-name="P3">Selkirk website confirms that Robert Selkirk began making bricks in 1883. Today (2000) over 150 employees, Aust's largest privately owned brickmaker. Still owned by the descendants of Robert Selkirk, five generations been involved. Third largest brickmaker in Vic, 70,000,000 bricks/year. Extruded bricks at Ballaarat, pressed bricks &amp; pavers in Bendigo, concrete masonry in Stratford &amp; Shepparton. First to hold TWO certificates of quality in Vic. Exports to 8 countries.</text:p>
        <text:p text:style-name="P3">Selkirk promotional booklet, sent to me from Ballarat office in Nov 2000, has a more complete history, showing the teenage R Selkirk learning stonemasoning from his father, later bricklaying, the hand-making bricks at his Allendale property just north of Ballarat in 1883, an finally purchasing a brickmaking machine in 1892. In 1900 moved to a suitable clay deposit in Howitt St, Ballarat. Constructed the kilns from their own Allendale bricks. In 1905 built a Hoffman Kiln, their first continuous kiln, which changed the company from a small country operation to a major manufacturer. The company went from father to son. Operations ceased 1943-45, slow to pick up again after the war. First Brick co to use forklifts, to package bricks in 50s. In 1959 appointed first sales Rep. In 1965 replaced kilns with fully automated plant, thus leapfrogging competitors. Selkirk acquired Phillips Bricks, Bendigo in 1982, and Shepparton in 1992, then Stratblox in 1999.</text:p>
        <text:p text:style-name="P3"><text:soft-page-break/>Makers of "Selkirk" bricks with and without a bridge, and subsidiary names (see collection)</text:p>
        <text:p text:style-name="P3"/>
        <text:p text:style-name="P3"/>
        <text:p text:style-name="P3">Sergeant, Theophilus, </text:p>
        <text:p text:style-name="P3">Mt Pleasant</text:p>
        <text:p text:style-name="P3">Wise's 1892 </text:p>
        <text:p text:style-name="P3"/>
        <text:p text:style-name="P3"/>
        <text:p text:style-name="P3">Serrel, James</text:p>
        <text:p text:style-name="P3">Egans Town</text:p>
        <text:p text:style-name="P3">Wise's 1888 , 1892, 1894</text:p>
        <text:p text:style-name="P3"/>
        <text:p text:style-name="P3"/>
        <text:p text:style-name="P3">Shack, William</text:p>
        <text:p text:style-name="P3">Beulah</text:p>
        <text:p text:style-name="P3">Wise's 1894 </text:p>
        <text:p text:style-name="P3"/>
        <text:p text:style-name="P3"/>
        <text:p text:style-name="P3">Shaw, John</text:p>
        <text:p text:style-name="P3">Kyneton</text:p>
        <text:p text:style-name="P3">Wise's 1892, 1894</text:p>
        <text:p text:style-name="P3"/>
        <text:p text:style-name="P3"/>
        <text:p text:style-name="P3">Shearer, Charles </text:p>
        <text:p text:style-name="P3">Taradale</text:p>
        <text:p text:style-name="P3">Wise's 1892, 1894 </text:p>
        <text:p text:style-name="P3"/>
        <text:p text:style-name="P3"/>
        <text:p text:style-name="P3">Sheppard, Henry</text:p>
        <text:p text:style-name="P3">South Preston</text:p>
        <text:p text:style-name="P3">Wise's 1888 </text:p>
        <text:p text:style-name="P3"/>
        <text:p text:style-name="P3"/>
        <text:p text:style-name="P3">Shepparton Bricks &amp; Paving</text:p>
        <text:p text:style-name="P3">Shepparton</text:p>
        <text:p text:style-name="P3">Make concrets bricks, pavers and blocks.</text:p>
        <text:p text:style-name="P3">Acquired by Selkirk in 1999.</text:p>
        <text:p text:style-name="P3"/>
        <text:p text:style-name="P3"/>
        <text:p text:style-name="P3">Shingles, Frederick J</text:p>
        <text:p text:style-name="P3">Maffra</text:p>
        <text:p text:style-name="P3">Sands &amp; McDougall 1911, 1913 </text:p>
        <text:p text:style-name="P3"/>
        <text:p text:style-name="P3"/>
        <text:p text:style-name="P3">Shingles, James</text:p>
        <text:p text:style-name="P3">Main Lead</text:p>
        <text:p text:style-name="P3">Wise's 1888 , 1892</text:p>
        <text:p text:style-name="P3"/>
        <text:p text:style-name="P3"/>
        <text:p text:style-name="P3">Shingles, James</text:p>
        <text:p text:style-name="P3">Maffra</text:p>
        <text:p text:style-name="P3">Wise's 1888 , 1892, 1894</text:p>
        <text:p text:style-name="P3">Sands &amp; McDougall 1911, 1913 </text:p>
        <text:p text:style-name="P3"/>
        <text:p text:style-name="P3"/>
        <text:p text:style-name="P3">Shingles, John</text:p>
        <text:p text:style-name="P3">Maffra</text:p>
        <text:p text:style-name="P3">Sands &amp; McDougall 1911, 1913 </text:p>
        <text:p text:style-name="P3"/>
        <text:p text:style-name="P3"/>
        <text:p text:style-name="P3">Shorburn, Andrew</text:p>
        <text:p text:style-name="P3">Millar, St, Daylesford</text:p>
        <text:p text:style-name="P3">BVD 1875</text:p>
        <text:p text:style-name="P3"/>
        <text:p text:style-name="P3"/>
        <text:p text:style-name="P3">Shurley, Joseph</text:p>
        <text:p text:style-name="P3">Victoria St, East Collingwood.</text:p>
        <text:p text:style-name="P3">Sands &amp; Kenny 1860</text:p>
        <text:p text:style-name="P3">Sands &amp; McDougall 1862 </text:p>
        <text:p text:style-name="P3"/>
        <text:p text:style-name="P3"/>
        <text:p text:style-name="P3">Signma, see Daniel Robertson</text:p>
        <text:p text:style-name="P3"/>
        <text:p text:style-name="P3"/>
        <text:p text:style-name="P3">Simper, Albert</text:p>
        <text:p text:style-name="P3">Carngham</text:p>
        <text:p text:style-name="P3">Wise's 1888 </text:p>
        <text:p text:style-name="P3"/>
        <text:p text:style-name="P3"/>
        <text:p text:style-name="P3">Sims, Edward</text:p>
        <text:p text:style-name="P3">Bridge St, Benalla</text:p>
        <text:p text:style-name="P3">Sands &amp; McDougall 1911, 1913 </text:p>
        <text:p text:style-name="P3"/>
        <text:p text:style-name="P3"/>
        <text:p text:style-name="P3">Sims, J</text:p>
        <text:p text:style-name="P3">Templeton St, Wangaratta</text:p>
        <text:p text:style-name="P3">Sands &amp; McDougalls 1911</text:p>
        <text:p text:style-name="P3"/>
        <text:p text:style-name="P3"/>
        <text:p text:style-name="P3">Sims, James</text:p>
        <text:p text:style-name="P3">Sheepwash Rd, Sandhurst</text:p>
        <text:p text:style-name="P3">BVD 1875</text:p>
        <text:p text:style-name="P3"/>
        <text:p text:style-name="P3"/>
        <text:p text:style-name="P3">Sims, William</text:p>
        <text:p text:style-name="P3">Charles St, Prahran</text:p>
        <text:p text:style-name="P3">Sands &amp; McDougall 1873, 1874, 1875</text:p>
        <text:p text:style-name="P3">BVD 1875</text:p>
        <text:p text:style-name="P3"/>
        <text:p text:style-name="P3"/>
        <text:p text:style-name="P3">Simper, Alexander</text:p>
        <text:p text:style-name="P3">Carngham</text:p>
        <text:p text:style-name="P3">Wise's 1884</text:p>
        <text:p text:style-name="P3"/>
        <text:p text:style-name="P3"/>
        <text:p text:style-name="P3">Slack, Thomas</text:p>
        <text:p text:style-name="P3">Victoria St Richmond</text:p>
        <text:p text:style-name="P3">Wise's 1884</text:p>
        <text:p text:style-name="P3"/>
        <text:p text:style-name="P3"/>
        <text:p text:style-name="P3">Slade, Harry </text:p>
        <text:p text:style-name="P3">864 High St Armadale</text:p>
        <text:p text:style-name="P3">Wise's 1892 </text:p>
        <text:p text:style-name="P3"/>
        <text:p text:style-name="P3"/>
        <text:p text:style-name="P3">Slevin, Daniel,</text:p>
        <text:p text:style-name="P3">North Geelong</text:p>
        <text:p text:style-name="P3">Wise's 1892 </text:p>
        <text:p text:style-name="P3">Sands &amp; McDougall 1911, 1913 say Slevin Bros, (Daniel &amp; John), North Geelong</text:p>
        <text:p text:style-name="P3"/>
        <text:p text:style-name="P3"/>
        <text:p text:style-name="P3">Slocombe, George</text:p>
        <text:p text:style-name="P3">Bunbury Street, Footscray</text:p>
        <text:p text:style-name="P3">Trades Directory 1886</text:p>
        <text:p text:style-name="P3">Sands &amp; McDougalls 1886</text:p>
        <text:p text:style-name="P3"/>
        <text:p text:style-name="P3"/>
        <text:p text:style-name="P3">Smart, Alexander</text:p>
        <text:p text:style-name="P3">Maryborough</text:p>
        <text:p text:style-name="P3">Wise's 1888 </text:p>
        <text:p text:style-name="P3"/>
        <text:p text:style-name="P3"/>
        <text:p text:style-name="P3">Smart, George</text:p>
        <text:p text:style-name="P3">Barkers Road, Kew (1886, 88), Bulleen Rd Kew (1884)</text:p>
        <text:p text:style-name="P3">Trades Directory 1886</text:p>
        <text:p text:style-name="P3">Sands &amp; McDougalls 1886 gives both addresses</text:p>
        <text:p text:style-name="P3">Wise's 1884, 1888, 1892</text:p>
        <text:p text:style-name="P3">1892 says Smart's Brickworks, Jos Hambly mgr, Barkers Rd Kew</text:p>
        <text:p text:style-name="P3">Wise's 1894 says Mrs Mary Smart, Barkers Rd, Kew.</text:p>
        <text:p text:style-name="P3"/>
        <text:p text:style-name="P3"/>
        <text:p text:style-name="P3">Smethurst, Henry</text:p>
        <text:p text:style-name="P3">Lennox Street, Richmond</text:p>
        <text:p text:style-name="P3">Sands &amp; McDougall 1873, 1874, 1875</text:p>
        <text:p text:style-name="P3"><text:soft-page-break/>BVD 1875</text:p>
        <text:p text:style-name="P3"/>
        <text:p text:style-name="P3"/>
        <text:p text:style-name="P3">Smith, A K</text:p>
        <text:p text:style-name="P3">See Phoenix Brickworks</text:p>
        <text:p text:style-name="P3"/>
        <text:p text:style-name="P3"/>
        <text:p text:style-name="P3">Smith, Alexander</text:p>
        <text:p text:style-name="P3">Malvern (till 1871), Gardiner (1872-)</text:p>
        <text:p text:style-name="P3">BVD 1871, 1875</text:p>
        <text:p text:style-name="P3">Sands &amp; McDougall 1870, 1871, 1872, 1873, 1874, 1875, 1876, 1877 (High Street Gardiner)</text:p>
        <text:p text:style-name="P3"/>
        <text:p text:style-name="P3"/>
        <text:p text:style-name="P3">Smith, Charles</text:p>
        <text:p text:style-name="P3">Burke Road, Boroondara</text:p>
        <text:p text:style-name="P3">Sands &amp; McDougall 1878, 1879, 1880</text:p>
        <text:p text:style-name="P3"/>
        <text:p text:style-name="P3"/>
        <text:p text:style-name="P3">Smith, Edward</text:p>
        <text:p text:style-name="P3">Albert Street West, Brunswick</text:p>
        <text:p text:style-name="P3">Sands &amp; McDougall 1874, 1875, 1876, 1877</text:p>
        <text:p text:style-name="P3">BVD 1875</text:p>
        <text:p text:style-name="P3"/>
        <text:p text:style-name="P3"/>
        <text:p text:style-name="P3">Smith, Harry B (factor)</text:p>
        <text:p text:style-name="P3">Port Arlington</text:p>
        <text:p text:style-name="P3">Wise's 1888, 1892, 1894 </text:p>
        <text:p text:style-name="P3"/>
        <text:p text:style-name="P3"/>
        <text:p text:style-name="P3">Smith, James</text:p>
        <text:p text:style-name="P3">Victoria St, East Collingwood</text:p>
        <text:p text:style-name="P3">Sands &amp; Kenny 1860</text:p>
        <text:p text:style-name="P3">Sands &amp; McDougall 1862 </text:p>
        <text:p text:style-name="P3"/>
        <text:p text:style-name="P3"/>
        <text:p text:style-name="P3">Smith, James</text:p>
        <text:p text:style-name="P3">Traralgon</text:p>
        <text:p text:style-name="P3">Wise's 1884</text:p>
        <text:p text:style-name="P3"/>
        <text:p text:style-name="P3"/>
        <text:p text:style-name="P3">Smith, John</text:p>
        <text:p text:style-name="P3">Bay St, Brighton</text:p>
        <text:p text:style-name="P3">Sands &amp; McDougall 1875, 1876, 1877, 1878, 1879</text:p>
        <text:p text:style-name="P3"/>
        <text:p text:style-name="P3"/>
        <text:p text:style-name="P3">Smith, John</text:p>
        <text:p text:style-name="P3">Ma St, Ballarat</text:p>
        <text:p text:style-name="P3">Sands &amp; McDougalls 1911</text:p>
        <text:p text:style-name="P3"/>
        <text:p text:style-name="P3"/>
        <text:p text:style-name="P3">Smith, Robert G</text:p>
        <text:p text:style-name="P3">Castlemaine</text:p>
        <text:p text:style-name="P3">Sands &amp; McDougall 1911, 1913 </text:p>
        <text:p text:style-name="P3"/>
        <text:p text:style-name="P3"/>
        <text:p text:style-name="P3">Smith, William</text:p>
        <text:p text:style-name="P3">Albert St West, Brunswick </text:p>
        <text:p text:style-name="P3">Sands &amp; McDougall 1867, 1868, 1869 (at above address, then at Riversdale Rd Hawthorn:) 1872, </text:p>
        <text:p text:style-name="P3"/>
        <text:p text:style-name="P3"/>
        <text:p text:style-name="P3">South, John</text:p>
        <text:p text:style-name="P3">Maldon</text:p>
        <text:p text:style-name="P3">Wise's 1888 </text:p>
        <text:p text:style-name="P3"/>
        <text:p text:style-name="P3"/>
        <text:p text:style-name="P3">South Brunswick Brick Co Ltd</text:p>
        <text:p text:style-name="P3">382 Flinders Lane, Melb (1919-38)</text:p>
        <text:p text:style-name="P3">Albion &amp; Harrison Streets, Brunswick (1886)</text:p>
        <text:p text:style-name="P3">Sands &amp; McD 1919, 1922, 1928, 1933, 1937, 1938, 1939, (SBB Works); missing from 1946, 1947, 1950 etc</text:p>
        <text:p text:style-name="P3">Trades Directory 1886</text:p>
        <text:p text:style-name="P3">Wise's 1892 says South Brunswick Brick Co, William JG Turner sec, 37 Queen St Melb; Robert Storm mgr, Albion St E, Brunswick</text:p>
        <text:p text:style-name="P3">Wise's 1894 says John Campbell, sec, Albion St, Brunswick , 310 Flinders St, Melb</text:p>
        <text:p text:style-name="P3">Sands &amp; McDougall 1898 Albion St East, Brunswick and 336 FlindersSt.</text:p>
        <text:p text:style-name="P3">According to the Hoffman bill in RHSV file, South Brunswick was a railway station in 1911.</text:p>
        <text:p text:style-name="P3">Makers of South Brunswick bricks and SBBC bricks.</text:p>
        <text:p text:style-name="P3"/>
        <text:p text:style-name="P3"/>
        <text:p text:style-name="P3">South Preston Brick &amp; Tile Co,</text:p>
        <text:p text:style-name="P3">John Walkerden mgr (1892), Thomas J Jackman, Sec (1894) Raglan St Preston</text:p>
        <text:p text:style-name="P3">Wise's 1892 , 1894</text:p>
        <text:p text:style-name="P3"/>
        <text:p text:style-name="P3"/>
        <text:p text:style-name="P3">South Preston Patent Brick &amp; Tile Co, </text:p>
        <text:p text:style-name="P3">TJ Jackman sec, 317 Collins St Melb</text:p>
        <text:p text:style-name="P3">Wise's 1892 </text:p>
        <text:p text:style-name="P3"/>
        <text:p text:style-name="P3"/>
        <text:p text:style-name="P3">South Yarra Fire Brick Co Pty Ltd</text:p>
        <text:p text:style-name="P3">624 Chapel St, South Yarra</text:p>
        <text:p text:style-name="P3">First appears Sands &amp; McD 1919, 1922, 1939 in brick section.</text:p>
        <text:p text:style-name="P3">SMc 1946 in both brick an firebrick sections;</text:p>
        <text:p text:style-name="P3">1947, 1950, 1952, 1953, 1957, 1961, 1962, 1964, 1965, 1966, 1968,1969, 1971, 1972, 1973, 1974 only in FB section</text:p>
        <text:p text:style-name="P3">RHSV has a document on them in vertical file category "Bricks." It says that South Yarra Fire Brick Co was established 1869, and Robert Davies was the founder. This was researched by Mr Norman Hall of 23 Bass St, Box Hill in 1961.</text:p>
        <text:p text:style-name="P3">Makers of South Yarra fire bricks and also house bricks.</text:p>
        <text:p text:style-name="P3">HeritageVic have a "SYFB Fireback 135/75" brick (Draper).</text:p>
        <text:p text:style-name="P3"/>
        <text:p text:style-name="P3"/>
        <text:p text:style-name="P3">South, John</text:p>
        <text:p text:style-name="P3">Maldon</text:p>
        <text:p text:style-name="P3">Wise's 1892 </text:p>
        <text:p text:style-name="P3"/>
        <text:p text:style-name="P3"/>
        <text:p text:style-name="P3">Spear, A &amp; Sons</text:p>
        <text:p text:style-name="P3">72 Camberwell Rd Hawthorn</text:p>
        <text:p text:style-name="P3">Wise's 1888, 1892 , 1894</text:p>
        <text:p text:style-name="P3">Sands &amp; McDougall 1898</text:p>
        <text:p text:style-name="P3">See below.</text:p>
        <text:p text:style-name="P3"/>
        <text:p text:style-name="P3"/>
        <text:p text:style-name="P3">Spear, Frederick</text:p>
        <text:p text:style-name="P3">Victoria Rd, Hawthorn</text:p>
        <text:p text:style-name="P3">Sands &amp; McDougall 1872, 1873, <text:soft-page-break/>1874, 1875</text:p>
        <text:p text:style-name="P3">BVD 1875</text:p>
        <text:p text:style-name="P3">Beaver bricks say that Spear bricks used to be smaller than most so people had to buy more.</text:p>
        <text:p text:style-name="P1"><text:span text:style-name="T1">Lewis says that Frederick Spear started making bricks in 1857 and died in1885 when A Spear &amp; sons of Upper Hawthorn continued.</text:span></text:p>
        <text:p text:style-name="P3"/>
        <text:p text:style-name="P3"/>
        <text:p text:style-name="P3">Spear, Frederick</text:p>
        <text:p text:style-name="P3">Camberwell Road, Hawthorn</text:p>
        <text:p text:style-name="P3">BVD 1875</text:p>
        <text:p text:style-name="P3">Sands &amp; McDougall 1874, 1875, 1876, 1877, 1878, 1879, 1880, 1881</text:p>
        <text:p text:style-name="P3">A neighbour of Stan W's, Lex Joy of MW, is the nephew of Les Spear who, with his brother Wal, owned the Spear's Brickworks in the 1940s. The quarry was in Toorak Road near the gasworks(?), between Glenferrie Rd and Auburn Rd. Lex remembers going there to visit the cousins, but being wary of the deep quarry, which must be where Robert Menzies Reserve is now. I think Les lived near the works but Wal lived in Burke Rd Camberwell near the junction, opposite the church. </text:p>
        <text:p text:style-name="P3"/>
        <text:p text:style-name="P3"/>
        <text:p text:style-name="P3">Spear, Thomas H</text:p>
        <text:p text:style-name="P3">Camberwell Rd, Hawthorn</text:p>
        <text:p text:style-name="P3">Sands &amp; McDougall 1872 , 1873</text:p>
        <text:p text:style-name="P3"/>
        <text:p text:style-name="P3"/>
        <text:p text:style-name="P3">Spears, James</text:p>
        <text:p text:style-name="P3">Kyabram</text:p>
        <text:p text:style-name="P3">Wise's 1888 </text:p>
        <text:p text:style-name="P3"/>
        <text:p text:style-name="P3"/>
        <text:p text:style-name="P3">Spencer, Henry</text:p>
        <text:p text:style-name="P3">Connell Street, Hawthorn</text:p>
        <text:p text:style-name="P3">BVD 1875</text:p>
        <text:p text:style-name="P3">Sands &amp; McDougall 1872, 1873, 1874, 1875, 1876, 1877, 1878, 1879, 1880, 1881, 1886</text:p>
        <text:p text:style-name="P3">Trades Directory 1886</text:p>
        <text:p text:style-name="P3">Wise's 1884</text:p>
        <text:p text:style-name="P3">Lewis says that Henry Spencer exhibited his bricks in 1866, and that they were found to be of fair quality, but porous.</text:p>
        <text:p text:style-name="P3"/>
        <text:p text:style-name="P3">Spooner, John</text:p>
        <text:p text:style-name="P3">Mt Alexander Rd, Flemington &amp; Kensington</text:p>
        <text:p text:style-name="P3">Wise's 1884</text:p>
        <text:p text:style-name="P3"/>
        <text:p text:style-name="P3"/>
        <text:p text:style-name="P3">Spriggins, Alfred</text:p>
        <text:p text:style-name="P3">Belmont</text:p>
        <text:p text:style-name="P3">Wise's 1884, 1888, 1892</text:p>
        <text:p text:style-name="P3"/>
        <text:p text:style-name="P3"/>
        <text:p text:style-name="P3">Spriggins, Henry E</text:p>
        <text:p text:style-name="P3">Belmont</text:p>
        <text:p text:style-name="P3">Wise's 1894</text:p>
        <text:p text:style-name="P3"/>
        <text:p text:style-name="P3"/>
        <text:p text:style-name="P3">Spurr, William</text:p>
        <text:p text:style-name="P3">Southampton Cres, East Collingwood</text:p>
        <text:p text:style-name="P3">BVD 1871</text:p>
        <text:p text:style-name="P3">Sands &amp; McDougall 1871, 1872</text:p>
        <text:p text:style-name="P3"/>
        <text:p text:style-name="P3"/>
        <text:p text:style-name="P3">Spryings, Henry </text:p>
        <text:p text:style-name="P3">Belmont</text:p>
        <text:p text:style-name="P3">Wise's 1892 </text:p>
        <text:p text:style-name="P3"/>
        <text:p text:style-name="P3"/>
        <text:p text:style-name="P3">Spyneys, William &amp; Henry</text:p>
        <text:p text:style-name="P3">Belmont</text:p>
        <text:p text:style-name="P3">Wise's 1888 </text:p>
        <text:p text:style-name="P3"/>
        <text:p text:style-name="P3"/>
        <text:p text:style-name="P3">Stamford, John</text:p>
        <text:p text:style-name="P3">Albert St, Brunswick </text:p>
        <text:p text:style-name="P3">Sands &amp; McDougall 1868, 1869, 1870, 1871.</text:p>
        <text:p text:style-name="P3">BVD 1871</text:p>
        <text:p text:style-name="P3"/>
        <text:p text:style-name="P3"/>
        <text:p text:style-name="P3">Standard Brick Co (Box Hill) Pty Ltd</text:p>
        <text:p text:style-name="P3">366 Elgar Rd (1928 &amp; 1937) or 378 Elgar Rd (1939), or Federation St (1952-) (which address 1946,1947?), Box Hill</text:p>
        <text:p text:style-name="P3">Sands &amp; McD 1919, 1922, 1928, 1933, 1937, 1938, 19391946, 1947, 1950, 1953, 1955, 1957, 1960, 1961, 1962, 1964, 1965, 1966, 1968, 1969, 1971, 1972, 1973, 1974</text:p>
        <text:p text:style-name="P3">Wise's 1945 says Federation St, Box Hill , &amp; 422 Collins St, Melb (which is Co-op's address)</text:p>
        <text:p text:style-name="P3">Moloney [2] says the works were established 1912-18, disavowing any relationship to the huge "Combine" (Co-operative Brick Co) that formed fom the Northcote, Brunswick, Oakleigh and other Brick makers after the 1890s depression. Co-op had already purchased an old (1880s) brickworks right next door to Standard, and in 1905 sold it to the shire on cond that it would NOT be used as a brickworks. This became the Surrey Dive. While demand for building materials was low during the war, John Hunter Patterson built up his plant: an 18-chamber Hoffman kiln, a down-draft kiln, two semi-dry double brick machines, and a nine-foot grinding pan. All these and the clay were ideal, but isolation in hilly country far from coal sources and the market meant that prices were higher than Co-op's were, and builders only bought Standard bricks when the big companies failed to keep contracts. Standard were forced to shutdown at times in 1918 and 1921. Attempts to establish a tramway connection to the railway failed despite every effort. Co-op bought them out in 1938. After WW2 closures, mods were made: more presses and grinding pans were bought, and some workers' cottages built. The whole plant converted to electricity in 1952, except gas for the kilns. Forklifts, front-end <text:soft-page-break/>loaders, and steel hoppers were brought in, yet fundamentally the process was still the same when the company closed in 1988 as it had been a century before. Brick &amp; Pipe Ind were the owner at time of writing.</text:p>
        <text:p text:style-name="P3">Moloney identifies this site a the last of the Hawthorn-Canterbury- Mitcham stretch, which was especially noted for tile making. He seems to use the names Box Hill Brick Co and Standard interchange- ably.</text:p>
        <text:p text:style-name="P3">Box Hill Hist Soc has documents in its Vert File about the sale Standard Brick (Box Hill) to Co-op. First, a letter from Murray Haughton about his family's involvement in the company; and, attached, a Reporter article about how bricks were made there (1913!). Then, the advertise- ment re the auction (which states all the assets); also the report of sale. From "The Reporter" of 25/3/1938: "Standard Brickworks, of 36 Elgar Rd Box Hill, was sold by auction on Tuesday for £26,750 to the Co-operative Brick Association. The Box Hill property was 17 and a half acres and was purchased on a walk-in-walk-out basis. Bidding started at 20,000 pounds..." </text:p>
        <text:p text:style-name="P3">Jobsons 1977 says it is a part of Brick &amp; Pipe Ind, as is Co-op, which was acquired in1964. All now owned by Pioneer (Jobsons 1995)</text:p>
        <text:p text:style-name="P3">Makers of Standard bricks (see collection)</text:p>
        <text:p text:style-name="P3"/>
        <text:p text:style-name="P3"/>
        <text:p text:style-name="P3">Staple &amp; Dilby</text:p>
        <text:p text:style-name="P3">Mitcham</text:p>
        <text:p text:style-name="P3">Erected Hoffman Brick kilns 1885 - 1892 (on the site later used by Daniel Robertson). Sold to McLennan, later to Signma, etc. Bain </text:p>
        <text:p text:style-name="P3"/>
        <text:p text:style-name="P3"/>
        <text:p text:style-name="P3">Stawell Brick Co</text:p>
        <text:p text:style-name="P3">Stawell</text:p>
        <text:p text:style-name="P3">Wise's !945</text:p>
        <text:p text:style-name="P3">Makers of "Stawell" bricks as seen at Langi Morgala Museum at Ararat.</text:p>
        <text:p text:style-name="P3"/>
        <text:p text:style-name="P3"/>
        <text:p text:style-name="P3">Steam Brick &amp; Tile Co</text:p>
        <text:p text:style-name="P3">(Robert Huntsman, Manager) McCrae St Sandhurst</text:p>
        <text:p text:style-name="P3">BVD 1875</text:p>
        <text:p text:style-name="P3"/>
        <text:p text:style-name="P3"/>
        <text:p text:style-name="P3">Steel, Charles, </text:p>
        <text:p text:style-name="P3">Hodgson St, Brunswick </text:p>
        <text:p text:style-name="P3">Sands &amp; McDougall 1868 only</text:p>
        <text:p text:style-name="P3"/>
        <text:p text:style-name="P3"/>
        <text:p text:style-name="P3">Steers &amp; Brown</text:p>
        <text:p text:style-name="P3">Orrong Rd Prahran &amp; Malvern Rd South Yarra</text:p>
        <text:p text:style-name="P3">Sands &amp; McDougalls 1886</text:p>
        <text:p text:style-name="P3">See also Reynolds, Steer &amp; Brown</text:p>
        <text:p text:style-name="P3"/>
        <text:p text:style-name="P3"/>
        <text:p text:style-name="P3">Steers &amp; Co</text:p>
        <text:p text:style-name="P3">Malvern Rd, Prahran</text:p>
        <text:p text:style-name="P3">Sands &amp; McDougall 1875, 1876</text:p>
        <text:p text:style-name="P3">Sands &amp; McDougall 1877, 1878, 1879, 1880, 1881 says Steers &amp; Brown, Orrong Rd Prahran</text:p>
        <text:p text:style-name="P3">Wise's 1888 says Steers &amp; Co, Orrong Rd Armadale</text:p>
        <text:p text:style-name="P3"/>
        <text:p text:style-name="P3"/>
        <text:p text:style-name="P3">Stephens, David</text:p>
        <text:p text:style-name="P3">Essendon</text:p>
        <text:p text:style-name="P3">Sands &amp; McDougall 1868 only</text:p>
        <text:p text:style-name="P3"/>
        <text:p text:style-name="P3"/>
        <text:p text:style-name="P3">Sterling or whatever</text:p>
        <text:p text:style-name="P3">Miles Lewis reports that in 1861, firebricks were being made, (and shown in the 1861 Exhibition, where they were accepted as equal to imported fire bricks,) by:</text:p>
        <text:p text:style-name="P3">Mr Sterling, Simpsons Rd (Victoria St), East Collingwood;</text:p>
        <text:p text:style-name="P3">George Stealing of Simsons Rd, cnr Burnley St, Richmond;</text:p>
        <text:p text:style-name="P3">G P Steiling, Bridge Rd Richmond;</text:p>
        <text:p text:style-name="P3">George Strickling, 183 Bridge Rd, Richmond;</text:p>
        <text:p text:style-name="P3">and Mr Stirling, Richmond. </text:p>
        <text:p text:style-name="P3">Presumably some of these are misspellings of others, but which is correct? At Least two, for in the 1866-67 show, separate exhibits were received from Stirling and Steiling, the latter being a medal winner.</text:p>
        <text:p text:style-name="P3"/>
        <text:p text:style-name="P3"/>
        <text:p text:style-name="P3">Stevens, J</text:p>
        <text:p text:style-name="P3">Albury, NSW</text:p>
        <text:p text:style-name="P3">Sands &amp; McDougalls 1911</text:p>
        <text:p text:style-name="P3"/>
        <text:p text:style-name="P3"/>
        <text:p text:style-name="P3">Steve, Martin</text:p>
        <text:p text:style-name="P3">Nathalia</text:p>
        <text:p text:style-name="P3">Wise's 1888, 1892, 1894 </text:p>
        <text:p text:style-name="P3"/>
        <text:p text:style-name="P3"/>
        <text:p text:style-name="P3">Stevenson Bricks</text:p>
        <text:p text:style-name="P3">Claypit on Damper Creek near corner ("The Devil's Elbow")of High St Rd and Stephensons Rd. Kiln nearby. Proprietor William Stevenson. Bricks used to build St Stephen's Church1865,but not clear whether Stevenson made bricks commercially. Priestley p50.</text:p>
        <text:p text:style-name="P3">Sturrock calls him a brickmaker and records that his main workplace was.................................................... ..........................(more info to collect).</text:p>
        <text:p text:style-name="P3"/>
        <text:p text:style-name="P3"/>
        <text:p text:style-name="P3">Stevenson, John</text:p>
        <text:p text:style-name="P3">Wangaratta</text:p>
        <text:p text:style-name="P3">Wise's 1884, 1888, 1892, 1894</text:p>
        <text:p text:style-name="P3"/>
        <text:p text:style-name="P3"/>
        <text:p text:style-name="P3">Steward, (Samuel &amp;) William</text:p>
        <text:p text:style-name="P3">Rushworth</text:p>
        <text:p text:style-name="P3"><text:soft-page-break/>Wise's 1884 says Samuel &amp; William</text:p>
        <text:p text:style-name="P3">Wise's 1888, 1892, 1894 say only William</text:p>
        <text:p text:style-name="P3">Sands &amp; McDougall 1911, 1913 (William only)</text:p>
        <text:p text:style-name="P3"/>
        <text:p text:style-name="P3"/>
        <text:p text:style-name="P3">Stewart, Samuel </text:p>
        <text:p text:style-name="P3">Cobram</text:p>
        <text:p text:style-name="P3">Wise's 1892 </text:p>
        <text:p text:style-name="P3">Wise's 1894 says Steward</text:p>
        <text:p text:style-name="P3"/>
        <text:p text:style-name="P3"/>
        <text:p text:style-name="P3">Stokes, William</text:p>
        <text:p text:style-name="P3">Brewster Street, Essendon</text:p>
        <text:p text:style-name="P3">Trades Directory 1886</text:p>
        <text:p text:style-name="P3"/>
        <text:p text:style-name="P3"/>
        <text:p text:style-name="P3">Stone, Frederick</text:p>
        <text:p text:style-name="P3">Eades Place, West Melbourne</text:p>
        <text:p text:style-name="P3">Sands &amp; McDougall 1873, 1874</text:p>
        <text:p text:style-name="P3">BVD 1875</text:p>
        <text:p text:style-name="P3"/>
        <text:p text:style-name="P3"/>
        <text:p text:style-name="P3">Stratford Brick &amp; Paving Pty Ltd</text:p>
        <text:p text:style-name="P3">or Stratblox</text:p>
        <text:p text:style-name="P3">Stratford</text:p>
        <text:p text:style-name="P3">Make concrets bricks, pavers and blocks.</text:p>
        <text:p text:style-name="P3">Acquired by Selkirk in 1999.</text:p>
        <text:p text:style-name="P3"/>
        <text:p text:style-name="P3"/>
        <text:p text:style-name="P3">Stretton, Samuel</text:p>
        <text:p text:style-name="P3">Sheepwash Rd, Sandhurst</text:p>
        <text:p text:style-name="P3">BVD 1875</text:p>
        <text:p text:style-name="P3"/>
        <text:p text:style-name="P3"/>
        <text:p text:style-name="P3">Stroud Bros</text:p>
        <text:p text:style-name="P3">Albert St W and Barkly St Brunswick</text:p>
        <text:p text:style-name="P3">Wise's 1892 </text:p>
        <text:p text:style-name="P3"/>
        <text:p text:style-name="P3"/>
        <text:p text:style-name="P3">Stroud &amp; Barnes</text:p>
        <text:p text:style-name="P3">Barkly Street East, Brunswick; Weston Street, Brunswick; Hodgson Street, Brunswick</text:p>
        <text:p text:style-name="P3">Trades Directory 1886</text:p>
        <text:p text:style-name="P3">Sands &amp; McDougalls 1886 gives Barkly &amp; Weston, see also below.</text:p>
        <text:p text:style-name="P3">Wise's 1888 says Stroud &amp; Barnes, Hoskins St Brunswick</text:p>
        <text:p text:style-name="P3"/>
        <text:p text:style-name="P3"/>
        <text:p text:style-name="P3">Stroud, Barnes &amp; Stroud</text:p>
        <text:p text:style-name="P3">Barkly St Brunswick</text:p>
        <text:p text:style-name="P3">Wise's 1888 </text:p>
        <text:p text:style-name="P3"/>
        <text:p text:style-name="P3"/>
        <text:p text:style-name="P3">Stroud, James</text:p>
        <text:p text:style-name="P3">Albert St West, Brunswick</text:p>
        <text:p text:style-name="P3">Wise's 1884</text:p>
        <text:p text:style-name="P3">Sands &amp; McDougalls 1886 says Hodgson St Brunswick </text:p>
        <text:p text:style-name="P3"/>
        <text:p text:style-name="P3"/>
        <text:p text:style-name="P3">Stroud, John</text:p>
        <text:p text:style-name="P3">Albert Street West, Brunswick</text:p>
        <text:p text:style-name="P3">BVD 1871</text:p>
        <text:p text:style-name="P3">Sands &amp; McDougall 1867, 1868, 1870, 1871, 1872, 1873, 1876, 1877, 1878, 1879, 1880, 1881, 1886</text:p>
        <text:p text:style-name="P3">Wise's 1884</text:p>
        <text:p text:style-name="P3">Trades Directory 1886</text:p>
        <text:p text:style-name="P3"/>
        <text:p text:style-name="P3"/>
        <text:p text:style-name="P3">Summer, James</text:p>
        <text:p text:style-name="P3">8 Eades Place, Carlton</text:p>
        <text:p text:style-name="P3">Sands &amp; McDougall 1873, 1874, 1875, 1876</text:p>
        <text:p text:style-name="P3">BVD 1875</text:p>
        <text:p text:style-name="P3"/>
        <text:p text:style-name="P3"/>
        <text:p text:style-name="P3">Sunraysia Brick Kilns Pty Ltd</text:p>
        <text:p text:style-name="P3">Eighth St, Mildura</text:p>
        <text:p text:style-name="P3">Wise's 1945</text:p>
        <text:p text:style-name="P3"/>
        <text:p text:style-name="P3"/>
        <text:p text:style-name="P3">Sunshine Fire Brick Manufacturing Co</text:p>
        <text:p text:style-name="P3">Ballarat Road, Sunshine</text:p>
        <text:p text:style-name="P3">Office (1957): 70 Mt Alexander Rd, Flemington</text:p>
        <text:p text:style-name="P3">Ph FF 2237, MM 1748</text:p>
        <text:p text:style-name="P3">Sands &amp; McD 1937, 1946, 1947, 1950, 1952, 1953, 1957, 1961, 1962,</text:p>
        <text:p text:style-name="P3">1964, 1965, 1966, 1968, 1969, 1971, 1972, 1973, 1974 in the Firebrick section</text:p>
        <text:p text:style-name="P3">"Fire bricks, fire lumps, ground fire clay, tiles, etc." (S &amp; Mc 1957)</text:p>
        <text:p text:style-name="P3">Makers of "Sunshine F B Wks" as seen at Toby's wall.</text:p>
        <text:p text:style-name="P3"/>
        <text:p text:style-name="P3"/>
        <text:p text:style-name="P3">Surrey Hills Brick Co,</text:p>
        <text:p text:style-name="P3">James Edmonds prop, John Caston, Manager, Kingston Rd, Surrey Hills</text:p>
        <text:p text:style-name="P3">Wise's 1892</text:p>
        <text:p text:style-name="P3"/>
        <text:p text:style-name="P3"/>
        <text:p text:style-name="P3">Sutcliffe, John</text:p>
        <text:p text:style-name="P3">Burnley St Richmond</text:p>
        <text:p text:style-name="P3">BVD 1875</text:p>
        <text:p text:style-name="P3">Sands &amp; McDougall 1869, 1870, 1872, 1873, 1874, 1875 (Not 1871), 1876, 1877, 1878</text:p>
        <text:p text:style-name="P3"/>
        <text:p text:style-name="P3"/>
        <text:p text:style-name="P3">Sutherland, James</text:p>
        <text:p text:style-name="P3">5 Murchison Street, Carlton</text:p>
        <text:p text:style-name="P3">Sands &amp; McDougall 1873, 1874, 1875, 1876</text:p>
        <text:p text:style-name="P3">BVd 1875</text:p>
        <text:p text:style-name="P3"/>
        <text:p text:style-name="P3"/>
        <text:p text:style-name="P3">Sutton, George</text:p>
        <text:p text:style-name="P3">Urquhardt St, Northcote</text:p>
        <text:p text:style-name="P3">Sands &amp; McDougall 1868 only</text:p>
        <text:p text:style-name="P3"/>
        <text:p text:style-name="P3"/>
        <text:p text:style-name="P3">Sutton, William</text:p>
        <text:p text:style-name="P3">Clunes</text:p>
        <text:p text:style-name="P3">Wise's 1884, 1888</text:p>
        <text:p text:style-name="P3"/>
        <text:p text:style-name="P3"/>
        <text:p text:style-name="P3">Symons, Thomas</text:p>
        <text:p text:style-name="P3">Morwell</text:p>
        <text:p text:style-name="P3">Sands &amp; McDougall 1911, 1913 </text:p>
        <text:p text:style-name="P3"/>
        <text:p text:style-name="P3"/>
        <text:p text:style-name="P3">Tadgell, FJ</text:p>
        <text:p text:style-name="P3">4 Claremont Terrace, Cobden Street, Hotham</text:p>
        <text:p text:style-name="P3">Sands &amp; McDougall 1873, 1874</text:p>
        <text:p text:style-name="P3">BVD 1875</text:p>
        <text:p text:style-name="P3"/>
        <text:p text:style-name="P3"/>
        <text:p text:style-name="P3">Tatham, Samual Snr</text:p>
        <text:p text:style-name="P3">Newtown &amp; Beechworth</text:p>
        <text:p text:style-name="P3"><text:soft-page-break/>Wise's 1884</text:p>
        <text:p text:style-name="P3"/>
        <text:p text:style-name="P3"/>
        <text:p text:style-name="P3">Taylor, Alfred J</text:p>
        <text:p text:style-name="P3">Ararat</text:p>
        <text:p text:style-name="P3">Sands &amp; McDougall 1913 </text:p>
        <text:p text:style-name="P3"/>
        <text:p text:style-name="P3"/>
        <text:p text:style-name="P3">Taylor, Charles</text:p>
        <text:p text:style-name="P3">Kerang</text:p>
        <text:p text:style-name="P3">Wise's 1884, 1888, 1892</text:p>
        <text:p text:style-name="P3"/>
        <text:p text:style-name="P3"/>
        <text:p text:style-name="P3">Taylor, George</text:p>
        <text:p text:style-name="P3">Mordialloc</text:p>
        <text:p text:style-name="P3">Trades Directory 1886</text:p>
        <text:p text:style-name="P3">Wise's 1884, 1888</text:p>
        <text:p text:style-name="P3"/>
        <text:p text:style-name="P3"/>
        <text:p text:style-name="P3">Taylor, Joseph</text:p>
        <text:p text:style-name="P3">Inglewood</text:p>
        <text:p text:style-name="P3">Wise's 1884, 1888, 1892</text:p>
        <text:p text:style-name="P3"/>
        <text:p text:style-name="P3"/>
        <text:p text:style-name="P3">Taylor, R</text:p>
        <text:p text:style-name="P3">6 Stanley St Collingwood</text:p>
        <text:p text:style-name="P3">Sands &amp; McDougall 1879</text:p>
        <text:p text:style-name="P3"/>
        <text:p text:style-name="P3"/>
        <text:p text:style-name="P3">Taylor, Squirewood</text:p>
        <text:p text:style-name="P3">Humffray St, Ballarat East</text:p>
        <text:p text:style-name="P3">Wise's 1884</text:p>
        <text:p text:style-name="P3"/>
        <text:p text:style-name="P3"/>
        <text:p text:style-name="P3">Taylor, T</text:p>
        <text:p text:style-name="P3">Stawell</text:p>
        <text:p text:style-name="P3">Wise's 1945</text:p>
        <text:p text:style-name="P3"/>
        <text:p text:style-name="P3"/>
        <text:p text:style-name="P3">Taylor, William</text:p>
        <text:p text:style-name="P3">Humphrey st, Ballaarat East (1875) </text:p>
        <text:p text:style-name="P3">Scott Parade, Ballarat East(1884)</text:p>
        <text:p text:style-name="P3">BVD 1875</text:p>
        <text:p text:style-name="P3">Wise's 1884</text:p>
        <text:p text:style-name="P3"/>
        <text:p text:style-name="P3"/>
        <text:p text:style-name="P3">Taylor, William Junior</text:p>
        <text:p text:style-name="P3">Off Yarrawee St, Ballarat east.</text:p>
        <text:p text:style-name="P3">Sands &amp; McDougalls 1911</text:p>
        <text:p text:style-name="P3"/>
        <text:p text:style-name="P3"/>
        <text:p text:style-name="P3">Taylor's Brick &amp; Tile Co</text:p>
        <text:p text:style-name="P3">Yarrowee St, Ballarat East (?)</text:p>
        <text:p text:style-name="P3">Sands &amp; McDougall 1913 </text:p>
        <text:p text:style-name="P3"/>
        <text:p text:style-name="P3"/>
        <text:p text:style-name="P3">Teasdale &amp; Williams</text:p>
        <text:p text:style-name="P3">Traralgon</text:p>
        <text:p text:style-name="P3">Wise's 1888 </text:p>
        <text:p text:style-name="P3"/>
        <text:p text:style-name="P3"/>
        <text:p text:style-name="P3">Templestowe Brick Co Pty Ltd</text:p>
        <text:p text:style-name="P3">Bulleen</text:p>
        <text:p text:style-name="P3">Sands &amp; McD 1957, 1960, 1961, 1962, 1964, 1965, 1966, 1968</text:p>
        <text:p text:style-name="P3">Wise's 1945 says Bulleen Rd Heidelberg</text:p>
        <text:p text:style-name="P3"/>
        <text:p text:style-name="P3"/>
        <text:p text:style-name="P3">Tennannt, North W.</text:p>
        <text:p text:style-name="P3">Mount Egerton</text:p>
        <text:p text:style-name="P3">Wise's 1884</text:p>
        <text:p text:style-name="P3"/>
        <text:p text:style-name="P3"/>
        <text:p text:style-name="P3">Theobald, John</text:p>
        <text:p text:style-name="P3">Tarnagulla</text:p>
        <text:p text:style-name="P3">Wise's 1888 </text:p>
        <text:p text:style-name="P3"/>
        <text:p text:style-name="P3"/>
        <text:p text:style-name="P3">Thomas, -</text:p>
        <text:p text:style-name="P3">Duke St, East Collingwood</text:p>
        <text:p text:style-name="P3">Sands &amp; McDougall 1865, 1866</text:p>
        <text:p text:style-name="P3"/>
        <text:p text:style-name="P3"/>
        <text:p text:style-name="P3">Thomas, Robert</text:p>
        <text:p text:style-name="P3">Malvern</text:p>
        <text:p text:style-name="P3">Sands &amp; McD 1870, 1871</text:p>
        <text:p text:style-name="P3">BVD 1871 </text:p>
        <text:p text:style-name="P3"/>
        <text:p text:style-name="P3"/>
        <text:p text:style-name="P3">Thomas &amp; Patterson Brick Co</text:p>
        <text:p text:style-name="P3">South Road, Brighton East</text:p>
        <text:p text:style-name="P3">Trades Directory 1886</text:p>
        <text:p text:style-name="P3">Sands &amp; McDougalls 1886</text:p>
        <text:p text:style-name="P3">Could be makers of 'T P' bricks</text:p>
        <text:p text:style-name="P3"/>
        <text:p text:style-name="P3"/>
        <text:p text:style-name="P3">Thompson, ----</text:p>
        <text:p text:style-name="P3">Seymour</text:p>
        <text:p text:style-name="P3">Wise's 1888 </text:p>
        <text:p text:style-name="P3"/>
        <text:p text:style-name="P3"/>
        <text:p text:style-name="P3">Thompson, Arthur</text:p>
        <text:p text:style-name="P3">Glen Thompson</text:p>
        <text:p text:style-name="P3">Sands &amp; McDougall 1911, 1913 </text:p>
        <text:p text:style-name="P3"/>
        <text:p text:style-name="P3"/>
        <text:p text:style-name="P3">Thompson, George</text:p>
        <text:p text:style-name="P3">Glen Thompson</text:p>
        <text:p text:style-name="P3">Sands &amp; McDougall 1911, 1913 </text:p>
        <text:p text:style-name="P3"/>
        <text:p text:style-name="P3"/>
        <text:p text:style-name="P3">Thompson, George R</text:p>
        <text:p text:style-name="P3">Cowper St Footscray</text:p>
        <text:p text:style-name="P3">Sands &amp; McDougall 1880</text:p>
        <text:p text:style-name="P3">Sands &amp; McDougall 1881 says Thompson, Richard G</text:p>
        <text:p text:style-name="P3"/>
        <text:p text:style-name="P3"/>
        <text:p text:style-name="P3">Thompson, Henry</text:p>
        <text:p text:style-name="P3">Knight St, Shepparton</text:p>
        <text:p text:style-name="P3">Sands &amp; McDougall 1911, 1913 </text:p>
        <text:p text:style-name="P3"/>
        <text:p text:style-name="P3"/>
        <text:p text:style-name="P3">Thompson, John</text:p>
        <text:p text:style-name="P3">Cowper Street, Footscray</text:p>
        <text:p text:style-name="P3">BVD 1875</text:p>
        <text:p text:style-name="P3">Sands &amp; McDougall 1874, 1875, 1876, 1877, 1878, 1879</text:p>
        <text:p text:style-name="P3"/>
        <text:p text:style-name="P3"/>
        <text:p text:style-name="P3">Thompson, Joseph</text:p>
        <text:p text:style-name="P3">Glenthompson</text:p>
        <text:p text:style-name="P3">Sands &amp; McDougalls 1911</text:p>
        <text:p text:style-name="P3"/>
        <text:p text:style-name="P3"/>
        <text:p text:style-name="P3">Thompson, JW</text:p>
        <text:p text:style-name="P3">Alma &amp; Leicester Streets, Carlton</text:p>
        <text:p text:style-name="P3">Sands &amp; McDougall 1873, 1874, 1875, 1876</text:p>
        <text:p text:style-name="P3">BVD 1875</text:p>
        <text:p text:style-name="P3"/>
        <text:p text:style-name="P3"/>
        <text:p text:style-name="P3">Thompson, W</text:p>
        <text:p text:style-name="P3">Dryburgh Street, Hotham</text:p>
        <text:p text:style-name="P3">Sands &amp; McDougall 1873, 1874, 1875, 1876</text:p>
        <text:p text:style-name="P3">BVD 1875</text:p>
        <text:p text:style-name="P3"/>
        <text:p text:style-name="P3"/>
        <text:p text:style-name="P3">Thomson, Robert</text:p>
        <text:p text:style-name="P3">Union Street, Malvern</text:p>
        <text:p text:style-name="P3">Trades Directory 1886</text:p>
        <text:p text:style-name="P3">Sands &amp; McDougalls 1886</text:p>
        <text:p text:style-name="P3"><text:soft-page-break/>Wise's 1884 says Snr &amp; Jnr</text:p>
        <text:p text:style-name="P3">Lewis lists Mr Thomson, of Union St, west of Glenferrie Rd, Malvern as an early brickmaker ******* See History of Malvern, p135 ****** ******** ******* ******</text:p>
        <text:p text:style-name="P3"/>
        <text:p text:style-name="P3"/>
        <text:p text:style-name="P3">Thorne &amp; McEntee</text:p>
        <text:p text:style-name="P3">Serviceton</text:p>
        <text:p text:style-name="P3">Wise's 1888 </text:p>
        <text:p text:style-name="P3"/>
        <text:p text:style-name="P3"/>
        <text:p text:style-name="P3">Thorne, Walter &amp; Esau</text:p>
        <text:p text:style-name="P3">St Arnaud</text:p>
        <text:p text:style-name="P3">Wise's 1888 </text:p>
        <text:p text:style-name="P3"/>
        <text:p text:style-name="P3"/>
        <text:p text:style-name="P3">Thornowen, Andrew</text:p>
        <text:p text:style-name="P3">Gow.</text:p>
        <text:p text:style-name="P3">Trades Directory 1886</text:p>
        <text:p text:style-name="P3"/>
        <text:p text:style-name="P3"/>
        <text:p text:style-name="P3">Thorpe, John </text:p>
        <text:p text:style-name="P3">Creswick</text:p>
        <text:p text:style-name="P3">Wise's 1892 </text:p>
        <text:p text:style-name="P3">Sands &amp; McDougalls 1911 </text:p>
        <text:p text:style-name="P3"/>
        <text:p text:style-name="P3"/>
        <text:p text:style-name="P3">Thorp, William</text:p>
        <text:p text:style-name="P3">Creswick</text:p>
        <text:p text:style-name="P3">Wise's 1884, 1888, 1892</text:p>
        <text:p text:style-name="P3"/>
        <text:p text:style-name="P3"/>
        <text:p text:style-name="P3">Thorpe &amp; Lysanght</text:p>
        <text:p text:style-name="P3">Maryborough</text:p>
        <text:p text:style-name="P3">Wise's 1888 </text:p>
        <text:p text:style-name="P3"/>
        <text:p text:style-name="P3"/>
        <text:p text:style-name="P3">Timberlake, Richard</text:p>
        <text:p text:style-name="P3">Burwood</text:p>
        <text:p text:style-name="P3">Wise's 1892 </text:p>
        <text:p text:style-name="P3">Lived in Mt Waverley - see Priestly and others.</text:p>
        <text:p text:style-name="P3">See notes under Highfield Brickworks.</text:p>
        <text:p text:style-name="P3">Wav Hist Soc has a frogless brick thought to be made by Timberlake circa 1888.</text:p>
        <text:p text:style-name="P3"/>
        <text:p text:style-name="P3"/>
        <text:p text:style-name="P3">Timms, George</text:p>
        <text:p text:style-name="P3">Edward St, Brunswick </text:p>
        <text:p text:style-name="P3">Sands &amp; McDougall 1868, 1870, 1871 only</text:p>
        <text:p text:style-name="P3">BVD 1871 says Ewan St Brunswick </text:p>
        <text:p text:style-name="P3"/>
        <text:p text:style-name="P3"/>
        <text:p text:style-name="P3">Timms, William H</text:p>
        <text:p text:style-name="P3">Brewster St, Essendon</text:p>
        <text:p text:style-name="P3">Wise's 1884</text:p>
        <text:p text:style-name="P3"/>
        <text:p text:style-name="P3"/>
        <text:p text:style-name="P3">Tinnan, Richard</text:p>
        <text:p text:style-name="P3">Buckley St North, Essendon</text:p>
        <text:p text:style-name="P3">Wise's 1884</text:p>
        <text:p text:style-name="P3"/>
        <text:p text:style-name="P3"/>
        <text:p text:style-name="P3">Tivendale, James </text:p>
        <text:p text:style-name="P3">Officer</text:p>
        <text:p text:style-name="P3">Wise's 1892 </text:p>
        <text:p text:style-name="P3"/>
        <text:p text:style-name="P3"/>
        <text:p text:style-name="P3">Tolson, Joseph</text:p>
        <text:p text:style-name="P3">Tunstall</text:p>
        <text:p text:style-name="P3">Wise's 1892 </text:p>
        <text:p text:style-name="P3"/>
        <text:p text:style-name="P3"/>
        <text:p text:style-name="P3">Tomkins, Charles</text:p>
        <text:p text:style-name="P3">Beaufort</text:p>
        <text:p text:style-name="P3">Sands &amp; McDougall 1911, 1913 </text:p>
        <text:p text:style-name="P3"/>
        <text:p text:style-name="P3"/>
        <text:p text:style-name="P3">Toms, G C</text:p>
        <text:p text:style-name="P3">Pt Nepean Rd, Brighton South</text:p>
        <text:p text:style-name="P3">Sands &amp; McDougall 1879</text:p>
        <text:p text:style-name="P3">Sands &amp; McDougall 1880 says Toms, John S</text:p>
        <text:p text:style-name="P3"/>
        <text:p text:style-name="P3"/>
        <text:p text:style-name="P3">Tona, John</text:p>
        <text:p text:style-name="P3">Victoria st, Brunswick</text:p>
        <text:p text:style-name="P3">BVD 1871 </text:p>
        <text:p text:style-name="P3">Sands &amp; McDougall 1871 only</text:p>
        <text:p text:style-name="P3"/>
        <text:p text:style-name="P3"/>
        <text:p text:style-name="P3">Tosbell, Samuel</text:p>
        <text:p text:style-name="P3">Brewster St, Essendon</text:p>
        <text:p text:style-name="P3">Sands &amp; McDougall 1876, 1877, 1878, 1879, 1880, 1881</text:p>
        <text:p text:style-name="P3"/>
        <text:p text:style-name="P3"/>
        <text:p text:style-name="P3">Tracy, Edward &amp; Thomas</text:p>
        <text:p text:style-name="P3">Dalyston</text:p>
        <text:p text:style-name="P3">Sands &amp; McDougall 1913 </text:p>
        <text:p text:style-name="P3"/>
        <text:p text:style-name="P3"/>
        <text:p text:style-name="P3">Traralgon Brick Co, </text:p>
        <text:p text:style-name="P3">John Barnes sec, Traralgon</text:p>
        <text:p text:style-name="P3">Wise's 1892 </text:p>
        <text:p text:style-name="P3"/>
        <text:p text:style-name="P3"/>
        <text:p text:style-name="P3">Traralgon Brick &amp; Tile Co, </text:p>
        <text:p text:style-name="P3">Thomas Price mgr, Traralgon</text:p>
        <text:p text:style-name="P3">Wise's 1892 </text:p>
        <text:p text:style-name="P3"/>
        <text:p text:style-name="P3"/>
        <text:p text:style-name="P3">Traynor, Joseph</text:p>
        <text:p text:style-name="P3">Hamilton</text:p>
        <text:p text:style-name="P3">Wise's 1884, 1888</text:p>
        <text:p text:style-name="P3"/>
        <text:p text:style-name="P3"/>
        <text:p text:style-name="P3">Traynor, Thomas</text:p>
        <text:p text:style-name="P3">Queen St Ararat (or Stawell 1888)</text:p>
        <text:p text:style-name="P3">Wise's 1884, 1888 spells it Trainor, but 1892 uses the above spelling, which is also on the brick.</text:p>
        <text:p text:style-name="P3">Sands &amp; McDougall 1911, 1913 </text:p>
        <text:p text:style-name="P3">Maker of "T. Traynor" bricks as seen at Langi Morgala Museum at Ararat. This brick was taken from an 1815 renovation near Ararat Railway Station.</text:p>
        <text:p text:style-name="P3"/>
        <text:p text:style-name="P3"/>
        <text:p text:style-name="P3">Treble, W</text:p>
        <text:p text:style-name="P3">Frith's-cote, Sydney Rd, Brunswick (1886), then Traralgon (1888)</text:p>
        <text:p text:style-name="P3">Sands &amp; McDougalls 1886</text:p>
        <text:p text:style-name="P3">Wise's 1888 </text:p>
        <text:p text:style-name="P3"/>
        <text:p text:style-name="P3"/>
        <text:p text:style-name="P3">Tregartha, James</text:p>
        <text:p text:style-name="P3">Sheepwash Rd, Sandhurst</text:p>
        <text:p text:style-name="P3">BVD 1875</text:p>
        <text:p text:style-name="P3"/>
        <text:p text:style-name="P3"/>
        <text:p text:style-name="P3">Tregurtha, James</text:p>
        <text:p text:style-name="P3">Elmore</text:p>
        <text:p text:style-name="P3">Wise's 1888, 1892 </text:p>
        <text:p text:style-name="P3"/>
        <text:p text:style-name="P3"><text:soft-page-break/></text:p>
        <text:p text:style-name="P3">Trenoweth, John &amp; Henry</text:p>
        <text:p text:style-name="P3">Albert St West, Brunswick</text:p>
        <text:p text:style-name="P1"><text:span text:style-name="T1">Sands &amp; McDougall 1867, 1868 at Albert St, and 1870, 1871, 1872, 1873, 1874, 1875, 1876, 1877, 1878, 1879, 1880, 1881 at Victoria St West, Brunswick.</text:span></text:p>
        <text:p text:style-name="P3">BVD 1871, 1875 say John &amp; Henry at Victoria St west</text:p>
        <text:p text:style-name="P3">Wise's 1884 says John only at Victoria St West, Brunswick.</text:p>
        <text:p text:style-name="P3">Sands &amp; McDougalls 1886 says John at both addresses</text:p>
        <text:p text:style-name="P3">Wise's 1888 </text:p>
        <text:p text:style-name="P3"/>
        <text:p text:style-name="P3"/>
        <text:p text:style-name="P3">Trew, Maurice</text:p>
        <text:p text:style-name="P3">Orrong Rd Armadale</text:p>
        <text:p text:style-name="P3">Sands &amp; McDougall 1898</text:p>
        <text:p text:style-name="P3"/>
        <text:p text:style-name="P3"/>
        <text:p text:style-name="P3">Trew, Samuel</text:p>
        <text:p text:style-name="P3">Warracknabeal</text:p>
        <text:p text:style-name="P3">Wise's 1888 , 1892</text:p>
        <text:p text:style-name="P3"/>
        <text:p text:style-name="P3"/>
        <text:p text:style-name="P3">Trianco Bricks Pty Ltd</text:p>
        <text:p text:style-name="P3">Wickham Road, Moorabbin</text:p>
        <text:p text:style-name="P3">Sands &amp; McD 1957, 1960</text:p>
        <text:p text:style-name="P3"/>
        <text:p text:style-name="P3"/>
        <text:p text:style-name="P3">Tucker, Nathaniel</text:p>
        <text:p text:style-name="P3">Dowling St, Sandhurst</text:p>
        <text:p text:style-name="P3">BVD 1875</text:p>
        <text:p text:style-name="P3"/>
        <text:p text:style-name="P3"/>
        <text:p text:style-name="P3">Tuckett, C</text:p>
        <text:p text:style-name="P3">Beaufort</text:p>
        <text:p text:style-name="P3">BVD 1875</text:p>
        <text:p text:style-name="P3"/>
        <text:p text:style-name="P3"/>
        <text:p text:style-name="P3">Tunstall Brick &amp; Pottery Co Ltd,</text:p>
        <text:p text:style-name="P3">George Hinchcliffe sec, works Tunstall near Mitcham, reg office 87 Queen St Melb</text:p>
        <text:p text:style-name="P3">Wise's 1892 </text:p>
        <text:p text:style-name="P3"/>
        <text:p text:style-name="P3"/>
        <text:p text:style-name="P3">Turner, Charles</text:p>
        <text:p text:style-name="P3">Flynn's Creek (1875)</text:p>
        <text:p text:style-name="P3">Bruthen (1888, 92)</text:p>
        <text:p text:style-name="P3">BVD 1875</text:p>
        <text:p text:style-name="P3">Wise's 1888, 1892 </text:p>
        <text:p text:style-name="P3"/>
        <text:p text:style-name="P3"/>
        <text:p text:style-name="P3">Tuttle, Edward</text:p>
        <text:p text:style-name="P3">Darnum</text:p>
        <text:p text:style-name="P3">Wise's 1888 </text:p>
        <text:p text:style-name="P3"/>
        <text:p text:style-name="P3"/>
        <text:p text:style-name="P3">Tyler, E</text:p>
        <text:p text:style-name="P3">Chapel St, South Yarra</text:p>
        <text:p text:style-name="P3">Sands &amp; McD 1872, 1873, 1874, 1875, 1876</text:p>
        <text:p text:style-name="P3">BVD 1875</text:p>
        <text:p text:style-name="P3"/>
        <text:p text:style-name="P3"/>
        <text:p text:style-name="P3">Tyrrell, E</text:p>
        <text:p text:style-name="P3">Bridge Rd Richmond</text:p>
        <text:p text:style-name="P3">Sands &amp; McDougall 1879</text:p>
        <text:p text:style-name="P3"/>
        <text:p text:style-name="P3"/>
        <text:p text:style-name="P3">Underwood, Thomas </text:p>
        <text:p text:style-name="P3">Bairnsdale</text:p>
        <text:p text:style-name="P3">Wise's 1892 </text:p>
        <text:p text:style-name="P3"/>
        <text:p text:style-name="P3"/>
        <text:p text:style-name="P3">Upper Hawthorn Brick Co Ltd</text:p>
        <text:p text:style-name="P3">Roseberry St Hawthorn</text:p>
        <text:p text:style-name="P3">Wise's 1892 says SB Hunt sec, offices 39 Queen St Melb works Auburn</text:p>
        <text:p text:style-name="P3">Sands &amp; McDougall 1898 Camberwell Rd, Hawthorn</text:p>
        <text:p text:style-name="P3">Peel, Zion &amp; Yule speak of it on p116, and also without naming the company, just the vicinity, on p62-3 (complaints that its blasting broke windows, causing a closure of that shaft in 1953). Upper Hawthorn was a suburb incorporating Burwood Rd from Glenferrie to Auburn Rds. (ibid p123) </text:p>
        <text:p text:style-name="P3">Augustus Fritsch and the Holzer brothers joined forces in 1883 to form UHBCo. (Peel et al p123). Then in the winter of 1891 UHBCo closed, and nearly 20% of Hawthorn's workers lost their jobs.</text:p>
        <text:p text:style-name="P3">Makers of "U H B Co" brick found in Jordanville - see collection.</text:p>
        <text:p text:style-name="P3"/>
        <text:p text:style-name="P3"/>
        <text:p text:style-name="P3">Veil, William</text:p>
        <text:p text:style-name="P3">Weston St Brunswick </text:p>
        <text:p text:style-name="P3">Sands &amp; McDougall 1868 only</text:p>
        <text:p text:style-name="P3"/>
        <text:p text:style-name="P3"/>
        <text:p text:style-name="P3">Vickers, R</text:p>
        <text:p text:style-name="P3">Lal Lal</text:p>
        <text:p text:style-name="P3">Wise's 1888 , 1892</text:p>
        <text:p text:style-name="P3">See also "Knight &amp; Vicars"</text:p>
        <text:p text:style-name="P3">Sands &amp; McDougall 1913 says "Viccars, Richard, Lal Lal"</text:p>
        <text:p text:style-name="P3"/>
        <text:p text:style-name="P3"/>
        <text:p text:style-name="P3">Victoria Brick &amp; Tile Co</text:p>
        <text:p text:style-name="P3">R Bradshaw mgr (1892), Ringwood</text:p>
        <text:p text:style-name="P3">Wise's 1888 , 1892</text:p>
        <text:p text:style-name="P3">Possibly the same company as below.</text:p>
        <text:p text:style-name="P3"/>
        <text:p text:style-name="P3"/>
        <text:p text:style-name="P3">Victoria Brick Works, </text:p>
        <text:p text:style-name="P3">Arthur Farr agent, 101 Swanson St Melb</text:p>
        <text:p text:style-name="P3">Wise's 1892 </text:p>
        <text:p text:style-name="P3"/>
        <text:p text:style-name="P3"/>
        <text:p text:style-name="P3">Victoria Terra Cotta Lumber Co Ltd</text:p>
        <text:p text:style-name="P3">RB Harper mgr, 34 Queen St Melb and Wandong</text:p>
        <text:p text:style-name="P3">Wise's 1892 </text:p>
        <text:p text:style-name="P3"/>
        <text:p text:style-name="P3"/>
        <text:p text:style-name="P3">Victoria Tile Co</text:p>
        <text:p text:style-name="P3">East Brunswick</text:p>
        <text:p text:style-name="P3">Pit was originally used for brickmaking by Birmingham &amp; Nally, who began in 1870. Melb Pottery Co had it for a time and Victoria Tiles started in 1923. Clay is now obtained from Clifton Brick in Thornbury, and reef from Northcote Tile in Preston. </text:p>
        <text:p text:style-name="P3"><text:tab/>Source? Maybe Melb Brick Ind - CHECK!</text:p>
        <text:p text:style-name="P3"/>
        <text:p text:style-name="P3"/>
        <text:p text:style-name="P3"><text:soft-page-break/>Vivash, John</text:p>
        <text:p text:style-name="P3">Hill St, Hawthorn</text:p>
        <text:p text:style-name="P3">BVD 1871, 1875</text:p>
        <text:p text:style-name="P3">Sands &amp; McDougall 1869, 1870, 1871, 1872, 1873, 1874, 1875</text:p>
        <text:p text:style-name="P3"/>
        <text:p text:style-name="P3"/>
        <text:p text:style-name="P3">Voges, Charles</text:p>
        <text:p text:style-name="P3">Bond St, East Collingwood</text:p>
        <text:p text:style-name="P3">bvd 1871</text:p>
        <text:p text:style-name="P3">Sands &amp; McDougall 1870, 1871, 1872, 1873, 1874, 1875, 1876</text:p>
        <text:p text:style-name="P3">BVD 1875</text:p>
        <text:p text:style-name="P3"/>
        <text:p text:style-name="P3">Wade, Edwin</text:p>
        <text:p text:style-name="P3">Clarton St Oakleigh</text:p>
        <text:p text:style-name="P3">Wise's 1892 </text:p>
        <text:p text:style-name="P3"/>
        <text:p text:style-name="P3"/>
        <text:p text:style-name="P3">Wade, John</text:p>
        <text:p text:style-name="P3">Brewster Street, Essendon</text:p>
        <text:p text:style-name="P3">Trades Directory 1886</text:p>
        <text:p text:style-name="P3"/>
        <text:p text:style-name="P3"/>
        <text:p text:style-name="P3">Wadsworth, Thomas</text:p>
        <text:p text:style-name="P3">Albert St West, Brunswick</text:p>
        <text:p text:style-name="P3">BVD 1871, 1875</text:p>
        <text:p text:style-name="P3">Sands &amp; McDougall 1870, 1871, 1872, 1873, 1874, 1875, 1876, 1877, 1878, 1879, 1881</text:p>
        <text:p text:style-name="P3"/>
        <text:p text:style-name="P3"/>
        <text:p text:style-name="P3">Wagner, Edward</text:p>
        <text:p text:style-name="P3">High St, Maldon</text:p>
        <text:p text:style-name="P3">BVD 1875 (Wagener)</text:p>
        <text:p text:style-name="P3">Wise's 1884, 1888, 1892</text:p>
        <text:p text:style-name="P3"/>
        <text:p text:style-name="P3"/>
        <text:p text:style-name="P3">Waight, George</text:p>
        <text:p text:style-name="P3">Nicholson Street, Ballarat East</text:p>
        <text:p text:style-name="P3">Wise's 1884</text:p>
        <text:p text:style-name="P3"/>
        <text:p text:style-name="P3"/>
        <text:p text:style-name="P3">Wakeham Alfred </text:p>
        <text:p text:style-name="P3">Katunga (Wise's 1892 )</text:p>
        <text:p text:style-name="P3">North Clunes Paddock, Clunes (BVD 1875)</text:p>
        <text:p text:style-name="P3"/>
        <text:p text:style-name="P3"/>
        <text:p text:style-name="P3">Walker, Charles</text:p>
        <text:p text:style-name="P3">Jersey Rd, Bayswater</text:p>
        <text:p text:style-name="P3">Sample can be seen at Ambleside of the Knox Historical Society. Label says, "A number of brick houses in Bayswater were made from these speckled bricks in the 1930s."</text:p>
        <text:p text:style-name="P3"/>
        <text:p text:style-name="P3"/>
        <text:p text:style-name="P3">Walker, J &amp; Sons</text:p>
        <text:p text:style-name="P3">Swan St, Richmond</text:p>
        <text:p text:style-name="P3">Sands &amp; McDougall 1898</text:p>
        <text:p text:style-name="P3"/>
        <text:p text:style-name="P3"/>
        <text:p text:style-name="P3">Walker, Henry</text:p>
        <text:p text:style-name="P3">Peg Leg, Eaglehawk</text:p>
        <text:p text:style-name="P3">BVD 1875</text:p>
        <text:p text:style-name="P3"/>
        <text:p text:style-name="P3"/>
        <text:p text:style-name="P3">Walker, H J</text:p>
        <text:p text:style-name="P3">Newbridge</text:p>
        <text:p text:style-name="P3">Wise's 1884, 1888, 1892</text:p>
        <text:p text:style-name="P3"/>
        <text:p text:style-name="P3"/>
        <text:p text:style-name="P3">Walkerden, Enoch</text:p>
        <text:p text:style-name="P3">St Arnaud Creek, St Arnaud</text:p>
        <text:p text:style-name="P3">BVD 1875</text:p>
        <text:p text:style-name="P3"/>
        <text:p text:style-name="P3"/>
        <text:p text:style-name="P3">Walkerden, Henry &amp; Joseph</text:p>
        <text:p text:style-name="P3">Union &amp; Victoria Streets, Brunswick</text:p>
        <text:p text:style-name="P3">Sands &amp; McDougall 1866 lists each brother separately though both in Union St. Listed together as one business 1867, 1868, 1870, 1871 (but not 1873-4).</text:p>
        <text:p text:style-name="P3">BVD 1871 lists both together at the double address.</text:p>
        <text:p text:style-name="P3">Sands &amp; McDougall 1874, 1875, 1876, 1877 and BVD 1875 list Henry only, Victoria Street West</text:p>
        <text:p text:style-name="P3">Wise's 1884 says Walkerden, Henry at Victoria St West, Brunswick.</text:p>
        <text:p text:style-name="P3">Trades Directory 1886 lists J Walkerden, Victoria St West, Brunswick.</text:p>
        <text:p text:style-name="P3">Sands &amp; McDougalls 1886 lists both separately , both at Victoria St West</text:p>
        <text:p text:style-name="P3">Wise's 1888 says Walkerden, John, Union St Brunswick - CHECK</text:p>
        <text:p text:style-name="P3">This could be William &amp; Henry's cousin (1863- ) except that he settled in NSW, or another of Henry's sons (1854 - 1938)</text:p>
        <text:p text:style-name="P3">See also South Preston Brickworks, where John Walkerden was manager in 1892.</text:p>
        <text:p text:style-name="P3">Wise's 1892 says Walkerden Patent Brick &amp; Tile Co Ltd, HG Burrell sec, 144 Brunswick St Fitzroy, Oakover Rd Preston</text:p>
        <text:p text:style-name="P3">According to Brunswick stories and histories, page 84, Scottish Walkerdon (sic) brothers opened brickworks in Phillipstown.</text:p>
        <text:p text:style-name="P3">I have seen the Walkerden family tree as assembled by a member of the family. If Henry &amp; Joseph really were Walkerden Brothers (not cousins) then they would have the 2nd &amp; 3rd sons of Joseph (1801-1866) and Hanah Walkerden. Henry was born 1824, married Jane Gall and had 11 children, died 1808 in Brunswick. Joseph was born 1829, married Ann Hickson, had 9 children, and died in East Melb 1898. </text:p>
        <text:p text:style-name="P3">In April 2003 Stan Walkerden was walking along Park Rd West Brunswick and came unexpectedly upon "Walkerden House" at no 823, opposite Royal Park.</text:p>
        <text:p text:style-name="P3"/>
        <text:p text:style-name="P3"/>
        <text:p text:style-name="P3">Walkerden, William</text:p>
        <text:p text:style-name="P3">St Arnaud Creek, St Arnaud</text:p>
        <text:p text:style-name="P3">BVD 1875</text:p>
        <text:p text:style-name="P3">Wise's 1888 , 1892</text:p>
        <text:p text:style-name="P3">May be the younger brother (1834-1915) of Joseph and Henry, who seems to have spent at least 1868 to 1890 in St Arnaud (according to the family tree) or possibly Henry's son (1856- )</text:p>
        <text:p text:style-name="P3"/>
        <text:p text:style-name="P3"/>
        <text:p text:style-name="P3">Walkerden, William Henry</text:p>
        <text:p text:style-name="P3">Romsey</text:p>
        <text:p text:style-name="P3"><text:soft-page-break/>Wise's 1892 </text:p>
        <text:p text:style-name="P3">This could be Henry's son, though he seems to have had all his 13 children 1879 - 1902 in Brunswick</text:p>
        <text:p text:style-name="P3"/>
        <text:p text:style-name="P3"/>
        <text:p text:style-name="P3">Walls, A &amp; Co</text:p>
        <text:p text:style-name="P3">Mt Alexander Rd Essendon</text:p>
        <text:p text:style-name="P3">Wise's 1888 </text:p>
        <text:p text:style-name="P3"/>
        <text:p text:style-name="P3"/>
        <text:p text:style-name="P3">Walters, T</text:p>
        <text:p text:style-name="P3">36 Little George Street, Fitzroy</text:p>
        <text:p text:style-name="P3">Sands &amp; McDougall 1873, 1874, 1875</text:p>
        <text:p text:style-name="P3">BVD 1875</text:p>
        <text:p text:style-name="P3"/>
        <text:p text:style-name="P3"/>
        <text:p text:style-name="P3">Wangaratta Brickworks</text:p>
        <text:p text:style-name="P3">Wangaratta</text:p>
        <text:p text:style-name="P3">Wise's 1945</text:p>
        <text:p text:style-name="P3"/>
        <text:p text:style-name="P3"/>
        <text:p text:style-name="P3">Ward, James</text:p>
        <text:p text:style-name="P3">Beaufort</text:p>
        <text:p text:style-name="P3">Wise's 1884, 1888, 1892</text:p>
        <text:p text:style-name="P3"/>
        <text:p text:style-name="P3"/>
        <text:p text:style-name="P3">Warragul Brick &amp; Tile Works,</text:p>
        <text:p text:style-name="P3">D Kennedy Jnr: mgr, Warragul</text:p>
        <text:p text:style-name="P3">Wise's 1892 </text:p>
        <text:p text:style-name="P3"/>
        <text:p text:style-name="P3"/>
        <text:p text:style-name="P3">Watkins, Benjamin</text:p>
        <text:p text:style-name="P3">Weston St, Brunswick</text:p>
        <text:p text:style-name="P3">Sands &amp; McDougall 1870, 1871</text:p>
        <text:p text:style-name="P3">BVD 1871</text:p>
        <text:p text:style-name="P3"/>
        <text:p text:style-name="P3"/>
        <text:p text:style-name="P3">Watkins, George</text:p>
        <text:p text:style-name="P3">Belmont</text:p>
        <text:p text:style-name="P3">Wise's 1884, 1888, 1892</text:p>
        <text:p text:style-name="P3"/>
        <text:p text:style-name="P3"/>
        <text:p text:style-name="P3">Watson &amp; Kemp</text:p>
        <text:p text:style-name="P3">Townsend St, Albury NSW</text:p>
        <text:p text:style-name="P3">Sands &amp; McDougalls 1911</text:p>
        <text:p text:style-name="P3"/>
        <text:p text:style-name="P3"/>
        <text:p text:style-name="P3">Watson, Albert</text:p>
        <text:p text:style-name="P3">Albert Street West, Brunswick</text:p>
        <text:p text:style-name="P3">Trades Directory 1886</text:p>
        <text:p text:style-name="P3">Sands &amp; McDougalls 1886 </text:p>
        <text:p text:style-name="P3">Wise's 1888 </text:p>
        <text:p text:style-name="P3"/>
        <text:p text:style-name="P3"/>
        <text:p text:style-name="P3">Watson, Thomas</text:p>
        <text:p text:style-name="P3">Albert Street West, Brunswick</text:p>
        <text:p text:style-name="P3">Sands &amp; McDougall 1873</text:p>
        <text:p text:style-name="P3">See above</text:p>
        <text:p text:style-name="P3"/>
        <text:p text:style-name="P3"/>
        <text:p text:style-name="P3">Watts, W</text:p>
        <text:p text:style-name="P3">Natimuk</text:p>
        <text:p text:style-name="P3">Wise's 1892 </text:p>
        <text:p text:style-name="P3"/>
        <text:p text:style-name="P3"/>
        <text:p text:style-name="P3">Waycott, George</text:p>
        <text:p text:style-name="P3">Orbost (Wise's 1888 )</text:p>
        <text:p text:style-name="P3">Pound Hill, Bairnsdale (BVD 1875)</text:p>
        <text:p text:style-name="P3"/>
        <text:p text:style-name="P3"/>
        <text:p text:style-name="P3">Webb, George O</text:p>
        <text:p text:style-name="P3">Somerville</text:p>
        <text:p text:style-name="P3">Sands &amp; McDougall 1911, 1913</text:p>
        <text:p text:style-name="P3"/>
        <text:p text:style-name="P3"/>
        <text:p text:style-name="P3">Webb, James</text:p>
        <text:p text:style-name="P3">Edward St, Corowa NSW</text:p>
        <text:p text:style-name="P3">Sands &amp; McDougalls 1911 </text:p>
        <text:p text:style-name="P3"/>
        <text:p text:style-name="P3"/>
        <text:p text:style-name="P3">Webb, William J</text:p>
        <text:p text:style-name="P3">Gordons (1884) or Granya (1888, 1892)</text:p>
        <text:p text:style-name="P3">Wise's 1884, 1888, 1892</text:p>
        <text:p text:style-name="P3"/>
        <text:p text:style-name="P3"/>
        <text:p text:style-name="P3">Webster, Walter </text:p>
        <text:p text:style-name="P3">Colac</text:p>
        <text:p text:style-name="P3">BVD 1875</text:p>
        <text:p text:style-name="P3">Wise's 1892 </text:p>
        <text:p text:style-name="P3"/>
        <text:p text:style-name="P3"/>
        <text:p text:style-name="P3">Wells, Teper Henry</text:p>
        <text:p text:style-name="P3">Crook St, Bacchus Marsh</text:p>
        <text:p text:style-name="P3">BVD1875</text:p>
        <text:p text:style-name="P3"/>
        <text:p text:style-name="P3"/>
        <text:p text:style-name="P3">West Australian Brick Co</text:p>
        <text:p text:style-name="P3">317 Collins St Melbourne</text:p>
        <text:p text:style-name="P3">Sands &amp; McDougall 1898</text:p>
        <text:p text:style-name="P3"/>
        <text:p text:style-name="P3"/>
        <text:p text:style-name="P3">Werrett, Richard</text:p>
        <text:p text:style-name="P3">Balwyn</text:p>
        <text:p text:style-name="P3">Mentioned A History of Camberwell as working in 1891, which also states that the district's only industrial asset was brick clay, but in 1911, all quarrying was permanently banned from the area.</text:p>
        <text:p text:style-name="P3"/>
        <text:p text:style-name="P3"/>
        <text:p text:style-name="P3">Wescott, Mr</text:p>
        <text:p text:style-name="P3">Ringwood</text:p>
        <text:p text:style-name="P3">Wise's 1888</text:p>
        <text:p text:style-name="P3"/>
        <text:p text:style-name="P3"/>
        <text:p text:style-name="P3">Weston, James ("Williamstown Brick Works)</text:p>
        <text:p text:style-name="P3">Koroit Creek Rd, Williamstown North</text:p>
        <text:p text:style-name="P3">Sands &amp; McDougalls 1886</text:p>
        <text:p text:style-name="P3"/>
        <text:p text:style-name="P3"/>
        <text:p text:style-name="P3">Weston, Samuel</text:p>
        <text:p text:style-name="P3">Church st Richmond</text:p>
        <text:p text:style-name="P3">Port Phillip Directory 1853 - the only brickmaker listed. </text:p>
        <text:p text:style-name="P3"/>
        <text:p text:style-name="P3"/>
        <text:p text:style-name="P3">Westropp, Robert</text:p>
        <text:p text:style-name="P3">Waterloo, Gippsland</text:p>
        <text:p text:style-name="P3">Wise's 1884</text:p>
        <text:p text:style-name="P3"/>
        <text:p text:style-name="P3"/>
        <text:p text:style-name="P3">Wetherall, Thomas Northcote</text:p>
        <text:p text:style-name="P3">Separation St Northcote</text:p>
        <text:p text:style-name="P3">Wise's 1884</text:p>
        <text:p text:style-name="P3">Sands &amp; McDougalls 1886</text:p>
        <text:p text:style-name="P3">See also Northcote Brick Co</text:p>
        <text:p text:style-name="P3"/>
        <text:p text:style-name="P3"/>
        <text:p text:style-name="P3">Wheeler, Thomas</text:p>
        <text:p text:style-name="P3">Hill St, Hawthorn (Sands &amp; McDougall 1872, 1873)</text:p>
        <text:p text:style-name="P3">Church Street Hawthorn (Sands &amp; McDougall 1874, 1875, 1876, BVD 1875)</text:p>
        <text:p text:style-name="P3"/>
        <text:p text:style-name="P3"/>
        <text:p text:style-name="P3">White, Cornelius</text:p>
        <text:p text:style-name="P3"><text:soft-page-break/>Bay St, Brighton West</text:p>
        <text:p text:style-name="P3">BVD 1871</text:p>
        <text:p text:style-name="P3">Sands &amp; McDougall 1867, 1868, 1870, 1871 then as White, Cornelius and John 1872, 1873, 1874, 1875, 1876, 1877, 1878, 1879, 1880, 1881, BVD 1875</text:p>
        <text:p text:style-name="P3">See also John White</text:p>
        <text:p text:style-name="P3"/>
        <text:p text:style-name="P3"/>
        <text:p text:style-name="P3">White, G &amp; Co</text:p>
        <text:p text:style-name="P3">Ballarat Rd, St Arnaud</text:p>
        <text:p text:style-name="P3">Sands &amp; McDougall 1911, 1913 </text:p>
        <text:p text:style-name="P3"/>
        <text:p text:style-name="P3"/>
        <text:p text:style-name="P3">White, James</text:p>
        <text:p text:style-name="P3">Talbot Rd, Maryborough</text:p>
        <text:p text:style-name="P3">Sands &amp; McDougall 1911, 1913 </text:p>
        <text:p text:style-name="P3"/>
        <text:p text:style-name="P3"/>
        <text:p text:style-name="P3">White, John</text:p>
        <text:p text:style-name="P3">Bay St, Brighton West</text:p>
        <text:p text:style-name="P3">BVD 1871</text:p>
        <text:p text:style-name="P3">Sands &amp; McDougall 1868, 1870, 1871, 1880, 1881, also see above.</text:p>
        <text:p text:style-name="P3"/>
        <text:p text:style-name="P3"/>
        <text:p text:style-name="P3">Whiteford, J</text:p>
        <text:p text:style-name="P3">Wattletree Rd, Malvern</text:p>
        <text:p text:style-name="P3">Sands &amp; McDougall 1879, 1880, 1881</text:p>
        <text:p text:style-name="P3"/>
        <text:p text:style-name="P3"/>
        <text:p text:style-name="P3">Whitehair, William</text:p>
        <text:p text:style-name="P3">Langston St Sandhurst</text:p>
        <text:p text:style-name="P3">Wise's 1884</text:p>
        <text:p text:style-name="P3"/>
        <text:p text:style-name="P3"/>
        <text:p text:style-name="P3">Whittam, Robert</text:p>
        <text:p text:style-name="P3">Holyhead Brick Works 150 Barkly St Brunswick</text:p>
        <text:p text:style-name="P3">Wise's 1892 </text:p>
        <text:p text:style-name="P3"/>
        <text:p text:style-name="P3"/>
        <text:p text:style-name="P3">Widdicombe, Thomas H</text:p>
        <text:p text:style-name="P3"><text:s/>Normanby Rd, S Melb</text:p>
        <text:p text:style-name="P3">Wise's 1892 </text:p>
        <text:p text:style-name="P3"/>
        <text:p text:style-name="P3"/>
        <text:p text:style-name="P3">Wigg, A J</text:p>
        <text:p text:style-name="P3">Railway St Traralgon</text:p>
        <text:p text:style-name="P3">Wise's 1945</text:p>
        <text:p text:style-name="P3">Sands &amp; McDougalls 1911 says Wigg Bros Traralgon</text:p>
        <text:p text:style-name="P3">Sands &amp; McDougall 1913 says Wigg Bros (A &amp; AJ), Traralgon</text:p>
        <text:p text:style-name="P3"/>
        <text:p text:style-name="P3"/>
        <text:p text:style-name="P3">Wigg, R</text:p>
        <text:p text:style-name="P3">Reservoir Rd, Traralgon</text:p>
        <text:p text:style-name="P3">Wise's 1945</text:p>
        <text:p text:style-name="P3"/>
        <text:p text:style-name="P3"/>
        <text:p text:style-name="P3">Wigg, William</text:p>
        <text:p text:style-name="P3">Lucknow(1892) or Alberton (1911, 1913)</text:p>
        <text:p text:style-name="P3">Wise's 1892</text:p>
        <text:p text:style-name="P3">Sands &amp; McDougall 1911, 1913 </text:p>
        <text:p text:style-name="P3"/>
        <text:p text:style-name="P3"/>
        <text:p text:style-name="P3">Wilkinson, Edwin</text:p>
        <text:p text:style-name="P3">New St, Brighton</text:p>
        <text:p text:style-name="P3">Sands &amp; McDougall 1874, 1875, 1876</text:p>
        <text:p text:style-name="P3">BVD 1875</text:p>
        <text:p text:style-name="P3"/>
        <text:p text:style-name="P3"/>
        <text:p text:style-name="P3">Williams, Charles</text:p>
        <text:p text:style-name="P3">Victoria St, Brunswick </text:p>
        <text:p text:style-name="P3">Sands &amp; McDougall 1868 only</text:p>
        <text:p text:style-name="P3"/>
        <text:p text:style-name="P3"/>
        <text:p text:style-name="P3">Williams, Edward</text:p>
        <text:p text:style-name="P3">Victoria St West, Brunswick </text:p>
        <text:p text:style-name="P3">BVD 1871</text:p>
        <text:p text:style-name="P3">Sands &amp; McDougall 1869, 1870, 1871, 1875, 1876, 1877, 1878, 1879</text:p>
        <text:p text:style-name="P3"/>
        <text:p text:style-name="P3"/>
        <text:p text:style-name="P3">Williams, Isaac</text:p>
        <text:p text:style-name="P3">63 Dudley St, West Melbourne</text:p>
        <text:p text:style-name="P3">Sands &amp; McDougall 1873, 1874, 1875, 1876</text:p>
        <text:p text:style-name="P3">BVD 1875</text:p>
        <text:p text:style-name="P3"/>
        <text:p text:style-name="P3"/>
        <text:p text:style-name="P3">Williams, R G</text:p>
        <text:p text:style-name="P3">39 Forest Std, Collingwood</text:p>
        <text:p text:style-name="P3">Sands &amp; McD Fire brick section 1957, 1961, 1962, 1964, 1965, 1966,1968. </text:p>
        <text:p text:style-name="P3">Missing from 1969.</text:p>
        <text:p text:style-name="P3"/>
        <text:p text:style-name="P3"/>
        <text:p text:style-name="P3">Williamson, John</text:p>
        <text:p text:style-name="P3">Cowper Street, Footscray</text:p>
        <text:p text:style-name="P3">Trades Directory 1886</text:p>
        <text:p text:style-name="P3"/>
        <text:p text:style-name="P3"/>
        <text:p text:style-name="P3">Williamson, James</text:p>
        <text:p text:style-name="P3">Wodonga</text:p>
        <text:p text:style-name="P3">Wise's 1888, 1892 </text:p>
        <text:p text:style-name="P3"/>
        <text:p text:style-name="P3"/>
        <text:p text:style-name="P3">Williamstown Brick Works</text:p>
        <text:p text:style-name="P3">Koroit Creek Road, North Williamstown</text:p>
        <text:p text:style-name="P3">Trades Directory 1886</text:p>
        <text:p text:style-name="P3">See also Weston, James</text:p>
        <text:p text:style-name="P3"/>
        <text:p text:style-name="P3"/>
        <text:p text:style-name="P3">Willis, S</text:p>
        <text:p text:style-name="P3">Griffith St, Richmond</text:p>
        <text:p text:style-name="P3">Sands &amp; McDougall 1875, 1876</text:p>
        <text:p text:style-name="P3"/>
        <text:p text:style-name="P3"/>
        <text:p text:style-name="P3">Willoughby, James W</text:p>
        <text:p text:style-name="P3">Havelock St Ballarat East</text:p>
        <text:p text:style-name="P3">Wise's 1884</text:p>
        <text:p text:style-name="P3"/>
        <text:p text:style-name="P3"/>
        <text:p text:style-name="P3">Wilsmore, John</text:p>
        <text:p text:style-name="P3">Albert Street West, Brunswick</text:p>
        <text:p text:style-name="P3">Trades Directory 1886</text:p>
        <text:p text:style-name="P3">Sands &amp; McDougalls 1886</text:p>
        <text:p text:style-name="P3">Wise's 1892 says Willsmore (sic) Brick Co, Joseph Bridges mgr, Albert St West, Brunswick and also Wilsmore Brick Co Ltd, William Cameron agent, 80 Swanson st Melb</text:p>
        <text:p text:style-name="P3"/>
        <text:p text:style-name="P3"/>
        <text:p text:style-name="P3">Wiltshire, James</text:p>
        <text:p text:style-name="P3">Browning St Portland</text:p>
        <text:p text:style-name="P3">Wise's 1884, 1888, 1892</text:p>
        <text:p text:style-name="P3">Sands &amp; McDougalls 1911</text:p>
        <text:p text:style-name="P3"/>
        <text:p text:style-name="P3"/>
        <text:p text:style-name="P3">Winder, John</text:p>
        <text:p text:style-name="P3">an ancestor of Dorothy Pratt's. </text:p>
        <text:p text:style-name="P3">made bricks near Spencer St on the Yarra River</text:p>
        <text:p text:style-name="P3"/>
        <text:p text:style-name="P3"><text:soft-page-break/>Winters, James</text:p>
        <text:p text:style-name="P3">Mansfield</text:p>
        <text:p text:style-name="P3">Sands &amp; McDougall 1911, 1913 </text:p>
        <text:p text:style-name="P3"/>
        <text:p text:style-name="P3"/>
        <text:p text:style-name="P3">Withers, James</text:p>
        <text:p text:style-name="P3">Ararat</text:p>
        <text:p text:style-name="P3">Wise's 1892 </text:p>
        <text:p text:style-name="P3">Makers of "J Withers, Ararat" bricks as seen at Langi Morgala Museum at Ararat. Their samples were taken from the old home of Dr F Bonnie, on the site of the present Golden Fleece Service Station. J Withers' hand-made brick kiln was on Queen St North, Ararat in approx 1900.</text:p>
        <text:p text:style-name="P3"/>
        <text:p text:style-name="P3"/>
        <text:p text:style-name="P3">Wittick, Walter</text:p>
        <text:p text:style-name="P3">Burnley St, Richmond (Sands &amp; McDougall 1869), then Riversdale Rd, Hawthorn (S &amp; McD 1872.)</text:p>
        <text:p text:style-name="P3"/>
        <text:p text:style-name="P3"/>
        <text:p text:style-name="P3">Wittick, William Senior</text:p>
        <text:p text:style-name="P3">Bacchus Marsh</text:p>
        <text:p text:style-name="P3">Sands &amp; McDougall 1911, 1913 </text:p>
        <text:p text:style-name="P3"/>
        <text:p text:style-name="P3"/>
        <text:p text:style-name="P3">Wittock, William</text:p>
        <text:p text:style-name="P3">Camberwell</text:p>
        <text:p text:style-name="P3">Wise's 1884</text:p>
        <text:p text:style-name="P3"/>
        <text:p text:style-name="P3"/>
        <text:p text:style-name="P3">Witton, David </text:p>
        <text:p text:style-name="P3">Longwarry</text:p>
        <text:p text:style-name="P3">Wise's 1892 </text:p>
        <text:p text:style-name="P3"/>
        <text:p text:style-name="P3"/>
        <text:p text:style-name="P3">Wolstencroft, John &amp; William</text:p>
        <text:p text:style-name="P3">Williamson Street, Sandhurst</text:p>
        <text:p text:style-name="P3">Wise's 1888 </text:p>
        <text:p text:style-name="P3">Sands &amp; McDougall 1911, 1913 say J &amp; W &amp; sons, Miller St, Bendigo</text:p>
        <text:p text:style-name="P3"/>
        <text:p text:style-name="P3"/>
        <text:p text:style-name="P3">Wolstencroft, John</text:p>
        <text:p text:style-name="P3">Williamson Street, Sandhurst</text:p>
        <text:p text:style-name="P3">Wise's 1888 </text:p>
        <text:p text:style-name="P3"/>
        <text:p text:style-name="P3"/>
        <text:p text:style-name="P3">Wolstencroft, Joseph</text:p>
        <text:p text:style-name="P3">Williamson St, Sandhurst</text:p>
        <text:p text:style-name="P3">BVD 1875</text:p>
        <text:p text:style-name="P3"/>
        <text:p text:style-name="P3"/>
        <text:p text:style-name="P3">Wood, Isaac</text:p>
        <text:p text:style-name="P3">S Preston</text:p>
        <text:p text:style-name="P3">Wise's 1888 </text:p>
        <text:p text:style-name="P3"/>
        <text:p text:style-name="P3"/>
        <text:p text:style-name="P3">Wood, William</text:p>
        <text:p text:style-name="P3">Raglan St Sale</text:p>
        <text:p text:style-name="P3">Wise's 1884, 1888, 1892</text:p>
        <text:p text:style-name="P3"/>
        <text:p text:style-name="P3"/>
        <text:p text:style-name="P3">Woods, George</text:p>
        <text:p text:style-name="P3">Essendon</text:p>
        <text:p text:style-name="P3">Sands &amp; McDougall 1867 only</text:p>
        <text:p text:style-name="P3"/>
        <text:p text:style-name="P3"/>
        <text:p text:style-name="P3">Woods, Thomas</text:p>
        <text:p text:style-name="P3">Yarra Flats</text:p>
        <text:p text:style-name="P3">Wise's 1884</text:p>
        <text:p text:style-name="P3"/>
        <text:p text:style-name="P3"/>
        <text:p text:style-name="P3">Wooley, Philip</text:p>
        <text:p text:style-name="P3">Sheepwash Rd, Sandhurst</text:p>
        <text:p text:style-name="P3">BVD 1875</text:p>
        <text:p text:style-name="P3"/>
        <text:p text:style-name="P3"/>
        <text:p text:style-name="P3">Wooley, Robert</text:p>
        <text:p text:style-name="P3">Sheepwash Rd, Sandhurst</text:p>
        <text:p text:style-name="P3">BVD 1875</text:p>
        <text:p text:style-name="P3"/>
        <text:p text:style-name="P3"/>
        <text:p text:style-name="P3">Worthington, Robert</text:p>
        <text:p text:style-name="P3">Dundas St Sale</text:p>
        <text:p text:style-name="P3">Wise's 1884, 1888, 1892</text:p>
        <text:p text:style-name="P3">Sands &amp; McDougall 1913 </text:p>
        <text:p text:style-name="P3"/>
        <text:p text:style-name="P3"/>
        <text:p text:style-name="P3">Wright, Robert</text:p>
        <text:p text:style-name="P3">Koroite Creek, Coleraine</text:p>
        <text:p text:style-name="P3">BVD 1875</text:p>
        <text:p text:style-name="P3"/>
        <text:p text:style-name="P3"/>
        <text:p text:style-name="P3">Wunderlich Ltd</text:p>
        <text:p text:style-name="P3">Albert St, Vermont or Mitcham Rd Vermont</text:p>
        <text:p text:style-name="P3">Pit opened 1925, supplying all three kinds of clay. Ten standard downdraft kilns burn millions of tiles per year, and use waste heat for pre-drying - very efficient. Extra clay now obtained from pits at Huntly and Rowsley. Map of Mitcham Rd Vermont pit in Bain </text:p>
        <text:p text:style-name="P3"/>
        <text:p text:style-name="P3"/>
        <text:p text:style-name="P3">Yarram Brickworks Pty Ltd</text:p>
        <text:p text:style-name="P3">Yarram</text:p>
        <text:p text:style-name="P3">Wise's 1945</text:p>
        <text:p text:style-name="P3"/>
        <text:p text:style-name="P3"/>
        <text:p text:style-name="P3">Yarraville Brick Co Ltd</text:p>
        <text:p text:style-name="P3">Whitehall Street South, Yarraville</text:p>
        <text:p text:style-name="P3">Trades Directory 1886 and Sands &amp; McDougalls 1886 say J Williamson</text:p>
        <text:p text:style-name="P3">Wise's 1888 says Cowper St Footscray</text:p>
        <text:p text:style-name="P3"/>
        <text:p text:style-name="P3"/>
        <text:p text:style-name="P3">Yarrowee Brick &amp; Pyrites Co</text:p>
        <text:p text:style-name="P3">Sebastopol</text:p>
        <text:p text:style-name="P3">Wise's 1888 </text:p>
        <text:p text:style-name="P3"/>
        <text:p text:style-name="P3"/>
        <text:p text:style-name="P3">Young, George </text:p>
        <text:p text:style-name="P3">Baldwinsville</text:p>
        <text:p text:style-name="P3">Wise's 1892 </text:p>
        <text:p text:style-name="P3"/>
        <text:p text:style-name="P3"/>
        <text:p text:style-name="P3">Young, Isaac</text:p>
        <text:p text:style-name="P3">South Preston</text:p>
        <text:p text:style-name="P3">Wise's 1888 </text:p>
        <text:p text:style-name="P3">Sands &amp; McDougall 1911, 1913 say Kyabram</text:p>
        <text:p text:style-name="P3"/>
        <text:p text:style-name="P3"/>
        <text:p text:style-name="P3">Young, William</text:p>
        <text:p text:style-name="P3">Grice Street, Essendon</text:p>
        <text:p text:style-name="P3">Trades Directory 1886</text:p>
        <text:p text:style-name="P3">Sands &amp; McDougall 1879 (Verity St, Richmond)</text:p>
        <text:p text:style-name="P3">Sands &amp; McDougall 1911, 1913 say Tatura</text:p>
        <text:p text:style-name="P3"/>
        <text:p text:style-name="P3"/>
        <text:p text:style-name="P3">Young, William </text:p>
        <text:p text:style-name="P3"><text:soft-page-break/>Sale</text:p>
        <text:p text:style-name="P3">Wise's 1892 </text:p>
        <text:p text:style-name="P3">Sands &amp; McDougall 1913 </text:p>
        <text:p text:style-name="P3"/>
        <text:p text:style-name="P3"/>
        <text:p text:style-name="P1"><text:span text:style-name="T1">-----------------------------------------------MISCELLANEOUS NOTES TO BE CONFIRMED AND FITTED IN</text:span></text:p>
        <text:p text:style-name="P3">Ballyshannassy Park was a clay pit for bricks</text:p>
        <text:p text:style-name="P3">None start with Q, X or Z</text:p>
        <text:p text:style-name="P3">When I've finished collecting names from old directories, I'll search all the local history books for those names to see if I can get more detail on them.</text:p>
        <text:p text:style-name="P3">Miles Lewis speaks of a building museum. What, where, when???</text:p>
        <text:p text:style-name="P3">Bayview Landscapes said the bricks they called Hawthorn Reds had the word Auburn on them.</text:p>
        <text:p text:style-name="P3">Sands &amp; McDougalls 1913 I suspect of careless spelling as many names spelled differently there than in other records eg Vickers, Everitt.</text:p>
        <text:p text:style-name="P3"/>
        <text:p text:style-name="P3">THINGS TO CHECK OR FOLLOW UP OR FURTHER RESEARCH</text:p>
        <text:p text:style-name="P3">Vic &amp; Metrop (vol 2 p633</text:p>
        <text:p text:style-name="P3">History of Malvern (p135)</text:p>
        <text:p text:style-name="P3">Sturrock re Stevenson</text:p>
        <text:p text:style-name="P3">FHS - "Ready Aye Sir" re Frankston Brick Co</text:p>
        <text:p text:style-name="P3">Wise's 1884 re J Hall and re Lysaught</text:p>
        <text:p text:style-name="P3">Wise's 1888 re John Walkerden</text:p>
        <text:p text:style-name="P3">Aerial Phots of NH to see if a quarry was ever behind the hotel, and</text:p>
        <text:p text:style-name="P3">Old maps to see where Wilkinsons had land , re Oakleigh Brick Co</text:p>
        <text:p text:style-name="P3">Read paper of Melb Brick/Tile re Victoria Tile Co source.</text:p>
        <text:p text:style-name="P3">Fire Brick sections of S&amp;Mceg 1939</text:p>
        <text:p text:style-name="P3">GENERAL NOTES ON BRICK MAKING MACHINES</text:p>
        <text:p text:style-name="P3">Brick Making Machines, Mahar &amp; Teal (Semi-dry or plastic) 413 &amp; 415 Vic St Collingwood. Brick Making machine photographed in advertisement section in Wise's 1888</text:p>
        <text:p text:style-name="P3">Miles Lewis says that, before the late 1850s, the process of preparing the clay and of burning the bricks were both vastly underdone. Kilns were not used until 1860 at least - just one-time-use clamps. Extruded bricks were firstmade in1847in Langland's foundry, Flinders St West, at the rate of 40 bricks per minute. (p191). Robert Balderson exhibited a Perforated Brick machine, manufactured in the colony (p194) . The patents for various brick-making machines in England, lewis lists as follows: </text:p>
        <text:p text:style-name="P3">Lyne &amp; Stainford 1825</text:p>
        <text:p text:style-name="P3">Edward Jones 1835</text:p>
        <text:p text:style-name="P3">Richard Bakewell 1831</text:p>
        <text:p text:style-name="P3">Richard Prosser (powder clay) 1843.</text:p>
        <text:p text:style-name="P3">-------------------------------------------------</text:p>
        <text:p text:style-name="P3">Last added to 29/6/2001 (Sands &amp; McDougall 1911 )</text:p>
        <text:p text:style-name="P3"/>
        <text:p text:style-name="P3"/>
        <text:p text:style-name="P3">The end for now. Many more records to find and evewn more to insert. </text:p>
        <text:p text:style-name="P3">Bricks I particularly wish to add to my collection at this time include</text:p>
        <text:p text:style-name="P3">* Frankston esp with raised letters</text:p>
        <text:p text:style-name="P3">* S Glew, or S G</text:p>
        <text:p text:style-name="P3">* B P Ind with J on the bridge</text:p>
        <text:p text:style-name="P3">* Glen Iris 1958 or later</text:p>
        <text:p text:style-name="P3">* BMB&amp;PCo, Yarraville</text:p>
        <text:p text:style-name="P3">* Any with country town names on them, eg Ararat, Stawell, Benalla, Sandhurst, Castlemaine..</text:p>
        <text:p text:style-name="P3">* Any with only 2, 3 or 4 letters</text:p>
        <text:p text:style-name="P3">Can you help? Thank you for your interest in my paperwork.</text:p>
        <text:p text:style-name="P3">Marjo Angelico, Ph 03 9544 8792</text:p>
        <text:p text:style-name="P3"/>
        <text:p text:style-name="P3"/>
        <text:p text:style-name="P3"/>
        <text:p text:style-name="P3"/>
        <text:p text:style-name="P3">Up to "T" in Wise's 1893-94 (which I'm calling 189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Jo Angelico</meta:initial-creator>
    <meta:creation-date>2014-01-27T12:01:00</meta:creation-date>
    <dc:date>2016-10-22T21:35:58.781817679</dc:date>
    <meta:editing-duration>PT2H58M40S</meta:editing-duration>
    <meta:editing-cycles>4</meta:editing-cycles>
    <meta:generator>LibreOffice/4.3.3.2$Linux_X86_64 LibreOffice_project/430m0$Build-2</meta:generator>
    <meta:document-statistic meta:table-count="0" meta:image-count="0" meta:object-count="0" meta:page-count="61" meta:paragraph-count="4150" meta:word-count="26912" meta:character-count="158944" meta:non-whitespace-character-count="135577"/>
  </office:meta>
</office:document-meta>
</file>